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family-generic="modern" style:font-pitch="fixed"/>
    <style:font-face style:name="FreeMono1" svg:font-family="FreeMono" style:font-adornments="Bold Oblique" style:font-family-generic="modern" style:font-pitch="fixed"/>
    <style:font-face style:name="FreeMono2"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4a653c" officeooo:paragraph-rsid="004a653c"/>
    </style:style>
    <style:style style:name="P5" style:family="paragraph" style:parent-style-name="Header_20_-_20_Even">
      <style:text-properties officeooo:rsid="004a653c" officeooo:paragraph-rsid="004a653c"/>
    </style:style>
    <style:style style:name="P6"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7" style:family="paragraph" style:parent-style-name="Chapter_20_Title">
      <style:paragraph-properties fo:break-before="page"/>
      <style:text-properties officeooo:rsid="000a96af" officeooo:paragraph-rsid="000a96af"/>
    </style:style>
    <style:style style:name="P8" style:family="paragraph" style:parent-style-name="Paragraph">
      <style:paragraph-properties fo:break-before="pag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1"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2" style:family="paragraph" style:parent-style-name="Heading">
      <style:text-properties officeooo:paragraph-rsid="02a2e511"/>
    </style:style>
    <style:style style:name="P13" style:family="paragraph" style:parent-style-name="Paragraphs">
      <style:text-properties officeooo:rsid="004eacde" officeooo:paragraph-rsid="004eacde"/>
    </style:style>
    <style:style style:name="P14" style:family="paragraph" style:parent-style-name="Book_20_Subtitle">
      <style:text-properties officeooo:paragraph-rsid="02a2e511"/>
    </style:style>
    <style:style style:name="P15" style:family="paragraph" style:parent-style-name="Copyright">
      <style:text-properties officeooo:paragraph-rsid="012f11cf"/>
    </style:style>
    <style:style style:name="P16" style:family="paragraph" style:parent-style-name="Paragraph" style:master-page-name="">
      <style:paragraph-properties fo:line-height="100%" style:page-number="auto"/>
      <style:text-properties officeooo:paragraph-rsid="014302e6"/>
    </style:style>
    <style:style style:name="P17"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18" style:family="paragraph" style:parent-style-name="Paragraph">
      <style:text-properties fo:font-style="normal" style:font-style-asian="normal" style:font-style-complex="normal"/>
    </style:style>
    <style:style style:name="P19" style:family="paragraph" style:parent-style-name="Paragraph">
      <style:text-properties fo:font-style="normal" officeooo:rsid="03b43958" officeooo:paragraph-rsid="03b43958" style:font-style-asian="normal" style:font-style-complex="normal"/>
    </style:style>
    <style:style style:name="P20" style:family="paragraph" style:parent-style-name="Paragraph">
      <style:text-properties fo:font-style="normal" officeooo:rsid="0222f8b9" officeooo:paragraph-rsid="0222f8b9" style:font-style-asian="normal" style:font-style-complex="normal"/>
    </style:style>
    <style:style style:name="P21" style:family="paragraph" style:parent-style-name="Paragraph">
      <style:text-properties fo:font-style="normal" officeooo:rsid="02215e56" officeooo:paragraph-rsid="02215e56" style:font-style-asian="normal" style:font-style-complex="normal"/>
    </style:style>
    <style:style style:name="P22" style:family="paragraph" style:parent-style-name="Paragraph">
      <style:text-properties fo:font-style="normal" officeooo:rsid="02203e71" officeooo:paragraph-rsid="02203e71" style:font-style-asian="normal" style:font-style-complex="normal"/>
    </style:style>
    <style:style style:name="P23" style:family="paragraph" style:parent-style-name="Paragraph">
      <style:text-properties fo:font-style="normal" officeooo:rsid="0215ca80" officeooo:paragraph-rsid="0215ca80" style:font-style-asian="normal" style:font-style-complex="normal"/>
    </style:style>
    <style:style style:name="P24" style:family="paragraph" style:parent-style-name="Paragraph">
      <style:text-properties fo:font-style="normal" officeooo:rsid="01675255" officeooo:paragraph-rsid="01675255" style:font-style-asian="normal" style:font-style-complex="normal"/>
    </style:style>
    <style:style style:name="P25" style:family="paragraph" style:parent-style-name="Paragraph">
      <style:text-properties fo:font-style="normal" officeooo:rsid="0166d2c0" officeooo:paragraph-rsid="0166d2c0" style:font-style-asian="normal" style:font-style-complex="normal"/>
    </style:style>
    <style:style style:name="P26" style:family="paragraph" style:parent-style-name="Paragraph">
      <style:text-properties fo:font-style="normal" officeooo:rsid="03271eae" officeooo:paragraph-rsid="032e4d37" style:font-style-asian="normal" style:font-style-complex="normal"/>
    </style:style>
    <style:style style:name="P27" style:family="paragraph" style:parent-style-name="Paragraph">
      <style:text-properties fo:font-style="normal" officeooo:rsid="02075a8e" officeooo:paragraph-rsid="02075a8e" style:font-style-asian="normal" style:font-style-complex="normal"/>
    </style:style>
    <style:style style:name="P28" style:family="paragraph" style:parent-style-name="Paragraph">
      <style:text-properties fo:font-style="normal" officeooo:rsid="0239c52c" officeooo:paragraph-rsid="0239c52c" style:font-style-asian="normal" style:font-style-complex="normal"/>
    </style:style>
    <style:style style:name="P29" style:family="paragraph" style:parent-style-name="Paragraph">
      <style:text-properties fo:font-style="normal" officeooo:rsid="0238e24c" officeooo:paragraph-rsid="0238e24c" style:font-style-asian="normal" style:font-style-complex="normal"/>
    </style:style>
    <style:style style:name="P30" style:family="paragraph" style:parent-style-name="Paragraph">
      <style:text-properties fo:font-style="normal" officeooo:rsid="015dce89" officeooo:paragraph-rsid="0316a158" style:font-style-asian="normal" style:font-style-complex="normal"/>
    </style:style>
    <style:style style:name="P31" style:family="paragraph" style:parent-style-name="Paragraph">
      <style:text-properties fo:font-style="normal" officeooo:rsid="0105b511" officeooo:paragraph-rsid="010c716f" style:font-style-asian="normal" style:font-style-complex="normal"/>
    </style:style>
    <style:style style:name="P32" style:family="paragraph" style:parent-style-name="Paragraph">
      <style:text-properties fo:font-style="normal" officeooo:rsid="0029c431" officeooo:paragraph-rsid="02fb9379" style:font-style-asian="normal" style:font-style-complex="normal"/>
    </style:style>
    <style:style style:name="P33"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34"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35"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36"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37"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38"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39"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0" style:family="paragraph" style:parent-style-name="Paragraph">
      <style:text-properties officeooo:rsid="016d41d7" officeooo:paragraph-rsid="016d41d7"/>
    </style:style>
    <style:style style:name="P41" style:family="paragraph" style:parent-style-name="Paragraph">
      <style:text-properties fo:font-style="italic" officeooo:rsid="02215e56" officeooo:paragraph-rsid="02215e56" style:font-style-asian="italic" style:font-style-complex="italic"/>
    </style:style>
    <style:style style:name="P42" style:family="paragraph" style:parent-style-name="Paragraph">
      <style:text-properties fo:font-style="italic" officeooo:rsid="02203e71" officeooo:paragraph-rsid="02203e71" style:font-style-asian="italic" style:font-style-complex="italic"/>
    </style:style>
    <style:style style:name="P43" style:family="paragraph" style:parent-style-name="Paragraph">
      <style:text-properties fo:font-style="italic" officeooo:rsid="01744cb5" officeooo:paragraph-rsid="0213053c" style:font-style-asian="italic" style:font-style-complex="italic"/>
    </style:style>
    <style:style style:name="P44" style:family="paragraph" style:parent-style-name="Paragraph">
      <style:text-properties fo:font-style="italic" officeooo:rsid="01744cb5" officeooo:paragraph-rsid="02c9c786" style:font-style-asian="italic" style:font-style-complex="italic"/>
    </style:style>
    <style:style style:name="P45" style:family="paragraph" style:parent-style-name="Paragraph">
      <style:text-properties fo:font-style="italic" officeooo:rsid="0211d52d" officeooo:paragraph-rsid="02c4c89b" style:font-style-asian="italic" style:font-style-complex="italic"/>
    </style:style>
    <style:style style:name="P46" style:family="paragraph" style:parent-style-name="Paragraph">
      <style:text-properties fo:font-style="italic" officeooo:rsid="0170c4d1" officeooo:paragraph-rsid="0170c4d1" style:font-style-asian="italic" style:font-style-complex="italic"/>
    </style:style>
    <style:style style:name="P47" style:family="paragraph" style:parent-style-name="Paragraph">
      <style:text-properties fo:font-style="italic" officeooo:rsid="0166d2c0" officeooo:paragraph-rsid="0166d2c0" style:font-style-asian="italic" style:font-style-complex="italic"/>
    </style:style>
    <style:style style:name="P48" style:family="paragraph" style:parent-style-name="Paragraph">
      <style:text-properties fo:font-style="italic" officeooo:rsid="01b5ab60" officeooo:paragraph-rsid="01bd084e" style:font-style-asian="italic" style:font-style-complex="italic"/>
    </style:style>
    <style:style style:name="P49" style:family="paragraph" style:parent-style-name="Paragraph">
      <style:text-properties fo:font-style="italic" officeooo:rsid="0274f328" officeooo:paragraph-rsid="0274f328" style:font-style-asian="italic" style:font-style-complex="italic"/>
    </style:style>
    <style:style style:name="P50" style:family="paragraph" style:parent-style-name="Paragraph">
      <style:text-properties fo:font-style="italic" officeooo:rsid="0274e856" officeooo:paragraph-rsid="0274e856" style:font-style-asian="italic" style:font-style-complex="italic"/>
    </style:style>
    <style:style style:name="P51" style:family="paragraph" style:parent-style-name="Paragraph">
      <style:text-properties fo:font-style="italic" officeooo:rsid="01c2fde3" officeooo:paragraph-rsid="01c2fde3" style:font-style-asian="italic" style:font-style-complex="italic"/>
    </style:style>
    <style:style style:name="P52" style:family="paragraph" style:parent-style-name="Paragraph">
      <style:text-properties fo:font-style="italic" officeooo:rsid="03271eae" officeooo:paragraph-rsid="032e4d37" style:font-style-asian="italic" style:font-style-complex="italic"/>
    </style:style>
    <style:style style:name="P53" style:family="paragraph" style:parent-style-name="Paragraph">
      <style:text-properties fo:font-style="italic" officeooo:rsid="032360fe" officeooo:paragraph-rsid="032e4d37" style:font-style-asian="italic" style:font-style-complex="italic"/>
    </style:style>
    <style:style style:name="P54" style:family="paragraph" style:parent-style-name="Paragraph">
      <style:text-properties fo:font-style="italic" officeooo:rsid="01a7bda2" officeooo:paragraph-rsid="02e3209d" style:font-style-asian="italic" style:font-style-complex="italic"/>
    </style:style>
    <style:style style:name="P55" style:family="paragraph" style:parent-style-name="Paragraph">
      <style:text-properties fo:font-style="italic" officeooo:rsid="02d09d72" officeooo:paragraph-rsid="02d09d72" style:font-style-asian="italic" style:font-style-complex="italic"/>
    </style:style>
    <style:style style:name="P56" style:family="paragraph" style:parent-style-name="Paragraph">
      <style:text-properties fo:font-style="italic" officeooo:rsid="01d96aaa" officeooo:paragraph-rsid="01d96aaa" style:font-style-asian="italic" style:font-style-complex="italic"/>
    </style:style>
    <style:style style:name="P57" style:family="paragraph" style:parent-style-name="Paragraph">
      <style:text-properties fo:font-style="italic" officeooo:rsid="0245f745" officeooo:paragraph-rsid="0288cbb9" style:font-style-asian="italic" style:font-style-complex="italic"/>
    </style:style>
    <style:style style:name="P58" style:family="paragraph" style:parent-style-name="Paragraph">
      <style:text-properties fo:font-style="italic" officeooo:rsid="0245f745" officeooo:paragraph-rsid="0245f745" style:font-style-asian="italic" style:font-style-complex="italic"/>
    </style:style>
    <style:style style:name="P59" style:family="paragraph" style:parent-style-name="Paragraph">
      <style:text-properties fo:font-style="italic" officeooo:rsid="0294207c" officeooo:paragraph-rsid="0294207c" style:font-style-asian="italic" style:font-style-complex="italic"/>
    </style:style>
    <style:style style:name="P60" style:family="paragraph" style:parent-style-name="Paragraph">
      <style:text-properties fo:font-style="italic" officeooo:rsid="029170bc" officeooo:paragraph-rsid="029170bc" style:font-style-asian="italic" style:font-style-complex="italic"/>
    </style:style>
    <style:style style:name="P61" style:family="paragraph" style:parent-style-name="Paragraph">
      <style:text-properties fo:font-style="italic" officeooo:rsid="0238bad0" officeooo:paragraph-rsid="0238bad0" style:font-style-asian="italic" style:font-style-complex="italic"/>
    </style:style>
    <style:style style:name="P62" style:family="paragraph" style:parent-style-name="Paragraph">
      <style:text-properties fo:font-style="italic" officeooo:rsid="01d30d60" officeooo:paragraph-rsid="01d30d60" style:font-style-asian="italic" style:font-style-complex="italic"/>
    </style:style>
    <style:style style:name="P63" style:family="paragraph" style:parent-style-name="Paragraph">
      <style:text-properties fo:font-style="italic" officeooo:rsid="018d92da" officeooo:paragraph-rsid="018d92da" style:font-style-asian="italic" style:font-style-complex="italic"/>
    </style:style>
    <style:style style:name="P64" style:family="paragraph" style:parent-style-name="Paragraph">
      <style:text-properties fo:font-style="italic" officeooo:rsid="0193d87b" officeooo:paragraph-rsid="0193d87b" style:font-style-asian="italic" style:font-style-complex="italic"/>
    </style:style>
    <style:style style:name="P65" style:family="paragraph" style:parent-style-name="Paragraph">
      <style:text-properties fo:font-style="italic" officeooo:rsid="015d4747" officeooo:paragraph-rsid="03157628" style:font-style-asian="italic" style:font-style-complex="italic"/>
    </style:style>
    <style:style style:name="P66" style:family="paragraph" style:parent-style-name="Paragraph">
      <style:text-properties fo:font-style="italic" officeooo:rsid="03a41510" officeooo:paragraph-rsid="03a72c49" style:font-style-asian="italic" style:font-style-complex="italic"/>
    </style:style>
    <style:style style:name="P67" style:family="paragraph" style:parent-style-name="Paragraph">
      <style:text-properties fo:font-style="italic" officeooo:rsid="03a03cd0" officeooo:paragraph-rsid="03a03cd0" style:font-style-asian="italic" style:font-style-complex="italic"/>
    </style:style>
    <style:style style:name="P68" style:family="paragraph" style:parent-style-name="Paragraph">
      <style:text-properties fo:font-style="italic" officeooo:rsid="0306ff8b" officeooo:paragraph-rsid="0306ff8b" style:font-style-asian="italic" style:font-style-complex="italic"/>
    </style:style>
    <style:style style:name="P69"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0"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71"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72"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73" style:family="paragraph" style:parent-style-name="Paragraph">
      <style:text-properties officeooo:rsid="0191ea2e" officeooo:paragraph-rsid="0191ea2e"/>
    </style:style>
    <style:style style:name="P74" style:family="paragraph" style:parent-style-name="Paragraph">
      <style:text-properties officeooo:paragraph-rsid="018b3b37"/>
    </style:style>
    <style:style style:name="P75" style:family="paragraph" style:parent-style-name="Paragraph">
      <style:text-properties officeooo:rsid="017e9593" officeooo:paragraph-rsid="017e9593"/>
    </style:style>
    <style:style style:name="P76" style:family="paragraph" style:parent-style-name="Paragraph">
      <style:text-properties officeooo:rsid="0177a38c" officeooo:paragraph-rsid="01869373"/>
    </style:style>
    <style:style style:name="P77" style:family="paragraph" style:parent-style-name="Paragraph">
      <style:text-properties officeooo:rsid="0170c4d1" officeooo:paragraph-rsid="0170c4d1"/>
    </style:style>
    <style:style style:name="P78" style:family="paragraph" style:parent-style-name="Paragraph">
      <style:text-properties officeooo:rsid="016fe1c9" officeooo:paragraph-rsid="016fe1c9"/>
    </style:style>
    <style:style style:name="P79" style:family="paragraph" style:parent-style-name="Paragraph">
      <style:text-properties officeooo:rsid="016d44fb" officeooo:paragraph-rsid="016d44fb"/>
    </style:style>
    <style:style style:name="P80" style:family="paragraph" style:parent-style-name="Paragraph">
      <style:text-properties officeooo:rsid="016b639a" officeooo:paragraph-rsid="016b639a"/>
    </style:style>
    <style:style style:name="P81" style:family="paragraph" style:parent-style-name="Paragraph">
      <style:text-properties officeooo:rsid="01689791" officeooo:paragraph-rsid="01689791"/>
    </style:style>
    <style:style style:name="P82" style:family="paragraph" style:parent-style-name="Paragraph">
      <style:text-properties officeooo:rsid="01675255" officeooo:paragraph-rsid="01675255"/>
    </style:style>
    <style:style style:name="P83" style:family="paragraph" style:parent-style-name="Paragraph">
      <style:text-properties officeooo:rsid="014d5104" officeooo:paragraph-rsid="02275a57"/>
    </style:style>
    <style:style style:name="P84" style:family="paragraph" style:parent-style-name="Paragraph">
      <style:text-properties officeooo:rsid="014d5104" officeooo:paragraph-rsid="02282413"/>
    </style:style>
    <style:style style:name="P85" style:family="paragraph" style:parent-style-name="Paragraph">
      <style:text-properties officeooo:rsid="02282413" officeooo:paragraph-rsid="02282413"/>
    </style:style>
    <style:style style:name="P86" style:family="paragraph" style:parent-style-name="Paragraph">
      <style:text-properties officeooo:rsid="0157dd30" officeooo:paragraph-rsid="02275a57"/>
    </style:style>
    <style:style style:name="P87" style:family="paragraph" style:parent-style-name="Paragraph">
      <style:text-properties officeooo:rsid="02edaa6b" officeooo:paragraph-rsid="02edaa6b"/>
    </style:style>
    <style:style style:name="P88" style:family="paragraph" style:parent-style-name="Paragraph">
      <style:text-properties officeooo:paragraph-rsid="02ec4dad"/>
    </style:style>
    <style:style style:name="P89" style:family="paragraph" style:parent-style-name="Paragraph">
      <style:text-properties officeooo:paragraph-rsid="02eb17c6"/>
    </style:style>
    <style:style style:name="P90" style:family="paragraph" style:parent-style-name="Paragraph">
      <style:text-properties officeooo:rsid="02dac8a3" officeooo:paragraph-rsid="02dac8a3"/>
    </style:style>
    <style:style style:name="P91" style:family="paragraph" style:parent-style-name="Paragraph">
      <style:text-properties officeooo:rsid="02d0ce3c" officeooo:paragraph-rsid="02d0ce3c"/>
    </style:style>
    <style:style style:name="P92" style:family="paragraph" style:parent-style-name="Paragraph">
      <style:text-properties officeooo:paragraph-rsid="02dfbcaf"/>
    </style:style>
    <style:style style:name="P93" style:family="paragraph" style:parent-style-name="Paragraph">
      <style:text-properties officeooo:paragraph-rsid="00d897b6"/>
    </style:style>
    <style:style style:name="P94" style:family="paragraph" style:parent-style-name="Paragraph">
      <style:text-properties officeooo:rsid="01dd6f07" officeooo:paragraph-rsid="01dd6f07"/>
    </style:style>
    <style:style style:name="P95" style:family="paragraph" style:parent-style-name="Paragraph">
      <style:text-properties officeooo:rsid="009b922d" officeooo:paragraph-rsid="009b922d"/>
    </style:style>
    <style:style style:name="P96" style:family="paragraph" style:parent-style-name="Paragraph">
      <style:text-properties officeooo:rsid="0201d1f3" officeooo:paragraph-rsid="0201d1f3"/>
    </style:style>
    <style:style style:name="P97" style:family="paragraph" style:parent-style-name="Paragraph">
      <style:text-properties officeooo:rsid="02075a8e" officeooo:paragraph-rsid="02075a8e"/>
    </style:style>
    <style:style style:name="P98" style:family="paragraph" style:parent-style-name="Paragraph">
      <style:text-properties officeooo:rsid="0055e835" officeooo:paragraph-rsid="01972c1b"/>
    </style:style>
    <style:style style:name="P99" style:family="paragraph" style:parent-style-name="Paragraph">
      <style:text-properties officeooo:paragraph-rsid="025361ba"/>
    </style:style>
    <style:style style:name="P100" style:family="paragraph" style:parent-style-name="Paragraph">
      <style:text-properties officeooo:paragraph-rsid="011f52eb"/>
    </style:style>
    <style:style style:name="P101" style:family="paragraph" style:parent-style-name="Paragraph">
      <style:text-properties officeooo:rsid="015d4747" officeooo:paragraph-rsid="03157628"/>
    </style:style>
    <style:style style:name="P102" style:family="paragraph" style:parent-style-name="Paragraph">
      <style:text-properties officeooo:rsid="00f7587f" officeooo:paragraph-rsid="00f7587f"/>
    </style:style>
    <style:style style:name="P103" style:family="paragraph" style:parent-style-name="Paragraph">
      <style:text-properties officeooo:paragraph-rsid="00f7587f"/>
    </style:style>
    <style:style style:name="P104" style:family="paragraph" style:parent-style-name="Paragraph">
      <style:text-properties officeooo:rsid="00bddc34" officeooo:paragraph-rsid="00bddc34"/>
    </style:style>
    <style:style style:name="P105" style:family="paragraph" style:parent-style-name="Paragraph">
      <style:text-properties officeooo:paragraph-rsid="011dbfe9"/>
    </style:style>
    <style:style style:name="P106" style:family="paragraph" style:parent-style-name="Paragraph">
      <style:text-properties officeooo:paragraph-rsid="00ed8a22"/>
    </style:style>
    <style:style style:name="P107" style:family="paragraph" style:parent-style-name="Paragraph">
      <style:text-properties officeooo:rsid="00f5d669" officeooo:paragraph-rsid="00f5d669"/>
    </style:style>
    <style:style style:name="P108" style:family="paragraph" style:parent-style-name="Paragraph">
      <style:text-properties officeooo:paragraph-rsid="03ac1cf7"/>
    </style:style>
    <style:style style:name="P109" style:family="paragraph" style:parent-style-name="Paragraph">
      <style:text-properties officeooo:paragraph-rsid="00f5d669"/>
    </style:style>
    <style:style style:name="P110" style:family="paragraph" style:parent-style-name="Paragraph">
      <style:text-properties officeooo:paragraph-rsid="00f3f518"/>
    </style:style>
    <style:style style:name="P111" style:family="paragraph" style:parent-style-name="Paragraph">
      <style:text-properties officeooo:rsid="030acf96" officeooo:paragraph-rsid="030acf96"/>
    </style:style>
    <style:style style:name="P112" style:family="paragraph" style:parent-style-name="Paragraph">
      <style:text-properties officeooo:paragraph-rsid="00e74083"/>
    </style:style>
    <style:style style:name="P113" style:family="paragraph" style:parent-style-name="Paragraph">
      <style:text-properties officeooo:paragraph-rsid="0307ae3b"/>
    </style:style>
    <style:style style:name="P114" style:family="paragraph" style:parent-style-name="Paragraph">
      <style:text-properties officeooo:rsid="03a41510" officeooo:paragraph-rsid="03a41510"/>
    </style:style>
    <style:style style:name="P115" style:family="paragraph" style:parent-style-name="Paragraph">
      <style:text-properties officeooo:paragraph-rsid="010e8ba0"/>
    </style:style>
    <style:style style:name="P116" style:family="paragraph" style:parent-style-name="Paragraph">
      <style:text-properties officeooo:paragraph-rsid="0305984c"/>
    </style:style>
    <style:style style:name="P117" style:family="paragraph" style:parent-style-name="Paragraph">
      <style:text-properties officeooo:paragraph-rsid="03041a6b"/>
    </style:style>
    <style:style style:name="P118" style:family="paragraph" style:parent-style-name="Paragraph">
      <style:text-properties officeooo:paragraph-rsid="03035acf"/>
    </style:style>
    <style:style style:name="P119" style:family="paragraph" style:parent-style-name="Paragraph">
      <style:text-properties officeooo:paragraph-rsid="0108b231"/>
    </style:style>
    <style:style style:name="P120" style:family="paragraph" style:parent-style-name="Paragraph">
      <style:text-properties officeooo:rsid="002efc3a" officeooo:paragraph-rsid="00da4c7d"/>
    </style:style>
    <style:style style:name="P121" style:family="paragraph" style:parent-style-name="Paragraph">
      <style:text-properties officeooo:rsid="002efc3a" officeooo:paragraph-rsid="003db748"/>
    </style:style>
    <style:style style:name="P122" style:family="paragraph" style:parent-style-name="Paragraph">
      <style:text-properties officeooo:rsid="00fc9645" officeooo:paragraph-rsid="00fc9645"/>
    </style:style>
    <style:style style:name="P123" style:family="paragraph" style:parent-style-name="Paragraph">
      <style:text-properties officeooo:rsid="00fbd112" officeooo:paragraph-rsid="00ffb647"/>
    </style:style>
    <style:style style:name="P124" style:family="paragraph" style:parent-style-name="Paragraph">
      <style:text-properties officeooo:rsid="00fbd112" officeooo:paragraph-rsid="00fbd112"/>
    </style:style>
    <style:style style:name="P125" style:family="paragraph" style:parent-style-name="Paragraph">
      <style:text-properties officeooo:rsid="02ffa918" officeooo:paragraph-rsid="02ffa918"/>
    </style:style>
    <style:style style:name="P126" style:family="paragraph" style:parent-style-name="Paragraph">
      <style:text-properties officeooo:rsid="02fd22f7" officeooo:paragraph-rsid="02fd22f7"/>
    </style:style>
    <style:style style:name="P127" style:family="paragraph" style:parent-style-name="Paragraph">
      <style:text-properties officeooo:rsid="0029c431" officeooo:paragraph-rsid="002b6163"/>
    </style:style>
    <style:style style:name="P128" style:family="paragraph" style:parent-style-name="Paragraph">
      <style:text-properties officeooo:rsid="00295c2e" officeooo:paragraph-rsid="002d193b"/>
    </style:style>
    <style:style style:name="P129" style:family="paragraph" style:parent-style-name="Paragraph">
      <style:text-properties officeooo:rsid="00295c2e" officeooo:paragraph-rsid="02fa7b19"/>
    </style:style>
    <style:style style:name="P130" style:family="paragraph" style:parent-style-name="Paragraph">
      <style:text-properties officeooo:rsid="00289aa7" officeooo:paragraph-rsid="00d897b6"/>
    </style:style>
    <style:style style:name="P131" style:family="paragraph" style:parent-style-name="Paragraph">
      <style:text-properties officeooo:rsid="00280495" officeooo:paragraph-rsid="00280495"/>
    </style:style>
    <style:style style:name="P132" style:family="paragraph" style:parent-style-name="Paragraph">
      <style:text-properties officeooo:rsid="00262887" officeooo:paragraph-rsid="00280495"/>
    </style:style>
    <style:style style:name="P133" style:family="paragraph" style:parent-style-name="Paragraph">
      <style:text-properties officeooo:rsid="000d279d" officeooo:paragraph-rsid="000d279d"/>
    </style:style>
    <style:style style:name="P134" style:family="paragraph" style:parent-style-name="Paragraph">
      <style:text-properties officeooo:rsid="000a96af" officeooo:paragraph-rsid="000c6819"/>
    </style:style>
    <style:style style:name="P135" style:family="paragraph" style:parent-style-name="Paragraph">
      <style:text-properties officeooo:rsid="022530ae" officeooo:paragraph-rsid="0221e8b2"/>
    </style:style>
    <style:style style:name="P136" style:family="paragraph" style:parent-style-name="Paragraph">
      <style:text-properties officeooo:rsid="0402a277" officeooo:paragraph-rsid="0402a277"/>
    </style:style>
    <style:style style:name="P137" style:family="paragraph" style:parent-style-name="Paragraph">
      <style:text-properties officeooo:rsid="0402a277" officeooo:paragraph-rsid="040394fc"/>
    </style:style>
    <style:style style:name="P138" style:family="paragraph" style:parent-style-name="Paragraph">
      <style:text-properties officeooo:paragraph-rsid="04083277"/>
    </style:style>
    <style:style style:name="P139" style:family="paragraph" style:parent-style-name="Paragraph">
      <style:text-properties officeooo:paragraph-rsid="0408e75b"/>
    </style:style>
    <style:style style:name="P140" style:family="paragraph" style:parent-style-name="Paragraph">
      <style:text-properties officeooo:paragraph-rsid="040aa695"/>
    </style:style>
    <style:style style:name="P141" style:family="paragraph" style:parent-style-name="Paragraph">
      <style:text-properties officeooo:paragraph-rsid="040ac713"/>
    </style:style>
    <style:style style:name="P142" style:family="paragraph" style:parent-style-name="Paragraph">
      <style:text-properties officeooo:paragraph-rsid="040f68eb"/>
    </style:style>
    <style:style style:name="P143" style:family="paragraph" style:parent-style-name="Paragraph">
      <style:text-properties officeooo:paragraph-rsid="04143a91"/>
    </style:style>
    <style:style style:name="P144" style:family="paragraph" style:parent-style-name="Paragraph">
      <style:text-properties officeooo:paragraph-rsid="04161595"/>
    </style:style>
    <style:style style:name="P145" style:family="paragraph" style:parent-style-name="Paragraph">
      <style:text-properties officeooo:paragraph-rsid="041a668c"/>
    </style:style>
    <style:style style:name="P146" style:family="paragraph" style:parent-style-name="Paragraph">
      <style:text-properties officeooo:paragraph-rsid="041b8ad6"/>
    </style:style>
    <style:style style:name="P14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4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4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5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402a277" fo:hyphenate="false" fo:hyphenation-remain-char-count="2" fo:hyphenation-push-char-count="2"/>
    </style:style>
    <style:style style:name="P15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5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5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5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5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5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5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6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6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6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6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6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6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66"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6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68"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69"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70"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71"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72"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7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7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75" style:family="paragraph" style:parent-style-name="Quotations">
      <style:text-properties fo:font-style="italic" style:font-style-asian="italic" style:font-style-complex="italic"/>
    </style:style>
    <style:style style:name="P176" style:family="paragraph" style:parent-style-name="Quotations">
      <style:text-properties fo:font-style="italic" officeooo:rsid="03d8dc31" officeooo:paragraph-rsid="03d8dc31" style:font-style-asian="italic" style:font-style-complex="italic"/>
    </style:style>
    <style:style style:name="P177"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78"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79"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80" style:family="paragraph" style:parent-style-name="Quotations">
      <style:text-properties officeooo:paragraph-rsid="0400a1b0"/>
    </style:style>
    <style:style style:name="P181" style:family="paragraph" style:parent-style-name="Quotations">
      <style:text-properties officeooo:paragraph-rsid="029ba440"/>
    </style:style>
    <style:style style:name="P182" style:family="paragraph" style:parent-style-name="Quotations">
      <style:text-properties fo:font-weight="bold" officeooo:rsid="023cfc81" officeooo:paragraph-rsid="023cfc81" style:font-weight-asian="bold" style:font-weight-complex="bold"/>
    </style:style>
    <style:style style:name="P183" style:family="paragraph" style:parent-style-name="Quotations">
      <style:text-properties fo:font-weight="bold" officeooo:rsid="022d2a5a" officeooo:paragraph-rsid="022d2a5a" style:font-weight-asian="bold" style:font-weight-complex="bold"/>
    </style:style>
    <style:style style:name="P184" style:family="paragraph" style:parent-style-name="Quotations">
      <style:text-properties fo:font-weight="bold" officeooo:rsid="0317b948" officeooo:paragraph-rsid="0317b948" style:font-weight-asian="bold" style:font-weight-complex="bold"/>
    </style:style>
    <style:style style:name="P185" style:family="paragraph" style:parent-style-name="Quotations">
      <style:text-properties officeooo:paragraph-rsid="0304aa62"/>
    </style:style>
    <style:style style:name="P186" style:family="paragraph" style:parent-style-name="Quotations">
      <style:text-properties officeooo:paragraph-rsid="041cedd9"/>
    </style:style>
    <style:style style:name="P187" style:family="paragraph" style:parent-style-name="Preformatted_20_Text">
      <style:text-properties officeooo:rsid="0222b78d" officeooo:paragraph-rsid="0222b78d"/>
    </style:style>
    <style:style style:name="P188" style:family="paragraph" style:parent-style-name="Preformatted_20_Text">
      <style:text-properties officeooo:rsid="01675255" officeooo:paragraph-rsid="0189bb37"/>
    </style:style>
    <style:style style:name="P189" style:family="paragraph" style:parent-style-name="Preformatted_20_Text">
      <style:text-properties officeooo:rsid="01675255" officeooo:paragraph-rsid="016b639a"/>
    </style:style>
    <style:style style:name="P190" style:family="paragraph" style:parent-style-name="Preformatted_20_Text">
      <style:text-properties officeooo:rsid="01675255" officeooo:paragraph-rsid="01689791"/>
    </style:style>
    <style:style style:name="P191" style:family="paragraph" style:parent-style-name="Preformatted_20_Text">
      <style:text-properties officeooo:paragraph-rsid="0177e2c2"/>
    </style:style>
    <style:style style:name="P192" style:family="paragraph" style:parent-style-name="Preformatted_20_Text">
      <style:text-properties officeooo:rsid="02145216" officeooo:paragraph-rsid="02145216"/>
    </style:style>
    <style:style style:name="P193" style:family="paragraph" style:parent-style-name="Preformatted_20_Text">
      <style:text-properties officeooo:rsid="0211d52d" officeooo:paragraph-rsid="0216bdd7"/>
    </style:style>
    <style:style style:name="P194" style:family="paragraph" style:parent-style-name="Preformatted_20_Text">
      <style:text-properties officeooo:paragraph-rsid="016fe1c9"/>
    </style:style>
    <style:style style:name="P195" style:family="paragraph" style:parent-style-name="Preformatted_20_Text">
      <style:text-properties officeooo:rsid="01b72131" officeooo:paragraph-rsid="02114701"/>
    </style:style>
    <style:style style:name="P196" style:family="paragraph" style:parent-style-name="Preformatted_20_Text">
      <style:text-properties officeooo:rsid="014ec4ea" officeooo:paragraph-rsid="02264b57"/>
    </style:style>
    <style:style style:name="P197" style:family="paragraph" style:parent-style-name="Preformatted_20_Text">
      <style:text-properties officeooo:rsid="02285ebf" officeooo:paragraph-rsid="02285ebf"/>
    </style:style>
    <style:style style:name="P198" style:family="paragraph" style:parent-style-name="Preformatted_20_Text">
      <style:text-properties officeooo:rsid="01549ab1" officeooo:paragraph-rsid="02275a57"/>
    </style:style>
    <style:style style:name="P199" style:family="paragraph" style:parent-style-name="Preformatted_20_Text">
      <style:text-properties officeooo:rsid="00716fb6" officeooo:paragraph-rsid="02f14cff"/>
    </style:style>
    <style:style style:name="P200" style:family="paragraph" style:parent-style-name="Preformatted_20_Text">
      <style:text-properties officeooo:rsid="0067b482" officeooo:paragraph-rsid="006df380"/>
    </style:style>
    <style:style style:name="P201" style:family="paragraph" style:parent-style-name="Preformatted_20_Text">
      <style:text-properties officeooo:rsid="00a62c04" officeooo:paragraph-rsid="02ec4dad"/>
    </style:style>
    <style:style style:name="P202" style:family="paragraph" style:parent-style-name="Preformatted_20_Text">
      <style:text-properties officeooo:paragraph-rsid="02eb17c6"/>
    </style:style>
    <style:style style:name="P203" style:family="paragraph" style:parent-style-name="Preformatted_20_Text">
      <style:text-properties officeooo:rsid="02d2bbd8" officeooo:paragraph-rsid="02d2bbd8"/>
    </style:style>
    <style:style style:name="P204" style:family="paragraph" style:parent-style-name="Preformatted_20_Text">
      <style:text-properties officeooo:rsid="01c8017a" officeooo:paragraph-rsid="01c8017a"/>
    </style:style>
    <style:style style:name="P205" style:family="paragraph" style:parent-style-name="Preformatted_20_Text">
      <style:text-properties officeooo:rsid="03254a93" officeooo:paragraph-rsid="03313c8d"/>
    </style:style>
    <style:style style:name="P206" style:family="paragraph" style:parent-style-name="Preformatted_20_Text">
      <style:text-properties officeooo:rsid="02d0ce3c" officeooo:paragraph-rsid="02d0ce3c"/>
    </style:style>
    <style:style style:name="P207" style:family="paragraph" style:parent-style-name="Preformatted_20_Text">
      <style:text-properties officeooo:rsid="0088b0d2" officeooo:paragraph-rsid="0380d042"/>
    </style:style>
    <style:style style:name="P208" style:family="paragraph" style:parent-style-name="Preformatted_20_Text">
      <style:text-properties officeooo:rsid="019fb3ab" officeooo:paragraph-rsid="019fb3ab"/>
    </style:style>
    <style:style style:name="P209" style:family="paragraph" style:parent-style-name="Preformatted_20_Text">
      <style:text-properties officeooo:rsid="01e053d4" officeooo:paragraph-rsid="01e053d4"/>
    </style:style>
    <style:style style:name="P210" style:family="paragraph" style:parent-style-name="Preformatted_20_Text">
      <style:text-properties officeooo:rsid="00854207" officeooo:paragraph-rsid="00854207"/>
    </style:style>
    <style:style style:name="P211" style:family="paragraph" style:parent-style-name="Preformatted_20_Text">
      <style:text-properties officeooo:paragraph-rsid="039fac9b"/>
    </style:style>
    <style:style style:name="P212" style:family="paragraph" style:parent-style-name="Preformatted_20_Text">
      <style:text-properties officeooo:rsid="01fb930e" officeooo:paragraph-rsid="02001c92"/>
    </style:style>
    <style:style style:name="P213" style:family="paragraph" style:parent-style-name="Preformatted_20_Text">
      <style:text-properties officeooo:rsid="01fb930e" officeooo:paragraph-rsid="020b74ed"/>
    </style:style>
    <style:style style:name="P214" style:family="paragraph" style:parent-style-name="Preformatted_20_Text">
      <style:text-properties fo:font-style="italic" officeooo:rsid="0296e7a4" officeooo:paragraph-rsid="029ba440" style:font-style-asian="italic" style:font-style-complex="italic"/>
    </style:style>
    <style:style style:name="P215" style:family="paragraph" style:parent-style-name="Preformatted_20_Text">
      <style:text-properties officeooo:rsid="0296e7a4" officeooo:paragraph-rsid="029ba440"/>
    </style:style>
    <style:style style:name="P216" style:family="paragraph" style:parent-style-name="Preformatted_20_Text">
      <style:text-properties officeooo:rsid="0295ad79" officeooo:paragraph-rsid="0295ad79"/>
    </style:style>
    <style:style style:name="P217" style:family="paragraph" style:parent-style-name="Preformatted_20_Text">
      <style:text-properties officeooo:rsid="023cfc81" officeooo:paragraph-rsid="023cfc81"/>
    </style:style>
    <style:style style:name="P218" style:family="paragraph" style:parent-style-name="Preformatted_20_Text">
      <style:text-properties officeooo:paragraph-rsid="02703a73"/>
    </style:style>
    <style:style style:name="P219" style:family="paragraph" style:parent-style-name="Preformatted_20_Text">
      <style:text-properties fo:font-weight="bold" officeooo:rsid="022b9cf1" officeooo:paragraph-rsid="03999250" style:font-weight-asian="bold" style:font-weight-complex="bold"/>
    </style:style>
    <style:style style:name="P220" style:family="paragraph" style:parent-style-name="Preformatted_20_Text">
      <style:text-properties officeooo:rsid="00c536ae" officeooo:paragraph-rsid="039c1796"/>
    </style:style>
    <style:style style:name="P221" style:family="paragraph" style:parent-style-name="Preformatted_20_Text">
      <style:text-properties officeooo:rsid="00570288" officeooo:paragraph-rsid="006f01a0"/>
    </style:style>
    <style:style style:name="P222" style:family="paragraph" style:parent-style-name="Preformatted_20_Text">
      <style:text-properties officeooo:rsid="0055e835" officeooo:paragraph-rsid="0055e835"/>
    </style:style>
    <style:style style:name="P223" style:family="paragraph" style:parent-style-name="Preformatted_20_Text">
      <style:text-properties officeooo:rsid="00502c5e" officeooo:paragraph-rsid="0141d063"/>
    </style:style>
    <style:style style:name="P224" style:family="paragraph" style:parent-style-name="Preformatted_20_Text">
      <style:text-properties officeooo:rsid="00502c5e" officeooo:paragraph-rsid="031bca4c"/>
    </style:style>
    <style:style style:name="P225" style:family="paragraph" style:parent-style-name="Preformatted_20_Text">
      <style:text-properties officeooo:rsid="005989f9" officeooo:paragraph-rsid="013dbe8d"/>
    </style:style>
    <style:style style:name="P226" style:family="paragraph" style:parent-style-name="Preformatted_20_Text">
      <style:text-properties officeooo:rsid="019011db" officeooo:paragraph-rsid="019011db"/>
    </style:style>
    <style:style style:name="P227" style:family="paragraph" style:parent-style-name="Preformatted_20_Text">
      <style:text-properties officeooo:rsid="015d4747" officeooo:paragraph-rsid="03b31c36"/>
    </style:style>
    <style:style style:name="P228" style:family="paragraph" style:parent-style-name="Preformatted_20_Text">
      <style:text-properties officeooo:rsid="00bc0048" officeooo:paragraph-rsid="0314905a"/>
    </style:style>
    <style:style style:name="P229" style:family="paragraph" style:parent-style-name="Preformatted_20_Text">
      <style:text-properties officeooo:rsid="00bc0048" officeooo:paragraph-rsid="00bc0048"/>
    </style:style>
    <style:style style:name="P230" style:family="paragraph" style:parent-style-name="Preformatted_20_Text">
      <style:text-properties fo:font-style="normal" officeooo:rsid="00f68711" officeooo:paragraph-rsid="00f68711" style:font-style-asian="normal" style:font-style-complex="normal"/>
    </style:style>
    <style:style style:name="P231" style:family="paragraph" style:parent-style-name="Preformatted_20_Text">
      <style:text-properties officeooo:rsid="01129a73" officeooo:paragraph-rsid="0116cacd"/>
    </style:style>
    <style:style style:name="P232" style:family="paragraph" style:parent-style-name="Preformatted_20_Text">
      <style:text-properties officeooo:rsid="03a05df3" officeooo:paragraph-rsid="03a9b0ba"/>
    </style:style>
    <style:style style:name="P233"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34"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35"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236" style:family="paragraph" style:parent-style-name="Standard">
      <style:paragraph-properties fo:text-align="center" style:justify-single-word="false"/>
    </style:style>
    <style:style style:name="P237" style:family="paragraph" style:parent-style-name="Heading_20_1">
      <style:text-properties officeooo:rsid="013282d2" officeooo:paragraph-rsid="013282d2"/>
    </style:style>
    <style:style style:name="P238"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39" style:family="paragraph" style:parent-style-name="Heading_20_1">
      <style:paragraph-properties fo:line-height="100%"/>
      <style:text-properties officeooo:rsid="00191d87" officeooo:paragraph-rsid="00191d87"/>
    </style:style>
    <style:style style:name="P240" style:family="paragraph" style:parent-style-name="Heading_20_1">
      <style:text-properties officeooo:rsid="000efeb6" officeooo:paragraph-rsid="000efeb6"/>
    </style:style>
    <style:style style:name="P241" style:family="paragraph" style:parent-style-name="Heading_20_1">
      <style:text-properties officeooo:rsid="0011455a" officeooo:paragraph-rsid="0011455a"/>
    </style:style>
    <style:style style:name="P242" style:family="paragraph" style:parent-style-name="Heading_20_1">
      <style:text-properties officeooo:rsid="00157d6d" officeooo:paragraph-rsid="00157d6d"/>
    </style:style>
    <style:style style:name="P243" style:family="paragraph" style:parent-style-name="Heading_20_1">
      <style:text-properties officeooo:rsid="0016e613"/>
    </style:style>
    <style:style style:name="P244" style:family="paragraph" style:parent-style-name="Heading_20_1">
      <style:text-properties officeooo:rsid="0119a701" officeooo:paragraph-rsid="0119a701"/>
    </style:style>
    <style:style style:name="P245" style:family="paragraph" style:parent-style-name="Heading_20_1">
      <style:text-properties fo:font-variant="normal" fo:text-transform="none" fo:font-weight="bold" officeooo:rsid="042769f8" officeooo:paragraph-rsid="042769f8" style:font-weight-asian="bold" style:font-weight-complex="bold"/>
    </style:style>
    <style:style style:name="P246" style:family="paragraph" style:parent-style-name="Heading_20_1">
      <style:text-properties officeooo:rsid="006482ba" officeooo:paragraph-rsid="00e298f3"/>
    </style:style>
    <style:style style:name="P247" style:family="paragraph" style:parent-style-name="Heading_20_1">
      <style:text-properties fo:font-weight="bold" style:font-weight-asian="bold" style:font-weight-complex="bold"/>
    </style:style>
    <style:style style:name="P248" style:family="paragraph" style:parent-style-name="Heading_20_1">
      <style:text-properties fo:font-weight="bold" officeooo:rsid="01f99899" officeooo:paragraph-rsid="01f99899" style:font-weight-asian="bold" style:font-weight-complex="bold"/>
    </style:style>
    <style:style style:name="P249" style:family="paragraph" style:parent-style-name="Heading_20_1">
      <style:text-properties officeooo:rsid="0061ba5f" officeooo:paragraph-rsid="00e49d5f"/>
    </style:style>
    <style:style style:name="P250" style:family="paragraph" style:parent-style-name="Heading_20_1">
      <style:text-properties officeooo:rsid="00cdb5b8" officeooo:paragraph-rsid="00e49d5f"/>
    </style:style>
    <style:style style:name="P251" style:family="paragraph" style:parent-style-name="Heading_20_1">
      <style:text-properties officeooo:rsid="03a03cd0" officeooo:paragraph-rsid="03a03cd0"/>
    </style:style>
    <style:style style:name="P252" style:family="paragraph" style:parent-style-name="Heading_20_1">
      <style:text-properties fo:background-color="#ffff00"/>
    </style:style>
    <style:style style:name="P253" style:family="paragraph" style:parent-style-name="Heading_20_1">
      <style:text-properties officeooo:rsid="00baa04a" officeooo:paragraph-rsid="00e49d5f"/>
    </style:style>
    <style:style style:name="P254" style:family="paragraph" style:parent-style-name="Heading_20_1">
      <style:text-properties officeooo:rsid="015b9297" officeooo:paragraph-rsid="015b9297"/>
    </style:style>
    <style:style style:name="P255" style:family="paragraph" style:parent-style-name="Heading_20_1">
      <style:text-properties officeooo:rsid="0193d87b" officeooo:paragraph-rsid="0193d87b"/>
    </style:style>
    <style:style style:name="P256"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57"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58"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59" style:family="paragraph" style:parent-style-name="Heading_20_1">
      <style:text-properties officeooo:rsid="00502c5e" officeooo:paragraph-rsid="00502c5e"/>
    </style:style>
    <style:style style:name="P260" style:family="paragraph" style:parent-style-name="Heading_20_1">
      <style:text-properties officeooo:rsid="01d30d60" officeooo:paragraph-rsid="01d30d60"/>
    </style:style>
    <style:style style:name="P261" style:family="paragraph" style:parent-style-name="Heading_20_1">
      <style:text-properties officeooo:rsid="008252b1" officeooo:paragraph-rsid="008252b1"/>
    </style:style>
    <style:style style:name="P262" style:family="paragraph" style:parent-style-name="Heading_20_1">
      <style:text-properties officeooo:rsid="008605f7" officeooo:paragraph-rsid="008605f7"/>
    </style:style>
    <style:style style:name="P263" style:family="paragraph" style:parent-style-name="Heading_20_1">
      <style:text-properties officeooo:rsid="02d09d72" officeooo:paragraph-rsid="02d09d72"/>
    </style:style>
    <style:style style:name="P264" style:family="paragraph" style:parent-style-name="Heading_20_1">
      <style:text-properties officeooo:rsid="032360fe" officeooo:paragraph-rsid="032360fe"/>
    </style:style>
    <style:style style:name="P265" style:family="paragraph" style:parent-style-name="Heading_20_1">
      <style:text-properties officeooo:rsid="01c314b3" officeooo:paragraph-rsid="01c314b3"/>
    </style:style>
    <style:style style:name="P266" style:family="paragraph" style:parent-style-name="Heading_20_1">
      <style:text-properties officeooo:rsid="0274e856" officeooo:paragraph-rsid="0274e856"/>
    </style:style>
    <style:style style:name="P267" style:family="paragraph" style:parent-style-name="Heading_20_1">
      <style:text-properties officeooo:rsid="006fe3ad" officeooo:paragraph-rsid="006fe3ad"/>
    </style:style>
    <style:style style:name="P268" style:family="paragraph" style:parent-style-name="Heading_20_1">
      <style:text-properties officeooo:rsid="014c9db0"/>
    </style:style>
    <style:style style:name="P269" style:family="paragraph" style:parent-style-name="Heading_20_1">
      <style:text-properties officeooo:rsid="01b543df" officeooo:paragraph-rsid="01b543df"/>
    </style:style>
    <style:style style:name="P270" style:family="paragraph" style:parent-style-name="Heading_20_1">
      <style:text-properties officeooo:rsid="0166d2c0" officeooo:paragraph-rsid="0166d2c0"/>
    </style:style>
    <style:style style:name="P271" style:family="paragraph" style:parent-style-name="Heading_20_1">
      <style:text-properties officeooo:rsid="021feb43" officeooo:paragraph-rsid="021feb43"/>
    </style:style>
    <style:style style:name="P272" style:family="paragraph" style:parent-style-name="Heading_20_1">
      <style:text-properties officeooo:paragraph-rsid="0016e613"/>
    </style:style>
    <style:style style:name="P273" style:family="paragraph" style:parent-style-name="Author_20_Name">
      <style:text-properties fo:color="#666666" fo:font-size="10pt" officeooo:paragraph-rsid="000a6551" style:font-size-asian="10pt" style:font-size-complex="10pt"/>
    </style:style>
    <style:style style:name="P274" style:family="paragraph" style:parent-style-name="Heading_20_3">
      <style:text-properties officeooo:rsid="022b9cf1" officeooo:paragraph-rsid="022b9cf1"/>
    </style:style>
    <style:style style:name="P275" style:family="paragraph" style:parent-style-name="Heading_20_3">
      <style:text-properties fo:font-style="italic" officeooo:rsid="02307608" officeooo:paragraph-rsid="02326edd" style:font-style-asian="italic" style:font-style-complex="italic"/>
    </style:style>
    <style:style style:name="P276" style:family="paragraph" style:parent-style-name="Heading_20_3">
      <style:text-properties fo:font-style="italic" officeooo:rsid="02282413" officeooo:paragraph-rsid="02282413" style:font-style-asian="italic" style:font-style-complex="italic"/>
    </style:style>
    <style:style style:name="P277"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78"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79" style:family="paragraph" style:parent-style-name="Heading_20_3">
      <style:text-properties fo:color="#ffffff" fo:font-style="normal" officeooo:rsid="0245f745" officeooo:paragraph-rsid="0288cbb9" fo:background-color="#ff3333" style:font-style-asian="normal" style:font-style-complex="normal"/>
    </style:style>
    <style:style style:name="P280" style:family="paragraph" style:parent-style-name="Heading_20_3">
      <style:text-properties fo:font-style="normal" officeooo:rsid="0238bad0" officeooo:paragraph-rsid="0238bad0" fo:background-color="#ffff00" style:font-style-asian="normal" style:font-style-complex="normal"/>
    </style:style>
    <style:style style:name="P281" style:family="paragraph" style:parent-style-name="Heading_20_3">
      <style:text-properties fo:font-style="normal" officeooo:rsid="02423c43" officeooo:paragraph-rsid="02423c43" fo:background-color="#99ff66" style:font-style-asian="normal" style:font-style-complex="normal"/>
    </style:style>
    <style:style style:name="P282" style:family="paragraph" style:parent-style-name="Heading_20_3">
      <style:text-properties fo:font-style="normal" officeooo:rsid="0245f745" officeooo:paragraph-rsid="0245f745" fo:background-color="#ffcc00" style:font-style-asian="normal" style:font-style-complex="normal"/>
    </style:style>
    <style:style style:name="P283"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284" style:family="paragraph" style:parent-style-name="Heading_20_2">
      <style:text-properties fo:font-style="italic" style:font-style-asian="italic" style:font-style-complex="italic"/>
    </style:style>
    <style:style style:name="P285"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286" style:family="paragraph" style:parent-style-name="Heading_20_2">
      <style:text-properties officeooo:rsid="010282fa" officeooo:paragraph-rsid="0134b959"/>
    </style:style>
    <style:style style:name="P287" style:family="paragraph" style:parent-style-name="Heading_20_2">
      <style:paragraph-properties fo:line-height="100%"/>
      <style:text-properties officeooo:paragraph-rsid="014302e6"/>
    </style:style>
    <style:style style:name="P288"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89" style:family="paragraph" style:parent-style-name="Heading_20_2">
      <style:text-properties officeooo:rsid="019dcd09" officeooo:paragraph-rsid="019dcd09"/>
    </style:style>
    <style:style style:name="P290" style:family="paragraph" style:parent-style-name="Copyright">
      <style:text-properties officeooo:paragraph-rsid="04259711"/>
    </style:style>
    <style:style style:name="P291" style:family="paragraph" style:parent-style-name="Paragraph" style:master-page-name="Standard">
      <style:paragraph-properties style:page-number="auto"/>
    </style:style>
    <style:style style:name="P292" style:family="paragraph" style:parent-style-name="Paragraph" style:list-style-name="L2">
      <style:paragraph-properties>
        <style:tab-stops>
          <style:tab-stop style:position="0.6874in"/>
        </style:tab-stops>
      </style:paragraph-properties>
      <style:text-properties officeooo:paragraph-rsid="00d897b6"/>
    </style:style>
    <style:style style:name="P293" style:family="paragraph" style:parent-style-name="Paragraph">
      <style:text-properties officeooo:rsid="00295c2e" officeooo:paragraph-rsid="0420bcf2"/>
    </style:style>
    <style:style style:name="P294"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295"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96"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9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9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16e613" officeooo:paragraph-rsid="0016e613" fo:hyphenate="false" fo:hyphenation-remain-char-count="2" fo:hyphenation-push-char-count="2"/>
    </style:style>
    <style:style style:name="P299" style:family="paragraph" style:parent-style-name="Paragraph">
      <style:paragraph-properties fo:padding="0.0291in" fo:border-left="none" fo:border-right="none" fo:border-top="none" fo:border-bottom="0.06pt solid #000000" style:join-border="false"/>
    </style:style>
    <style:style style:name="P30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301" style:family="paragraph" style:parent-style-name="Chapter_20_Title" style:master-page-name="Convert_20_1">
      <style:paragraph-properties style:page-number="auto"/>
    </style:style>
    <style:style style:name="P302" style:family="paragraph" style:parent-style-name="Chapter_20_Title">
      <style:paragraph-properties fo:break-before="page"/>
      <style:text-properties officeooo:rsid="0025713b" officeooo:paragraph-rsid="0025713b"/>
    </style:style>
    <style:style style:name="P303" style:family="paragraph" style:parent-style-name="Chapter_20_Title">
      <style:paragraph-properties fo:break-before="page"/>
      <style:text-properties officeooo:paragraph-rsid="003baf82"/>
    </style:style>
    <style:style style:name="P304" style:family="paragraph" style:parent-style-name="Header_20_-_20_Even">
      <style:text-properties fo:font-style="italic" officeooo:rsid="043af26b" officeooo:paragraph-rsid="043af26b" style:font-style-asian="italic" style:font-style-complex="italic"/>
    </style:style>
    <style:style style:name="P305" style:family="paragraph" style:parent-style-name="Contents_20_1">
      <style:paragraph-properties>
        <style:tab-stops>
          <style:tab-stop style:position="5.9402in" style:type="right" style:leader-style="dotted" style:leader-text="."/>
        </style:tab-stops>
      </style:paragraph-properties>
    </style:style>
    <style:style style:name="P306" style:family="paragraph" style:parent-style-name="Header_20_-_20_Odd">
      <style:text-properties fo:font-style="italic" officeooo:rsid="04022506" officeooo:paragraph-rsid="04022506" style:font-style-asian="italic" style:font-style-complex="italic"/>
    </style:style>
    <style:style style:name="P307" style:family="paragraph" style:parent-style-name="Contents_20_2">
      <style:paragraph-properties>
        <style:tab-stops>
          <style:tab-stop style:position="5.9402in" style:type="right" style:leader-style="dotted" style:leader-text="."/>
        </style:tab-stops>
      </style:paragraph-properties>
    </style:style>
    <style:style style:name="P308" style:family="paragraph" style:parent-style-name="Copyright_20_Italics">
      <style:text-properties style:font-name="Liberation Serif" officeooo:paragraph-rsid="012f11cf"/>
    </style:style>
    <style:style style:name="P309" style:family="paragraph" style:parent-style-name="Copyright_20_Italics">
      <style:text-properties style:font-name="Liberation Serif" officeooo:paragraph-rsid="0423c17f"/>
    </style:style>
    <style:style style:name="P310" style:family="paragraph" style:parent-style-name="Contents_20_3">
      <style:paragraph-properties>
        <style:tab-stops>
          <style:tab-stop style:position="5.9402in" style:type="right" style:leader-style="dotted" style:leader-text="."/>
        </style:tab-stops>
      </style:paragraph-properties>
    </style:style>
    <style:style style:name="P311" style:family="paragraph" style:parent-style-name="Contents_20_4">
      <style:paragraph-properties>
        <style:tab-stops>
          <style:tab-stop style:position="5.9402in" style:type="right" style:leader-style="dotted" style:leader-text="."/>
        </style:tab-stops>
      </style:paragraph-properties>
    </style:style>
    <style:style style:name="P312" style:family="paragraph" style:parent-style-name="Quotations">
      <style:text-properties fo:font-style="italic" officeooo:paragraph-rsid="02583b16" style:font-style-asian="italic" style:font-style-complex="italic"/>
    </style:style>
    <style:style style:name="P313" style:family="paragraph" style:parent-style-name="Quotations">
      <style:text-properties officeooo:paragraph-rsid="0425e532"/>
    </style:style>
    <style:style style:name="P314"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315"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316"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317"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318"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319"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320"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32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322"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323"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efeb6" style:font-style-asian="italic" style:font-style-complex="italic"/>
    </style:style>
    <style:style style:name="T5" style:family="text">
      <style:text-properties fo:font-style="italic" officeooo:rsid="0029c431" style:font-style-asian="italic" style:font-style-complex="italic"/>
    </style:style>
    <style:style style:name="T6" style:family="text">
      <style:text-properties fo:font-style="italic" officeooo:rsid="003baf82" style:font-style-asian="italic" style:font-style-complex="italic"/>
    </style:style>
    <style:style style:name="T7" style:family="text">
      <style:text-properties fo:font-style="italic" officeooo:rsid="005d5455" style:font-style-asian="italic" style:font-style-complex="italic"/>
    </style:style>
    <style:style style:name="T8" style:family="text">
      <style:text-properties fo:font-style="italic" officeooo:rsid="00b118ee" style:font-style-asian="italic" style:font-style-complex="italic"/>
    </style:style>
    <style:style style:name="T9" style:family="text">
      <style:text-properties fo:font-style="italic" officeooo:rsid="005e1bca" style:font-style-asian="italic" style:font-style-complex="italic"/>
    </style:style>
    <style:style style:name="T10" style:family="text">
      <style:text-properties fo:font-style="italic" officeooo:rsid="00d0d081" style:font-style-asian="italic" style:font-style-complex="italic"/>
    </style:style>
    <style:style style:name="T11" style:family="text">
      <style:text-properties fo:font-style="italic" officeooo:rsid="00d244da" style:font-style-asian="italic" style:font-style-complex="italic"/>
    </style:style>
    <style:style style:name="T12" style:family="text">
      <style:text-properties fo:font-style="italic" officeooo:rsid="003cedc2" style:font-style-asian="italic" style:font-style-complex="italic"/>
    </style:style>
    <style:style style:name="T13" style:family="text">
      <style:text-properties fo:font-style="italic" officeooo:rsid="00bc0048" style:font-style-asian="italic" style:font-style-complex="italic"/>
    </style:style>
    <style:style style:name="T14" style:family="text">
      <style:text-properties fo:font-style="italic" officeooo:rsid="00e74083" style:font-style-asian="italic" style:font-style-complex="italic"/>
    </style:style>
    <style:style style:name="T15" style:family="text">
      <style:text-properties fo:font-style="italic" officeooo:rsid="00ea7bf7" style:font-style-asian="italic" style:font-style-complex="italic"/>
    </style:style>
    <style:style style:name="T16" style:family="text">
      <style:text-properties fo:font-style="italic" officeooo:rsid="00ebe726" style:font-style-asian="italic" style:font-style-complex="italic"/>
    </style:style>
    <style:style style:name="T17" style:family="text">
      <style:text-properties fo:font-style="italic" officeooo:rsid="00ed8a22" style:font-style-asian="italic" style:font-style-complex="italic"/>
    </style:style>
    <style:style style:name="T18" style:family="text">
      <style:text-properties fo:font-style="italic" officeooo:rsid="00efcaff" style:font-style-asian="italic" style:font-style-complex="italic"/>
    </style:style>
    <style:style style:name="T19" style:family="text">
      <style:text-properties fo:font-style="italic" officeooo:rsid="00f3f518" style:font-style-asian="italic" style:font-style-complex="italic"/>
    </style:style>
    <style:style style:name="T20" style:family="text">
      <style:text-properties fo:font-style="italic" officeooo:rsid="010c716f" style:font-style-asian="italic" style:font-style-complex="italic"/>
    </style:style>
    <style:style style:name="T21" style:family="text">
      <style:text-properties fo:font-style="italic" officeooo:rsid="01103039" style:font-style-asian="italic" style:font-style-complex="italic"/>
    </style:style>
    <style:style style:name="T22" style:family="text">
      <style:text-properties fo:font-style="italic" officeooo:rsid="011d786f" style:font-style-asian="italic" style:font-style-complex="italic"/>
    </style:style>
    <style:style style:name="T23" style:family="text">
      <style:text-properties fo:font-style="italic" officeooo:rsid="011eff5e" style:font-style-asian="italic" style:font-style-complex="italic"/>
    </style:style>
    <style:style style:name="T24" style:family="text">
      <style:text-properties fo:font-style="italic" officeooo:rsid="000a6551" style:font-style-asian="italic" style:font-style-complex="italic"/>
    </style:style>
    <style:style style:name="T25" style:family="text">
      <style:text-properties fo:font-style="italic" officeooo:rsid="00a486e9" style:font-style-asian="italic" style:font-style-complex="italic"/>
    </style:style>
    <style:style style:name="T26" style:family="text">
      <style:text-properties fo:font-style="italic" officeooo:rsid="01845b1b" style:font-style-asian="italic" style:font-style-complex="italic"/>
    </style:style>
    <style:style style:name="T27" style:family="text">
      <style:text-properties fo:font-style="italic" officeooo:rsid="020fd122" style:font-style-asian="italic" style:font-style-complex="italic"/>
    </style:style>
    <style:style style:name="T28" style:family="text">
      <style:text-properties fo:font-style="italic" officeooo:rsid="02264b57" style:font-style-asian="italic" style:font-style-complex="italic"/>
    </style:style>
    <style:style style:name="T29" style:family="text">
      <style:text-properties fo:font-style="italic" officeooo:rsid="02275a57" style:font-style-asian="italic" style:font-style-complex="italic"/>
    </style:style>
    <style:style style:name="T30" style:family="text">
      <style:text-properties fo:font-style="italic" officeooo:rsid="022d2a5a" style:font-style-asian="italic" style:font-style-complex="italic"/>
    </style:style>
    <style:style style:name="T31" style:family="text">
      <style:text-properties fo:font-style="italic" officeooo:rsid="0243f074" style:font-style-asian="italic" style:font-style-complex="italic"/>
    </style:style>
    <style:style style:name="T32" style:family="text">
      <style:text-properties fo:font-style="italic" officeooo:rsid="02583b16" style:font-style-asian="italic" style:font-style-complex="italic"/>
    </style:style>
    <style:style style:name="T33" style:family="text">
      <style:text-properties fo:font-style="italic" officeooo:rsid="02f74a41" style:font-style-asian="italic" style:font-style-complex="italic"/>
    </style:style>
    <style:style style:name="T34" style:family="text">
      <style:text-properties fo:font-style="italic" officeooo:rsid="01031d70" style:font-style-asian="italic" style:font-style-complex="italic"/>
    </style:style>
    <style:style style:name="T35" style:family="text">
      <style:text-properties fo:font-style="italic" officeooo:rsid="03041a6b" style:font-style-asian="italic" style:font-style-complex="italic"/>
    </style:style>
    <style:style style:name="T36" style:family="text">
      <style:text-properties fo:font-style="italic" officeooo:rsid="0304aa62" style:font-style-asian="italic" style:font-style-complex="italic"/>
    </style:style>
    <style:style style:name="T37" style:family="text">
      <style:text-properties fo:font-style="italic" officeooo:rsid="030acf96" style:font-style-asian="italic" style:font-style-complex="italic"/>
    </style:style>
    <style:style style:name="T38" style:family="text">
      <style:text-properties fo:font-style="italic" officeooo:rsid="03aad437" style:font-style-asian="italic" style:font-style-complex="italic"/>
    </style:style>
    <style:style style:name="T39" style:family="text">
      <style:text-properties fo:font-style="italic" officeooo:rsid="03ac1cf7" style:font-style-asian="italic" style:font-style-complex="italic"/>
    </style:style>
    <style:style style:name="T40" style:family="text">
      <style:text-properties fo:font-style="italic" officeooo:rsid="03aeea45" style:font-style-asian="italic" style:font-style-complex="italic"/>
    </style:style>
    <style:style style:name="T41" style:family="text">
      <style:text-properties fo:font-style="italic" officeooo:rsid="00304a04" style:font-style-asian="italic" style:font-style-complex="italic"/>
    </style:style>
    <style:style style:name="T42" style:family="text">
      <style:text-properties fo:font-style="italic" officeooo:rsid="000a96af" style:font-style-asian="italic" style:font-style-complex="italic"/>
    </style:style>
    <style:style style:name="T43" style:family="text">
      <style:text-properties fo:font-style="italic" officeooo:rsid="0402a277" style:font-style-asian="italic" style:font-style-complex="italic"/>
    </style:style>
    <style:style style:name="T44" style:family="text">
      <style:text-properties fo:font-style="italic" officeooo:rsid="040394fc" style:font-style-asian="italic" style:font-style-complex="italic"/>
    </style:style>
    <style:style style:name="T45" style:family="text">
      <style:text-properties fo:font-style="italic" officeooo:rsid="04054d32" style:font-style-asian="italic" style:font-style-complex="italic"/>
    </style:style>
    <style:style style:name="T46" style:family="text">
      <style:text-properties fo:font-style="italic" officeooo:rsid="0406ac46" style:font-style-asian="italic" style:font-style-complex="italic"/>
    </style:style>
    <style:style style:name="T47" style:family="text">
      <style:text-properties fo:font-style="italic" officeooo:rsid="040770b0" style:font-style-asian="italic" style:font-style-complex="italic"/>
    </style:style>
    <style:style style:name="T48" style:family="text">
      <style:text-properties fo:font-style="italic" officeooo:rsid="0408e75b" style:font-style-asian="italic" style:font-style-complex="italic"/>
    </style:style>
    <style:style style:name="T49" style:family="text">
      <style:text-properties fo:font-style="italic" officeooo:rsid="040aa695" style:font-style-asian="italic" style:font-style-complex="italic"/>
    </style:style>
    <style:style style:name="T50" style:family="text">
      <style:text-properties fo:font-style="italic" officeooo:rsid="040ac713" style:font-style-asian="italic" style:font-style-complex="italic"/>
    </style:style>
    <style:style style:name="T51" style:family="text">
      <style:text-properties fo:font-style="italic" officeooo:rsid="040e198b" style:font-style-asian="italic" style:font-style-complex="italic"/>
    </style:style>
    <style:style style:name="T52" style:family="text">
      <style:text-properties fo:font-style="italic" officeooo:rsid="040f68eb" style:font-style-asian="italic" style:font-style-complex="italic"/>
    </style:style>
    <style:style style:name="T53" style:family="text">
      <style:text-properties fo:font-style="italic" officeooo:rsid="0018cdea" style:font-style-asian="italic" style:font-style-complex="italic"/>
    </style:style>
    <style:style style:name="T54" style:family="text">
      <style:text-properties fo:font-style="italic" officeooo:rsid="041591b4" style:font-style-asian="italic" style:font-style-complex="italic"/>
    </style:style>
    <style:style style:name="T55" style:family="text">
      <style:text-properties fo:font-style="italic" officeooo:rsid="00190df0" style:font-style-asian="italic" style:font-style-complex="italic"/>
    </style:style>
    <style:style style:name="T56" style:family="text">
      <style:text-properties fo:font-style="italic" officeooo:rsid="041a668c" style:font-style-asian="italic" style:font-style-complex="italic"/>
    </style:style>
    <style:style style:name="T57" style:family="text">
      <style:text-properties fo:font-style="italic" officeooo:rsid="001cbc6e" style:font-style-asian="italic" style:font-style-complex="italic"/>
    </style:style>
    <style:style style:name="T58" style:family="text">
      <style:text-properties fo:font-style="italic" officeooo:rsid="041b8ad6" style:font-style-asian="italic" style:font-style-complex="italic"/>
    </style:style>
    <style:style style:name="T59" style:family="text">
      <style:text-properties fo:font-style="italic" officeooo:rsid="0025713b" style:font-style-asian="italic" style:font-style-complex="italic"/>
    </style:style>
    <style:style style:name="T60" style:family="text">
      <style:text-properties fo:font-style="italic" officeooo:rsid="02f45467" style:font-style-asian="italic" style:font-style-complex="italic"/>
    </style:style>
    <style:style style:name="T61" style:family="text">
      <style:text-properties fo:font-style="italic" officeooo:rsid="0420bcf2" style:font-style-asian="italic" style:font-style-complex="italic"/>
    </style:style>
    <style:style style:name="T62" style:family="text">
      <style:text-properties fo:font-style="italic" officeooo:rsid="0423c17f" style:font-style-asian="italic" style:font-style-complex="italic"/>
    </style:style>
    <style:style style:name="T63" style:family="text">
      <style:text-properties fo:font-style="italic" officeooo:rsid="0425e532" style:font-style-asian="italic" style:font-style-complex="italic"/>
    </style:style>
    <style:style style:name="T64" style:family="text">
      <style:text-properties fo:font-style="italic" officeooo:rsid="0425fc15"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0fc06c" style:font-style-asian="italic" style:font-weight-asian="bold" style:font-style-complex="italic" style:font-weight-complex="bold"/>
    </style:style>
    <style:style style:name="T67" style:family="text">
      <style:text-properties fo:font-style="italic" fo:font-weight="bold" officeooo:rsid="003cedc2" style:font-style-asian="italic" style:font-weight-asian="bold" style:font-style-complex="italic" style:font-weight-complex="bold"/>
    </style:style>
    <style:style style:name="T68" style:family="text">
      <style:text-properties fo:font-style="italic" fo:font-weight="bold" officeooo:rsid="008371d9" style:font-style-asian="italic" style:font-weight-asian="bold" style:font-style-complex="italic" style:font-weight-complex="bold"/>
    </style:style>
    <style:style style:name="T69" style:family="text">
      <style:text-properties fo:font-style="italic" fo:font-weight="bold" officeooo:rsid="00857c25" style:font-style-asian="italic" style:font-weight-asian="bold" style:font-style-complex="italic" style:font-weight-complex="bold"/>
    </style:style>
    <style:style style:name="T70" style:family="text">
      <style:text-properties fo:font-style="italic" fo:font-weight="bold" officeooo:rsid="00b118ee" style:font-style-asian="italic" style:font-weight-asian="bold" style:font-style-complex="italic" style:font-weight-complex="bold"/>
    </style:style>
    <style:style style:name="T71" style:family="text">
      <style:text-properties fo:font-style="italic" fo:font-weight="bold" officeooo:rsid="00bc0048" style:font-style-asian="italic" style:font-weight-asian="bold" style:font-style-complex="italic" style:font-weight-complex="bold"/>
    </style:style>
    <style:style style:name="T72" style:family="text">
      <style:text-properties fo:font-style="italic" fo:font-weight="bold" officeooo:rsid="00e74083" style:font-style-asian="italic" style:font-weight-asian="bold" style:font-style-complex="italic" style:font-weight-complex="bold"/>
    </style:style>
    <style:style style:name="T73" style:family="text">
      <style:text-properties fo:font-style="italic" fo:font-weight="bold" officeooo:rsid="011d786f" style:font-style-asian="italic" style:font-weight-asian="bold" style:font-style-complex="italic" style:font-weight-complex="bold"/>
    </style:style>
    <style:style style:name="T74" style:family="text">
      <style:text-properties fo:font-style="italic" fo:font-weight="bold" officeooo:rsid="00ea7bf7" style:font-style-asian="italic" style:font-weight-asian="bold" style:font-style-complex="italic" style:font-weight-complex="bold"/>
    </style:style>
    <style:style style:name="T75" style:family="text">
      <style:text-properties fo:font-style="italic" fo:font-weight="bold" officeooo:rsid="01a44e01" style:font-style-asian="italic" style:font-weight-asian="bold" style:font-style-complex="italic" style:font-weight-complex="bold"/>
    </style:style>
    <style:style style:name="T76" style:family="text">
      <style:text-properties fo:font-style="italic" fo:font-weight="bold" officeooo:rsid="00a063b5" style:font-style-asian="italic" style:font-weight-asian="bold" style:font-style-complex="italic" style:font-weight-complex="bold"/>
    </style:style>
    <style:style style:name="T77" style:family="text">
      <style:text-properties fo:font-style="italic" fo:font-weight="bold" officeooo:rsid="01a61a9c" style:font-style-asian="italic" style:font-weight-asian="bold" style:font-style-complex="italic" style:font-weight-complex="bold"/>
    </style:style>
    <style:style style:name="T78" style:family="text">
      <style:text-properties fo:font-style="italic" fo:font-weight="bold" officeooo:rsid="0187eb0c" style:font-style-asian="italic" style:font-weight-asian="bold" style:font-style-complex="italic" style:font-weight-complex="bold"/>
    </style:style>
    <style:style style:name="T79" style:family="text">
      <style:text-properties fo:font-style="italic" fo:font-weight="bold" officeooo:rsid="0185980c" style:font-style-asian="italic" style:font-weight-asian="bold" style:font-style-complex="italic" style:font-weight-complex="bold"/>
    </style:style>
    <style:style style:name="T80" style:family="text">
      <style:text-properties fo:font-style="italic" fo:font-weight="bold" officeooo:rsid="0211bb6a" style:font-style-asian="italic" style:font-weight-asian="bold" style:font-style-complex="italic" style:font-weight-complex="bold"/>
    </style:style>
    <style:style style:name="T81" style:family="text">
      <style:text-properties fo:font-style="italic" fo:font-weight="bold" officeooo:rsid="02275a57" style:font-style-asian="italic" style:font-weight-asian="bold" style:font-style-complex="italic" style:font-weight-complex="bold"/>
    </style:style>
    <style:style style:name="T82" style:family="text">
      <style:text-properties fo:font-style="italic" fo:font-weight="bold" officeooo:rsid="020b74ed" style:font-style-asian="italic" style:font-weight-asian="bold" style:font-style-complex="italic" style:font-weight-complex="bold"/>
    </style:style>
    <style:style style:name="T83" style:family="text">
      <style:text-properties fo:font-style="italic" fo:font-weight="bold" officeooo:rsid="02423c43" style:font-style-asian="italic" style:font-weight-asian="bold" style:font-style-complex="italic" style:font-weight-complex="bold"/>
    </style:style>
    <style:style style:name="T84" style:family="text">
      <style:text-properties fo:font-style="italic" fo:font-weight="bold" officeooo:rsid="00af4855" style:font-style-asian="italic" style:font-weight-asian="bold" style:font-style-complex="italic" style:font-weight-complex="bold"/>
    </style:style>
    <style:style style:name="T85" style:family="text">
      <style:text-properties fo:font-style="italic" fo:font-weight="bold" officeooo:rsid="00af324e" style:font-style-asian="italic" style:font-weight-asian="bold" style:font-style-complex="italic" style:font-weight-complex="bold"/>
    </style:style>
    <style:style style:name="T86" style:family="text">
      <style:text-properties fo:font-style="italic" fo:font-weight="bold" officeooo:rsid="0292f8ba" style:font-style-asian="italic" style:font-weight-asian="bold" style:font-style-complex="italic" style:font-weight-complex="bold"/>
    </style:style>
    <style:style style:name="T87" style:family="text">
      <style:text-properties fo:font-style="italic" fo:font-weight="bold" officeooo:rsid="00a486e9" style:font-style-asian="italic" style:font-weight-asian="bold" style:font-style-complex="italic" style:font-weight-complex="bold"/>
    </style:style>
    <style:style style:name="T88" style:family="text">
      <style:text-properties fo:font-style="italic" fo:font-weight="bold" officeooo:rsid="0213053c" style:font-style-asian="italic" style:font-weight-asian="bold" style:font-style-complex="italic" style:font-weight-complex="bold"/>
    </style:style>
    <style:style style:name="T89" style:family="text">
      <style:text-properties fo:font-style="italic" fo:font-weight="bold" officeooo:rsid="02124341" style:font-style-asian="italic" style:font-weight-asian="bold" style:font-style-complex="italic" style:font-weight-complex="bold"/>
    </style:style>
    <style:style style:name="T90" style:family="text">
      <style:text-properties fo:font-style="italic" fo:font-weight="bold" officeooo:rsid="02cf4780" style:font-style-asian="italic" style:font-weight-asian="bold" style:font-style-complex="italic" style:font-weight-complex="bold"/>
    </style:style>
    <style:style style:name="T91" style:family="text">
      <style:text-properties fo:font-style="italic" fo:font-weight="bold" officeooo:rsid="02e15897" style:font-style-asian="italic" style:font-weight-asian="bold" style:font-style-complex="italic" style:font-weight-complex="bold"/>
    </style:style>
    <style:style style:name="T92" style:family="text">
      <style:text-properties fo:font-style="italic" fo:font-weight="bold" officeooo:rsid="03030f71" style:font-style-asian="italic" style:font-weight-asian="bold" style:font-style-complex="italic" style:font-weight-complex="bold"/>
    </style:style>
    <style:style style:name="T93" style:family="text">
      <style:text-properties fo:font-style="italic" fo:font-weight="bold" officeooo:rsid="03041a6b" style:font-style-asian="italic" style:font-weight-asian="bold" style:font-style-complex="italic" style:font-weight-complex="bold"/>
    </style:style>
    <style:style style:name="T94" style:family="text">
      <style:text-properties fo:font-style="italic" fo:font-weight="bold" officeooo:rsid="010e8ba0" style:font-style-asian="italic" style:font-weight-asian="bold" style:font-style-complex="italic" style:font-weight-complex="bold"/>
    </style:style>
    <style:style style:name="T95" style:family="text">
      <style:text-properties fo:font-style="italic" fo:font-weight="bold" officeooo:rsid="03142cea" style:font-style-asian="italic" style:font-weight-asian="bold" style:font-style-complex="italic" style:font-weight-complex="bold"/>
    </style:style>
    <style:style style:name="T96" style:family="text">
      <style:text-properties fo:font-style="italic" fo:font-weight="bold" officeooo:rsid="0239c52c" style:font-style-asian="italic" style:font-weight-asian="bold" style:font-style-complex="italic" style:font-weight-complex="bold"/>
    </style:style>
    <style:style style:name="T97" style:family="text">
      <style:text-properties fo:font-style="italic" fo:font-weight="bold" officeooo:rsid="039e4515" style:font-style-asian="italic" style:font-weight-asian="bold" style:font-style-complex="italic" style:font-weight-complex="bold"/>
    </style:style>
    <style:style style:name="T98" style:family="text">
      <style:text-properties fo:font-style="italic" fo:font-weight="bold" officeooo:rsid="039fac9b" style:font-style-asian="italic" style:font-weight-asian="bold" style:font-style-complex="italic" style:font-weight-complex="bold"/>
    </style:style>
    <style:style style:name="T99" style:family="text">
      <style:text-properties fo:font-style="italic" fo:font-weight="bold" officeooo:rsid="00efcaff" style:font-style-asian="italic" style:font-weight-asian="bold" style:font-style-complex="italic" style:font-weight-complex="bold"/>
    </style:style>
    <style:style style:name="T100" style:family="text">
      <style:text-properties fo:font-style="italic" fo:font-weight="bold" officeooo:rsid="005e1bca" style:font-style-asian="italic" style:font-weight-asian="bold" style:font-style-complex="italic" style:font-weight-complex="bold"/>
    </style:style>
    <style:style style:name="T101" style:family="text">
      <style:text-properties fo:font-style="italic" fo:font-weight="bold" officeooo:rsid="00d244da" style:font-style-asian="italic" style:font-weight-asian="bold" style:font-style-complex="italic" style:font-weight-complex="bold"/>
    </style:style>
    <style:style style:name="T102" style:family="text">
      <style:text-properties fo:font-style="italic" fo:font-weight="bold" officeooo:rsid="000a96af" style:font-style-asian="italic" style:font-weight-asian="bold" style:font-style-complex="italic" style:font-weight-complex="bold"/>
    </style:style>
    <style:style style:name="T103" style:family="text">
      <style:text-properties fo:font-style="italic" fo:font-weight="bold" officeooo:rsid="02f369fa" style:font-style-asian="italic" style:font-weight-asian="bold" style:font-style-complex="italic" style:font-weight-complex="bold"/>
    </style:style>
    <style:style style:name="T104" style:family="text">
      <style:text-properties fo:font-style="italic" fo:font-weight="bold" officeooo:rsid="040f68eb" style:font-style-asian="italic" style:font-weight-asian="bold" style:font-style-complex="italic" style:font-weight-complex="bold"/>
    </style:style>
    <style:style style:name="T105" style:family="text">
      <style:text-properties fo:font-style="italic" fo:font-weight="bold" officeooo:rsid="0418753a" style:font-style-asian="italic" style:font-weight-asian="bold" style:font-style-complex="italic" style:font-weight-complex="bold"/>
    </style:style>
    <style:style style:name="T106" style:family="text">
      <style:text-properties fo:font-style="italic" fo:font-weight="bold" officeooo:rsid="041a668c" style:font-style-asian="italic" style:font-weight-asian="bold" style:font-style-complex="italic" style:font-weight-complex="bold"/>
    </style:style>
    <style:style style:name="T107" style:family="text">
      <style:text-properties fo:font-style="italic" fo:font-weight="bold" officeooo:rsid="0420bcf2" style:font-style-asian="italic" style:font-weight-asian="bold" style:font-style-complex="italic" style:font-weight-complex="bold"/>
    </style:style>
    <style:style style:name="T108" style:family="text">
      <style:text-properties fo:font-style="italic" fo:font-weight="bold" officeooo:rsid="0423c17f" style:font-style-asian="italic" style:font-weight-asian="bold" style:font-style-complex="italic" style:font-weight-complex="bold"/>
    </style:style>
    <style:style style:name="T109" style:family="text">
      <style:text-properties fo:font-style="italic" fo:font-weight="bold" officeooo:rsid="040394fc" style:font-style-asian="italic" style:font-weight-asian="bold" style:font-style-complex="italic" style:font-weight-complex="bold"/>
    </style:style>
    <style:style style:name="T110" style:family="text">
      <style:text-properties fo:font-style="italic" fo:font-weight="bold" officeooo:rsid="0402a277" style:font-style-asian="italic" style:font-weight-asian="bold" style:font-style-complex="italic" style:font-weight-complex="bold"/>
    </style:style>
    <style:style style:name="T111" style:family="text">
      <style:text-properties fo:font-style="italic" fo:font-weight="bold" officeooo:rsid="000d279d" style:font-style-asian="italic" style:font-weight-asian="bold" style:font-style-complex="italic" style:font-weight-complex="bold"/>
    </style:style>
    <style:style style:name="T112" style:family="text">
      <style:text-properties fo:font-style="italic" fo:font-weight="bold" officeooo:rsid="003baf82" style:font-style-asian="italic" style:font-weight-asian="bold" style:font-style-complex="italic" style:font-weight-complex="bold"/>
    </style:style>
    <style:style style:name="T113" style:family="text">
      <style:text-properties fo:font-style="italic" fo:font-weight="bold" officeooo:rsid="000c6819" style:font-style-asian="italic" style:font-weight-asian="bold" style:font-style-complex="italic" style:font-weight-complex="bold"/>
    </style:style>
    <style:style style:name="T114" style:family="text">
      <style:text-properties fo:font-style="italic" fo:font-weight="bold" officeooo:rsid="03f84253" style:font-style-asian="italic" style:font-weight-asian="bold" style:font-style-complex="italic" style:font-weight-complex="bold"/>
    </style:style>
    <style:style style:name="T115" style:family="text">
      <style:text-properties fo:font-style="italic" fo:font-weight="bold" officeooo:rsid="02eb17c6" style:font-style-asian="italic" style:font-weight-asian="bold" style:font-style-complex="italic" style:font-weight-complex="bold"/>
    </style:style>
    <style:style style:name="T116" style:family="text">
      <style:text-properties fo:font-style="italic" fo:font-weight="bold" fo:background-color="#ffcc00" loext:char-shading-value="0" style:font-style-asian="italic" style:font-weight-asian="bold" style:font-style-complex="italic" style:font-weight-complex="bold"/>
    </style:style>
    <style:style style:name="T117"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3baf82" style:font-style-asian="italic" style:font-weight-asian="normal" style:font-style-complex="italic" style:font-weight-complex="normal"/>
    </style:style>
    <style:style style:name="T120" style:family="text">
      <style:text-properties fo:font-style="italic" fo:font-weight="normal" officeooo:rsid="003cedc2" style:font-style-asian="italic" style:font-weight-asian="normal" style:font-style-complex="italic" style:font-weight-complex="normal"/>
    </style:style>
    <style:style style:name="T121" style:family="text">
      <style:text-properties fo:font-style="italic" fo:font-weight="normal" officeooo:rsid="003f5cf2" style:font-style-asian="italic" style:font-weight-asian="normal" style:font-style-complex="italic" style:font-weight-complex="normal"/>
    </style:style>
    <style:style style:name="T122" style:family="text">
      <style:text-properties fo:font-style="italic" fo:font-weight="normal" officeooo:rsid="00857c25" style:font-style-asian="italic" style:font-weight-asian="normal" style:font-style-complex="italic" style:font-weight-complex="normal"/>
    </style:style>
    <style:style style:name="T123" style:family="text">
      <style:text-properties fo:font-style="italic" fo:font-weight="normal" officeooo:rsid="00b118ee" style:font-style-asian="italic" style:font-weight-asian="normal" style:font-style-complex="italic" style:font-weight-complex="normal"/>
    </style:style>
    <style:style style:name="T124" style:family="text">
      <style:text-properties fo:font-style="italic" fo:font-weight="normal" officeooo:rsid="005e1bca" style:font-style-asian="italic" style:font-weight-asian="normal" style:font-style-complex="italic" style:font-weight-complex="normal"/>
    </style:style>
    <style:style style:name="T125" style:family="text">
      <style:text-properties fo:font-style="italic" fo:font-weight="normal" officeooo:rsid="00b1f3f0" style:font-style-asian="italic" style:font-weight-asian="normal" style:font-style-complex="italic" style:font-weight-complex="normal"/>
    </style:style>
    <style:style style:name="T126" style:family="text">
      <style:text-properties fo:font-style="italic" fo:font-weight="normal" officeooo:rsid="00da4c7d" style:font-style-asian="italic" style:font-weight-asian="normal" style:font-style-complex="italic" style:font-weight-complex="normal"/>
    </style:style>
    <style:style style:name="T127" style:family="text">
      <style:text-properties fo:font-style="italic" fo:font-weight="normal" officeooo:rsid="00dc44be" style:font-style-asian="italic" style:font-weight-asian="normal" style:font-style-complex="italic" style:font-weight-complex="normal"/>
    </style:style>
    <style:style style:name="T128" style:family="text">
      <style:text-properties fo:font-style="italic" fo:font-weight="normal" officeooo:rsid="00e9ade0" style:font-style-asian="italic" style:font-weight-asian="normal" style:font-style-complex="italic" style:font-weight-complex="normal"/>
    </style:style>
    <style:style style:name="T129" style:family="text">
      <style:text-properties fo:font-style="italic" fo:font-weight="normal" officeooo:rsid="00ebe726" style:font-style-asian="italic" style:font-weight-asian="normal" style:font-style-complex="italic" style:font-weight-complex="normal"/>
    </style:style>
    <style:style style:name="T130" style:family="text">
      <style:text-properties fo:font-style="italic" fo:font-weight="normal" officeooo:rsid="00bc0048" style:font-style-asian="italic" style:font-weight-asian="normal" style:font-style-complex="italic" style:font-weight-complex="normal"/>
    </style:style>
    <style:style style:name="T131" style:family="text">
      <style:text-properties fo:font-style="italic" fo:font-weight="normal" officeooo:rsid="010e8ba0" style:font-style-asian="italic" style:font-weight-asian="normal" style:font-style-complex="italic" style:font-weight-complex="normal"/>
    </style:style>
    <style:style style:name="T132" style:family="text">
      <style:text-properties fo:font-style="italic" fo:font-weight="normal" officeooo:rsid="010f7252" style:font-style-asian="italic" style:font-weight-asian="normal" style:font-style-complex="italic" style:font-weight-complex="normal"/>
    </style:style>
    <style:style style:name="T133" style:family="text">
      <style:text-properties fo:font-style="italic" fo:font-weight="normal" officeooo:rsid="01869373" style:font-style-asian="italic" style:font-weight-asian="normal" style:font-style-complex="italic" style:font-weight-complex="normal"/>
    </style:style>
    <style:style style:name="T134" style:family="text">
      <style:text-properties fo:font-style="italic" fo:font-weight="normal" officeooo:rsid="018b3b37" style:font-style-asian="italic" style:font-weight-asian="normal" style:font-style-complex="italic" style:font-weight-complex="normal"/>
    </style:style>
    <style:style style:name="T135" style:family="text">
      <style:text-properties fo:font-style="italic" fo:font-weight="normal" officeooo:rsid="008371d9" style:font-style-asian="italic" style:font-weight-asian="normal" style:font-style-complex="italic" style:font-weight-complex="normal"/>
    </style:style>
    <style:style style:name="T136" style:family="text">
      <style:text-properties fo:font-style="italic" fo:font-weight="normal" officeooo:rsid="01e163a8" style:font-style-asian="italic" style:font-weight-asian="normal" style:font-style-complex="italic" style:font-weight-complex="normal"/>
    </style:style>
    <style:style style:name="T137" style:family="text">
      <style:text-properties fo:font-style="italic" fo:font-weight="normal" officeooo:rsid="020b74ed" style:font-style-asian="italic" style:font-weight-asian="normal" style:font-style-complex="italic" style:font-weight-complex="normal"/>
    </style:style>
    <style:style style:name="T138" style:family="text">
      <style:text-properties fo:font-style="italic" fo:font-weight="normal" officeooo:rsid="0120ac38" style:font-style-asian="italic" style:font-weight-asian="normal" style:font-style-complex="italic" style:font-weight-complex="normal"/>
    </style:style>
    <style:style style:name="T139" style:family="text">
      <style:text-properties fo:font-style="italic" fo:font-weight="normal" officeooo:rsid="0259e231" style:font-style-asian="italic" style:font-weight-asian="normal" style:font-style-complex="italic" style:font-weight-complex="normal"/>
    </style:style>
    <style:style style:name="T140" style:family="text">
      <style:text-properties fo:font-style="italic" fo:font-weight="normal" officeooo:rsid="02823338" style:font-style-asian="italic" style:font-weight-asian="normal" style:font-style-complex="italic" style:font-weight-complex="normal"/>
    </style:style>
    <style:style style:name="T141" style:family="text">
      <style:text-properties fo:font-style="italic" fo:font-weight="normal" officeooo:rsid="02831179" style:font-style-asian="italic" style:font-weight-asian="normal" style:font-style-complex="italic" style:font-weight-complex="normal"/>
    </style:style>
    <style:style style:name="T142" style:family="text">
      <style:text-properties fo:font-style="italic" fo:font-weight="normal" officeooo:rsid="0278b042" style:font-style-asian="italic" style:font-weight-asian="normal" style:font-style-complex="italic" style:font-weight-complex="normal"/>
    </style:style>
    <style:style style:name="T143" style:family="text">
      <style:text-properties fo:font-style="italic" fo:font-weight="normal" officeooo:rsid="0284add6" style:font-style-asian="italic" style:font-weight-asian="normal" style:font-style-complex="italic" style:font-weight-complex="normal"/>
    </style:style>
    <style:style style:name="T144" style:family="text">
      <style:text-properties fo:font-style="italic" fo:font-weight="normal" officeooo:rsid="02854fd8" style:font-style-asian="italic" style:font-weight-asian="normal" style:font-style-complex="italic" style:font-weight-complex="normal"/>
    </style:style>
    <style:style style:name="T145" style:family="text">
      <style:text-properties fo:font-style="italic" fo:font-weight="normal" officeooo:rsid="028592a7" style:font-style-asian="italic" style:font-weight-asian="normal" style:font-style-complex="italic" style:font-weight-complex="normal"/>
    </style:style>
    <style:style style:name="T146" style:family="text">
      <style:text-properties fo:font-style="italic" fo:font-weight="normal" officeooo:rsid="02d70b49" style:font-style-asian="italic" style:font-weight-asian="normal" style:font-style-complex="italic" style:font-weight-complex="normal"/>
    </style:style>
    <style:style style:name="T147" style:family="text">
      <style:text-properties fo:font-style="italic" fo:font-weight="normal" officeooo:rsid="02d0ce3c" style:font-style-asian="italic" style:font-weight-asian="normal" style:font-style-complex="italic" style:font-weight-complex="normal"/>
    </style:style>
    <style:style style:name="T148" style:family="text">
      <style:text-properties fo:font-style="italic" fo:font-weight="normal" officeooo:rsid="00fbd112" style:font-style-asian="italic" style:font-weight-asian="normal" style:font-style-complex="italic" style:font-weight-complex="normal"/>
    </style:style>
    <style:style style:name="T149" style:family="text">
      <style:text-properties fo:font-style="italic" fo:font-weight="normal" officeooo:rsid="02ffa918" style:font-style-asian="italic" style:font-weight-asian="normal" style:font-style-complex="italic" style:font-weight-complex="normal"/>
    </style:style>
    <style:style style:name="T150" style:family="text">
      <style:text-properties fo:font-style="italic" fo:font-weight="normal" officeooo:rsid="0305984c" style:font-style-asian="italic" style:font-weight-asian="normal" style:font-style-complex="italic" style:font-weight-complex="normal"/>
    </style:style>
    <style:style style:name="T151" style:family="text">
      <style:text-properties fo:font-style="italic" fo:font-weight="normal" officeooo:rsid="0306ff8b" style:font-style-asian="italic" style:font-weight-asian="normal" style:font-style-complex="italic" style:font-weight-complex="normal"/>
    </style:style>
    <style:style style:name="T152" style:family="text">
      <style:text-properties fo:font-style="italic" fo:font-weight="normal" officeooo:rsid="0307ae3b" style:font-style-asian="italic" style:font-weight-asian="normal" style:font-style-complex="italic" style:font-weight-complex="normal"/>
    </style:style>
    <style:style style:name="T153" style:family="text">
      <style:text-properties fo:font-style="italic" fo:font-weight="normal" officeooo:rsid="03087058" style:font-style-asian="italic" style:font-weight-asian="normal" style:font-style-complex="italic" style:font-weight-complex="normal"/>
    </style:style>
    <style:style style:name="T154" style:family="text">
      <style:text-properties fo:font-style="italic" fo:font-weight="normal" officeooo:rsid="00ea7bf7" style:font-style-asian="italic" style:font-weight-asian="normal" style:font-style-complex="italic" style:font-weight-complex="normal"/>
    </style:style>
    <style:style style:name="T155" style:family="text">
      <style:text-properties fo:font-style="italic" fo:font-weight="normal" officeooo:rsid="03142cea" style:font-style-asian="italic" style:font-weight-asian="normal" style:font-style-complex="italic" style:font-weight-complex="normal"/>
    </style:style>
    <style:style style:name="T156" style:family="text">
      <style:text-properties fo:font-style="italic" fo:font-weight="normal" officeooo:rsid="025da500" style:font-style-asian="italic" style:font-weight-asian="normal" style:font-style-complex="italic" style:font-weight-complex="normal"/>
    </style:style>
    <style:style style:name="T157" style:family="text">
      <style:text-properties fo:font-style="italic" fo:font-weight="normal" officeooo:rsid="03994fc1" style:font-style-asian="italic" style:font-weight-asian="normal" style:font-style-complex="italic" style:font-weight-complex="normal"/>
    </style:style>
    <style:style style:name="T158" style:family="text">
      <style:text-properties fo:font-style="italic" fo:font-weight="normal" officeooo:rsid="03999250" style:font-style-asian="italic" style:font-weight-asian="normal" style:font-style-complex="italic" style:font-weight-complex="normal"/>
    </style:style>
    <style:style style:name="T159" style:family="text">
      <style:text-properties fo:font-style="italic" fo:font-weight="normal" officeooo:rsid="039e4515" style:font-style-asian="italic" style:font-weight-asian="normal" style:font-style-complex="italic" style:font-weight-complex="normal"/>
    </style:style>
    <style:style style:name="T160" style:family="text">
      <style:text-properties fo:font-style="italic" fo:font-weight="normal" officeooo:rsid="01dbf1c0" style:font-style-asian="italic" style:font-weight-asian="normal" style:font-style-complex="italic" style:font-weight-complex="normal"/>
    </style:style>
    <style:style style:name="T161" style:family="text">
      <style:text-properties fo:font-style="italic" fo:font-weight="normal" officeooo:rsid="039fac9b" style:font-style-asian="italic" style:font-weight-asian="normal" style:font-style-complex="italic" style:font-weight-complex="normal"/>
    </style:style>
    <style:style style:name="T162" style:family="text">
      <style:text-properties fo:font-style="italic" fo:font-weight="normal" officeooo:rsid="03ac1cf7" style:font-style-asian="italic" style:font-weight-asian="normal" style:font-style-complex="italic" style:font-weight-complex="normal"/>
    </style:style>
    <style:style style:name="T163" style:family="text">
      <style:text-properties fo:font-style="italic" fo:font-weight="normal" officeooo:rsid="03d724ee" style:font-style-asian="italic" style:font-weight-asian="normal" style:font-style-complex="italic" style:font-weight-complex="normal"/>
    </style:style>
    <style:style style:name="T164" style:family="text">
      <style:text-properties fo:font-style="italic" fo:font-weight="normal" officeooo:rsid="03d79bcd" style:font-style-asian="italic" style:font-weight-asian="normal" style:font-style-complex="italic" style:font-weight-complex="normal"/>
    </style:style>
    <style:style style:name="T165" style:family="text">
      <style:text-properties fo:font-style="italic" fo:font-weight="normal" officeooo:rsid="0406ac46" style:font-style-asian="italic" style:font-weight-asian="normal" style:font-style-complex="italic" style:font-weight-complex="normal"/>
    </style:style>
    <style:style style:name="T166" style:family="text">
      <style:text-properties fo:font-style="italic" fo:font-weight="normal" officeooo:rsid="040f68eb" style:font-style-asian="italic" style:font-weight-asian="normal" style:font-style-complex="italic" style:font-weight-complex="normal"/>
    </style:style>
    <style:style style:name="T167" style:family="text">
      <style:text-properties fo:font-style="italic" fo:font-weight="normal" officeooo:rsid="040394fc" style:font-style-asian="italic" style:font-weight-asian="normal" style:font-style-complex="italic" style:font-weight-complex="normal"/>
    </style:style>
    <style:style style:name="T168" style:family="text">
      <style:text-properties fo:font-style="italic" fo:font-weight="normal" officeooo:rsid="000d279d" style:font-style-asian="italic" style:font-weight-asian="normal" style:font-style-complex="italic" style:font-weight-complex="normal"/>
    </style:style>
    <style:style style:name="T169" style:family="text">
      <style:text-properties fo:font-style="italic" fo:font-weight="normal" officeooo:rsid="0402a277" style:font-style-asian="italic" style:font-weight-asian="normal" style:font-style-complex="italic" style:font-weight-complex="normal"/>
    </style:style>
    <style:style style:name="T170" style:family="text">
      <style:text-properties fo:font-style="italic" fo:font-weight="normal" officeooo:rsid="045b89b7" style:font-style-asian="italic" style:font-weight-asian="normal" style:font-style-complex="italic" style:font-weight-complex="normal"/>
    </style:style>
    <style:style style:name="T171" style:family="text">
      <style:text-properties fo:font-style="italic" fo:font-weight="normal" officeooo:rsid="045bd3dc" style:font-style-asian="italic" style:font-weight-asian="normal" style:font-style-complex="italic" style:font-weight-complex="normal"/>
    </style:style>
    <style:style style:name="T17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3" style:family="text">
      <style:text-properties fo:font-style="italic" style:text-underline-style="solid" style:text-underline-width="auto" style:text-underline-color="font-color" fo:font-weight="bold" officeooo:rsid="000a6551" style:font-style-asian="italic" style:font-weight-asian="bold" style:font-style-complex="italic" style:font-weight-complex="bold"/>
    </style:style>
    <style:style style:name="T174" style:family="text">
      <style:text-properties fo:font-style="italic" style:text-underline-style="none" fo:font-weight="bold" style:font-style-asian="italic" style:font-weight-asian="bold" style:font-style-complex="italic" style:font-weight-complex="bold"/>
    </style:style>
    <style:style style:name="T175" style:family="text">
      <style:text-properties fo:font-style="italic" style:text-underline-style="none" officeooo:rsid="00ebe726" style:font-style-asian="italic" style:font-style-complex="italic"/>
    </style:style>
    <style:style style:name="T176" style:family="text">
      <style:text-properties fo:font-style="italic" style:text-underline-style="none" officeooo:rsid="00f3f518" style:font-style-asian="italic" style:font-style-complex="italic"/>
    </style:style>
    <style:style style:name="T177" style:family="text">
      <style:text-properties fo:font-style="italic" style:text-underline-style="none" fo:font-weight="normal" style:font-style-asian="italic" style:font-weight-asian="normal" style:font-style-complex="italic" style:font-weight-complex="normal"/>
    </style:style>
    <style:style style:name="T178" style:family="text">
      <style:text-properties fo:font-style="italic" style:text-underline-style="none" fo:font-weight="normal" officeooo:rsid="000a6551" style:font-style-asian="italic" style:font-weight-asian="normal" style:font-style-complex="italic" style:font-weight-complex="normal"/>
    </style:style>
    <style:style style:name="T179" style:family="text">
      <style:text-properties fo:font-style="italic" fo:background-color="#ffff00" loext:char-shading-value="0" style:font-style-asian="italic" style:font-style-complex="italic"/>
    </style:style>
    <style:style style:name="T180" style:family="text">
      <style:text-properties fo:font-style="italic" officeooo:rsid="03f320fe" fo:background-color="#ffff00" loext:char-shading-value="0" style:font-style-asian="italic" style:font-style-complex="italic"/>
    </style:style>
    <style:style style:name="T181" style:family="text">
      <style:text-properties fo:font-weight="bold" style:font-weight-asian="bold" style:font-weight-complex="bold"/>
    </style:style>
    <style:style style:name="T182" style:family="text">
      <style:text-properties fo:font-weight="bold" officeooo:rsid="000efeb6" style:font-weight-asian="bold" style:font-weight-complex="bold"/>
    </style:style>
    <style:style style:name="T183" style:family="text">
      <style:text-properties fo:font-weight="bold" officeooo:rsid="000fc06c" style:font-weight-asian="bold" style:font-weight-complex="bold"/>
    </style:style>
    <style:style style:name="T184" style:family="text">
      <style:text-properties fo:font-weight="bold" officeooo:rsid="00190df0" style:font-weight-asian="bold" style:font-weight-complex="bold"/>
    </style:style>
    <style:style style:name="T185" style:family="text">
      <style:text-properties fo:font-weight="bold" officeooo:rsid="003c5055" style:font-weight-asian="bold" style:font-weight-complex="bold"/>
    </style:style>
    <style:style style:name="T186" style:family="text">
      <style:text-properties fo:font-weight="bold" officeooo:rsid="0034bc4f" style:font-weight-asian="bold" style:font-weight-complex="bold"/>
    </style:style>
    <style:style style:name="T187" style:family="text">
      <style:text-properties fo:font-weight="bold" officeooo:rsid="010c716f" style:font-weight-asian="bold" style:font-weight-complex="bold"/>
    </style:style>
    <style:style style:name="T188" style:family="text">
      <style:text-properties fo:font-weight="bold" officeooo:rsid="000a6551" style:font-weight-asian="bold" style:font-weight-complex="bold"/>
    </style:style>
    <style:style style:name="T189" style:family="text">
      <style:text-properties fo:font-weight="bold" officeooo:rsid="00f7587f" style:font-weight-asian="bold" style:font-weight-complex="bold"/>
    </style:style>
    <style:style style:name="T190" style:family="text">
      <style:text-properties fo:font-weight="bold" officeooo:rsid="005c77d9" style:font-weight-asian="bold" style:font-weight-complex="bold"/>
    </style:style>
    <style:style style:name="T191" style:family="text">
      <style:text-properties fo:font-weight="bold" officeooo:rsid="00a668d6" style:font-weight-asian="bold" style:font-weight-complex="bold"/>
    </style:style>
    <style:style style:name="T192" style:family="text">
      <style:text-properties fo:font-weight="bold" officeooo:rsid="01972c1b" style:font-weight-asian="bold" style:font-weight-complex="bold"/>
    </style:style>
    <style:style style:name="T193" style:family="text">
      <style:text-properties fo:font-weight="bold" officeooo:rsid="006e6f99" style:font-weight-asian="bold" style:font-weight-complex="bold"/>
    </style:style>
    <style:style style:name="T194" style:family="text">
      <style:text-properties fo:font-weight="bold" officeooo:rsid="00c6d5bf" style:font-weight-asian="bold" style:font-weight-complex="bold"/>
    </style:style>
    <style:style style:name="T195" style:family="text">
      <style:text-properties fo:font-weight="bold" officeooo:rsid="01b42ceb" style:font-weight-asian="bold" style:font-weight-complex="bold"/>
    </style:style>
    <style:style style:name="T196" style:family="text">
      <style:text-properties fo:font-weight="bold" officeooo:rsid="01bd084e" style:font-weight-asian="bold" style:font-weight-complex="bold"/>
    </style:style>
    <style:style style:name="T197" style:family="text">
      <style:text-properties fo:font-weight="bold" officeooo:rsid="01c6bb4c" style:font-weight-asian="bold" style:font-weight-complex="bold"/>
    </style:style>
    <style:style style:name="T198" style:family="text">
      <style:text-properties fo:font-weight="bold" officeooo:rsid="01cc78dc" style:font-weight-asian="bold" style:font-weight-complex="bold"/>
    </style:style>
    <style:style style:name="T199" style:family="text">
      <style:text-properties fo:font-weight="bold" officeooo:rsid="01ce00cd" style:font-weight-asian="bold" style:font-weight-complex="bold"/>
    </style:style>
    <style:style style:name="T200" style:family="text">
      <style:text-properties fo:font-weight="bold" officeooo:rsid="01e21a6d" style:font-weight-asian="bold" style:font-weight-complex="bold"/>
    </style:style>
    <style:style style:name="T201" style:family="text">
      <style:text-properties fo:font-weight="bold" officeooo:rsid="01e530ff" style:font-weight-asian="bold" style:font-weight-complex="bold"/>
    </style:style>
    <style:style style:name="T202" style:family="text">
      <style:text-properties fo:font-weight="bold" officeooo:rsid="021c4342" style:font-weight-asian="bold" style:font-weight-complex="bold"/>
    </style:style>
    <style:style style:name="T203" style:family="text">
      <style:text-properties fo:font-weight="bold" officeooo:rsid="01942559" style:font-weight-asian="bold" style:font-weight-complex="bold"/>
    </style:style>
    <style:style style:name="T204" style:family="text">
      <style:text-properties fo:font-weight="bold" officeooo:rsid="024ef493" style:font-weight-asian="bold" style:font-weight-complex="bold"/>
    </style:style>
    <style:style style:name="T205" style:family="text">
      <style:text-properties fo:font-weight="bold" officeooo:rsid="0250c466" style:font-weight-asian="bold" style:font-weight-complex="bold"/>
    </style:style>
    <style:style style:name="T206" style:family="text">
      <style:text-properties fo:font-weight="bold" officeooo:rsid="02548105" style:font-weight-asian="bold" style:font-weight-complex="bold"/>
    </style:style>
    <style:style style:name="T207" style:family="text">
      <style:text-properties fo:font-weight="bold" officeooo:rsid="02583b16" style:font-weight-asian="bold" style:font-weight-complex="bold"/>
    </style:style>
    <style:style style:name="T208" style:family="text">
      <style:text-properties fo:font-weight="bold" officeooo:rsid="028ad026" style:font-weight-asian="bold" style:font-weight-complex="bold"/>
    </style:style>
    <style:style style:name="T209" style:family="text">
      <style:text-properties fo:font-weight="bold" officeooo:rsid="028e3594" style:font-weight-asian="bold" style:font-weight-complex="bold"/>
    </style:style>
    <style:style style:name="T210" style:family="text">
      <style:text-properties fo:font-weight="bold" officeooo:rsid="028f742e" style:font-weight-asian="bold" style:font-weight-complex="bold"/>
    </style:style>
    <style:style style:name="T211" style:family="text">
      <style:text-properties fo:font-weight="bold" officeooo:rsid="005989f9" style:font-weight-asian="bold" style:font-weight-complex="bold"/>
    </style:style>
    <style:style style:name="T212" style:family="text">
      <style:text-properties fo:font-weight="bold" officeooo:rsid="005aafe8" style:font-weight-asian="bold" style:font-weight-complex="bold"/>
    </style:style>
    <style:style style:name="T213" style:family="text">
      <style:text-properties fo:font-weight="bold" officeooo:rsid="005d5455" style:font-weight-asian="bold" style:font-weight-complex="bold"/>
    </style:style>
    <style:style style:name="T214" style:family="text">
      <style:text-properties fo:font-weight="bold" officeooo:rsid="029ac14d" style:font-weight-asian="bold" style:font-weight-complex="bold"/>
    </style:style>
    <style:style style:name="T215" style:family="text">
      <style:text-properties fo:font-weight="bold" officeooo:rsid="02973b1b" style:font-weight-asian="bold" style:font-weight-complex="bold"/>
    </style:style>
    <style:style style:name="T216" style:family="text">
      <style:text-properties fo:font-weight="bold" officeooo:rsid="029c58b6" style:font-weight-asian="bold" style:font-weight-complex="bold"/>
    </style:style>
    <style:style style:name="T217" style:family="text">
      <style:text-properties fo:font-weight="bold" officeooo:rsid="02c9c786" style:font-weight-asian="bold" style:font-weight-complex="bold"/>
    </style:style>
    <style:style style:name="T218" style:family="text">
      <style:text-properties fo:font-weight="bold" officeooo:rsid="02d70b49" style:font-weight-asian="bold" style:font-weight-complex="bold"/>
    </style:style>
    <style:style style:name="T219" style:family="text">
      <style:text-properties fo:font-weight="bold" officeooo:rsid="02dc4eb0" style:font-weight-asian="bold" style:font-weight-complex="bold"/>
    </style:style>
    <style:style style:name="T220" style:family="text">
      <style:text-properties fo:font-weight="bold" officeooo:rsid="00857c25" style:font-weight-asian="bold" style:font-weight-complex="bold"/>
    </style:style>
    <style:style style:name="T221" style:family="text">
      <style:text-properties fo:font-weight="bold" officeooo:rsid="02e3209d" style:font-weight-asian="bold" style:font-weight-complex="bold"/>
    </style:style>
    <style:style style:name="T222" style:family="text">
      <style:text-properties fo:font-weight="bold" officeooo:rsid="02e74685" style:font-weight-asian="bold" style:font-weight-complex="bold"/>
    </style:style>
    <style:style style:name="T223" style:family="text">
      <style:text-properties fo:font-weight="bold" officeooo:rsid="02eb17c6" style:font-weight-asian="bold" style:font-weight-complex="bold"/>
    </style:style>
    <style:style style:name="T224" style:family="text">
      <style:text-properties fo:font-weight="bold" officeooo:rsid="0304aa62" style:font-weight-asian="bold" style:font-weight-complex="bold"/>
    </style:style>
    <style:style style:name="T225" style:family="text">
      <style:text-properties fo:font-weight="bold" officeooo:rsid="03157628" style:font-weight-asian="bold" style:font-weight-complex="bold"/>
    </style:style>
    <style:style style:name="T226" style:family="text">
      <style:text-properties fo:font-weight="bold" officeooo:rsid="0317b948" style:font-weight-asian="bold" style:font-weight-complex="bold"/>
    </style:style>
    <style:style style:name="T227" style:family="text">
      <style:text-properties fo:font-weight="bold" officeooo:rsid="03198a08" style:font-weight-asian="bold" style:font-weight-complex="bold"/>
    </style:style>
    <style:style style:name="T228" style:family="text">
      <style:text-properties fo:font-weight="bold" officeooo:rsid="031b0cd6" style:font-weight-asian="bold" style:font-weight-complex="bold"/>
    </style:style>
    <style:style style:name="T229" style:family="text">
      <style:text-properties fo:font-weight="bold" officeooo:rsid="032c5a6f" style:font-weight-asian="bold" style:font-weight-complex="bold"/>
    </style:style>
    <style:style style:name="T230" style:family="text">
      <style:text-properties fo:font-weight="bold" officeooo:rsid="03313c8d" style:font-weight-asian="bold" style:font-weight-complex="bold"/>
    </style:style>
    <style:style style:name="T231" style:family="text">
      <style:text-properties fo:font-weight="bold" officeooo:rsid="032e4d37" style:font-weight-asian="bold" style:font-weight-complex="bold"/>
    </style:style>
    <style:style style:name="T232" style:family="text">
      <style:text-properties fo:font-weight="bold" officeooo:rsid="0288cbb9" style:font-weight-asian="bold" style:font-weight-complex="bold"/>
    </style:style>
    <style:style style:name="T233" style:family="text">
      <style:text-properties fo:font-weight="bold" officeooo:rsid="034926b3" style:font-weight-asian="bold" style:font-weight-complex="bold"/>
    </style:style>
    <style:style style:name="T234" style:family="text">
      <style:text-properties fo:font-weight="bold" officeooo:rsid="00a62c04" style:font-weight-asian="bold" style:font-weight-complex="bold"/>
    </style:style>
    <style:style style:name="T235" style:family="text">
      <style:text-properties fo:font-weight="bold" officeooo:rsid="03a72c49" style:font-weight-asian="bold" style:font-weight-complex="bold"/>
    </style:style>
    <style:style style:name="T236" style:family="text">
      <style:text-properties fo:font-weight="bold" officeooo:rsid="00edd850" style:font-weight-asian="bold" style:font-weight-complex="bold"/>
    </style:style>
    <style:style style:name="T237" style:family="text">
      <style:text-properties fo:font-weight="bold" officeooo:rsid="03ac1cf7" style:font-weight-asian="bold" style:font-weight-complex="bold"/>
    </style:style>
    <style:style style:name="T238" style:family="text">
      <style:text-properties fo:font-weight="bold" officeooo:rsid="040aa695" style:font-weight-asian="bold" style:font-weight-complex="bold"/>
    </style:style>
    <style:style style:name="T239" style:family="text">
      <style:text-properties fo:font-weight="bold" officeooo:rsid="040ac713" style:font-weight-asian="bold" style:font-weight-complex="bold"/>
    </style:style>
    <style:style style:name="T240" style:family="text">
      <style:text-properties fo:font-weight="bold" officeooo:rsid="04143a91" style:font-weight-asian="bold" style:font-weight-complex="bold"/>
    </style:style>
    <style:style style:name="T241" style:family="text">
      <style:text-properties fo:font-weight="bold" officeooo:rsid="041cedd9" style:font-weight-asian="bold" style:font-weight-complex="bold"/>
    </style:style>
    <style:style style:name="T242" style:family="text">
      <style:text-properties fo:font-weight="bold" officeooo:rsid="0022878e" style:font-weight-asian="bold" style:font-weight-complex="bold"/>
    </style:style>
    <style:style style:name="T243" style:family="text">
      <style:text-properties fo:font-weight="bold" officeooo:rsid="022ef884" style:font-weight-asian="bold" style:font-weight-complex="bold"/>
    </style:style>
    <style:style style:name="T244" style:family="text">
      <style:text-properties fo:font-weight="bold" officeooo:rsid="03cb40b8" style:font-weight-asian="bold" style:font-weight-complex="bold"/>
    </style:style>
    <style:style style:name="T245" style:family="text">
      <style:text-properties fo:font-weight="bold" officeooo:rsid="04504b47" style:font-weight-asian="bold" style:font-weight-complex="bold"/>
    </style:style>
    <style:style style:name="T246" style:family="text">
      <style:text-properties fo:font-weight="bold" officeooo:rsid="046a1540" style:font-weight-asian="bold" style:font-weight-complex="bold"/>
    </style:style>
    <style:style style:name="T247" style:family="text">
      <style:text-properties fo:font-weight="bold" fo:background-color="transparent" loext:char-shading-value="0" style:font-weight-asian="bold" style:font-weight-complex="bold"/>
    </style:style>
    <style:style style:name="T248" style:family="text">
      <style:text-properties fo:font-weight="bold" officeooo:rsid="02326edd" fo:background-color="transparent" loext:char-shading-value="0" style:font-weight-asian="bold" style:font-weight-complex="bold"/>
    </style:style>
    <style:style style:name="T249" style:family="text">
      <style:text-properties fo:font-weight="bold" fo:background-color="#ffff00" loext:char-shading-value="0" style:font-weight-asian="bold" style:font-weight-complex="bold"/>
    </style:style>
    <style:style style:name="T250" style:family="text">
      <style:text-properties fo:font-weight="bold" officeooo:rsid="020fd122" fo:background-color="#ffff00" loext:char-shading-value="0" style:font-weight-asian="bold" style:font-weight-complex="bold"/>
    </style:style>
    <style:style style:name="T251" style:family="text">
      <style:text-properties fo:font-weight="bold" officeooo:rsid="02990a64" fo:background-color="#ffcc00" loext:char-shading-value="0" style:font-weight-asian="bold" style:font-weight-complex="bold"/>
    </style:style>
    <style:style style:name="T252" style:family="text">
      <style:text-properties fo:font-weight="bold" officeooo:rsid="029ac14d" fo:background-color="#ffcc00" loext:char-shading-value="0" style:font-weight-asian="bold" style:font-weight-complex="bold"/>
    </style:style>
    <style:style style:name="T253" style:family="text">
      <style:text-properties style:text-underline-style="solid" style:text-underline-width="auto" style:text-underline-color="font-color" fo:font-weight="bold" style:font-weight-asian="bold" style:font-weight-complex="bold"/>
    </style:style>
    <style:style style:name="T254" style:family="text">
      <style:text-properties style:text-underline-style="solid" style:text-underline-width="auto" style:text-underline-color="font-color" fo:font-weight="bold" officeooo:rsid="000a6551" style:font-weight-asian="bold" style:font-weight-complex="bold"/>
    </style:style>
    <style:style style:name="T255" style:family="text">
      <style:text-properties fo:font-weight="normal" style:font-weight-asian="normal" style:font-weight-complex="normal"/>
    </style:style>
    <style:style style:name="T256" style:family="text">
      <style:text-properties fo:font-weight="normal" officeooo:rsid="0011455a" style:font-weight-asian="normal" style:font-weight-complex="normal"/>
    </style:style>
    <style:style style:name="T257" style:family="text">
      <style:text-properties fo:font-weight="normal" officeooo:rsid="0034bc4f" style:font-weight-asian="normal" style:font-weight-complex="normal"/>
    </style:style>
    <style:style style:name="T258" style:family="text">
      <style:text-properties fo:font-weight="normal" officeooo:rsid="01cc78dc" style:font-weight-asian="normal" style:font-weight-complex="normal"/>
    </style:style>
    <style:style style:name="T259" style:family="text">
      <style:text-properties fo:font-weight="normal" officeooo:rsid="01d8e096" style:font-weight-asian="normal" style:font-weight-complex="normal"/>
    </style:style>
    <style:style style:name="T260" style:family="text">
      <style:text-properties fo:font-weight="normal" officeooo:rsid="01e21a6d" style:font-weight-asian="normal" style:font-weight-complex="normal"/>
    </style:style>
    <style:style style:name="T261" style:family="text">
      <style:text-properties fo:font-weight="normal" officeooo:rsid="01e60733" style:font-weight-asian="normal" style:font-weight-complex="normal"/>
    </style:style>
    <style:style style:name="T262" style:family="text">
      <style:text-properties fo:font-weight="normal" officeooo:rsid="02326edd" style:font-weight-asian="normal" style:font-weight-complex="normal"/>
    </style:style>
    <style:style style:name="T263" style:family="text">
      <style:text-properties fo:font-weight="normal" officeooo:rsid="0236215c" style:font-weight-asian="normal" style:font-weight-complex="normal"/>
    </style:style>
    <style:style style:name="T264" style:family="text">
      <style:text-properties fo:font-weight="normal" officeooo:rsid="02548105" style:font-weight-asian="normal" style:font-weight-complex="normal"/>
    </style:style>
    <style:style style:name="T265" style:family="text">
      <style:text-properties fo:font-weight="normal" officeooo:rsid="02583b16" style:font-weight-asian="normal" style:font-weight-complex="normal"/>
    </style:style>
    <style:style style:name="T266" style:family="text">
      <style:text-properties fo:font-weight="normal" officeooo:rsid="01972c1b" style:font-weight-asian="normal" style:font-weight-complex="normal"/>
    </style:style>
    <style:style style:name="T267" style:family="text">
      <style:text-properties fo:font-weight="normal" officeooo:rsid="0259e231" style:font-weight-asian="normal" style:font-weight-complex="normal"/>
    </style:style>
    <style:style style:name="T268" style:family="text">
      <style:text-properties fo:font-weight="normal" officeooo:rsid="025b8ca3" style:font-weight-asian="normal" style:font-weight-complex="normal"/>
    </style:style>
    <style:style style:name="T269" style:family="text">
      <style:text-properties fo:font-weight="normal" officeooo:rsid="025cd94f" style:font-weight-asian="normal" style:font-weight-complex="normal"/>
    </style:style>
    <style:style style:name="T270" style:family="text">
      <style:text-properties fo:font-weight="normal" officeooo:rsid="025da500" style:font-weight-asian="normal" style:font-weight-complex="normal"/>
    </style:style>
    <style:style style:name="T271" style:family="text">
      <style:text-properties fo:font-weight="normal" officeooo:rsid="025f4697" style:font-weight-asian="normal" style:font-weight-complex="normal"/>
    </style:style>
    <style:style style:name="T272" style:family="text">
      <style:text-properties fo:font-weight="normal" officeooo:rsid="0260058c" style:font-weight-asian="normal" style:font-weight-complex="normal"/>
    </style:style>
    <style:style style:name="T273" style:family="text">
      <style:text-properties fo:font-weight="normal" officeooo:rsid="0261d026" style:font-weight-asian="normal" style:font-weight-complex="normal"/>
    </style:style>
    <style:style style:name="T274" style:family="text">
      <style:text-properties fo:font-weight="normal" officeooo:rsid="0263600c" style:font-weight-asian="normal" style:font-weight-complex="normal"/>
    </style:style>
    <style:style style:name="T275" style:family="text">
      <style:text-properties fo:font-weight="normal" officeooo:rsid="026453ac" style:font-weight-asian="normal" style:font-weight-complex="normal"/>
    </style:style>
    <style:style style:name="T276" style:family="text">
      <style:text-properties fo:font-weight="normal" officeooo:rsid="0275c343" style:font-weight-asian="normal" style:font-weight-complex="normal"/>
    </style:style>
    <style:style style:name="T277" style:family="text">
      <style:text-properties fo:font-weight="normal" officeooo:rsid="0278b042" style:font-weight-asian="normal" style:font-weight-complex="normal"/>
    </style:style>
    <style:style style:name="T278" style:family="text">
      <style:text-properties fo:font-weight="normal" officeooo:rsid="027a2db2" style:font-weight-asian="normal" style:font-weight-complex="normal"/>
    </style:style>
    <style:style style:name="T279" style:family="text">
      <style:text-properties fo:font-weight="normal" officeooo:rsid="027b58d0" style:font-weight-asian="normal" style:font-weight-complex="normal"/>
    </style:style>
    <style:style style:name="T280" style:family="text">
      <style:text-properties fo:font-weight="normal" officeooo:rsid="027c8504" style:font-weight-asian="normal" style:font-weight-complex="normal"/>
    </style:style>
    <style:style style:name="T281" style:family="text">
      <style:text-properties fo:font-weight="normal" officeooo:rsid="027e6400" style:font-weight-asian="normal" style:font-weight-complex="normal"/>
    </style:style>
    <style:style style:name="T282" style:family="text">
      <style:text-properties fo:font-weight="normal" officeooo:rsid="027f6500" style:font-weight-asian="normal" style:font-weight-complex="normal"/>
    </style:style>
    <style:style style:name="T283" style:family="text">
      <style:text-properties fo:font-weight="normal" officeooo:rsid="02823338" style:font-weight-asian="normal" style:font-weight-complex="normal"/>
    </style:style>
    <style:style style:name="T284" style:family="text">
      <style:text-properties fo:font-weight="normal" officeooo:rsid="0283cc93" style:font-weight-asian="normal" style:font-weight-complex="normal"/>
    </style:style>
    <style:style style:name="T285" style:family="text">
      <style:text-properties fo:font-weight="normal" officeooo:rsid="02854fd8" style:font-weight-asian="normal" style:font-weight-complex="normal"/>
    </style:style>
    <style:style style:name="T286" style:family="text">
      <style:text-properties fo:font-weight="normal" officeooo:rsid="028592a7" style:font-weight-asian="normal" style:font-weight-complex="normal"/>
    </style:style>
    <style:style style:name="T287" style:family="text">
      <style:text-properties fo:font-weight="normal" officeooo:rsid="0288cbb9" style:font-weight-asian="normal" style:font-weight-complex="normal"/>
    </style:style>
    <style:style style:name="T288" style:family="text">
      <style:text-properties fo:font-weight="normal" officeooo:rsid="028cc479" style:font-weight-asian="normal" style:font-weight-complex="normal"/>
    </style:style>
    <style:style style:name="T289" style:family="text">
      <style:text-properties fo:font-weight="normal" officeooo:rsid="028e3594" style:font-weight-asian="normal" style:font-weight-complex="normal"/>
    </style:style>
    <style:style style:name="T290" style:family="text">
      <style:text-properties fo:font-weight="normal" officeooo:rsid="028f742e" style:font-weight-asian="normal" style:font-weight-complex="normal"/>
    </style:style>
    <style:style style:name="T291" style:family="text">
      <style:text-properties fo:font-weight="normal" officeooo:rsid="0294207c" style:font-weight-asian="normal" style:font-weight-complex="normal"/>
    </style:style>
    <style:style style:name="T292" style:family="text">
      <style:text-properties fo:font-weight="normal" officeooo:rsid="0295ad79" style:font-weight-asian="normal" style:font-weight-complex="normal"/>
    </style:style>
    <style:style style:name="T293" style:family="text">
      <style:text-properties fo:font-weight="normal" officeooo:rsid="02973b1b" style:font-weight-asian="normal" style:font-weight-complex="normal"/>
    </style:style>
    <style:style style:name="T294" style:family="text">
      <style:text-properties fo:font-weight="normal" officeooo:rsid="02990a64" style:font-weight-asian="normal" style:font-weight-complex="normal"/>
    </style:style>
    <style:style style:name="T295" style:family="text">
      <style:text-properties fo:font-weight="normal" officeooo:rsid="029ac14d" style:font-weight-asian="normal" style:font-weight-complex="normal"/>
    </style:style>
    <style:style style:name="T296" style:family="text">
      <style:text-properties fo:font-weight="normal" officeooo:rsid="029ba440" style:font-weight-asian="normal" style:font-weight-complex="normal"/>
    </style:style>
    <style:style style:name="T297" style:family="text">
      <style:text-properties fo:font-weight="normal" officeooo:rsid="029c58b6" style:font-weight-asian="normal" style:font-weight-complex="normal"/>
    </style:style>
    <style:style style:name="T298" style:family="text">
      <style:text-properties fo:font-weight="normal" officeooo:rsid="016ff0d8" style:font-weight-asian="normal" style:font-weight-complex="normal"/>
    </style:style>
    <style:style style:name="T299" style:family="text">
      <style:text-properties fo:font-weight="normal" officeooo:rsid="01703175" style:font-weight-asian="normal" style:font-weight-complex="normal"/>
    </style:style>
    <style:style style:name="T300" style:family="text">
      <style:text-properties fo:font-weight="normal" officeooo:rsid="02d70b49" style:font-weight-asian="normal" style:font-weight-complex="normal"/>
    </style:style>
    <style:style style:name="T301" style:family="text">
      <style:text-properties fo:font-weight="normal" officeooo:rsid="00857c25" style:font-weight-asian="normal" style:font-weight-complex="normal"/>
    </style:style>
    <style:style style:name="T302" style:family="text">
      <style:text-properties fo:font-weight="normal" officeooo:rsid="00d897b6" style:font-weight-asian="normal" style:font-weight-complex="normal"/>
    </style:style>
    <style:style style:name="T303" style:family="text">
      <style:text-properties fo:font-weight="normal" officeooo:rsid="02dc8ff9" style:font-weight-asian="normal" style:font-weight-complex="normal"/>
    </style:style>
    <style:style style:name="T304" style:family="text">
      <style:text-properties fo:font-weight="normal" officeooo:rsid="02e3209d" style:font-weight-asian="normal" style:font-weight-complex="normal"/>
    </style:style>
    <style:style style:name="T305" style:family="text">
      <style:text-properties fo:font-weight="normal" officeooo:rsid="02e74685" style:font-weight-asian="normal" style:font-weight-complex="normal"/>
    </style:style>
    <style:style style:name="T306" style:family="text">
      <style:text-properties fo:font-weight="normal" officeooo:rsid="00a668d6" style:font-weight-asian="normal" style:font-weight-complex="normal"/>
    </style:style>
    <style:style style:name="T307" style:family="text">
      <style:text-properties fo:font-weight="normal" officeooo:rsid="030517c2" style:font-weight-asian="normal" style:font-weight-complex="normal"/>
    </style:style>
    <style:style style:name="T308" style:family="text">
      <style:text-properties fo:font-weight="normal" officeooo:rsid="010e8ba0" style:font-weight-asian="normal" style:font-weight-complex="normal"/>
    </style:style>
    <style:style style:name="T309" style:family="text">
      <style:text-properties fo:font-weight="normal" officeooo:rsid="0314905a" style:font-weight-asian="normal" style:font-weight-complex="normal"/>
    </style:style>
    <style:style style:name="T310" style:family="text">
      <style:text-properties fo:font-weight="normal" officeooo:rsid="031ffc9c" style:font-weight-asian="normal" style:font-weight-complex="normal"/>
    </style:style>
    <style:style style:name="T311" style:family="text">
      <style:text-properties fo:font-weight="normal" officeooo:rsid="03271eae" style:font-weight-asian="normal" style:font-weight-complex="normal"/>
    </style:style>
    <style:style style:name="T312" style:family="text">
      <style:text-properties fo:font-weight="normal" officeooo:rsid="03313c8d" style:font-weight-asian="normal" style:font-weight-complex="normal"/>
    </style:style>
    <style:style style:name="T313" style:family="text">
      <style:text-properties fo:font-weight="normal" officeooo:rsid="034926b3" style:font-weight-asian="normal" style:font-weight-complex="normal"/>
    </style:style>
    <style:style style:name="T314" style:family="text">
      <style:text-properties fo:font-weight="normal" officeooo:rsid="039834b4" style:font-weight-asian="normal" style:font-weight-complex="normal"/>
    </style:style>
    <style:style style:name="T315" style:family="text">
      <style:text-properties fo:font-weight="normal" officeooo:rsid="03994fc1" style:font-weight-asian="normal" style:font-weight-complex="normal"/>
    </style:style>
    <style:style style:name="T316" style:family="text">
      <style:text-properties fo:font-weight="normal" officeooo:rsid="03999250" style:font-weight-asian="normal" style:font-weight-complex="normal"/>
    </style:style>
    <style:style style:name="T317" style:family="text">
      <style:text-properties fo:font-weight="normal" officeooo:rsid="039b63e5" style:font-weight-asian="normal" style:font-weight-complex="normal"/>
    </style:style>
    <style:style style:name="T318" style:family="text">
      <style:text-properties fo:font-weight="normal" officeooo:rsid="03a72c49" style:font-weight-asian="normal" style:font-weight-complex="normal"/>
    </style:style>
    <style:style style:name="T319" style:family="text">
      <style:text-properties fo:font-weight="normal" officeooo:rsid="03ac1cf7" style:font-weight-asian="normal" style:font-weight-complex="normal"/>
    </style:style>
    <style:style style:name="T320" style:family="text">
      <style:text-properties fo:font-weight="normal" officeooo:rsid="00f68711" style:font-weight-asian="normal" style:font-weight-complex="normal"/>
    </style:style>
    <style:style style:name="T321" style:family="text">
      <style:text-properties fo:font-weight="normal" officeooo:rsid="00edd850" style:font-weight-asian="normal" style:font-weight-complex="normal"/>
    </style:style>
    <style:style style:name="T322" style:family="text">
      <style:text-properties fo:font-weight="normal" officeooo:rsid="00f5d669" style:font-weight-asian="normal" style:font-weight-complex="normal"/>
    </style:style>
    <style:style style:name="T323" style:family="text">
      <style:text-properties fo:font-weight="normal" officeooo:rsid="03ba2e2b" style:font-weight-asian="normal" style:font-weight-complex="normal"/>
    </style:style>
    <style:style style:name="T324" style:family="text">
      <style:text-properties fo:font-weight="normal" officeooo:rsid="040770b0" style:font-weight-asian="normal" style:font-weight-complex="normal"/>
    </style:style>
    <style:style style:name="T325" style:family="text">
      <style:text-properties fo:font-weight="normal" officeooo:rsid="041b8ad6" style:font-weight-asian="normal" style:font-weight-complex="normal"/>
    </style:style>
    <style:style style:name="T326" style:family="text">
      <style:text-properties fo:font-weight="normal" officeooo:rsid="041ca712" style:font-weight-asian="normal" style:font-weight-complex="normal"/>
    </style:style>
    <style:style style:name="T327" style:family="text">
      <style:text-properties fo:font-weight="normal" officeooo:rsid="041cedd9" style:font-weight-asian="normal" style:font-weight-complex="normal"/>
    </style:style>
    <style:style style:name="T328" style:family="text">
      <style:text-properties fo:font-weight="normal" officeooo:rsid="042ede25" style:font-weight-asian="normal" style:font-weight-complex="normal"/>
    </style:style>
    <style:style style:name="T329" style:family="text">
      <style:text-properties fo:font-weight="normal" officeooo:rsid="0455c0e9" style:font-weight-asian="normal" style:font-weight-complex="normal"/>
    </style:style>
    <style:style style:name="T330" style:family="text">
      <style:text-properties fo:font-weight="normal" officeooo:rsid="045bd3dc" style:font-weight-asian="normal" style:font-weight-complex="normal"/>
    </style:style>
    <style:style style:name="T331" style:family="text">
      <style:text-properties fo:font-weight="normal" officeooo:rsid="03349498" style:font-weight-asian="normal" style:font-weight-complex="normal"/>
    </style:style>
    <style:style style:name="T332" style:family="text">
      <style:text-properties fo:font-weight="normal" officeooo:rsid="04850fcd" style:font-weight-asian="normal" style:font-weight-complex="normal"/>
    </style:style>
    <style:style style:name="T333" style:family="text">
      <style:text-properties fo:font-weight="normal" officeooo:rsid="031ffc9c" fo:background-color="transparent" loext:char-shading-value="0" style:font-weight-asian="normal" style:font-weight-complex="normal"/>
    </style:style>
    <style:style style:name="T334" style:family="text">
      <style:text-properties fo:font-weight="normal" officeooo:rsid="022ef884" fo:background-color="transparent" loext:char-shading-value="0" style:font-weight-asian="normal" style:font-weight-complex="normal"/>
    </style:style>
    <style:style style:name="T335" style:family="text">
      <style:text-properties fo:font-weight="normal" officeooo:rsid="03c908c1" fo:background-color="transparent" loext:char-shading-value="0" style:font-weight-asian="normal" style:font-weight-complex="normal"/>
    </style:style>
    <style:style style:name="T336" style:family="text">
      <style:text-properties fo:font-weight="normal" fo:background-color="#ffffff" loext:char-shading-value="0" style:font-weight-asian="normal" style:font-weight-complex="normal"/>
    </style:style>
    <style:style style:name="T337" style:family="text">
      <style:text-properties officeooo:rsid="000c6819"/>
    </style:style>
    <style:style style:name="T338" style:family="text">
      <style:text-properties officeooo:rsid="000efeb6"/>
    </style:style>
    <style:style style:name="T339" style:family="text">
      <style:text-properties officeooo:rsid="000fc06c"/>
    </style:style>
    <style:style style:name="T340" style:family="text">
      <style:text-properties officeooo:rsid="0011455a"/>
    </style:style>
    <style:style style:name="T341" style:family="text">
      <style:text-properties officeooo:rsid="0012a870"/>
    </style:style>
    <style:style style:name="T342" style:family="text">
      <style:text-properties officeooo:rsid="0013b764"/>
    </style:style>
    <style:style style:name="T343" style:family="text">
      <style:text-properties fo:font-style="normal" style:font-style-asian="normal" style:font-style-complex="normal"/>
    </style:style>
    <style:style style:name="T344" style:family="text">
      <style:text-properties fo:font-style="normal" officeooo:rsid="0018cdea" style:font-style-asian="normal" style:font-style-complex="normal"/>
    </style:style>
    <style:style style:name="T345" style:family="text">
      <style:text-properties fo:font-style="normal" officeooo:rsid="00190df0" style:font-style-asian="normal" style:font-style-complex="normal"/>
    </style:style>
    <style:style style:name="T346" style:family="text">
      <style:text-properties fo:font-style="normal" officeooo:rsid="0029c431" style:font-style-asian="normal" style:font-style-complex="normal"/>
    </style:style>
    <style:style style:name="T347" style:family="text">
      <style:text-properties fo:font-style="normal" officeooo:rsid="002b59e7" style:font-style-asian="normal" style:font-style-complex="normal"/>
    </style:style>
    <style:style style:name="T348" style:family="text">
      <style:text-properties fo:font-style="normal" officeooo:rsid="002b6163" style:font-style-asian="normal" style:font-style-complex="normal"/>
    </style:style>
    <style:style style:name="T349" style:family="text">
      <style:text-properties fo:font-style="normal" officeooo:rsid="005989f9" style:font-style-asian="normal" style:font-style-complex="normal"/>
    </style:style>
    <style:style style:name="T350" style:family="text">
      <style:text-properties fo:font-style="normal" officeooo:rsid="005d5455" style:font-style-asian="normal" style:font-style-complex="normal"/>
    </style:style>
    <style:style style:name="T351" style:family="text">
      <style:text-properties fo:font-style="normal" officeooo:rsid="005e1bca" style:font-style-asian="normal" style:font-style-complex="normal"/>
    </style:style>
    <style:style style:name="T352" style:family="text">
      <style:text-properties fo:font-style="normal" officeooo:rsid="0089d108" style:font-style-asian="normal" style:font-style-complex="normal"/>
    </style:style>
    <style:style style:name="T353" style:family="text">
      <style:text-properties fo:font-style="normal" officeooo:rsid="008c91a8" style:font-style-asian="normal" style:font-style-complex="normal"/>
    </style:style>
    <style:style style:name="T354" style:family="text">
      <style:text-properties fo:font-style="normal" officeooo:rsid="008ce6f8" style:font-style-asian="normal" style:font-style-complex="normal"/>
    </style:style>
    <style:style style:name="T355" style:family="text">
      <style:text-properties fo:font-style="normal" officeooo:rsid="008d1645" style:font-style-asian="normal" style:font-style-complex="normal"/>
    </style:style>
    <style:style style:name="T356" style:family="text">
      <style:text-properties fo:font-style="normal" officeooo:rsid="008d633e" style:font-style-asian="normal" style:font-style-complex="normal"/>
    </style:style>
    <style:style style:name="T357" style:family="text">
      <style:text-properties fo:font-style="normal" officeooo:rsid="008d815f" style:font-style-asian="normal" style:font-style-complex="normal"/>
    </style:style>
    <style:style style:name="T358" style:family="text">
      <style:text-properties fo:font-style="normal" officeooo:rsid="008e111e" style:font-style-asian="normal" style:font-style-complex="normal"/>
    </style:style>
    <style:style style:name="T359" style:family="text">
      <style:text-properties fo:font-style="normal" officeooo:rsid="008f61af" style:font-style-asian="normal" style:font-style-complex="normal"/>
    </style:style>
    <style:style style:name="T360" style:family="text">
      <style:text-properties fo:font-style="normal" officeooo:rsid="00917ac7" style:font-style-asian="normal" style:font-style-complex="normal"/>
    </style:style>
    <style:style style:name="T361" style:family="text">
      <style:text-properties fo:font-style="normal" officeooo:rsid="00917c62" style:font-style-asian="normal" style:font-style-complex="normal"/>
    </style:style>
    <style:style style:name="T362" style:family="text">
      <style:text-properties fo:font-style="normal" officeooo:rsid="0094fa0f" style:font-style-asian="normal" style:font-style-complex="normal"/>
    </style:style>
    <style:style style:name="T363" style:family="text">
      <style:text-properties fo:font-style="normal" officeooo:rsid="009d7573" style:font-style-asian="normal" style:font-style-complex="normal"/>
    </style:style>
    <style:style style:name="T364" style:family="text">
      <style:text-properties fo:font-style="normal" officeooo:rsid="00a2135e" style:font-style-asian="normal" style:font-style-complex="normal"/>
    </style:style>
    <style:style style:name="T365" style:family="text">
      <style:text-properties fo:font-style="normal" officeooo:rsid="00af324e" style:font-style-asian="normal" style:font-style-complex="normal"/>
    </style:style>
    <style:style style:name="T366" style:family="text">
      <style:text-properties fo:font-style="normal" officeooo:rsid="00b118ee" style:font-style-asian="normal" style:font-style-complex="normal"/>
    </style:style>
    <style:style style:name="T367" style:family="text">
      <style:text-properties fo:font-style="normal" officeooo:rsid="00b27560" style:font-style-asian="normal" style:font-style-complex="normal"/>
    </style:style>
    <style:style style:name="T368" style:family="text">
      <style:text-properties fo:font-style="normal" officeooo:rsid="00b453a4" style:font-style-asian="normal" style:font-style-complex="normal"/>
    </style:style>
    <style:style style:name="T369" style:family="text">
      <style:text-properties fo:font-style="normal" officeooo:rsid="00b62e9b" style:font-style-asian="normal" style:font-style-complex="normal"/>
    </style:style>
    <style:style style:name="T370" style:family="text">
      <style:text-properties fo:font-style="normal" officeooo:rsid="00b9feb1" style:font-style-asian="normal" style:font-style-complex="normal"/>
    </style:style>
    <style:style style:name="T371" style:family="text">
      <style:text-properties fo:font-style="normal" officeooo:rsid="00ba82ac" style:font-style-asian="normal" style:font-style-complex="normal"/>
    </style:style>
    <style:style style:name="T372" style:family="text">
      <style:text-properties fo:font-style="normal" officeooo:rsid="00e06e8f" style:font-style-asian="normal" style:font-style-complex="normal"/>
    </style:style>
    <style:style style:name="T373" style:family="text">
      <style:text-properties fo:font-style="normal" officeooo:rsid="00e2248f" style:font-style-asian="normal" style:font-style-complex="normal"/>
    </style:style>
    <style:style style:name="T374" style:family="text">
      <style:text-properties fo:font-style="normal" officeooo:rsid="00e5dd0a" style:font-style-asian="normal" style:font-style-complex="normal"/>
    </style:style>
    <style:style style:name="T375" style:family="text">
      <style:text-properties fo:font-style="normal" officeooo:rsid="00e74083" style:font-style-asian="normal" style:font-style-complex="normal"/>
    </style:style>
    <style:style style:name="T376" style:family="text">
      <style:text-properties fo:font-style="normal" officeooo:rsid="00ea7bf7" style:font-style-asian="normal" style:font-style-complex="normal"/>
    </style:style>
    <style:style style:name="T377" style:family="text">
      <style:text-properties fo:font-style="normal" officeooo:rsid="00ebe726" style:font-style-asian="normal" style:font-style-complex="normal"/>
    </style:style>
    <style:style style:name="T378" style:family="text">
      <style:text-properties fo:font-style="normal" officeooo:rsid="00ed8a22" style:font-style-asian="normal" style:font-style-complex="normal"/>
    </style:style>
    <style:style style:name="T379" style:family="text">
      <style:text-properties fo:font-style="normal" officeooo:rsid="00edd850" style:font-style-asian="normal" style:font-style-complex="normal"/>
    </style:style>
    <style:style style:name="T380" style:family="text">
      <style:text-properties fo:font-style="normal" officeooo:rsid="00efcaff" style:font-style-asian="normal" style:font-style-complex="normal"/>
    </style:style>
    <style:style style:name="T381" style:family="text">
      <style:text-properties fo:font-style="normal" officeooo:rsid="00f24325" style:font-style-asian="normal" style:font-style-complex="normal"/>
    </style:style>
    <style:style style:name="T382" style:family="text">
      <style:text-properties fo:font-style="normal" officeooo:rsid="00f3f518" style:font-style-asian="normal" style:font-style-complex="normal"/>
    </style:style>
    <style:style style:name="T383" style:family="text">
      <style:text-properties fo:font-style="normal" officeooo:rsid="00f5d669" style:font-style-asian="normal" style:font-style-complex="normal"/>
    </style:style>
    <style:style style:name="T384" style:family="text">
      <style:text-properties fo:font-style="normal" officeooo:rsid="00f68711" style:font-style-asian="normal" style:font-style-complex="normal"/>
    </style:style>
    <style:style style:name="T385" style:family="text">
      <style:text-properties fo:font-style="normal" officeooo:rsid="00f7587f" style:font-style-asian="normal" style:font-style-complex="normal"/>
    </style:style>
    <style:style style:name="T386" style:family="text">
      <style:text-properties fo:font-style="normal" officeooo:rsid="01031d70" style:font-style-asian="normal" style:font-style-complex="normal"/>
    </style:style>
    <style:style style:name="T387" style:family="text">
      <style:text-properties fo:font-style="normal" officeooo:rsid="010ad577" style:font-style-asian="normal" style:font-style-complex="normal"/>
    </style:style>
    <style:style style:name="T388" style:family="text">
      <style:text-properties fo:font-style="normal" officeooo:rsid="010cd3e7" style:font-style-asian="normal" style:font-style-complex="normal"/>
    </style:style>
    <style:style style:name="T389" style:family="text">
      <style:text-properties fo:font-style="normal" officeooo:rsid="010e8ba0" style:font-style-asian="normal" style:font-style-complex="normal"/>
    </style:style>
    <style:style style:name="T390" style:family="text">
      <style:text-properties fo:font-style="normal" officeooo:rsid="01103039" style:font-style-asian="normal" style:font-style-complex="normal"/>
    </style:style>
    <style:style style:name="T391" style:family="text">
      <style:text-properties fo:font-style="normal" officeooo:rsid="011447c1" style:font-style-asian="normal" style:font-style-complex="normal"/>
    </style:style>
    <style:style style:name="T392" style:family="text">
      <style:text-properties fo:font-style="normal" officeooo:rsid="0115ec4e" style:font-style-asian="normal" style:font-style-complex="normal"/>
    </style:style>
    <style:style style:name="T393" style:family="text">
      <style:text-properties fo:font-style="normal" officeooo:rsid="0116f9c9" style:font-style-asian="normal" style:font-style-complex="normal"/>
    </style:style>
    <style:style style:name="T394" style:family="text">
      <style:text-properties fo:font-style="normal" officeooo:rsid="0117d02f" style:font-style-asian="normal" style:font-style-complex="normal"/>
    </style:style>
    <style:style style:name="T395" style:family="text">
      <style:text-properties fo:font-style="normal" officeooo:rsid="011cd9bf" style:font-style-asian="normal" style:font-style-complex="normal"/>
    </style:style>
    <style:style style:name="T396" style:family="text">
      <style:text-properties fo:font-style="normal" officeooo:rsid="01449d68" style:font-style-asian="normal" style:font-style-complex="normal"/>
    </style:style>
    <style:style style:name="T397" style:family="text">
      <style:text-properties fo:font-style="normal" officeooo:rsid="014ec4ea" style:font-style-asian="normal" style:font-style-complex="normal"/>
    </style:style>
    <style:style style:name="T398" style:family="text">
      <style:text-properties fo:font-style="normal" officeooo:rsid="01532359" style:font-style-asian="normal" style:font-style-complex="normal"/>
    </style:style>
    <style:style style:name="T399" style:family="text">
      <style:text-properties fo:font-style="normal" officeooo:rsid="015542ef" style:font-style-asian="normal" style:font-style-complex="normal"/>
    </style:style>
    <style:style style:name="T400" style:family="text">
      <style:text-properties fo:font-style="normal" officeooo:rsid="01573f42" style:font-style-asian="normal" style:font-style-complex="normal"/>
    </style:style>
    <style:style style:name="T401" style:family="text">
      <style:text-properties fo:font-style="normal" officeooo:rsid="0157af8c" style:font-style-asian="normal" style:font-style-complex="normal"/>
    </style:style>
    <style:style style:name="T402" style:family="text">
      <style:text-properties fo:font-style="normal" officeooo:rsid="0157dd30" style:font-style-asian="normal" style:font-style-complex="normal"/>
    </style:style>
    <style:style style:name="T403" style:family="text">
      <style:text-properties fo:font-style="normal" officeooo:rsid="015923bc" style:font-style-asian="normal" style:font-style-complex="normal"/>
    </style:style>
    <style:style style:name="T404" style:family="text">
      <style:text-properties fo:font-style="normal" officeooo:rsid="015dce89" style:font-style-asian="normal" style:font-style-complex="normal"/>
    </style:style>
    <style:style style:name="T405" style:family="text">
      <style:text-properties fo:font-style="normal" officeooo:rsid="0164bf72" style:font-style-asian="normal" style:font-style-complex="normal"/>
    </style:style>
    <style:style style:name="T406" style:family="text">
      <style:text-properties fo:font-style="normal" officeooo:rsid="0167ddf1" style:font-style-asian="normal" style:font-style-complex="normal"/>
    </style:style>
    <style:style style:name="T407" style:family="text">
      <style:text-properties fo:font-style="normal" officeooo:rsid="016b639a" style:font-style-asian="normal" style:font-style-complex="normal"/>
    </style:style>
    <style:style style:name="T408" style:family="text">
      <style:text-properties fo:font-style="normal" officeooo:rsid="0170c4d1" style:font-style-asian="normal" style:font-style-complex="normal"/>
    </style:style>
    <style:style style:name="T409" style:family="text">
      <style:text-properties fo:font-style="normal" officeooo:rsid="01726b3e" style:font-style-asian="normal" style:font-style-complex="normal"/>
    </style:style>
    <style:style style:name="T410" style:family="text">
      <style:text-properties fo:font-style="normal" officeooo:rsid="01744cb5" style:font-style-asian="normal" style:font-style-complex="normal"/>
    </style:style>
    <style:style style:name="T411" style:family="text">
      <style:text-properties fo:font-style="normal" officeooo:rsid="01845b1b" style:font-style-asian="normal" style:font-style-complex="normal"/>
    </style:style>
    <style:style style:name="T412" style:family="text">
      <style:text-properties fo:font-style="normal" officeooo:rsid="0185980c" style:font-style-asian="normal" style:font-style-complex="normal"/>
    </style:style>
    <style:style style:name="T413" style:family="text">
      <style:text-properties fo:font-style="normal" officeooo:rsid="01972c1b" style:font-style-asian="normal" style:font-style-complex="normal"/>
    </style:style>
    <style:style style:name="T414" style:family="text">
      <style:text-properties fo:font-style="normal" officeooo:rsid="019dcd09" style:font-style-asian="normal" style:font-style-complex="normal"/>
    </style:style>
    <style:style style:name="T415" style:family="text">
      <style:text-properties fo:font-style="normal" officeooo:rsid="019f97be" style:font-style-asian="normal" style:font-style-complex="normal"/>
    </style:style>
    <style:style style:name="T416" style:family="text">
      <style:text-properties fo:font-style="normal" officeooo:rsid="01a61a9c" style:font-style-asian="normal" style:font-style-complex="normal"/>
    </style:style>
    <style:style style:name="T417" style:family="text">
      <style:text-properties fo:font-style="normal" officeooo:rsid="01b42ceb" style:font-style-asian="normal" style:font-style-complex="normal"/>
    </style:style>
    <style:style style:name="T418" style:family="text">
      <style:text-properties fo:font-style="normal" officeooo:rsid="01b7ca2a" style:font-style-asian="normal" style:font-style-complex="normal"/>
    </style:style>
    <style:style style:name="T419" style:family="text">
      <style:text-properties fo:font-style="normal" officeooo:rsid="01bba535" style:font-style-asian="normal" style:font-style-complex="normal"/>
    </style:style>
    <style:style style:name="T420" style:family="text">
      <style:text-properties fo:font-style="normal" officeooo:rsid="01c1d276" style:font-style-asian="normal" style:font-style-complex="normal"/>
    </style:style>
    <style:style style:name="T421" style:family="text">
      <style:text-properties fo:font-style="normal" officeooo:rsid="01d4eb8a" style:font-style-asian="normal" style:font-style-complex="normal"/>
    </style:style>
    <style:style style:name="T422" style:family="text">
      <style:text-properties fo:font-style="normal" officeooo:rsid="01d6e358" style:font-style-asian="normal" style:font-style-complex="normal"/>
    </style:style>
    <style:style style:name="T423" style:family="text">
      <style:text-properties fo:font-style="normal" officeooo:rsid="01fd4b41" style:font-style-asian="normal" style:font-style-complex="normal"/>
    </style:style>
    <style:style style:name="T424" style:family="text">
      <style:text-properties fo:font-style="normal" officeooo:rsid="01fe46ff" style:font-style-asian="normal" style:font-style-complex="normal"/>
    </style:style>
    <style:style style:name="T425" style:family="text">
      <style:text-properties fo:font-style="normal" officeooo:rsid="01ff930f" style:font-style-asian="normal" style:font-style-complex="normal"/>
    </style:style>
    <style:style style:name="T426" style:family="text">
      <style:text-properties fo:font-style="normal" officeooo:rsid="0204696f" style:font-style-asian="normal" style:font-style-complex="normal"/>
    </style:style>
    <style:style style:name="T427" style:family="text">
      <style:text-properties fo:font-style="normal" officeooo:rsid="020b74ed" style:font-style-asian="normal" style:font-style-complex="normal"/>
    </style:style>
    <style:style style:name="T428" style:family="text">
      <style:text-properties fo:font-style="normal" officeooo:rsid="020c9432" style:font-style-asian="normal" style:font-style-complex="normal"/>
    </style:style>
    <style:style style:name="T429" style:family="text">
      <style:text-properties fo:font-style="normal" officeooo:rsid="020cbf77" style:font-style-asian="normal" style:font-style-complex="normal"/>
    </style:style>
    <style:style style:name="T430" style:family="text">
      <style:text-properties fo:font-style="normal" officeooo:rsid="02124341" style:font-style-asian="normal" style:font-style-complex="normal"/>
    </style:style>
    <style:style style:name="T431" style:family="text">
      <style:text-properties fo:font-style="normal" officeooo:rsid="0213053c" style:font-style-asian="normal" style:font-style-complex="normal"/>
    </style:style>
    <style:style style:name="T432" style:family="text">
      <style:text-properties fo:font-style="normal" officeooo:rsid="02137673" style:font-style-asian="normal" style:font-style-complex="normal"/>
    </style:style>
    <style:style style:name="T433" style:family="text">
      <style:text-properties fo:font-style="normal" officeooo:rsid="021579ab" style:font-style-asian="normal" style:font-style-complex="normal"/>
    </style:style>
    <style:style style:name="T434" style:family="text">
      <style:text-properties fo:font-style="normal" officeooo:rsid="0215ca80" style:font-style-asian="normal" style:font-style-complex="normal"/>
    </style:style>
    <style:style style:name="T435" style:family="text">
      <style:text-properties fo:font-style="normal" officeooo:rsid="0216bdd7" style:font-style-asian="normal" style:font-style-complex="normal"/>
    </style:style>
    <style:style style:name="T436" style:family="text">
      <style:text-properties fo:font-style="normal" officeooo:rsid="021a5b25" style:font-style-asian="normal" style:font-style-complex="normal"/>
    </style:style>
    <style:style style:name="T437" style:family="text">
      <style:text-properties fo:font-style="normal" officeooo:rsid="021ad2fb" style:font-style-asian="normal" style:font-style-complex="normal"/>
    </style:style>
    <style:style style:name="T438" style:family="text">
      <style:text-properties fo:font-style="normal" officeooo:rsid="02264b57" style:font-style-asian="normal" style:font-style-complex="normal"/>
    </style:style>
    <style:style style:name="T439" style:family="text">
      <style:text-properties fo:font-style="normal" officeooo:rsid="02275a57" style:font-style-asian="normal" style:font-style-complex="normal"/>
    </style:style>
    <style:style style:name="T440" style:family="text">
      <style:text-properties fo:font-style="normal" officeooo:rsid="02282413" style:font-style-asian="normal" style:font-style-complex="normal"/>
    </style:style>
    <style:style style:name="T441" style:family="text">
      <style:text-properties fo:font-style="normal" officeooo:rsid="02285ebf" style:font-style-asian="normal" style:font-style-complex="normal"/>
    </style:style>
    <style:style style:name="T442" style:family="text">
      <style:text-properties fo:font-style="normal" officeooo:rsid="022872db" style:font-style-asian="normal" style:font-style-complex="normal"/>
    </style:style>
    <style:style style:name="T443" style:family="text">
      <style:text-properties fo:font-style="normal" officeooo:rsid="024311ca" style:font-style-asian="normal" style:font-style-complex="normal"/>
    </style:style>
    <style:style style:name="T444" style:family="text">
      <style:text-properties fo:font-style="normal" officeooo:rsid="02583b16" style:font-style-asian="normal" style:font-style-complex="normal"/>
    </style:style>
    <style:style style:name="T445" style:family="text">
      <style:text-properties fo:font-style="normal" officeooo:rsid="02831179" style:font-style-asian="normal" style:font-style-complex="normal"/>
    </style:style>
    <style:style style:name="T446" style:family="text">
      <style:text-properties fo:font-style="normal" officeooo:rsid="00d0d081" style:font-style-asian="normal" style:font-style-complex="normal"/>
    </style:style>
    <style:style style:name="T447" style:family="text">
      <style:text-properties fo:font-style="normal" officeooo:rsid="00af4855" style:font-style-asian="normal" style:font-style-complex="normal"/>
    </style:style>
    <style:style style:name="T448" style:family="text">
      <style:text-properties fo:font-style="normal" officeooo:rsid="0292d47d" style:font-style-asian="normal" style:font-style-complex="normal"/>
    </style:style>
    <style:style style:name="T449" style:family="text">
      <style:text-properties fo:font-style="normal" officeooo:rsid="02cd9442" style:font-style-asian="normal" style:font-style-complex="normal"/>
    </style:style>
    <style:style style:name="T450" style:family="text">
      <style:text-properties fo:font-style="normal" officeooo:rsid="02cede42" style:font-style-asian="normal" style:font-style-complex="normal"/>
    </style:style>
    <style:style style:name="T451" style:family="text">
      <style:text-properties fo:font-style="normal" officeooo:rsid="02cf4780" style:font-style-asian="normal" style:font-style-complex="normal"/>
    </style:style>
    <style:style style:name="T452" style:family="text">
      <style:text-properties fo:font-style="normal" officeooo:rsid="02d0ce3c" style:font-style-asian="normal" style:font-style-complex="normal"/>
    </style:style>
    <style:style style:name="T453" style:family="text">
      <style:text-properties fo:font-style="normal" officeooo:rsid="02d2bbd8" style:font-style-asian="normal" style:font-style-complex="normal"/>
    </style:style>
    <style:style style:name="T454" style:family="text">
      <style:text-properties fo:font-style="normal" officeooo:rsid="02de7908" style:font-style-asian="normal" style:font-style-complex="normal"/>
    </style:style>
    <style:style style:name="T455" style:family="text">
      <style:text-properties fo:font-style="normal" officeooo:rsid="02e3209d" style:font-style-asian="normal" style:font-style-complex="normal"/>
    </style:style>
    <style:style style:name="T456" style:family="text">
      <style:text-properties fo:font-style="normal" officeooo:rsid="02fa7b19" style:font-style-asian="normal" style:font-style-complex="normal"/>
    </style:style>
    <style:style style:name="T457" style:family="text">
      <style:text-properties fo:font-style="normal" officeooo:rsid="02fb9379" style:font-style-asian="normal" style:font-style-complex="normal"/>
    </style:style>
    <style:style style:name="T458" style:family="text">
      <style:text-properties fo:font-style="normal" officeooo:rsid="02fd22f7" style:font-style-asian="normal" style:font-style-complex="normal"/>
    </style:style>
    <style:style style:name="T459" style:family="text">
      <style:text-properties fo:font-style="normal" officeooo:rsid="03030f71" style:font-style-asian="normal" style:font-style-complex="normal"/>
    </style:style>
    <style:style style:name="T460" style:family="text">
      <style:text-properties fo:font-style="normal" officeooo:rsid="03041a6b" style:font-style-asian="normal" style:font-style-complex="normal"/>
    </style:style>
    <style:style style:name="T461" style:family="text">
      <style:text-properties fo:font-style="normal" officeooo:rsid="0305984c" style:font-style-asian="normal" style:font-style-complex="normal"/>
    </style:style>
    <style:style style:name="T462" style:family="text">
      <style:text-properties fo:font-style="normal" officeooo:rsid="030acf96" style:font-style-asian="normal" style:font-style-complex="normal"/>
    </style:style>
    <style:style style:name="T463" style:family="text">
      <style:text-properties fo:font-style="normal" officeooo:rsid="030ae869" style:font-style-asian="normal" style:font-style-complex="normal"/>
    </style:style>
    <style:style style:name="T464" style:family="text">
      <style:text-properties fo:font-style="normal" officeooo:rsid="031299a0" style:font-style-asian="normal" style:font-style-complex="normal"/>
    </style:style>
    <style:style style:name="T465" style:family="text">
      <style:text-properties fo:font-style="normal" officeooo:rsid="03157628" style:font-style-asian="normal" style:font-style-complex="normal"/>
    </style:style>
    <style:style style:name="T466" style:family="text">
      <style:text-properties fo:font-style="normal" officeooo:rsid="0328f606" style:font-style-asian="normal" style:font-style-complex="normal"/>
    </style:style>
    <style:style style:name="T467" style:family="text">
      <style:text-properties fo:font-style="normal" officeooo:rsid="03313c8d" style:font-style-asian="normal" style:font-style-complex="normal"/>
    </style:style>
    <style:style style:name="T468" style:family="text">
      <style:text-properties fo:font-style="normal" officeooo:rsid="03349498" style:font-style-asian="normal" style:font-style-complex="normal"/>
    </style:style>
    <style:style style:name="T469" style:family="text">
      <style:text-properties fo:font-style="normal" officeooo:rsid="0395e933" style:font-style-asian="normal" style:font-style-complex="normal"/>
    </style:style>
    <style:style style:name="T470" style:family="text">
      <style:text-properties fo:font-style="normal" officeooo:rsid="03a05df3" style:font-style-asian="normal" style:font-style-complex="normal"/>
    </style:style>
    <style:style style:name="T471" style:family="text">
      <style:text-properties fo:font-style="normal" officeooo:rsid="03a72c49" style:font-style-asian="normal" style:font-style-complex="normal"/>
    </style:style>
    <style:style style:name="T472" style:family="text">
      <style:text-properties fo:font-style="normal" officeooo:rsid="03aad437" style:font-style-asian="normal" style:font-style-complex="normal"/>
    </style:style>
    <style:style style:name="T473" style:family="text">
      <style:text-properties fo:font-style="normal" officeooo:rsid="03ac1cf7" style:font-style-asian="normal" style:font-style-complex="normal"/>
    </style:style>
    <style:style style:name="T474" style:family="text">
      <style:text-properties fo:font-style="normal" officeooo:rsid="03add640" style:font-style-asian="normal" style:font-style-complex="normal"/>
    </style:style>
    <style:style style:name="T475" style:family="text">
      <style:text-properties fo:font-style="normal" officeooo:rsid="03aeea45" style:font-style-asian="normal" style:font-style-complex="normal"/>
    </style:style>
    <style:style style:name="T476" style:family="text">
      <style:text-properties fo:font-style="normal" officeooo:rsid="03b31c36" style:font-style-asian="normal" style:font-style-complex="normal"/>
    </style:style>
    <style:style style:name="T477" style:family="text">
      <style:text-properties fo:font-style="normal" officeooo:rsid="03b43958" style:font-style-asian="normal" style:font-style-complex="normal"/>
    </style:style>
    <style:style style:name="T478" style:family="text">
      <style:text-properties fo:font-style="normal" officeooo:rsid="03b7be0b" style:font-style-asian="normal" style:font-style-complex="normal"/>
    </style:style>
    <style:style style:name="T479" style:family="text">
      <style:text-properties fo:font-style="normal" officeooo:rsid="03bb7e6c" style:font-style-asian="normal" style:font-style-complex="normal"/>
    </style:style>
    <style:style style:name="T480" style:family="text">
      <style:text-properties fo:font-style="normal" officeooo:rsid="03d79bcd" style:font-style-asian="normal" style:font-style-complex="normal"/>
    </style:style>
    <style:style style:name="T481" style:family="text">
      <style:text-properties fo:font-style="normal" officeooo:rsid="03fdd455" style:font-style-asian="normal" style:font-style-complex="normal"/>
    </style:style>
    <style:style style:name="T482" style:family="text">
      <style:text-properties fo:font-style="normal" officeooo:rsid="040394fc" style:font-style-asian="normal" style:font-style-complex="normal"/>
    </style:style>
    <style:style style:name="T483" style:family="text">
      <style:text-properties fo:font-style="normal" officeooo:rsid="040770b0" style:font-style-asian="normal" style:font-style-complex="normal"/>
    </style:style>
    <style:style style:name="T484" style:family="text">
      <style:text-properties fo:font-style="normal" officeooo:rsid="0408e75b" style:font-style-asian="normal" style:font-style-complex="normal"/>
    </style:style>
    <style:style style:name="T485" style:family="text">
      <style:text-properties fo:font-style="normal" officeooo:rsid="040aa695" style:font-style-asian="normal" style:font-style-complex="normal"/>
    </style:style>
    <style:style style:name="T486" style:family="text">
      <style:text-properties fo:font-style="normal" officeooo:rsid="040ac713" style:font-style-asian="normal" style:font-style-complex="normal"/>
    </style:style>
    <style:style style:name="T487" style:family="text">
      <style:text-properties fo:font-style="normal" officeooo:rsid="040f68eb" style:font-style-asian="normal" style:font-style-complex="normal"/>
    </style:style>
    <style:style style:name="T488" style:family="text">
      <style:text-properties fo:font-style="normal" officeooo:rsid="04143a91" style:font-style-asian="normal" style:font-style-complex="normal"/>
    </style:style>
    <style:style style:name="T489" style:family="text">
      <style:text-properties fo:font-style="normal" officeooo:rsid="041591b4" style:font-style-asian="normal" style:font-style-complex="normal"/>
    </style:style>
    <style:style style:name="T490" style:family="text">
      <style:text-properties fo:font-style="normal" officeooo:rsid="041b8ad6" style:font-style-asian="normal" style:font-style-complex="normal"/>
    </style:style>
    <style:style style:name="T491" style:family="text">
      <style:text-properties fo:font-style="normal" officeooo:rsid="04325013" style:font-style-asian="normal" style:font-style-complex="normal"/>
    </style:style>
    <style:style style:name="T492" style:family="text">
      <style:text-properties fo:font-style="normal" officeooo:rsid="04640979" style:font-style-asian="normal" style:font-style-complex="normal"/>
    </style:style>
    <style:style style:name="T493" style:family="text">
      <style:text-properties fo:font-style="normal" officeooo:rsid="04659a45" style:font-style-asian="normal" style:font-style-complex="normal"/>
    </style:style>
    <style:style style:name="T494" style:family="text">
      <style:text-properties fo:font-style="normal" officeooo:rsid="0466c5fe" style:font-style-asian="normal" style:font-style-complex="normal"/>
    </style:style>
    <style:style style:name="T495" style:family="text">
      <style:text-properties fo:font-style="normal" officeooo:rsid="04671951" style:font-style-asian="normal" style:font-style-complex="normal"/>
    </style:style>
    <style:style style:name="T496" style:family="text">
      <style:text-properties fo:font-style="normal" officeooo:rsid="0468e1a1" style:font-style-asian="normal" style:font-style-complex="normal"/>
    </style:style>
    <style:style style:name="T497" style:family="text">
      <style:text-properties fo:font-style="normal" officeooo:rsid="04743e39" style:font-style-asian="normal" style:font-style-complex="normal"/>
    </style:style>
    <style:style style:name="T498" style:family="text">
      <style:text-properties fo:font-style="normal" officeooo:rsid="047f203e" style:font-style-asian="normal" style:font-style-complex="normal"/>
    </style:style>
    <style:style style:name="T499" style:family="text">
      <style:text-properties fo:font-style="normal" officeooo:rsid="02d70b49" style:font-style-asian="normal" style:font-style-complex="normal"/>
    </style:style>
    <style:style style:name="T500" style:family="text">
      <style:text-properties fo:font-style="normal" officeooo:rsid="02dc4eb0" style:font-style-asian="normal" style:font-style-complex="normal"/>
    </style:style>
    <style:style style:name="T501" style:family="text">
      <style:text-properties fo:font-style="normal" fo:font-weight="normal" style:font-style-asian="normal" style:font-weight-asian="normal" style:font-style-complex="normal" style:font-weight-complex="normal"/>
    </style:style>
    <style:style style:name="T502" style:family="text">
      <style:text-properties fo:font-style="normal" fo:font-weight="normal" officeooo:rsid="002b6163" style:font-style-asian="normal" style:font-weight-asian="normal" style:font-style-complex="normal" style:font-weight-complex="normal"/>
    </style:style>
    <style:style style:name="T503" style:family="text">
      <style:text-properties fo:font-style="normal" fo:font-weight="normal" officeooo:rsid="00304a04" style:font-style-asian="normal" style:font-weight-asian="normal" style:font-style-complex="normal" style:font-weight-complex="normal"/>
    </style:style>
    <style:style style:name="T504" style:family="text">
      <style:text-properties fo:font-style="normal" fo:font-weight="normal" officeooo:rsid="003baf82" style:font-style-asian="normal" style:font-weight-asian="normal" style:font-style-complex="normal" style:font-weight-complex="normal"/>
    </style:style>
    <style:style style:name="T505" style:family="text">
      <style:text-properties fo:font-style="normal" fo:font-weight="normal" officeooo:rsid="003cedc2" style:font-style-asian="normal" style:font-weight-asian="normal" style:font-style-complex="normal" style:font-weight-complex="normal"/>
    </style:style>
    <style:style style:name="T506" style:family="text">
      <style:text-properties fo:font-style="normal" fo:font-weight="normal" officeooo:rsid="003f5cf2" style:font-style-asian="normal" style:font-weight-asian="normal" style:font-style-complex="normal" style:font-weight-complex="normal"/>
    </style:style>
    <style:style style:name="T507" style:family="text">
      <style:text-properties fo:font-style="normal" fo:font-weight="normal" officeooo:rsid="004054c6" style:font-style-asian="normal" style:font-weight-asian="normal" style:font-style-complex="normal" style:font-weight-complex="normal"/>
    </style:style>
    <style:style style:name="T508" style:family="text">
      <style:text-properties fo:font-style="normal" fo:font-weight="normal" officeooo:rsid="0067b482" style:font-style-asian="normal" style:font-weight-asian="normal" style:font-style-complex="normal" style:font-weight-complex="normal"/>
    </style:style>
    <style:style style:name="T509" style:family="text">
      <style:text-properties fo:font-style="normal" fo:font-weight="normal" officeooo:rsid="0068e667" style:font-style-asian="normal" style:font-weight-asian="normal" style:font-style-complex="normal" style:font-weight-complex="normal"/>
    </style:style>
    <style:style style:name="T510" style:family="text">
      <style:text-properties fo:font-style="normal" fo:font-weight="normal" officeooo:rsid="0071b9b8" style:font-style-asian="normal" style:font-weight-asian="normal" style:font-style-complex="normal" style:font-weight-complex="normal"/>
    </style:style>
    <style:style style:name="T511" style:family="text">
      <style:text-properties fo:font-style="normal" fo:font-weight="normal" officeooo:rsid="0073b287" style:font-style-asian="normal" style:font-weight-asian="normal" style:font-style-complex="normal" style:font-weight-complex="normal"/>
    </style:style>
    <style:style style:name="T512" style:family="text">
      <style:text-properties fo:font-style="normal" fo:font-weight="normal" officeooo:rsid="0074ae37" style:font-style-asian="normal" style:font-weight-asian="normal" style:font-style-complex="normal" style:font-weight-complex="normal"/>
    </style:style>
    <style:style style:name="T513" style:family="text">
      <style:text-properties fo:font-style="normal" fo:font-weight="normal" officeooo:rsid="0074d0bd" style:font-style-asian="normal" style:font-weight-asian="normal" style:font-style-complex="normal" style:font-weight-complex="normal"/>
    </style:style>
    <style:style style:name="T514" style:family="text">
      <style:text-properties fo:font-style="normal" fo:font-weight="normal" officeooo:rsid="00754f35" style:font-style-asian="normal" style:font-weight-asian="normal" style:font-style-complex="normal" style:font-weight-complex="normal"/>
    </style:style>
    <style:style style:name="T515" style:family="text">
      <style:text-properties fo:font-style="normal" fo:font-weight="normal" officeooo:rsid="007704fd" style:font-style-asian="normal" style:font-weight-asian="normal" style:font-style-complex="normal" style:font-weight-complex="normal"/>
    </style:style>
    <style:style style:name="T516" style:family="text">
      <style:text-properties fo:font-style="normal" fo:font-weight="normal" officeooo:rsid="007c38c4" style:font-style-asian="normal" style:font-weight-asian="normal" style:font-style-complex="normal" style:font-weight-complex="normal"/>
    </style:style>
    <style:style style:name="T517" style:family="text">
      <style:text-properties fo:font-style="normal" fo:font-weight="normal" officeooo:rsid="00da4c7d" style:font-style-asian="normal" style:font-weight-asian="normal" style:font-style-complex="normal" style:font-weight-complex="normal"/>
    </style:style>
    <style:style style:name="T518" style:family="text">
      <style:text-properties fo:font-style="normal" fo:font-weight="normal" officeooo:rsid="00dc44be" style:font-style-asian="normal" style:font-weight-asian="normal" style:font-style-complex="normal" style:font-weight-complex="normal"/>
    </style:style>
    <style:style style:name="T519" style:family="text">
      <style:text-properties fo:font-style="normal" fo:font-weight="normal" officeooo:rsid="00e74083" style:font-style-asian="normal" style:font-weight-asian="normal" style:font-style-complex="normal" style:font-weight-complex="normal"/>
    </style:style>
    <style:style style:name="T520" style:family="text">
      <style:text-properties fo:font-style="normal" fo:font-weight="normal" officeooo:rsid="00feb333" style:font-style-asian="normal" style:font-weight-asian="normal" style:font-style-complex="normal" style:font-weight-complex="normal"/>
    </style:style>
    <style:style style:name="T521" style:family="text">
      <style:text-properties fo:font-style="normal" fo:font-weight="normal" officeooo:rsid="00ffb647" style:font-style-asian="normal" style:font-weight-asian="normal" style:font-style-complex="normal" style:font-weight-complex="normal"/>
    </style:style>
    <style:style style:name="T522" style:family="text">
      <style:text-properties fo:font-style="normal" fo:font-weight="normal" officeooo:rsid="01001295" style:font-style-asian="normal" style:font-weight-asian="normal" style:font-style-complex="normal" style:font-weight-complex="normal"/>
    </style:style>
    <style:style style:name="T523" style:family="text">
      <style:text-properties fo:font-style="normal" fo:font-weight="normal" officeooo:rsid="0108b231" style:font-style-asian="normal" style:font-weight-asian="normal" style:font-style-complex="normal" style:font-weight-complex="normal"/>
    </style:style>
    <style:style style:name="T524" style:family="text">
      <style:text-properties fo:font-style="normal" fo:font-weight="normal" officeooo:rsid="010e8ba0" style:font-style-asian="normal" style:font-weight-asian="normal" style:font-style-complex="normal" style:font-weight-complex="normal"/>
    </style:style>
    <style:style style:name="T525" style:family="text">
      <style:text-properties fo:font-style="normal" fo:font-weight="normal" officeooo:rsid="010f7252" style:font-style-asian="normal" style:font-weight-asian="normal" style:font-style-complex="normal" style:font-weight-complex="normal"/>
    </style:style>
    <style:style style:name="T526" style:family="text">
      <style:text-properties fo:font-style="normal" fo:font-weight="normal" officeooo:rsid="0110ac1d" style:font-style-asian="normal" style:font-weight-asian="normal" style:font-style-complex="normal" style:font-weight-complex="normal"/>
    </style:style>
    <style:style style:name="T527" style:family="text">
      <style:text-properties fo:font-style="normal" fo:font-weight="normal" officeooo:rsid="014a63a5" style:font-style-asian="normal" style:font-weight-asian="normal" style:font-style-complex="normal" style:font-weight-complex="normal"/>
    </style:style>
    <style:style style:name="T528" style:family="text">
      <style:text-properties fo:font-style="normal" fo:font-weight="normal" officeooo:rsid="0167ddf1" style:font-style-asian="normal" style:font-weight-asian="normal" style:font-style-complex="normal" style:font-weight-complex="normal"/>
    </style:style>
    <style:style style:name="T529" style:family="text">
      <style:text-properties fo:font-style="normal" fo:font-weight="normal" officeooo:rsid="016de572" style:font-style-asian="normal" style:font-weight-asian="normal" style:font-style-complex="normal" style:font-weight-complex="normal"/>
    </style:style>
    <style:style style:name="T530" style:family="text">
      <style:text-properties fo:font-style="normal" fo:font-weight="normal" officeooo:rsid="016fe1c9" style:font-style-asian="normal" style:font-weight-asian="normal" style:font-style-complex="normal" style:font-weight-complex="normal"/>
    </style:style>
    <style:style style:name="T531" style:family="text">
      <style:text-properties fo:font-style="normal" fo:font-weight="normal" officeooo:rsid="01675255" style:font-style-asian="normal" style:font-weight-asian="normal" style:font-style-complex="normal" style:font-weight-complex="normal"/>
    </style:style>
    <style:style style:name="T532" style:family="text">
      <style:text-properties fo:font-style="normal" fo:font-weight="normal" officeooo:rsid="01703175" style:font-style-asian="normal" style:font-weight-asian="normal" style:font-style-complex="normal" style:font-weight-complex="normal"/>
    </style:style>
    <style:style style:name="T533" style:family="text">
      <style:text-properties fo:font-style="normal" fo:font-weight="normal" officeooo:rsid="0174cc68" style:font-style-asian="normal" style:font-weight-asian="normal" style:font-style-complex="normal" style:font-weight-complex="normal"/>
    </style:style>
    <style:style style:name="T534" style:family="text">
      <style:text-properties fo:font-style="normal" fo:font-weight="normal" officeooo:rsid="0175af5a" style:font-style-asian="normal" style:font-weight-asian="normal" style:font-style-complex="normal" style:font-weight-complex="normal"/>
    </style:style>
    <style:style style:name="T535" style:family="text">
      <style:text-properties fo:font-style="normal" fo:font-weight="normal" officeooo:rsid="017a3b26" style:font-style-asian="normal" style:font-weight-asian="normal" style:font-style-complex="normal" style:font-weight-complex="normal"/>
    </style:style>
    <style:style style:name="T536" style:family="text">
      <style:text-properties fo:font-style="normal" fo:font-weight="normal" officeooo:rsid="017d71d8" style:font-style-asian="normal" style:font-weight-asian="normal" style:font-style-complex="normal" style:font-weight-complex="normal"/>
    </style:style>
    <style:style style:name="T537" style:family="text">
      <style:text-properties fo:font-style="normal" fo:font-weight="normal" officeooo:rsid="01869373" style:font-style-asian="normal" style:font-weight-asian="normal" style:font-style-complex="normal" style:font-weight-complex="normal"/>
    </style:style>
    <style:style style:name="T538" style:family="text">
      <style:text-properties fo:font-style="normal" fo:font-weight="normal" officeooo:rsid="01885d24" style:font-style-asian="normal" style:font-weight-asian="normal" style:font-style-complex="normal" style:font-weight-complex="normal"/>
    </style:style>
    <style:style style:name="T539" style:family="text">
      <style:text-properties fo:font-style="normal" fo:font-weight="normal" officeooo:rsid="0189bb37" style:font-style-asian="normal" style:font-weight-asian="normal" style:font-style-complex="normal" style:font-weight-complex="normal"/>
    </style:style>
    <style:style style:name="T540" style:family="text">
      <style:text-properties fo:font-style="normal" fo:font-weight="normal" officeooo:rsid="018b3b37" style:font-style-asian="normal" style:font-weight-asian="normal" style:font-style-complex="normal" style:font-weight-complex="normal"/>
    </style:style>
    <style:style style:name="T541" style:family="text">
      <style:text-properties fo:font-style="normal" fo:font-weight="normal" officeooo:rsid="00857c25" style:font-style-asian="normal" style:font-weight-asian="normal" style:font-style-complex="normal" style:font-weight-complex="normal"/>
    </style:style>
    <style:style style:name="T542" style:family="text">
      <style:text-properties fo:font-style="normal" fo:font-weight="normal" officeooo:rsid="01b2421e" style:font-style-asian="normal" style:font-weight-asian="normal" style:font-style-complex="normal" style:font-weight-complex="normal"/>
    </style:style>
    <style:style style:name="T543" style:family="text">
      <style:text-properties fo:font-style="normal" fo:font-weight="normal" officeooo:rsid="01b42ceb" style:font-style-asian="normal" style:font-weight-asian="normal" style:font-style-complex="normal" style:font-weight-complex="normal"/>
    </style:style>
    <style:style style:name="T544" style:family="text">
      <style:text-properties fo:font-style="normal" fo:font-weight="normal" officeooo:rsid="01b997eb" style:font-style-asian="normal" style:font-weight-asian="normal" style:font-style-complex="normal" style:font-weight-complex="normal"/>
    </style:style>
    <style:style style:name="T545" style:family="text">
      <style:text-properties fo:font-style="normal" fo:font-weight="normal" officeooo:rsid="01c00e45" style:font-style-asian="normal" style:font-weight-asian="normal" style:font-style-complex="normal" style:font-weight-complex="normal"/>
    </style:style>
    <style:style style:name="T546" style:family="text">
      <style:text-properties fo:font-style="normal" fo:font-weight="normal" officeooo:rsid="01da61da" style:font-style-asian="normal" style:font-weight-asian="normal" style:font-style-complex="normal" style:font-weight-complex="normal"/>
    </style:style>
    <style:style style:name="T547" style:family="text">
      <style:text-properties fo:font-style="normal" fo:font-weight="normal" officeooo:rsid="01dbf1c0" style:font-style-asian="normal" style:font-weight-asian="normal" style:font-style-complex="normal" style:font-weight-complex="normal"/>
    </style:style>
    <style:style style:name="T548" style:family="text">
      <style:text-properties fo:font-style="normal" fo:font-weight="normal" officeooo:rsid="01e21a6d" style:font-style-asian="normal" style:font-weight-asian="normal" style:font-style-complex="normal" style:font-weight-complex="normal"/>
    </style:style>
    <style:style style:name="T549" style:family="text">
      <style:text-properties fo:font-style="normal" fo:font-weight="normal" officeooo:rsid="01e530ff" style:font-style-asian="normal" style:font-weight-asian="normal" style:font-style-complex="normal" style:font-weight-complex="normal"/>
    </style:style>
    <style:style style:name="T550" style:family="text">
      <style:text-properties fo:font-style="normal" fo:font-weight="normal" officeooo:rsid="01e7ff8f" style:font-style-asian="normal" style:font-weight-asian="normal" style:font-style-complex="normal" style:font-weight-complex="normal"/>
    </style:style>
    <style:style style:name="T551" style:family="text">
      <style:text-properties fo:font-style="normal" fo:font-weight="normal" officeooo:rsid="01e8e98a" style:font-style-asian="normal" style:font-weight-asian="normal" style:font-style-complex="normal" style:font-weight-complex="normal"/>
    </style:style>
    <style:style style:name="T552" style:family="text">
      <style:text-properties fo:font-style="normal" fo:font-weight="normal" officeooo:rsid="01ea3550" style:font-style-asian="normal" style:font-weight-asian="normal" style:font-style-complex="normal" style:font-weight-complex="normal"/>
    </style:style>
    <style:style style:name="T553" style:family="text">
      <style:text-properties fo:font-style="normal" fo:font-weight="normal" officeooo:rsid="01eb8b1e" style:font-style-asian="normal" style:font-weight-asian="normal" style:font-style-complex="normal" style:font-weight-complex="normal"/>
    </style:style>
    <style:style style:name="T554" style:family="text">
      <style:text-properties fo:font-style="normal" fo:font-weight="normal" officeooo:rsid="01ed4d14" style:font-style-asian="normal" style:font-weight-asian="normal" style:font-style-complex="normal" style:font-weight-complex="normal"/>
    </style:style>
    <style:style style:name="T555" style:family="text">
      <style:text-properties fo:font-style="normal" fo:font-weight="normal" officeooo:rsid="01f066b0" style:font-style-asian="normal" style:font-weight-asian="normal" style:font-style-complex="normal" style:font-weight-complex="normal"/>
    </style:style>
    <style:style style:name="T556" style:family="text">
      <style:text-properties fo:font-style="normal" fo:font-weight="normal" officeooo:rsid="01f1ad77" style:font-style-asian="normal" style:font-weight-asian="normal" style:font-style-complex="normal" style:font-weight-complex="normal"/>
    </style:style>
    <style:style style:name="T557" style:family="text">
      <style:text-properties fo:font-style="normal" fo:font-weight="normal" officeooo:rsid="01f26f88" style:font-style-asian="normal" style:font-weight-asian="normal" style:font-style-complex="normal" style:font-weight-complex="normal"/>
    </style:style>
    <style:style style:name="T558" style:family="text">
      <style:text-properties fo:font-style="normal" fo:font-weight="normal" officeooo:rsid="01f2bec2" style:font-style-asian="normal" style:font-weight-asian="normal" style:font-style-complex="normal" style:font-weight-complex="normal"/>
    </style:style>
    <style:style style:name="T559" style:family="text">
      <style:text-properties fo:font-style="normal" fo:font-weight="normal" officeooo:rsid="01f300ac" style:font-style-asian="normal" style:font-weight-asian="normal" style:font-style-complex="normal" style:font-weight-complex="normal"/>
    </style:style>
    <style:style style:name="T560" style:family="text">
      <style:text-properties fo:font-style="normal" fo:font-weight="normal" officeooo:rsid="01f4f46a" style:font-style-asian="normal" style:font-weight-asian="normal" style:font-style-complex="normal" style:font-weight-complex="normal"/>
    </style:style>
    <style:style style:name="T561" style:family="text">
      <style:text-properties fo:font-style="normal" fo:font-weight="normal" officeooo:rsid="01fd9128" style:font-style-asian="normal" style:font-weight-asian="normal" style:font-style-complex="normal" style:font-weight-complex="normal"/>
    </style:style>
    <style:style style:name="T562" style:family="text">
      <style:text-properties fo:font-style="normal" fo:font-weight="normal" officeooo:rsid="02075a8e" style:font-style-asian="normal" style:font-weight-asian="normal" style:font-style-complex="normal" style:font-weight-complex="normal"/>
    </style:style>
    <style:style style:name="T563" style:family="text">
      <style:text-properties fo:font-style="normal" fo:font-weight="normal" officeooo:rsid="020923e5" style:font-style-asian="normal" style:font-weight-asian="normal" style:font-style-complex="normal" style:font-weight-complex="normal"/>
    </style:style>
    <style:style style:name="T564" style:family="text">
      <style:text-properties fo:font-style="normal" fo:font-weight="normal" officeooo:rsid="020b74ed" style:font-style-asian="normal" style:font-weight-asian="normal" style:font-style-complex="normal" style:font-weight-complex="normal"/>
    </style:style>
    <style:style style:name="T565" style:family="text">
      <style:text-properties fo:font-style="normal" fo:font-weight="normal" officeooo:rsid="021d2670" style:font-style-asian="normal" style:font-weight-asian="normal" style:font-style-complex="normal" style:font-weight-complex="normal"/>
    </style:style>
    <style:style style:name="T566" style:family="text">
      <style:text-properties fo:font-style="normal" fo:font-weight="normal" officeooo:rsid="022ef884" style:font-style-asian="normal" style:font-weight-asian="normal" style:font-style-complex="normal" style:font-weight-complex="normal"/>
    </style:style>
    <style:style style:name="T567" style:family="text">
      <style:text-properties fo:font-style="normal" fo:font-weight="normal" officeooo:rsid="02307608" style:font-style-asian="normal" style:font-weight-asian="normal" style:font-style-complex="normal" style:font-weight-complex="normal"/>
    </style:style>
    <style:style style:name="T568" style:family="text">
      <style:text-properties fo:font-style="normal" fo:font-weight="normal" officeooo:rsid="02423c43" style:font-style-asian="normal" style:font-weight-asian="normal" style:font-style-complex="normal" style:font-weight-complex="normal"/>
    </style:style>
    <style:style style:name="T569" style:family="text">
      <style:text-properties fo:font-style="normal" fo:font-weight="normal" officeooo:rsid="02463f95" style:font-style-asian="normal" style:font-weight-asian="normal" style:font-style-complex="normal" style:font-weight-complex="normal"/>
    </style:style>
    <style:style style:name="T570" style:family="text">
      <style:text-properties fo:font-style="normal" fo:font-weight="normal" officeooo:rsid="02683472" style:font-style-asian="normal" style:font-weight-asian="normal" style:font-style-complex="normal" style:font-weight-complex="normal"/>
    </style:style>
    <style:style style:name="T571" style:family="text">
      <style:text-properties fo:font-style="normal" fo:font-weight="normal" officeooo:rsid="0268a319" style:font-style-asian="normal" style:font-weight-asian="normal" style:font-style-complex="normal" style:font-weight-complex="normal"/>
    </style:style>
    <style:style style:name="T572" style:family="text">
      <style:text-properties fo:font-style="normal" fo:font-weight="normal" officeooo:rsid="026c852b" style:font-style-asian="normal" style:font-weight-asian="normal" style:font-style-complex="normal" style:font-weight-complex="normal"/>
    </style:style>
    <style:style style:name="T573" style:family="text">
      <style:text-properties fo:font-style="normal" fo:font-weight="normal" officeooo:rsid="02703a73" style:font-style-asian="normal" style:font-weight-asian="normal" style:font-style-complex="normal" style:font-weight-complex="normal"/>
    </style:style>
    <style:style style:name="T574" style:family="text">
      <style:text-properties fo:font-style="normal" fo:font-weight="normal" officeooo:rsid="02717042" style:font-style-asian="normal" style:font-weight-asian="normal" style:font-style-complex="normal" style:font-weight-complex="normal"/>
    </style:style>
    <style:style style:name="T575" style:family="text">
      <style:text-properties fo:font-style="normal" fo:font-weight="normal" officeooo:rsid="02823338" style:font-style-asian="normal" style:font-weight-asian="normal" style:font-style-complex="normal" style:font-weight-complex="normal"/>
    </style:style>
    <style:style style:name="T576" style:family="text">
      <style:text-properties fo:font-style="normal" fo:font-weight="normal" officeooo:rsid="02831179" style:font-style-asian="normal" style:font-weight-asian="normal" style:font-style-complex="normal" style:font-weight-complex="normal"/>
    </style:style>
    <style:style style:name="T577" style:family="text">
      <style:text-properties fo:font-style="normal" fo:font-weight="normal" officeooo:rsid="02854fd8" style:font-style-asian="normal" style:font-weight-asian="normal" style:font-style-complex="normal" style:font-weight-complex="normal"/>
    </style:style>
    <style:style style:name="T578" style:family="text">
      <style:text-properties fo:font-style="normal" fo:font-weight="normal" officeooo:rsid="028592a7" style:font-style-asian="normal" style:font-weight-asian="normal" style:font-style-complex="normal" style:font-weight-complex="normal"/>
    </style:style>
    <style:style style:name="T579" style:family="text">
      <style:text-properties fo:font-style="normal" fo:font-weight="normal" officeooo:rsid="0288cbb9" style:font-style-asian="normal" style:font-weight-asian="normal" style:font-style-complex="normal" style:font-weight-complex="normal"/>
    </style:style>
    <style:style style:name="T580" style:family="text">
      <style:text-properties fo:font-style="normal" fo:font-weight="normal" officeooo:rsid="0289cc63" style:font-style-asian="normal" style:font-weight-asian="normal" style:font-style-complex="normal" style:font-weight-complex="normal"/>
    </style:style>
    <style:style style:name="T581" style:family="text">
      <style:text-properties fo:font-style="normal" fo:font-weight="normal" officeooo:rsid="028e3594" style:font-style-asian="normal" style:font-weight-asian="normal" style:font-style-complex="normal" style:font-weight-complex="normal"/>
    </style:style>
    <style:style style:name="T582" style:family="text">
      <style:text-properties fo:font-style="normal" fo:font-weight="normal" officeooo:rsid="0120ac38" style:font-style-asian="normal" style:font-weight-asian="normal" style:font-style-complex="normal" style:font-weight-complex="normal"/>
    </style:style>
    <style:style style:name="T583" style:family="text">
      <style:text-properties fo:font-style="normal" fo:font-weight="normal" officeooo:rsid="0292f8ba" style:font-style-asian="normal" style:font-weight-asian="normal" style:font-style-complex="normal" style:font-weight-complex="normal"/>
    </style:style>
    <style:style style:name="T584" style:family="text">
      <style:text-properties fo:font-style="normal" fo:font-weight="normal" officeooo:rsid="0294207c" style:font-style-asian="normal" style:font-weight-asian="normal" style:font-style-complex="normal" style:font-weight-complex="normal"/>
    </style:style>
    <style:style style:name="T585" style:family="text">
      <style:text-properties fo:font-style="normal" fo:font-weight="normal" officeooo:rsid="0295ad79" style:font-style-asian="normal" style:font-weight-asian="normal" style:font-style-complex="normal" style:font-weight-complex="normal"/>
    </style:style>
    <style:style style:name="T586" style:family="text">
      <style:text-properties fo:font-style="normal" fo:font-weight="normal" officeooo:rsid="02990a64" style:font-style-asian="normal" style:font-weight-asian="normal" style:font-style-complex="normal" style:font-weight-complex="normal"/>
    </style:style>
    <style:style style:name="T587" style:family="text">
      <style:text-properties fo:font-style="normal" fo:font-weight="normal" officeooo:rsid="029ac14d" style:font-style-asian="normal" style:font-weight-asian="normal" style:font-style-complex="normal" style:font-weight-complex="normal"/>
    </style:style>
    <style:style style:name="T588" style:family="text">
      <style:text-properties fo:font-style="normal" fo:font-weight="normal" officeooo:rsid="02973b1b" style:font-style-asian="normal" style:font-weight-asian="normal" style:font-style-complex="normal" style:font-weight-complex="normal"/>
    </style:style>
    <style:style style:name="T589" style:family="text">
      <style:text-properties fo:font-style="normal" fo:font-weight="normal" officeooo:rsid="02d2bbd8" style:font-style-asian="normal" style:font-weight-asian="normal" style:font-style-complex="normal" style:font-weight-complex="normal"/>
    </style:style>
    <style:style style:name="T590" style:family="text">
      <style:text-properties fo:font-style="normal" fo:font-weight="normal" officeooo:rsid="02d3bd99" style:font-style-asian="normal" style:font-weight-asian="normal" style:font-style-complex="normal" style:font-weight-complex="normal"/>
    </style:style>
    <style:style style:name="T591" style:family="text">
      <style:text-properties fo:font-style="normal" fo:font-weight="normal" officeooo:rsid="02d70b49" style:font-style-asian="normal" style:font-weight-asian="normal" style:font-style-complex="normal" style:font-weight-complex="normal"/>
    </style:style>
    <style:style style:name="T592" style:family="text">
      <style:text-properties fo:font-style="normal" fo:font-weight="normal" officeooo:rsid="02d813f4" style:font-style-asian="normal" style:font-weight-asian="normal" style:font-style-complex="normal" style:font-weight-complex="normal"/>
    </style:style>
    <style:style style:name="T593" style:family="text">
      <style:text-properties fo:font-style="normal" fo:font-weight="normal" officeooo:rsid="02dab81f" style:font-style-asian="normal" style:font-weight-asian="normal" style:font-style-complex="normal" style:font-weight-complex="normal"/>
    </style:style>
    <style:style style:name="T594" style:family="text">
      <style:text-properties fo:font-style="normal" fo:font-weight="normal" officeooo:rsid="02d0ce3c" style:font-style-asian="normal" style:font-weight-asian="normal" style:font-style-complex="normal" style:font-weight-complex="normal"/>
    </style:style>
    <style:style style:name="T595" style:family="text">
      <style:text-properties fo:font-style="normal" fo:font-weight="normal" officeooo:rsid="02e15897" style:font-style-asian="normal" style:font-weight-asian="normal" style:font-style-complex="normal" style:font-weight-complex="normal"/>
    </style:style>
    <style:style style:name="T596" style:family="text">
      <style:text-properties fo:font-style="normal" fo:font-weight="normal" officeooo:rsid="02fd22f7" style:font-style-asian="normal" style:font-weight-asian="normal" style:font-style-complex="normal" style:font-weight-complex="normal"/>
    </style:style>
    <style:style style:name="T597" style:family="text">
      <style:text-properties fo:font-style="normal" fo:font-weight="normal" officeooo:rsid="02ffa918" style:font-style-asian="normal" style:font-weight-asian="normal" style:font-style-complex="normal" style:font-weight-complex="normal"/>
    </style:style>
    <style:style style:name="T598" style:family="text">
      <style:text-properties fo:font-style="normal" fo:font-weight="normal" officeooo:rsid="00fbd112" style:font-style-asian="normal" style:font-weight-asian="normal" style:font-style-complex="normal" style:font-weight-complex="normal"/>
    </style:style>
    <style:style style:name="T599" style:family="text">
      <style:text-properties fo:font-style="normal" fo:font-weight="normal" officeooo:rsid="03003410" style:font-style-asian="normal" style:font-weight-asian="normal" style:font-style-complex="normal" style:font-weight-complex="normal"/>
    </style:style>
    <style:style style:name="T600" style:family="text">
      <style:text-properties fo:font-style="normal" fo:font-weight="normal" officeooo:rsid="03030f71" style:font-style-asian="normal" style:font-weight-asian="normal" style:font-style-complex="normal" style:font-weight-complex="normal"/>
    </style:style>
    <style:style style:name="T601" style:family="text">
      <style:text-properties fo:font-style="normal" fo:font-weight="normal" officeooo:rsid="03041a6b" style:font-style-asian="normal" style:font-weight-asian="normal" style:font-style-complex="normal" style:font-weight-complex="normal"/>
    </style:style>
    <style:style style:name="T602" style:family="text">
      <style:text-properties fo:font-style="normal" fo:font-weight="normal" officeooo:rsid="010c716f" style:font-style-asian="normal" style:font-weight-asian="normal" style:font-style-complex="normal" style:font-weight-complex="normal"/>
    </style:style>
    <style:style style:name="T603" style:family="text">
      <style:text-properties fo:font-style="normal" fo:font-weight="normal" officeooo:rsid="0305984c" style:font-style-asian="normal" style:font-weight-asian="normal" style:font-style-complex="normal" style:font-weight-complex="normal"/>
    </style:style>
    <style:style style:name="T604" style:family="text">
      <style:text-properties fo:font-style="normal" fo:font-weight="normal" officeooo:rsid="0306ff8b" style:font-style-asian="normal" style:font-weight-asian="normal" style:font-style-complex="normal" style:font-weight-complex="normal"/>
    </style:style>
    <style:style style:name="T605" style:family="text">
      <style:text-properties fo:font-style="normal" fo:font-weight="normal" officeooo:rsid="0307ae3b" style:font-style-asian="normal" style:font-weight-asian="normal" style:font-style-complex="normal" style:font-weight-complex="normal"/>
    </style:style>
    <style:style style:name="T606" style:family="text">
      <style:text-properties fo:font-style="normal" fo:font-weight="normal" officeooo:rsid="03087058" style:font-style-asian="normal" style:font-weight-asian="normal" style:font-style-complex="normal" style:font-weight-complex="normal"/>
    </style:style>
    <style:style style:name="T607" style:family="text">
      <style:text-properties fo:font-style="normal" fo:font-weight="normal" officeooo:rsid="0309202e" style:font-style-asian="normal" style:font-weight-asian="normal" style:font-style-complex="normal" style:font-weight-complex="normal"/>
    </style:style>
    <style:style style:name="T608" style:family="text">
      <style:text-properties fo:font-style="normal" fo:font-weight="normal" officeooo:rsid="031ffc9c" style:font-style-asian="normal" style:font-weight-asian="normal" style:font-style-complex="normal" style:font-weight-complex="normal"/>
    </style:style>
    <style:style style:name="T609" style:family="text">
      <style:text-properties fo:font-style="normal" fo:font-weight="normal" officeooo:rsid="03349498" style:font-style-asian="normal" style:font-weight-asian="normal" style:font-style-complex="normal" style:font-weight-complex="normal"/>
    </style:style>
    <style:style style:name="T610" style:family="text">
      <style:text-properties fo:font-style="normal" fo:font-weight="normal" officeooo:rsid="034926b3" style:font-style-asian="normal" style:font-weight-asian="normal" style:font-style-complex="normal" style:font-weight-complex="normal"/>
    </style:style>
    <style:style style:name="T611" style:family="text">
      <style:text-properties fo:font-style="normal" fo:font-weight="normal" officeooo:rsid="03933e75" style:font-style-asian="normal" style:font-weight-asian="normal" style:font-style-complex="normal" style:font-weight-complex="normal"/>
    </style:style>
    <style:style style:name="T612" style:family="text">
      <style:text-properties fo:font-style="normal" fo:font-weight="normal" officeooo:rsid="039de7d2" style:font-style-asian="normal" style:font-weight-asian="normal" style:font-style-complex="normal" style:font-weight-complex="normal"/>
    </style:style>
    <style:style style:name="T613" style:family="text">
      <style:text-properties fo:font-style="normal" fo:font-weight="normal" officeooo:rsid="039e4515" style:font-style-asian="normal" style:font-weight-asian="normal" style:font-style-complex="normal" style:font-weight-complex="normal"/>
    </style:style>
    <style:style style:name="T614" style:family="text">
      <style:text-properties fo:font-style="normal" fo:font-weight="normal" officeooo:rsid="039fac9b" style:font-style-asian="normal" style:font-weight-asian="normal" style:font-style-complex="normal" style:font-weight-complex="normal"/>
    </style:style>
    <style:style style:name="T615" style:family="text">
      <style:text-properties fo:font-style="normal" fo:font-weight="normal" officeooo:rsid="03a1f8b7" style:font-style-asian="normal" style:font-weight-asian="normal" style:font-style-complex="normal" style:font-weight-complex="normal"/>
    </style:style>
    <style:style style:name="T616" style:family="text">
      <style:text-properties fo:font-style="normal" fo:font-weight="normal" officeooo:rsid="03a72c49" style:font-style-asian="normal" style:font-weight-asian="normal" style:font-style-complex="normal" style:font-weight-complex="normal"/>
    </style:style>
    <style:style style:name="T617" style:family="text">
      <style:text-properties fo:font-style="normal" fo:font-weight="normal" officeooo:rsid="03a9b0ba" style:font-style-asian="normal" style:font-weight-asian="normal" style:font-style-complex="normal" style:font-weight-complex="normal"/>
    </style:style>
    <style:style style:name="T618" style:family="text">
      <style:text-properties fo:font-style="normal" fo:font-weight="normal" officeooo:rsid="03aad437" style:font-style-asian="normal" style:font-weight-asian="normal" style:font-style-complex="normal" style:font-weight-complex="normal"/>
    </style:style>
    <style:style style:name="T619" style:family="text">
      <style:text-properties fo:font-style="normal" fo:font-weight="normal" officeooo:rsid="0116f9c9" style:font-style-asian="normal" style:font-weight-asian="normal" style:font-style-complex="normal" style:font-weight-complex="normal"/>
    </style:style>
    <style:style style:name="T620" style:family="text">
      <style:text-properties fo:font-style="normal" fo:font-weight="normal" officeooo:rsid="03ac1cf7" style:font-style-asian="normal" style:font-weight-asian="normal" style:font-style-complex="normal" style:font-weight-complex="normal"/>
    </style:style>
    <style:style style:name="T621" style:family="text">
      <style:text-properties fo:font-style="normal" fo:font-weight="normal" officeooo:rsid="00efcaff" style:font-style-asian="normal" style:font-weight-asian="normal" style:font-style-complex="normal" style:font-weight-complex="normal"/>
    </style:style>
    <style:style style:name="T622" style:family="text">
      <style:text-properties fo:font-style="normal" fo:font-weight="normal" officeooo:rsid="03c908c1" style:font-style-asian="normal" style:font-weight-asian="normal" style:font-style-complex="normal" style:font-weight-complex="normal"/>
    </style:style>
    <style:style style:name="T623" style:family="text">
      <style:text-properties fo:font-style="normal" fo:font-weight="normal" officeooo:rsid="0185980c" style:font-style-asian="normal" style:font-weight-asian="normal" style:font-style-complex="normal" style:font-weight-complex="normal"/>
    </style:style>
    <style:style style:name="T624" style:family="text">
      <style:text-properties fo:font-style="normal" fo:font-weight="normal" officeooo:rsid="03d724ee" style:font-style-asian="normal" style:font-weight-asian="normal" style:font-style-complex="normal" style:font-weight-complex="normal"/>
    </style:style>
    <style:style style:name="T625" style:family="text">
      <style:text-properties fo:font-style="normal" fo:font-weight="normal" officeooo:rsid="03d79bcd" style:font-style-asian="normal" style:font-weight-asian="normal" style:font-style-complex="normal" style:font-weight-complex="normal"/>
    </style:style>
    <style:style style:name="T626" style:family="text">
      <style:text-properties fo:font-style="normal" fo:font-weight="normal" officeooo:rsid="041b8ad6" style:font-style-asian="normal" style:font-weight-asian="normal" style:font-style-complex="normal" style:font-weight-complex="normal"/>
    </style:style>
    <style:style style:name="T627" style:family="text">
      <style:text-properties fo:font-style="normal" fo:font-weight="normal" officeooo:rsid="044271b7" style:font-style-asian="normal" style:font-weight-asian="normal" style:font-style-complex="normal" style:font-weight-complex="normal"/>
    </style:style>
    <style:style style:name="T628" style:family="text">
      <style:text-properties fo:font-style="normal" fo:font-weight="normal" officeooo:rsid="0456ea3c" style:font-style-asian="normal" style:font-weight-asian="normal" style:font-style-complex="normal" style:font-weight-complex="normal"/>
    </style:style>
    <style:style style:name="T629" style:family="text">
      <style:text-properties fo:font-style="normal" fo:font-weight="normal" officeooo:rsid="04584e09" style:font-style-asian="normal" style:font-weight-asian="normal" style:font-style-complex="normal" style:font-weight-complex="normal"/>
    </style:style>
    <style:style style:name="T630" style:family="text">
      <style:text-properties fo:font-style="normal" fo:font-weight="normal" officeooo:rsid="04671951" style:font-style-asian="normal" style:font-weight-asian="normal" style:font-style-complex="normal" style:font-weight-complex="normal"/>
    </style:style>
    <style:style style:name="T631" style:family="text">
      <style:text-properties fo:font-style="normal" fo:font-weight="normal" officeooo:rsid="046c8e37" style:font-style-asian="normal" style:font-weight-asian="normal" style:font-style-complex="normal" style:font-weight-complex="normal"/>
    </style:style>
    <style:style style:name="T632" style:family="text">
      <style:text-properties fo:font-style="normal" fo:font-weight="normal" officeooo:rsid="046fe1cb" style:font-style-asian="normal" style:font-weight-asian="normal" style:font-style-complex="normal" style:font-weight-complex="normal"/>
    </style:style>
    <style:style style:name="T633" style:family="text">
      <style:text-properties fo:font-style="normal" fo:font-weight="normal" officeooo:rsid="047f203e" style:font-style-asian="normal" style:font-weight-asian="normal" style:font-style-complex="normal" style:font-weight-complex="normal"/>
    </style:style>
    <style:style style:name="T634" style:family="text">
      <style:text-properties fo:font-style="normal" fo:font-weight="normal" fo:background-color="transparent" loext:char-shading-value="0" style:font-style-asian="normal" style:font-weight-asian="normal" style:font-style-complex="normal" style:font-weight-complex="normal"/>
    </style:style>
    <style:style style:name="T635"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36"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37"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38"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39"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40"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41" style:family="text">
      <style:text-properties fo:font-style="normal" fo:font-weight="normal" fo:background-color="#dddddd" loext:char-shading-value="0" style:font-style-asian="normal" style:font-weight-asian="normal" style:font-style-complex="normal" style:font-weight-complex="normal"/>
    </style:style>
    <style:style style:name="T642"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43" style:family="text">
      <style:text-properties fo:font-style="normal" style:text-underline-style="none" officeooo:rsid="00b118ee" style:font-style-asian="normal" style:font-style-complex="normal"/>
    </style:style>
    <style:style style:name="T644" style:family="text">
      <style:text-properties fo:font-style="normal" style:text-underline-style="none" fo:font-weight="normal" style:font-style-asian="normal" style:font-weight-asian="normal" style:font-style-complex="normal" style:font-weight-complex="normal"/>
    </style:style>
    <style:style style:name="T645" style:family="text">
      <style:text-properties fo:font-style="normal" style:text-underline-style="none" fo:font-weight="normal" officeooo:rsid="018b3b37" style:font-style-asian="normal" style:font-weight-asian="normal" style:font-style-complex="normal" style:font-weight-complex="normal"/>
    </style:style>
    <style:style style:name="T646" style:family="text">
      <style:text-properties fo:font-style="normal" style:text-underline-style="none" fo:font-weight="normal" officeooo:rsid="018f84a1" style:font-style-asian="normal" style:font-weight-asian="normal" style:font-style-complex="normal" style:font-weight-complex="normal"/>
    </style:style>
    <style:style style:name="T647"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48" style:family="text">
      <style:text-properties fo:font-style="normal" fo:font-weight="bold" style:font-style-asian="normal" style:font-weight-asian="bold" style:font-style-complex="normal" style:font-weight-complex="bold"/>
    </style:style>
    <style:style style:name="T649" style:family="text">
      <style:text-properties fo:font-style="normal" fo:font-weight="bold" officeooo:rsid="003cedc2" style:font-style-asian="normal" style:font-weight-asian="bold" style:font-style-complex="normal" style:font-weight-complex="bold"/>
    </style:style>
    <style:style style:name="T650" style:family="text">
      <style:text-properties fo:font-style="normal" fo:font-weight="bold" officeooo:rsid="00f68711" style:font-style-asian="normal" style:font-weight-asian="bold" style:font-style-complex="normal" style:font-weight-complex="bold"/>
    </style:style>
    <style:style style:name="T651" style:family="text">
      <style:text-properties fo:font-style="normal" fo:font-weight="bold" officeooo:rsid="00ed8a22" style:font-style-asian="normal" style:font-weight-asian="bold" style:font-style-complex="normal" style:font-weight-complex="bold"/>
    </style:style>
    <style:style style:name="T652" style:family="text">
      <style:text-properties fo:font-style="normal" fo:font-weight="bold" officeooo:rsid="00ea7bf7" style:font-style-asian="normal" style:font-weight-asian="bold" style:font-style-complex="normal" style:font-weight-complex="bold"/>
    </style:style>
    <style:style style:name="T653" style:family="text">
      <style:text-properties fo:font-style="normal" fo:font-weight="bold" officeooo:rsid="00efcaff" style:font-style-asian="normal" style:font-weight-asian="bold" style:font-style-complex="normal" style:font-weight-complex="bold"/>
    </style:style>
    <style:style style:name="T654" style:family="text">
      <style:text-properties fo:font-style="normal" fo:font-weight="bold" officeooo:rsid="0116cacd" style:font-style-asian="normal" style:font-weight-asian="bold" style:font-style-complex="normal" style:font-weight-complex="bold"/>
    </style:style>
    <style:style style:name="T655" style:family="text">
      <style:text-properties fo:font-style="normal" fo:font-weight="bold" officeooo:rsid="008c91a8" style:font-style-asian="normal" style:font-weight-asian="bold" style:font-style-complex="normal" style:font-weight-complex="bold"/>
    </style:style>
    <style:style style:name="T656" style:family="text">
      <style:text-properties fo:font-style="normal" fo:font-weight="bold" officeooo:rsid="00b6117c" style:font-style-asian="normal" style:font-weight-asian="bold" style:font-style-complex="normal" style:font-weight-complex="bold"/>
    </style:style>
    <style:style style:name="T657" style:family="text">
      <style:text-properties fo:font-style="normal" fo:font-weight="bold" officeooo:rsid="008d815f" style:font-style-asian="normal" style:font-weight-asian="bold" style:font-style-complex="normal" style:font-weight-complex="bold"/>
    </style:style>
    <style:style style:name="T658" style:family="text">
      <style:text-properties fo:font-style="normal" fo:font-weight="bold" officeooo:rsid="008ce6f8" style:font-style-asian="normal" style:font-weight-asian="bold" style:font-style-complex="normal" style:font-weight-complex="bold"/>
    </style:style>
    <style:style style:name="T659" style:family="text">
      <style:text-properties fo:font-style="normal" fo:font-weight="bold" officeooo:rsid="00b27560" style:font-style-asian="normal" style:font-weight-asian="bold" style:font-style-complex="normal" style:font-weight-complex="bold"/>
    </style:style>
    <style:style style:name="T660" style:family="text">
      <style:text-properties fo:font-style="normal" fo:font-weight="bold" officeooo:rsid="0071b9b8" style:font-style-asian="normal" style:font-weight-asian="bold" style:font-style-complex="normal" style:font-weight-complex="bold"/>
    </style:style>
    <style:style style:name="T661" style:family="text">
      <style:text-properties fo:font-style="normal" fo:font-weight="bold" officeooo:rsid="0074ae37" style:font-style-asian="normal" style:font-weight-asian="bold" style:font-style-complex="normal" style:font-weight-complex="bold"/>
    </style:style>
    <style:style style:name="T662" style:family="text">
      <style:text-properties fo:font-style="normal" fo:font-weight="bold" officeooo:rsid="007c38c4" style:font-style-asian="normal" style:font-weight-asian="bold" style:font-style-complex="normal" style:font-weight-complex="bold"/>
    </style:style>
    <style:style style:name="T663" style:family="text">
      <style:text-properties fo:font-style="normal" fo:font-weight="bold" officeooo:rsid="0074d0bd" style:font-style-asian="normal" style:font-weight-asian="bold" style:font-style-complex="normal" style:font-weight-complex="bold"/>
    </style:style>
    <style:style style:name="T664" style:family="text">
      <style:text-properties fo:font-style="normal" fo:font-weight="bold" officeooo:rsid="00754f35" style:font-style-asian="normal" style:font-weight-asian="bold" style:font-style-complex="normal" style:font-weight-complex="bold"/>
    </style:style>
    <style:style style:name="T665" style:family="text">
      <style:text-properties fo:font-style="normal" fo:font-weight="bold" officeooo:rsid="014a63a5" style:font-style-asian="normal" style:font-weight-asian="bold" style:font-style-complex="normal" style:font-weight-complex="bold"/>
    </style:style>
    <style:style style:name="T666" style:family="text">
      <style:text-properties fo:font-style="normal" fo:font-weight="bold" officeooo:rsid="015542ef" style:font-style-asian="normal" style:font-weight-asian="bold" style:font-style-complex="normal" style:font-weight-complex="bold"/>
    </style:style>
    <style:style style:name="T667" style:family="text">
      <style:text-properties fo:font-style="normal" fo:font-weight="bold" officeooo:rsid="0157dd30" style:font-style-asian="normal" style:font-weight-asian="bold" style:font-style-complex="normal" style:font-weight-complex="bold"/>
    </style:style>
    <style:style style:name="T668" style:family="text">
      <style:text-properties fo:font-style="normal" fo:font-weight="bold" officeooo:rsid="0157af8c" style:font-style-asian="normal" style:font-weight-asian="bold" style:font-style-complex="normal" style:font-weight-complex="bold"/>
    </style:style>
    <style:style style:name="T669" style:family="text">
      <style:text-properties fo:font-style="normal" fo:font-weight="bold" officeooo:rsid="0162c81f" style:font-style-asian="normal" style:font-weight-asian="bold" style:font-style-complex="normal" style:font-weight-complex="bold"/>
    </style:style>
    <style:style style:name="T670" style:family="text">
      <style:text-properties fo:font-style="normal" fo:font-weight="bold" officeooo:rsid="0167ddf1" style:font-style-asian="normal" style:font-weight-asian="bold" style:font-style-complex="normal" style:font-weight-complex="bold"/>
    </style:style>
    <style:style style:name="T671" style:family="text">
      <style:text-properties fo:font-style="normal" fo:font-weight="bold" officeooo:rsid="016fe1c9" style:font-style-asian="normal" style:font-weight-asian="bold" style:font-style-complex="normal" style:font-weight-complex="bold"/>
    </style:style>
    <style:style style:name="T672" style:family="text">
      <style:text-properties fo:font-style="normal" fo:font-weight="bold" officeooo:rsid="0174cc68" style:font-style-asian="normal" style:font-weight-asian="bold" style:font-style-complex="normal" style:font-weight-complex="bold"/>
    </style:style>
    <style:style style:name="T673" style:family="text">
      <style:text-properties fo:font-style="normal" fo:font-weight="bold" officeooo:rsid="01803628" style:font-style-asian="normal" style:font-weight-asian="bold" style:font-style-complex="normal" style:font-weight-complex="bold"/>
    </style:style>
    <style:style style:name="T674" style:family="text">
      <style:text-properties fo:font-style="normal" fo:font-weight="bold" officeooo:rsid="01b7ca2a" style:font-style-asian="normal" style:font-weight-asian="bold" style:font-style-complex="normal" style:font-weight-complex="bold"/>
    </style:style>
    <style:style style:name="T675" style:family="text">
      <style:text-properties fo:font-style="normal" fo:font-weight="bold" officeooo:rsid="02124341" style:font-style-asian="normal" style:font-weight-asian="bold" style:font-style-complex="normal" style:font-weight-complex="bold"/>
    </style:style>
    <style:style style:name="T676" style:family="text">
      <style:text-properties fo:font-style="normal" fo:font-weight="bold" officeooo:rsid="01744cb5" style:font-style-asian="normal" style:font-weight-asian="bold" style:font-style-complex="normal" style:font-weight-complex="bold"/>
    </style:style>
    <style:style style:name="T677" style:family="text">
      <style:text-properties fo:font-style="normal" fo:font-weight="bold" officeooo:rsid="0213053c" style:font-style-asian="normal" style:font-weight-asian="bold" style:font-style-complex="normal" style:font-weight-complex="bold"/>
    </style:style>
    <style:style style:name="T678" style:family="text">
      <style:text-properties fo:font-style="normal" fo:font-weight="bold" officeooo:rsid="0216bdd7" style:font-style-asian="normal" style:font-weight-asian="bold" style:font-style-complex="normal" style:font-weight-complex="bold"/>
    </style:style>
    <style:style style:name="T679" style:family="text">
      <style:text-properties fo:font-style="normal" fo:font-weight="bold" officeooo:rsid="0216d150" style:font-style-asian="normal" style:font-weight-asian="bold" style:font-style-complex="normal" style:font-weight-complex="bold"/>
    </style:style>
    <style:style style:name="T680" style:family="text">
      <style:text-properties fo:font-style="normal" fo:font-weight="bold" officeooo:rsid="021d2670" style:font-style-asian="normal" style:font-weight-asian="bold" style:font-style-complex="normal" style:font-weight-complex="bold"/>
    </style:style>
    <style:style style:name="T681" style:family="text">
      <style:text-properties fo:font-style="normal" fo:font-weight="bold" officeooo:rsid="02463f95" style:font-style-asian="normal" style:font-weight-asian="bold" style:font-style-complex="normal" style:font-weight-complex="bold"/>
    </style:style>
    <style:style style:name="T682" style:family="text">
      <style:text-properties fo:font-style="normal" fo:font-weight="bold" officeooo:rsid="01e8e98a" style:font-style-asian="normal" style:font-weight-asian="bold" style:font-style-complex="normal" style:font-weight-complex="bold"/>
    </style:style>
    <style:style style:name="T683" style:family="text">
      <style:text-properties fo:font-style="normal" fo:font-weight="bold" officeooo:rsid="01e7e823" style:font-style-asian="normal" style:font-weight-asian="bold" style:font-style-complex="normal" style:font-weight-complex="bold"/>
    </style:style>
    <style:style style:name="T684" style:family="text">
      <style:text-properties fo:font-style="normal" fo:font-weight="bold" officeooo:rsid="026e79d0" style:font-style-asian="normal" style:font-weight-asian="bold" style:font-style-complex="normal" style:font-weight-complex="bold"/>
    </style:style>
    <style:style style:name="T685" style:family="text">
      <style:text-properties fo:font-style="normal" fo:font-weight="bold" officeooo:rsid="01ea3550" style:font-style-asian="normal" style:font-weight-asian="bold" style:font-style-complex="normal" style:font-weight-complex="bold"/>
    </style:style>
    <style:style style:name="T686" style:family="text">
      <style:text-properties fo:font-style="normal" fo:font-weight="bold" officeooo:rsid="02679056" style:font-style-asian="normal" style:font-weight-asian="bold" style:font-style-complex="normal" style:font-weight-complex="bold"/>
    </style:style>
    <style:style style:name="T687" style:family="text">
      <style:text-properties fo:font-style="normal" fo:font-weight="bold" officeooo:rsid="01eb8b1e" style:font-style-asian="normal" style:font-weight-asian="bold" style:font-style-complex="normal" style:font-weight-complex="bold"/>
    </style:style>
    <style:style style:name="T688" style:family="text">
      <style:text-properties fo:font-style="normal" fo:font-weight="bold" officeooo:rsid="01ed4d14" style:font-style-asian="normal" style:font-weight-asian="bold" style:font-style-complex="normal" style:font-weight-complex="bold"/>
    </style:style>
    <style:style style:name="T689" style:family="text">
      <style:text-properties fo:font-style="normal" fo:font-weight="bold" officeooo:rsid="02698a6d" style:font-style-asian="normal" style:font-weight-asian="bold" style:font-style-complex="normal" style:font-weight-complex="bold"/>
    </style:style>
    <style:style style:name="T690" style:family="text">
      <style:text-properties fo:font-style="normal" fo:font-weight="bold" officeooo:rsid="026eee6e" style:font-style-asian="normal" style:font-weight-asian="bold" style:font-style-complex="normal" style:font-weight-complex="bold"/>
    </style:style>
    <style:style style:name="T691" style:family="text">
      <style:text-properties fo:font-style="normal" fo:font-weight="bold" officeooo:rsid="026c852b" style:font-style-asian="normal" style:font-weight-asian="bold" style:font-style-complex="normal" style:font-weight-complex="bold"/>
    </style:style>
    <style:style style:name="T692" style:family="text">
      <style:text-properties fo:font-style="normal" fo:font-weight="bold" officeooo:rsid="02683472" style:font-style-asian="normal" style:font-weight-asian="bold" style:font-style-complex="normal" style:font-weight-complex="bold"/>
    </style:style>
    <style:style style:name="T693" style:family="text">
      <style:text-properties fo:font-style="normal" fo:font-weight="bold" officeooo:rsid="02703a73" style:font-style-asian="normal" style:font-weight-asian="bold" style:font-style-complex="normal" style:font-weight-complex="bold"/>
    </style:style>
    <style:style style:name="T694" style:family="text">
      <style:text-properties fo:font-style="normal" fo:font-weight="bold" officeooo:rsid="02707d53" style:font-style-asian="normal" style:font-weight-asian="bold" style:font-style-complex="normal" style:font-weight-complex="bold"/>
    </style:style>
    <style:style style:name="T695" style:family="text">
      <style:text-properties fo:font-style="normal" fo:font-weight="bold" officeooo:rsid="0068e667" style:font-style-asian="normal" style:font-weight-asian="bold" style:font-style-complex="normal" style:font-weight-complex="bold"/>
    </style:style>
    <style:style style:name="T696" style:family="text">
      <style:text-properties fo:font-style="normal" fo:font-weight="bold" officeooo:rsid="010e8ba0" style:font-style-asian="normal" style:font-weight-asian="bold" style:font-style-complex="normal" style:font-weight-complex="bold"/>
    </style:style>
    <style:style style:name="T697" style:family="text">
      <style:text-properties fo:font-style="normal" fo:font-weight="bold" officeooo:rsid="01da61da" style:font-style-asian="normal" style:font-weight-asian="bold" style:font-style-complex="normal" style:font-weight-complex="bold"/>
    </style:style>
    <style:style style:name="T698" style:family="text">
      <style:text-properties fo:font-style="normal" fo:font-weight="bold" officeooo:rsid="01dbf1c0" style:font-style-asian="normal" style:font-weight-asian="bold" style:font-style-complex="normal" style:font-weight-complex="bold"/>
    </style:style>
    <style:style style:name="T699" style:family="text">
      <style:text-properties fo:font-style="normal" fo:font-weight="bold" officeooo:rsid="01f066b0" style:font-style-asian="normal" style:font-weight-asian="bold" style:font-style-complex="normal" style:font-weight-complex="bold"/>
    </style:style>
    <style:style style:name="T700" style:family="text">
      <style:text-properties fo:font-style="normal" fo:font-weight="bold" officeooo:rsid="01f1ad77" style:font-style-asian="normal" style:font-weight-asian="bold" style:font-style-complex="normal" style:font-weight-complex="bold"/>
    </style:style>
    <style:style style:name="T701" style:family="text">
      <style:text-properties fo:font-style="normal" fo:font-weight="bold" officeooo:rsid="01f26f88" style:font-style-asian="normal" style:font-weight-asian="bold" style:font-style-complex="normal" style:font-weight-complex="bold"/>
    </style:style>
    <style:style style:name="T702" style:family="text">
      <style:text-properties fo:font-style="normal" fo:font-weight="bold" officeooo:rsid="01f2bec2" style:font-style-asian="normal" style:font-weight-asian="bold" style:font-style-complex="normal" style:font-weight-complex="bold"/>
    </style:style>
    <style:style style:name="T703" style:family="text">
      <style:text-properties fo:font-style="normal" fo:font-weight="bold" officeooo:rsid="01f300ac" style:font-style-asian="normal" style:font-weight-asian="bold" style:font-style-complex="normal" style:font-weight-complex="bold"/>
    </style:style>
    <style:style style:name="T704" style:family="text">
      <style:text-properties fo:font-style="normal" fo:font-weight="bold" officeooo:rsid="01f4f46a" style:font-style-asian="normal" style:font-weight-asian="bold" style:font-style-complex="normal" style:font-weight-complex="bold"/>
    </style:style>
    <style:style style:name="T705" style:family="text">
      <style:text-properties fo:font-style="normal" fo:font-weight="bold" officeooo:rsid="039e4515" style:font-style-asian="normal" style:font-weight-asian="bold" style:font-style-complex="normal" style:font-weight-complex="bold"/>
    </style:style>
    <style:style style:name="T706" style:family="text">
      <style:text-properties fo:font-style="normal" fo:font-weight="bold" officeooo:rsid="03a37b62" style:font-style-asian="normal" style:font-weight-asian="bold" style:font-style-complex="normal" style:font-weight-complex="bold"/>
    </style:style>
    <style:style style:name="T707" style:family="text">
      <style:text-properties fo:font-style="normal" fo:font-weight="bold" officeooo:rsid="03a72c49" style:font-style-asian="normal" style:font-weight-asian="bold" style:font-style-complex="normal" style:font-weight-complex="bold"/>
    </style:style>
    <style:style style:name="T708" style:family="text">
      <style:text-properties fo:font-style="normal" fo:font-weight="bold" officeooo:rsid="03a9b0ba" style:font-style-asian="normal" style:font-weight-asian="bold" style:font-style-complex="normal" style:font-weight-complex="bold"/>
    </style:style>
    <style:style style:name="T709" style:family="text">
      <style:text-properties fo:font-style="normal" fo:font-weight="bold" officeooo:rsid="03aad437" style:font-style-asian="normal" style:font-weight-asian="bold" style:font-style-complex="normal" style:font-weight-complex="bold"/>
    </style:style>
    <style:style style:name="T710" style:family="text">
      <style:text-properties fo:font-style="normal" fo:font-weight="bold" officeooo:rsid="0116f9c9" style:font-style-asian="normal" style:font-weight-asian="bold" style:font-style-complex="normal" style:font-weight-complex="bold"/>
    </style:style>
    <style:style style:name="T711" style:family="text">
      <style:text-properties fo:font-style="normal" fo:font-weight="bold" officeooo:rsid="020b74ed" style:font-style-asian="normal" style:font-weight-asian="bold" style:font-style-complex="normal" style:font-weight-complex="bold"/>
    </style:style>
    <style:style style:name="T712" style:family="text">
      <style:text-properties fo:font-style="normal" fo:font-weight="bold" officeooo:rsid="020c9432" style:font-style-asian="normal" style:font-weight-asian="bold" style:font-style-complex="normal" style:font-weight-complex="bold"/>
    </style:style>
    <style:style style:name="T713" style:family="text">
      <style:text-properties fo:font-style="normal" fo:font-weight="bold" officeooo:rsid="02d0ce3c" style:font-style-asian="normal" style:font-weight-asian="bold" style:font-style-complex="normal" style:font-weight-complex="bold"/>
    </style:style>
    <style:style style:name="T714" style:family="text">
      <style:text-properties fo:font-style="normal" fo:font-weight="bold" officeooo:rsid="02dc4eb0" style:font-style-asian="normal" style:font-weight-asian="bold" style:font-style-complex="normal" style:font-weight-complex="bold"/>
    </style:style>
    <style:style style:name="T715" style:family="text">
      <style:text-properties fo:font-style="normal" fo:font-weight="bold" officeooo:rsid="029ac14d" style:font-style-asian="normal" style:font-weight-asian="bold" style:font-style-complex="normal" style:font-weight-complex="bold"/>
    </style:style>
    <style:style style:name="T716"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17" style:family="text">
      <style:text-properties fo:font-style="normal" fo:font-weight="bold" fo:background-color="#ffff00" loext:char-shading-value="0" style:font-style-asian="normal" style:font-weight-asian="bold" style:font-style-complex="normal" style:font-weight-complex="bold"/>
    </style:style>
    <style:style style:name="T718"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19"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20"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21"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22"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23"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24" style:family="text">
      <style:text-properties fo:font-style="normal" fo:font-weight="bold" fo:background-color="#ffcc00" loext:char-shading-value="0" style:font-style-asian="normal" style:font-weight-asian="bold" style:font-style-complex="normal" style:font-weight-complex="bold"/>
    </style:style>
    <style:style style:name="T725"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26"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27" style:family="text">
      <style:text-properties fo:font-style="normal" fo:background-color="transparent" loext:char-shading-value="0" style:font-style-asian="normal" style:font-style-complex="normal"/>
    </style:style>
    <style:style style:name="T728" style:family="text">
      <style:text-properties fo:font-style="normal" officeooo:rsid="01fd9128" fo:background-color="transparent" loext:char-shading-value="0" style:font-style-asian="normal" style:font-style-complex="normal"/>
    </style:style>
    <style:style style:name="T729" style:family="text">
      <style:text-properties fo:font-style="normal" fo:background-color="#ffff00" loext:char-shading-value="0" style:font-style-asian="normal" style:font-style-complex="normal"/>
    </style:style>
    <style:style style:name="T730" style:family="text">
      <style:text-properties fo:font-style="normal" officeooo:rsid="030ae869" fo:background-color="#ffff00" loext:char-shading-value="0" style:font-style-asian="normal" style:font-style-complex="normal"/>
    </style:style>
    <style:style style:name="T731" style:family="text">
      <style:text-properties fo:font-style="normal" fo:background-color="#ffcc00" loext:char-shading-value="0" style:font-style-asian="normal" style:font-style-complex="normal"/>
    </style:style>
    <style:style style:name="T732" style:family="text">
      <style:text-properties fo:font-style="normal" fo:background-color="#99ff66" loext:char-shading-value="0" style:font-style-asian="normal" style:font-style-complex="normal"/>
    </style:style>
    <style:style style:name="T733" style:family="text">
      <style:text-properties fo:font-style="normal" officeooo:rsid="02326edd" fo:background-color="#cc9900" loext:char-shading-value="0" style:font-style-asian="normal" style:font-style-complex="normal"/>
    </style:style>
    <style:style style:name="T734" style:family="text">
      <style:text-properties fo:font-style="normal" officeooo:rsid="0343c1c0" fo:background-color="#cc9900" loext:char-shading-value="0" style:font-style-asian="normal" style:font-style-complex="normal"/>
    </style:style>
    <style:style style:name="T735" style:family="text">
      <style:text-properties fo:font-style="normal" officeooo:rsid="02326edd" fo:background-color="#00cc00" loext:char-shading-value="0" style:font-style-asian="normal" style:font-style-complex="normal"/>
    </style:style>
    <style:style style:name="T736" style:family="text">
      <style:text-properties fo:font-style="normal" officeooo:rsid="0343c1c0" fo:background-color="#00cc00" loext:char-shading-value="0" style:font-style-asian="normal" style:font-style-complex="normal"/>
    </style:style>
    <style:style style:name="T737" style:family="text">
      <style:text-properties fo:font-style="normal" officeooo:rsid="02326edd" fo:background-color="#ff9900" loext:char-shading-value="0" style:font-style-asian="normal" style:font-style-complex="normal"/>
    </style:style>
    <style:style style:name="T738" style:family="text">
      <style:text-properties fo:font-style="normal" officeooo:rsid="0343c1c0" fo:background-color="#ff9900" loext:char-shading-value="0" style:font-style-asian="normal" style:font-style-complex="normal"/>
    </style:style>
    <style:style style:name="T739" style:family="text">
      <style:text-properties officeooo:rsid="0018cdea"/>
    </style:style>
    <style:style style:name="T740" style:family="text">
      <style:text-properties officeooo:rsid="00190df0"/>
    </style:style>
    <style:style style:name="T741" style:family="text">
      <style:text-properties officeooo:rsid="001cbc6e"/>
    </style:style>
    <style:style style:name="T742" style:family="text">
      <style:text-properties officeooo:rsid="0022878e"/>
    </style:style>
    <style:style style:name="T743" style:family="text">
      <style:text-properties officeooo:rsid="0025713b"/>
    </style:style>
    <style:style style:name="T744" style:family="text">
      <style:text-properties officeooo:rsid="00280495"/>
    </style:style>
    <style:style style:name="T745" style:family="text">
      <style:text-properties officeooo:rsid="00289aa7"/>
    </style:style>
    <style:style style:name="T746" style:family="text">
      <style:text-properties officeooo:rsid="00295c2e"/>
    </style:style>
    <style:style style:name="T747" style:family="text">
      <style:text-properties officeooo:rsid="00304a04"/>
    </style:style>
    <style:style style:name="T748" style:family="text">
      <style:text-properties officeooo:rsid="003baf82"/>
    </style:style>
    <style:style style:name="T749" style:family="text">
      <style:text-properties officeooo:rsid="003c5055"/>
    </style:style>
    <style:style style:name="T750" style:family="text">
      <style:text-properties officeooo:rsid="003cedc2"/>
    </style:style>
    <style:style style:name="T751" style:family="text">
      <style:text-properties officeooo:rsid="003db748"/>
    </style:style>
    <style:style style:name="T752" style:family="text">
      <style:text-properties officeooo:rsid="00428919"/>
    </style:style>
    <style:style style:name="T753" style:family="text">
      <style:text-properties officeooo:rsid="004626a8"/>
    </style:style>
    <style:style style:name="T754" style:family="text">
      <style:text-properties officeooo:rsid="0054dbaa"/>
    </style:style>
    <style:style style:name="T755" style:family="text">
      <style:text-properties officeooo:rsid="005989f9"/>
    </style:style>
    <style:style style:name="T756" style:family="text">
      <style:text-properties officeooo:rsid="005c77d9"/>
    </style:style>
    <style:style style:name="T757" style:family="text">
      <style:text-properties officeooo:rsid="00653075"/>
    </style:style>
    <style:style style:name="T758" style:family="text">
      <style:text-properties officeooo:rsid="006e6f99"/>
    </style:style>
    <style:style style:name="T759" style:family="text">
      <style:text-properties officeooo:rsid="008371d9"/>
    </style:style>
    <style:style style:name="T760" style:family="text">
      <style:text-properties officeooo:rsid="00857c25"/>
    </style:style>
    <style:style style:name="T761" style:family="text">
      <style:text-properties officeooo:rsid="009d7573"/>
    </style:style>
    <style:style style:name="T762" style:family="text">
      <style:text-properties officeooo:rsid="00a063b5"/>
    </style:style>
    <style:style style:name="T763" style:family="text">
      <style:text-properties officeooo:rsid="00a486e9"/>
    </style:style>
    <style:style style:name="T764" style:family="text">
      <style:text-properties officeooo:rsid="00a62c04"/>
    </style:style>
    <style:style style:name="T765" style:family="text">
      <style:text-properties officeooo:rsid="00a668d6"/>
    </style:style>
    <style:style style:name="T766" style:family="text">
      <style:text-properties officeooo:rsid="00b62e9b"/>
    </style:style>
    <style:style style:name="T767" style:family="text">
      <style:text-properties officeooo:rsid="00bc0048"/>
    </style:style>
    <style:style style:name="T768" style:family="text">
      <style:text-properties officeooo:rsid="00c6d5bf"/>
    </style:style>
    <style:style style:name="T769" style:family="text">
      <style:text-properties officeooo:rsid="00c95d90"/>
    </style:style>
    <style:style style:name="T770" style:family="text">
      <style:text-properties officeooo:rsid="00cb5f0c"/>
    </style:style>
    <style:style style:name="T771" style:family="text">
      <style:text-properties officeooo:rsid="00d897b6"/>
    </style:style>
    <style:style style:name="T772" style:family="text">
      <style:text-properties officeooo:rsid="00da4c7d"/>
    </style:style>
    <style:style style:name="T773" style:family="text">
      <style:text-properties officeooo:rsid="00e06e8f"/>
    </style:style>
    <style:style style:name="T774" style:family="text">
      <style:text-properties officeooo:rsid="00e5dd0a"/>
    </style:style>
    <style:style style:name="T775" style:family="text">
      <style:text-properties officeooo:rsid="00ebe726"/>
    </style:style>
    <style:style style:name="T776" style:family="text">
      <style:text-properties officeooo:rsid="00f791e7"/>
    </style:style>
    <style:style style:name="T777" style:family="text">
      <style:text-properties officeooo:rsid="0102df76"/>
    </style:style>
    <style:style style:name="T778" style:family="text">
      <style:text-properties officeooo:rsid="0104880a"/>
    </style:style>
    <style:style style:name="T779" style:family="text">
      <style:text-properties officeooo:rsid="010ad577"/>
    </style:style>
    <style:style style:name="T780" style:family="text">
      <style:text-properties officeooo:rsid="010c716f"/>
    </style:style>
    <style:style style:name="T781" style:family="text">
      <style:text-properties officeooo:rsid="0120ac38"/>
    </style:style>
    <style:style style:name="T782" style:family="text">
      <style:text-properties officeooo:rsid="0122db3d"/>
    </style:style>
    <style:style style:name="T783" style:family="text">
      <style:text-properties officeooo:rsid="012494e9"/>
    </style:style>
    <style:style style:name="T784" style:family="text">
      <style:text-properties officeooo:rsid="0125d1c6"/>
    </style:style>
    <style:style style:name="T785" style:family="text">
      <style:text-properties officeooo:rsid="0126c018"/>
    </style:style>
    <style:style style:name="T786" style:family="text">
      <style:text-properties officeooo:rsid="0127cc0a"/>
    </style:style>
    <style:style style:name="T787" style:family="text">
      <style:text-properties officeooo:rsid="01294716"/>
    </style:style>
    <style:style style:name="T788" style:family="text">
      <style:text-properties officeooo:rsid="01454381"/>
    </style:style>
    <style:style style:name="T789" style:family="text">
      <style:text-properties officeooo:rsid="01455d8d"/>
    </style:style>
    <style:style style:name="T790" style:family="text">
      <style:text-properties officeooo:rsid="014c9db0"/>
    </style:style>
    <style:style style:name="T791" style:family="text">
      <style:text-properties officeooo:rsid="014ec4ea"/>
    </style:style>
    <style:style style:name="T792" style:family="text">
      <style:text-properties style:text-underline-style="none"/>
    </style:style>
    <style:style style:name="T793" style:family="text">
      <style:text-properties style:text-underline-style="none" fo:font-weight="bold" style:font-weight-asian="bold" style:font-weight-complex="bold"/>
    </style:style>
    <style:style style:name="T794" style:family="text">
      <style:text-properties style:text-underline-style="none" fo:font-weight="bold" officeooo:rsid="02264b57" style:font-weight-asian="bold" style:font-weight-complex="bold"/>
    </style:style>
    <style:style style:name="T795" style:family="text">
      <style:text-properties style:text-underline-style="none" fo:font-weight="bold" officeooo:rsid="01549ab1" style:font-weight-asian="bold" style:font-weight-complex="bold"/>
    </style:style>
    <style:style style:name="T796" style:family="text">
      <style:text-properties style:text-underline-style="none" officeooo:rsid="0151b235"/>
    </style:style>
    <style:style style:name="T797" style:family="text">
      <style:text-properties style:text-underline-style="none" fo:font-weight="normal" style:font-weight-asian="normal" style:font-weight-complex="normal"/>
    </style:style>
    <style:style style:name="T798" style:family="text">
      <style:text-properties style:text-underline-style="none" fo:font-weight="normal" officeooo:rsid="018c5549" style:font-weight-asian="normal" style:font-weight-complex="normal"/>
    </style:style>
    <style:style style:name="T799" style:family="text">
      <style:text-properties style:text-underline-style="none" fo:font-weight="normal" officeooo:rsid="02264b57" style:font-weight-asian="normal" style:font-weight-complex="normal"/>
    </style:style>
    <style:style style:name="T800" style:family="text">
      <style:text-properties style:text-underline-style="none" officeooo:rsid="01549ab1"/>
    </style:style>
    <style:style style:name="T801" style:family="text">
      <style:text-properties style:text-underline-style="none" officeooo:rsid="02264b57"/>
    </style:style>
    <style:style style:name="T802" style:family="text">
      <style:text-properties officeooo:rsid="01726b3e"/>
    </style:style>
    <style:style style:name="T803" style:family="text">
      <style:text-properties officeooo:rsid="01942559"/>
    </style:style>
    <style:style style:name="T804" style:family="text">
      <style:text-properties officeooo:rsid="01972c1b"/>
    </style:style>
    <style:style style:name="T805" style:family="text">
      <style:text-properties officeooo:rsid="01bba535"/>
    </style:style>
    <style:style style:name="T806" style:family="text">
      <style:text-properties officeooo:rsid="01bd084e"/>
    </style:style>
    <style:style style:name="T807" style:family="text">
      <style:text-properties officeooo:rsid="01c44038"/>
    </style:style>
    <style:style style:name="T808" style:family="text">
      <style:text-properties officeooo:rsid="01c66123"/>
    </style:style>
    <style:style style:name="T809" style:family="text">
      <style:text-properties officeooo:rsid="01c6bb4c"/>
    </style:style>
    <style:style style:name="T810" style:family="text">
      <style:text-properties officeooo:rsid="01cc78dc"/>
    </style:style>
    <style:style style:name="T811" style:family="text">
      <style:text-properties officeooo:rsid="01ce00cd"/>
    </style:style>
    <style:style style:name="T812" style:family="text">
      <style:text-properties officeooo:rsid="01ce2e20"/>
    </style:style>
    <style:style style:name="T813" style:family="text">
      <style:text-properties officeooo:rsid="01e60733"/>
    </style:style>
    <style:style style:name="T814" style:family="text">
      <style:text-properties officeooo:rsid="01f83a8a"/>
    </style:style>
    <style:style style:name="T815" style:family="text">
      <style:text-properties officeooo:rsid="01fd4b41"/>
    </style:style>
    <style:style style:name="T816" style:family="text">
      <style:text-properties officeooo:rsid="0213053c"/>
    </style:style>
    <style:style style:name="T817" style:family="text">
      <style:text-properties officeooo:rsid="021c4342"/>
    </style:style>
    <style:style style:name="T818" style:family="text">
      <style:text-properties officeooo:rsid="0221e8b2"/>
    </style:style>
    <style:style style:name="T819" style:family="text">
      <style:text-properties officeooo:rsid="02275a57"/>
    </style:style>
    <style:style style:name="T820" style:family="text">
      <style:text-properties officeooo:rsid="022d2a5a"/>
    </style:style>
    <style:style style:name="T821" style:family="text">
      <style:text-properties officeooo:rsid="0234db07"/>
    </style:style>
    <style:style style:name="T822" style:family="text">
      <style:text-properties officeooo:rsid="0236215c"/>
    </style:style>
    <style:style style:name="T823" style:family="text">
      <style:text-properties officeooo:rsid="0239c52c"/>
    </style:style>
    <style:style style:name="T824" style:family="text">
      <style:text-properties officeooo:rsid="023c9ed7"/>
    </style:style>
    <style:style style:name="T825" style:family="text">
      <style:text-properties officeooo:rsid="0243f074"/>
    </style:style>
    <style:style style:name="T826" style:family="text">
      <style:text-properties officeooo:rsid="02583b16"/>
    </style:style>
    <style:style style:name="T827" style:family="text">
      <style:text-properties officeooo:rsid="0259e231"/>
    </style:style>
    <style:style style:name="T828" style:family="text">
      <style:text-properties officeooo:rsid="025b8ca3"/>
    </style:style>
    <style:style style:name="T829" style:family="text">
      <style:text-properties officeooo:rsid="025cd94f"/>
    </style:style>
    <style:style style:name="T830" style:family="text">
      <style:text-properties officeooo:rsid="025f4697"/>
    </style:style>
    <style:style style:name="T831" style:family="text">
      <style:text-properties officeooo:rsid="0263600c"/>
    </style:style>
    <style:style style:name="T832" style:family="text">
      <style:text-properties officeooo:rsid="026453ac"/>
    </style:style>
    <style:style style:name="T833" style:family="text">
      <style:text-properties officeooo:rsid="0275c343"/>
    </style:style>
    <style:style style:name="T834" style:family="text">
      <style:text-properties officeooo:rsid="0278b042"/>
    </style:style>
    <style:style style:name="T835" style:family="text">
      <style:text-properties officeooo:rsid="027c8504"/>
    </style:style>
    <style:style style:name="T836" style:family="text">
      <style:text-properties officeooo:rsid="027e6400"/>
    </style:style>
    <style:style style:name="T837" style:family="text">
      <style:text-properties officeooo:rsid="027f6500"/>
    </style:style>
    <style:style style:name="T838" style:family="text">
      <style:text-properties officeooo:rsid="02823338"/>
    </style:style>
    <style:style style:name="T839" style:family="text">
      <style:text-properties officeooo:rsid="02854fd8"/>
    </style:style>
    <style:style style:name="T840" style:family="text">
      <style:text-properties officeooo:rsid="0288cbb9"/>
    </style:style>
    <style:style style:name="T841" style:family="text">
      <style:text-properties officeooo:rsid="005d5455"/>
    </style:style>
    <style:style style:name="T842" style:family="text">
      <style:text-properties fo:color="#ff3333" fo:font-weight="bold" style:font-weight-asian="bold" style:font-weight-complex="bold"/>
    </style:style>
    <style:style style:name="T843" style:family="text">
      <style:text-properties fo:color="#ff3333" fo:font-weight="bold" officeooo:rsid="02a4ad8e" style:font-weight-asian="bold" style:font-weight-complex="bold"/>
    </style:style>
    <style:style style:name="T844" style:family="text">
      <style:text-properties officeooo:rsid="02a2e511"/>
    </style:style>
    <style:style style:name="T845" style:family="text">
      <style:text-properties officeooo:rsid="02a4ad8e"/>
    </style:style>
    <style:style style:name="T846" style:family="text">
      <style:text-properties fo:color="#ffffff" fo:font-style="normal" officeooo:rsid="01fd9128" fo:background-color="#00ccff" loext:char-shading-value="0" style:font-style-asian="normal" style:font-style-complex="normal"/>
    </style:style>
    <style:style style:name="T847" style:family="text">
      <style:text-properties fo:color="#ffffff" fo:font-style="normal" officeooo:rsid="02326edd" fo:background-color="#00ccff" loext:char-shading-value="0" style:font-style-asian="normal" style:font-style-complex="normal"/>
    </style:style>
    <style:style style:name="T848" style:family="text">
      <style:text-properties fo:color="#ffffff" fo:font-style="normal" officeooo:rsid="01fd9128" fo:background-color="#0066cc" loext:char-shading-value="0" style:font-style-asian="normal" style:font-style-complex="normal"/>
    </style:style>
    <style:style style:name="T849" style:family="text">
      <style:text-properties fo:color="#ffffff" fo:font-style="normal" officeooo:rsid="02326edd" fo:background-color="#0066cc" loext:char-shading-value="0" style:font-style-asian="normal" style:font-style-complex="normal"/>
    </style:style>
    <style:style style:name="T850" style:family="text">
      <style:text-properties fo:color="#ffffff" fo:font-style="normal" officeooo:rsid="0343c1c0" fo:background-color="#0066cc" loext:char-shading-value="0" style:font-style-asian="normal" style:font-style-complex="normal"/>
    </style:style>
    <style:style style:name="T851" style:family="text">
      <style:text-properties fo:color="#ffffff" fo:font-weight="bold" fo:background-color="#ff3333" loext:char-shading-value="0" style:font-weight-asian="bold" style:font-weight-complex="bold"/>
    </style:style>
    <style:style style:name="T852" style:family="text">
      <style:text-properties fo:color="#ffffff" fo:font-weight="bold" fo:background-color="#00ccff" loext:char-shading-value="0" style:font-weight-asian="bold" style:font-weight-complex="bold"/>
    </style:style>
    <style:style style:name="T853" style:family="text">
      <style:text-properties fo:color="#ffffff" style:font-name="FreeMono"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54" style:family="text">
      <style:text-properties fo:color="#ffffff" style:font-name="FreeMono"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55" style:family="text">
      <style:text-properties fo:color="#ffffff" style:font-name="FreeMono" fo:font-size="9pt" fo:font-style="normal" officeooo:rsid="022ef884" fo:background-color="#ff3333" loext:char-shading-value="0" style:font-size-asian="9pt" style:font-style-asian="normal" style:font-size-complex="9pt" style:font-style-complex="normal"/>
    </style:style>
    <style:style style:name="T856" style:family="text">
      <style:text-properties fo:color="#ffffff" style:font-name="FreeMono" fo:font-size="9pt" fo:font-style="normal" officeooo:rsid="01fd9128" fo:background-color="#00ccff" loext:char-shading-value="0" style:font-size-asian="9pt" style:font-style-asian="normal" style:font-size-complex="9pt" style:font-style-complex="normal"/>
    </style:style>
    <style:style style:name="T857" style:family="text">
      <style:text-properties fo:color="#ffffff" style:font-name="FreeMono" fo:font-size="9pt" fo:font-style="normal" officeooo:rsid="022ef884" fo:background-color="#00ccff" loext:char-shading-value="0" style:font-size-asian="9pt" style:font-style-asian="normal" style:font-size-complex="9pt" style:font-style-complex="normal"/>
    </style:style>
    <style:style style:name="T858" style:family="text">
      <style:text-properties fo:color="#ffffff" style:font-name="FreeMono" fo:font-size="9pt" fo:font-weight="bold" fo:background-color="#ff3333" loext:char-shading-value="0" style:font-size-asian="9pt" style:font-weight-asian="bold" style:font-size-complex="9pt" style:font-weight-complex="bold"/>
    </style:style>
    <style:style style:name="T859" style:family="text">
      <style:text-properties fo:color="#ffffff" style:font-name="FreeMono" fo:font-size="9pt" fo:font-weight="bold" officeooo:rsid="0304aa62" fo:background-color="#ff3333" loext:char-shading-value="0" style:font-size-asian="9pt" style:font-weight-asian="bold" style:font-size-complex="9pt" style:font-weight-complex="bold"/>
    </style:style>
    <style:style style:name="T860" style:family="text">
      <style:text-properties fo:color="#ffffff" officeooo:rsid="03f48ebb" fo:background-color="#00ccff" loext:char-shading-value="0"/>
    </style:style>
    <style:style style:name="T861" style:family="text">
      <style:text-properties fo:color="#ffffff" officeooo:rsid="03f320fe" fo:background-color="#00ccff" loext:char-shading-value="0"/>
    </style:style>
    <style:style style:name="T862" style:family="text">
      <style:text-properties fo:color="#ffffff" officeooo:rsid="03f320fe" fo:background-color="#0066cc" loext:char-shading-value="0"/>
    </style:style>
    <style:style style:name="T863" style:family="text">
      <style:text-properties fo:color="#ffffff" officeooo:rsid="03f48ebb" fo:background-color="#0066cc" loext:char-shading-value="0"/>
    </style:style>
    <style:style style:name="T864" style:family="text">
      <style:text-properties fo:color="#ffffff" style:font-name="FreeMono" fo:font-size="9pt" fo:font-weight="bold" fo:background-color="#00ccff" loext:char-shading-value="0" style:font-size-asian="9pt" style:font-weight-asian="bold" style:font-size-complex="9pt" style:font-weight-complex="bold"/>
    </style:style>
    <style:style style:name="T865" style:family="text">
      <style:text-properties fo:color="#ffffff" style:font-name="FreeMono" fo:font-size="9pt" fo:font-weight="bold" officeooo:rsid="0234db07" fo:background-color="#00ccff" loext:char-shading-value="0" style:font-size-asian="9pt" style:font-weight-asian="bold" style:font-size-complex="9pt" style:font-weight-complex="bold"/>
    </style:style>
    <style:style style:name="T866" style:family="text">
      <style:text-properties fo:color="#ffffff" style:font-name="FreeMono"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867" style:family="text">
      <style:text-properties fo:color="#ffffff" style:font-name="FreeMono"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868" style:family="text">
      <style:text-properties fo:color="#ffffff" style:font-name="FreeMono"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869" style:family="text">
      <style:text-properties fo:background-color="transparent" loext:char-shading-value="0"/>
    </style:style>
    <style:style style:name="T870" style:family="text">
      <style:text-properties officeooo:rsid="02c9c786"/>
    </style:style>
    <style:style style:name="T871" style:family="text">
      <style:text-properties officeooo:rsid="02d0ce3c"/>
    </style:style>
    <style:style style:name="T872" style:family="text">
      <style:text-properties officeooo:rsid="02d70b49"/>
    </style:style>
    <style:style style:name="T873" style:family="text">
      <style:text-properties officeooo:rsid="02dc4eb0"/>
    </style:style>
    <style:style style:name="T874" style:family="text">
      <style:text-properties officeooo:rsid="02e3209d"/>
    </style:style>
    <style:style style:name="T875" style:family="text">
      <style:text-properties officeooo:rsid="02e4cac6"/>
    </style:style>
    <style:style style:name="T876" style:family="text">
      <style:text-properties officeooo:rsid="02e6b301"/>
    </style:style>
    <style:style style:name="T877" style:family="text">
      <style:text-properties officeooo:rsid="02e7118d"/>
    </style:style>
    <style:style style:name="T878" style:family="text">
      <style:text-properties officeooo:rsid="02eb17c6"/>
    </style:style>
    <style:style style:name="T879" style:family="text">
      <style:text-properties officeooo:rsid="02f5cfcd"/>
    </style:style>
    <style:style style:name="T880" style:family="text">
      <style:text-properties officeooo:rsid="02f6d9d7"/>
    </style:style>
    <style:style style:name="T881" style:family="text">
      <style:text-properties officeooo:rsid="02f9e797"/>
    </style:style>
    <style:style style:name="T882" style:family="text">
      <style:text-properties officeooo:rsid="02fb9379"/>
    </style:style>
    <style:style style:name="T883" style:family="text">
      <style:text-properties officeooo:rsid="03041a6b"/>
    </style:style>
    <style:style style:name="T884" style:family="text">
      <style:text-properties officeooo:rsid="0304aa62"/>
    </style:style>
    <style:style style:name="T885" style:family="text">
      <style:text-properties officeooo:rsid="030517c2"/>
    </style:style>
    <style:style style:name="T886" style:family="text">
      <style:text-properties style:font-name="FreeMono" fo:font-size="9pt" fo:font-weight="bold" fo:background-color="#ffff00" loext:char-shading-value="0" style:font-size-asian="9pt" style:font-weight-asian="bold" style:font-size-complex="9pt" style:font-weight-complex="bold"/>
    </style:style>
    <style:style style:name="T887" style:family="text">
      <style:text-properties style:font-name="FreeMono" fo:font-size="9pt" fo:font-weight="bold" officeooo:rsid="0350c945" fo:background-color="#99ff66" loext:char-shading-value="0" style:font-size-asian="9pt" style:font-weight-asian="bold" style:font-size-complex="9pt" style:font-weight-complex="bold"/>
    </style:style>
    <style:style style:name="T888" style:family="text">
      <style:text-properties style:font-name="FreeMono" fo:font-size="9pt" fo:font-weight="bold" fo:background-color="#eeeeee" loext:char-shading-value="0" style:font-size-asian="9pt" style:font-weight-asian="bold" style:font-size-complex="9pt" style:font-weight-complex="bold"/>
    </style:style>
    <style:style style:name="T889" style:family="text">
      <style:text-properties style:font-name="FreeMono" fo:font-size="9pt" fo:font-weight="bold" officeooo:rsid="00190df0" fo:background-color="#eeeeee" loext:char-shading-value="0" style:font-size-asian="9pt" style:font-weight-asian="bold" style:font-size-complex="9pt" style:font-weight-complex="bold"/>
    </style:style>
    <style:style style:name="T890" style:family="text">
      <style:text-properties style:font-name="FreeMono" fo:font-size="9pt" fo:font-weight="bold" officeooo:rsid="04161595" fo:background-color="#eeeeee" loext:char-shading-value="0" style:font-size-asian="9pt" style:font-weight-asian="bold" style:font-size-complex="9pt" style:font-weight-complex="bold"/>
    </style:style>
    <style:style style:name="T891" style:family="text">
      <style:text-properties style:font-name="FreeMono" fo:font-size="9pt" fo:font-weight="bold" officeooo:rsid="00f791e7" fo:background-color="#eeeeee" loext:char-shading-value="0" style:font-size-asian="9pt" style:font-weight-asian="bold" style:font-size-complex="9pt" style:font-weight-complex="bold"/>
    </style:style>
    <style:style style:name="T892" style:family="text">
      <style:text-properties style:font-name="FreeMono"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893" style:family="text">
      <style:text-properties style:font-name="FreeMono"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894" style:family="text">
      <style:text-properties style:font-name="FreeMono"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895" style:family="text">
      <style:text-properties style:font-name="FreeMono"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896" style:family="text">
      <style:text-properties style:font-name="FreeMono"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897" style:family="text">
      <style:text-properties style:font-name="FreeMono"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898" style:family="text">
      <style:text-properties style:font-name="FreeMono"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899" style:family="text">
      <style:text-properties style:font-name="FreeMono"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900" style:family="text">
      <style:text-properties style:font-name="FreeMono"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901" style:family="text">
      <style:text-properties style:font-name="FreeMono"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902" style:family="text">
      <style:text-properties style:font-name="FreeMono"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903" style:family="text">
      <style:text-properties style:font-name="FreeMono"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904" style:family="text">
      <style:text-properties style:font-name="FreeMono"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905" style:family="text">
      <style:text-properties style:font-name="FreeMono" fo:font-size="9pt" fo:font-style="normal" fo:background-color="#99ff66" loext:char-shading-value="0" style:font-size-asian="9pt" style:font-style-asian="normal" style:font-size-complex="9pt" style:font-style-complex="normal"/>
    </style:style>
    <style:style style:name="T906" style:family="text">
      <style:text-properties style:font-name="FreeMono" fo:font-size="9pt" fo:font-style="normal" fo:background-color="#eeeeee" loext:char-shading-value="0" style:font-size-asian="9pt" style:font-style-asian="normal" style:font-size-complex="9pt" style:font-style-complex="normal"/>
    </style:style>
    <style:style style:name="T907" style:family="text">
      <style:text-properties style:font-name="FreeMono" fo:font-size="9pt" fo:font-style="normal" officeooo:rsid="022ef884" fo:background-color="#eeeeee" loext:char-shading-value="0" style:font-size-asian="9pt" style:font-style-asian="normal" style:font-size-complex="9pt" style:font-style-complex="normal"/>
    </style:style>
    <style:style style:name="T908" style:family="text">
      <style:text-properties style:font-name="FreeMono" fo:font-size="9pt" fo:font-style="normal" officeooo:rsid="031e0540" fo:background-color="#eeeeee" loext:char-shading-value="0" style:font-size-asian="9pt" style:font-style-asian="normal" style:font-size-complex="9pt" style:font-style-complex="normal"/>
    </style:style>
    <style:style style:name="T909" style:family="text">
      <style:text-properties style:font-name="FreeMono" fo:font-size="9pt" fo:font-style="normal" fo:background-color="#ffcc00" loext:char-shading-value="0" style:font-size-asian="9pt" style:font-style-asian="normal" style:font-size-complex="9pt" style:font-style-complex="normal"/>
    </style:style>
    <style:style style:name="T910" style:family="text">
      <style:text-properties style:font-name="FreeMono" fo:font-size="9pt" fo:font-style="normal" fo:background-color="#ffff00" loext:char-shading-value="0" style:font-size-asian="9pt" style:font-style-asian="normal" style:font-size-complex="9pt" style:font-style-complex="normal"/>
    </style:style>
    <style:style style:name="T911" style:family="text">
      <style:text-properties style:font-name="FreeMono" fo:font-style="normal" fo:background-color="#eeeeee" loext:char-shading-value="0" style:font-style-asian="normal" style:font-style-complex="normal"/>
    </style:style>
    <style:style style:name="T912" style:family="text">
      <style:text-properties officeooo:rsid="030de001"/>
    </style:style>
    <style:style style:name="T913" style:family="text">
      <style:text-properties officeooo:rsid="030f5ac9"/>
    </style:style>
    <style:style style:name="T914" style:family="text">
      <style:text-properties fo:background-color="#ffff00" loext:char-shading-value="0"/>
    </style:style>
    <style:style style:name="T915" style:family="text">
      <style:text-properties officeooo:rsid="0160fd57" fo:background-color="#ffff00" loext:char-shading-value="0"/>
    </style:style>
    <style:style style:name="T916" style:family="text">
      <style:text-properties officeooo:rsid="03a72c49" fo:background-color="#ffff00" loext:char-shading-value="0"/>
    </style:style>
    <style:style style:name="T917" style:family="text">
      <style:text-properties officeooo:rsid="034278c1" fo:background-color="#ffff00" loext:char-shading-value="0"/>
    </style:style>
    <style:style style:name="T918" style:family="text">
      <style:text-properties officeooo:rsid="0314905a"/>
    </style:style>
    <style:style style:name="T919" style:family="text">
      <style:text-properties officeooo:rsid="03157628"/>
    </style:style>
    <style:style style:name="T920" style:family="text">
      <style:text-properties officeooo:rsid="0316a158"/>
    </style:style>
    <style:style style:name="T921" style:family="text">
      <style:text-properties officeooo:rsid="0317b948"/>
    </style:style>
    <style:style style:name="T922" style:family="text">
      <style:text-properties officeooo:rsid="032e4d37"/>
    </style:style>
    <style:style style:name="T923" style:family="text">
      <style:text-properties officeooo:rsid="034926b3"/>
    </style:style>
    <style:style style:name="T924" style:family="text">
      <style:text-properties officeooo:rsid="0350c945"/>
    </style:style>
    <style:style style:name="T925" style:family="text">
      <style:text-properties officeooo:rsid="0352b93f"/>
    </style:style>
    <style:style style:name="T926" style:family="text">
      <style:text-properties officeooo:rsid="03543b5a"/>
    </style:style>
    <style:style style:name="T927" style:family="text">
      <style:text-properties style:use-window-font-color="true" fo:font-weight="bold" fo:background-color="#ffff00" loext:char-shading-value="0" style:font-weight-asian="bold" style:font-weight-complex="bold"/>
    </style:style>
    <style:style style:name="T928" style:family="text">
      <style:text-properties style:use-window-font-color="true" fo:font-weight="bold" officeooo:rsid="023df095" fo:background-color="#ffff00" loext:char-shading-value="0" style:font-weight-asian="bold" style:font-weight-complex="bold"/>
    </style:style>
    <style:style style:name="T929" style:family="text">
      <style:text-properties style:use-window-font-color="true" fo:font-weight="bold" officeooo:rsid="006e6f99" fo:background-color="#ffff00" loext:char-shading-value="0" style:font-weight-asian="bold" style:font-weight-complex="bold"/>
    </style:style>
    <style:style style:name="T930" style:family="text">
      <style:text-properties style:use-window-font-color="true" fo:font-weight="bold" officeooo:rsid="0198f425" fo:background-color="#ffff00" loext:char-shading-value="0" style:font-weight-asian="bold" style:font-weight-complex="bold"/>
    </style:style>
    <style:style style:name="T931" style:family="text">
      <style:text-properties style:use-window-font-color="true" fo:font-weight="bold" officeooo:rsid="005c77d9" fo:background-color="#ffff00" loext:char-shading-value="0" style:font-weight-asian="bold" style:font-weight-complex="bold"/>
    </style:style>
    <style:style style:name="T932" style:family="text">
      <style:text-properties style:use-window-font-color="true" fo:font-weight="normal" fo:background-color="transparent" loext:char-shading-value="0" style:font-weight-asian="normal" style:font-weight-complex="normal"/>
    </style:style>
    <style:style style:name="T933" style:family="text">
      <style:text-properties style:use-window-font-color="true" fo:font-weight="normal" officeooo:rsid="023faac0" fo:background-color="transparent" loext:char-shading-value="0" style:font-weight-asian="normal" style:font-weight-complex="normal"/>
    </style:style>
    <style:style style:name="T934" style:family="text">
      <style:text-properties style:use-window-font-color="true" fo:font-weight="normal" fo:background-color="#00ccff" loext:char-shading-value="0" style:font-weight-asian="normal" style:font-weight-complex="normal"/>
    </style:style>
    <style:style style:name="T935" style:family="text">
      <style:text-properties style:use-window-font-color="true" fo:font-weight="normal" style:font-weight-asian="normal" style:font-weight-complex="normal"/>
    </style:style>
    <style:style style:name="T936" style:family="text">
      <style:text-properties style:use-window-font-color="true" fo:font-weight="normal" officeooo:rsid="024e584c" style:font-weight-asian="normal" style:font-weight-complex="normal"/>
    </style:style>
    <style:style style:name="T937" style:family="text">
      <style:text-properties style:use-window-font-color="true" fo:font-weight="normal" officeooo:rsid="01942559" style:font-weight-asian="normal" style:font-weight-complex="normal"/>
    </style:style>
    <style:style style:name="T938"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939"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940" style:family="text">
      <style:text-properties style:use-window-font-color="true" fo:font-style="normal" fo:font-weight="bold" style:font-style-asian="normal" style:font-weight-asian="bold" style:font-style-complex="normal" style:font-weight-complex="bold"/>
    </style:style>
    <style:style style:name="T941" style:family="text">
      <style:text-properties style:use-window-font-color="true" fo:font-style="normal" fo:font-weight="bold" officeooo:rsid="03740d9b" style:font-style-asian="normal" style:font-weight-asian="bold" style:font-style-complex="normal" style:font-weight-complex="bold"/>
    </style:style>
    <style:style style:name="T942" style:family="text">
      <style:text-properties style:use-window-font-color="true" fo:font-style="normal" fo:font-weight="bold" officeooo:rsid="03a37b62" style:font-style-asian="normal" style:font-weight-asian="bold" style:font-style-complex="normal" style:font-weight-complex="bold"/>
    </style:style>
    <style:style style:name="T943" style:family="text">
      <style:text-properties style:use-window-font-color="true" fo:font-style="normal" fo:font-weight="bold" officeooo:rsid="03a41510" style:font-style-asian="normal" style:font-weight-asian="bold" style:font-style-complex="normal" style:font-weight-complex="bold"/>
    </style:style>
    <style:style style:name="T944" style:family="text">
      <style:text-properties style:use-window-font-color="true" fo:font-style="normal" fo:font-weight="bold" officeooo:rsid="03a9b0ba" style:font-style-asian="normal" style:font-weight-asian="bold" style:font-style-complex="normal" style:font-weight-complex="bold"/>
    </style:style>
    <style:style style:name="T945"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946" style:family="text">
      <style:text-properties style:use-window-font-color="true" fo:font-style="normal" officeooo:rsid="0216bdd7" style:font-style-asian="normal" style:font-style-complex="normal"/>
    </style:style>
    <style:style style:name="T947" style:family="text">
      <style:text-properties style:use-window-font-color="true" fo:font-style="normal" fo:font-weight="normal" style:font-style-asian="normal" style:font-weight-asian="normal" style:font-style-complex="normal" style:font-weight-complex="normal"/>
    </style:style>
    <style:style style:name="T948" style:family="text">
      <style:text-properties style:use-window-font-color="true" fo:font-style="normal" fo:font-weight="normal" officeooo:rsid="03a1f8b7" style:font-style-asian="normal" style:font-weight-asian="normal" style:font-style-complex="normal" style:font-weight-complex="normal"/>
    </style:style>
    <style:style style:name="T949" style:family="text">
      <style:text-properties style:use-window-font-color="true" fo:font-style="normal" fo:font-weight="normal" officeooo:rsid="03a37b62" style:font-style-asian="normal" style:font-weight-asian="normal" style:font-style-complex="normal" style:font-weight-complex="normal"/>
    </style:style>
    <style:style style:name="T950" style:family="text">
      <style:text-properties style:use-window-font-color="true" fo:font-style="normal" fo:font-weight="normal" officeooo:rsid="03a41510" style:font-style-asian="normal" style:font-weight-asian="normal" style:font-style-complex="normal" style:font-weight-complex="normal"/>
    </style:style>
    <style:style style:name="T951" style:family="text">
      <style:text-properties style:use-window-font-color="true" fo:font-style="normal" fo:font-weight="normal" officeooo:rsid="03a6ae02" style:font-style-asian="normal" style:font-weight-asian="normal" style:font-style-complex="normal" style:font-weight-complex="normal"/>
    </style:style>
    <style:style style:name="T952" style:family="text">
      <style:text-properties style:use-window-font-color="true" fo:font-style="normal" fo:font-weight="normal" officeooo:rsid="03a9b0ba" style:font-style-asian="normal" style:font-weight-asian="normal" style:font-style-complex="normal" style:font-weight-complex="normal"/>
    </style:style>
    <style:style style:name="T953"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954"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955" style:family="text">
      <style:text-properties style:use-window-font-color="true" fo:font-style="italic" fo:font-weight="bold" officeooo:rsid="000a6551" style:font-style-asian="italic" style:font-weight-asian="bold" style:font-style-complex="italic" style:font-weight-complex="bold"/>
    </style:style>
    <style:style style:name="T956" style:family="text">
      <style:text-properties style:use-window-font-color="true" fo:font-style="italic" fo:font-weight="normal" officeooo:rsid="03a9b0ba" style:font-style-asian="italic" style:font-weight-asian="normal" style:font-style-complex="italic" style:font-weight-complex="normal"/>
    </style:style>
    <style:style style:name="T957" style:family="text">
      <style:text-properties style:use-window-font-color="true" fo:font-style="italic" style:text-underline-style="none" fo:font-weight="bold" officeooo:rsid="000a6551" style:font-style-asian="italic" style:font-weight-asian="bold" style:font-style-complex="italic" style:font-weight-complex="bold"/>
    </style:style>
    <style:style style:name="T958"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959" style:family="text">
      <style:text-properties style:use-window-font-color="true" officeooo:rsid="03f48ebb" fo:background-color="#ffff00" loext:char-shading-value="0"/>
    </style:style>
    <style:style style:name="T960" style:family="text">
      <style:text-properties style:use-window-font-color="true" officeooo:rsid="03f320fe" fo:background-color="#ffff00" loext:char-shading-value="0"/>
    </style:style>
    <style:style style:name="T961" style:family="text">
      <style:text-properties style:use-window-font-color="true" officeooo:rsid="03f320fe" fo:background-color="#cc9900" loext:char-shading-value="0"/>
    </style:style>
    <style:style style:name="T962" style:family="text">
      <style:text-properties style:use-window-font-color="true" officeooo:rsid="03f48ebb" fo:background-color="#cc9900" loext:char-shading-value="0"/>
    </style:style>
    <style:style style:name="T963" style:family="text">
      <style:text-properties style:use-window-font-color="true" officeooo:rsid="03f48ebb" fo:background-color="#99ff66" loext:char-shading-value="0"/>
    </style:style>
    <style:style style:name="T964" style:family="text">
      <style:text-properties style:use-window-font-color="true" officeooo:rsid="03f320fe" fo:background-color="#99ff66" loext:char-shading-value="0"/>
    </style:style>
    <style:style style:name="T965" style:family="text">
      <style:text-properties style:use-window-font-color="true" officeooo:rsid="03f320fe" fo:background-color="#00cc00" loext:char-shading-value="0"/>
    </style:style>
    <style:style style:name="T966" style:family="text">
      <style:text-properties style:use-window-font-color="true" officeooo:rsid="03f48ebb" fo:background-color="#00cc00" loext:char-shading-value="0"/>
    </style:style>
    <style:style style:name="T967" style:family="text">
      <style:text-properties style:use-window-font-color="true" officeooo:rsid="03f48ebb" fo:background-color="#ffcc00" loext:char-shading-value="0"/>
    </style:style>
    <style:style style:name="T968" style:family="text">
      <style:text-properties style:use-window-font-color="true" officeooo:rsid="03f320fe" fo:background-color="#ffcc00" loext:char-shading-value="0"/>
    </style:style>
    <style:style style:name="T969" style:family="text">
      <style:text-properties style:use-window-font-color="true" officeooo:rsid="03f320fe" fo:background-color="#ff9900" loext:char-shading-value="0"/>
    </style:style>
    <style:style style:name="T970" style:family="text">
      <style:text-properties style:use-window-font-color="true" officeooo:rsid="03f48ebb" fo:background-color="#ff9900" loext:char-shading-value="0"/>
    </style:style>
    <style:style style:name="T971"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972"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973" style:family="text">
      <style:text-properties fo:color="#009900"/>
    </style:style>
    <style:style style:name="T974" style:family="text">
      <style:text-properties fo:color="#009900" fo:font-weight="normal" officeooo:rsid="029ba440" style:font-weight-asian="normal" style:font-weight-complex="normal"/>
    </style:style>
    <style:style style:name="T975" style:family="text">
      <style:text-properties fo:color="#009900" fo:font-weight="normal" fo:background-color="transparent" loext:char-shading-value="0" style:font-weight-asian="normal" style:font-weight-complex="normal"/>
    </style:style>
    <style:style style:name="T976" style:family="text">
      <style:text-properties fo:color="#009900" fo:font-weight="normal" officeooo:rsid="02409f0d" fo:background-color="transparent" loext:char-shading-value="0" style:font-weight-asian="normal" style:font-weight-complex="normal"/>
    </style:style>
    <style:style style:name="T977" style:family="text">
      <style:text-properties fo:color="#009900" fo:font-weight="bold" style:font-weight-asian="bold" style:font-weight-complex="bold"/>
    </style:style>
    <style:style style:name="T978" style:family="text">
      <style:text-properties fo:color="#009900" fo:font-weight="bold" officeooo:rsid="029ba440" style:font-weight-asian="bold" style:font-weight-complex="bold"/>
    </style:style>
    <style:style style:name="T979" style:family="text">
      <style:text-properties fo:color="#009900" fo:font-weight="bold" officeooo:rsid="00a62c04" style:font-weight-asian="bold" style:font-weight-complex="bold"/>
    </style:style>
    <style:style style:name="T980" style:family="text">
      <style:text-properties fo:color="#009900" fo:font-weight="bold" officeooo:rsid="02eb17c6" style:font-weight-asian="bold" style:font-weight-complex="bold"/>
    </style:style>
    <style:style style:name="T981" style:family="text">
      <style:text-properties fo:color="#009900" fo:font-weight="bold" officeooo:rsid="036af9c0" style:font-weight-asian="bold" style:font-weight-complex="bold"/>
    </style:style>
    <style:style style:name="T982" style:family="text">
      <style:text-properties fo:color="#009900" fo:font-weight="bold" officeooo:rsid="00a668d6" style:font-weight-asian="bold" style:font-weight-complex="bold"/>
    </style:style>
    <style:style style:name="T983" style:family="text">
      <style:text-properties fo:color="#009900" fo:font-weight="bold" officeooo:rsid="006e6f99" style:font-weight-asian="bold" style:font-weight-complex="bold"/>
    </style:style>
    <style:style style:name="T984" style:family="text">
      <style:text-properties fo:color="#009900" fo:font-weight="bold" officeooo:rsid="019fbdbc" style:font-weight-asian="bold" style:font-weight-complex="bold"/>
    </style:style>
    <style:style style:name="T985" style:family="text">
      <style:text-properties fo:color="#009900" fo:font-weight="bold" officeooo:rsid="0198f425" style:font-weight-asian="bold" style:font-weight-complex="bold"/>
    </style:style>
    <style:style style:name="T986" style:family="text">
      <style:text-properties fo:color="#009900" fo:font-weight="bold" officeooo:rsid="013eb8cd" style:font-weight-asian="bold" style:font-weight-complex="bold"/>
    </style:style>
    <style:style style:name="T987" style:family="text">
      <style:text-properties fo:color="#009900" fo:font-weight="bold" officeooo:rsid="005c77d9" style:font-weight-asian="bold" style:font-weight-complex="bold"/>
    </style:style>
    <style:style style:name="T988" style:family="text">
      <style:text-properties fo:color="#009900" fo:font-weight="bold" officeooo:rsid="03876691" style:font-weight-asian="bold" style:font-weight-complex="bold"/>
    </style:style>
    <style:style style:name="T989" style:family="text">
      <style:text-properties fo:color="#009900" fo:font-weight="bold" officeooo:rsid="0314905a" style:font-weight-asian="bold" style:font-weight-complex="bold"/>
    </style:style>
    <style:style style:name="T990" style:family="text">
      <style:text-properties fo:color="#009900" fo:font-weight="bold" officeooo:rsid="031299a0" style:font-weight-asian="bold" style:font-weight-complex="bold"/>
    </style:style>
    <style:style style:name="T991" style:family="text">
      <style:text-properties fo:color="#009900" fo:font-weight="bold" officeooo:rsid="03976e65" style:font-weight-asian="bold" style:font-weight-complex="bold"/>
    </style:style>
    <style:style style:name="T992" style:family="text">
      <style:text-properties fo:color="#009900" fo:font-weight="bold" officeooo:rsid="03b13294" style:font-weight-asian="bold" style:font-weight-complex="bold"/>
    </style:style>
    <style:style style:name="T993" style:family="text">
      <style:text-properties fo:color="#009900" fo:font-weight="bold" officeooo:rsid="01cc78dc" style:font-weight-asian="bold" style:font-weight-complex="bold"/>
    </style:style>
    <style:style style:name="T994" style:family="text">
      <style:text-properties fo:color="#009900" fo:font-weight="bold" officeooo:rsid="01ccb4ae" style:font-weight-asian="bold" style:font-weight-complex="bold"/>
    </style:style>
    <style:style style:name="T995" style:family="text">
      <style:text-properties fo:color="#009900" fo:font-weight="bold" officeooo:rsid="01cff4e9" style:font-weight-asian="bold" style:font-weight-complex="bold"/>
    </style:style>
    <style:style style:name="T996" style:family="text">
      <style:text-properties fo:color="#009900" fo:font-weight="bold" officeooo:rsid="00857c25" style:font-weight-asian="bold" style:font-weight-complex="bold"/>
    </style:style>
    <style:style style:name="T997" style:family="text">
      <style:text-properties fo:color="#009900" fo:font-style="normal" fo:font-weight="normal" style:font-style-asian="normal" style:font-weight-asian="normal" style:font-style-complex="normal" style:font-weight-complex="normal"/>
    </style:style>
    <style:style style:name="T998" style:family="text">
      <style:text-properties fo:color="#009900" fo:font-style="normal" fo:font-weight="normal" officeooo:rsid="0074d0bd" style:font-style-asian="normal" style:font-weight-asian="normal" style:font-style-complex="normal" style:font-weight-complex="normal"/>
    </style:style>
    <style:style style:name="T999" style:family="text">
      <style:text-properties fo:color="#009900" fo:font-style="normal" fo:font-weight="normal" officeooo:rsid="007704fd" style:font-style-asian="normal" style:font-weight-asian="normal" style:font-style-complex="normal" style:font-weight-complex="normal"/>
    </style:style>
    <style:style style:name="T1000" style:family="text">
      <style:text-properties fo:color="#009900" fo:font-style="normal" fo:font-weight="normal" officeooo:rsid="014a63a5" style:font-style-asian="normal" style:font-weight-asian="normal" style:font-style-complex="normal" style:font-weight-complex="normal"/>
    </style:style>
    <style:style style:name="T1001" style:family="text">
      <style:text-properties fo:color="#009900" fo:font-style="normal" fo:font-weight="normal" officeooo:rsid="007b2fb9" style:font-style-asian="normal" style:font-weight-asian="normal" style:font-style-complex="normal" style:font-weight-complex="normal"/>
    </style:style>
    <style:style style:name="T1002" style:family="text">
      <style:text-properties fo:color="#009900" fo:font-style="normal" fo:font-weight="normal" officeooo:rsid="0071b9b8" style:font-style-asian="normal" style:font-weight-asian="normal" style:font-style-complex="normal" style:font-weight-complex="normal"/>
    </style:style>
    <style:style style:name="T1003" style:family="text">
      <style:text-properties fo:color="#009900" fo:font-style="normal" fo:font-weight="normal" officeooo:rsid="0074ae37" style:font-style-asian="normal" style:font-weight-asian="normal" style:font-style-complex="normal" style:font-weight-complex="normal"/>
    </style:style>
    <style:style style:name="T1004" style:family="text">
      <style:text-properties fo:color="#009900" fo:font-style="normal" fo:font-weight="normal" officeooo:rsid="007c38c4" style:font-style-asian="normal" style:font-weight-asian="normal" style:font-style-complex="normal" style:font-weight-complex="normal"/>
    </style:style>
    <style:style style:name="T1005" style:family="text">
      <style:text-properties fo:color="#009900" fo:font-style="normal" fo:font-weight="normal" officeooo:rsid="007e4de3" style:font-style-asian="normal" style:font-weight-asian="normal" style:font-style-complex="normal" style:font-weight-complex="normal"/>
    </style:style>
    <style:style style:name="T1006" style:family="text">
      <style:text-properties fo:color="#009900" fo:font-style="normal" fo:font-weight="normal" officeooo:rsid="007d141b" style:font-style-asian="normal" style:font-weight-asian="normal" style:font-style-complex="normal" style:font-weight-complex="normal"/>
    </style:style>
    <style:style style:name="T1007" style:family="text">
      <style:text-properties fo:color="#009900" fo:font-style="normal" fo:font-weight="normal" officeooo:rsid="01573f42" style:font-style-asian="normal" style:font-weight-asian="normal" style:font-style-complex="normal" style:font-weight-complex="normal"/>
    </style:style>
    <style:style style:name="T1008" style:family="text">
      <style:text-properties fo:color="#009900" fo:font-style="normal" fo:font-weight="normal" officeooo:rsid="01c00e45" style:font-style-asian="normal" style:font-weight-asian="normal" style:font-style-complex="normal" style:font-weight-complex="normal"/>
    </style:style>
    <style:style style:name="T1009" style:family="text">
      <style:text-properties fo:color="#009900" fo:font-style="normal" fo:font-weight="normal" officeooo:rsid="01b997eb" style:font-style-asian="normal" style:font-weight-asian="normal" style:font-style-complex="normal" style:font-weight-complex="normal"/>
    </style:style>
    <style:style style:name="T1010" style:family="text">
      <style:text-properties fo:color="#009900" fo:font-style="normal" fo:font-weight="normal" officeooo:rsid="016de572" style:font-style-asian="normal" style:font-weight-asian="normal" style:font-style-complex="normal" style:font-weight-complex="normal"/>
    </style:style>
    <style:style style:name="T1011" style:family="text">
      <style:text-properties fo:color="#009900" fo:font-style="normal" fo:font-weight="normal" officeooo:rsid="016fe1c9" style:font-style-asian="normal" style:font-weight-asian="normal" style:font-style-complex="normal" style:font-weight-complex="normal"/>
    </style:style>
    <style:style style:name="T1012" style:family="text">
      <style:text-properties fo:color="#009900" fo:font-style="normal" fo:font-weight="normal" officeooo:rsid="03740d9b" style:font-style-asian="normal" style:font-weight-asian="normal" style:font-style-complex="normal" style:font-weight-complex="normal"/>
    </style:style>
    <style:style style:name="T1013" style:family="text">
      <style:text-properties fo:color="#009900" fo:font-style="normal" fo:font-weight="normal" officeooo:rsid="0174cc68" style:font-style-asian="normal" style:font-weight-asian="normal" style:font-style-complex="normal" style:font-weight-complex="normal"/>
    </style:style>
    <style:style style:name="T1014" style:family="text">
      <style:text-properties fo:color="#009900" fo:font-style="normal" fo:font-weight="normal" officeooo:rsid="0175af5a" style:font-style-asian="normal" style:font-weight-asian="normal" style:font-style-complex="normal" style:font-weight-complex="normal"/>
    </style:style>
    <style:style style:name="T1015" style:family="text">
      <style:text-properties fo:color="#009900" fo:font-style="normal" fo:font-weight="normal" officeooo:rsid="01675255" style:font-style-asian="normal" style:font-weight-asian="normal" style:font-style-complex="normal" style:font-weight-complex="normal"/>
    </style:style>
    <style:style style:name="T1016" style:family="text">
      <style:text-properties fo:color="#009900" fo:font-style="normal" fo:font-weight="normal" officeooo:rsid="03a41510" style:font-style-asian="normal" style:font-weight-asian="normal" style:font-style-complex="normal" style:font-weight-complex="normal"/>
    </style:style>
    <style:style style:name="T1017" style:family="text">
      <style:text-properties fo:color="#009900" fo:font-style="normal" fo:font-weight="normal" officeooo:rsid="03a6ae02" style:font-style-asian="normal" style:font-weight-asian="normal" style:font-style-complex="normal" style:font-weight-complex="normal"/>
    </style:style>
    <style:style style:name="T1018"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019"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020"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021"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022"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023"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024"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025" style:family="text">
      <style:text-properties fo:color="#009900" fo:font-style="normal" style:font-style-asian="normal" style:font-style-complex="normal"/>
    </style:style>
    <style:style style:name="T1026" style:family="text">
      <style:text-properties fo:color="#009900" fo:font-style="normal" officeooo:rsid="020cbf77" style:font-style-asian="normal" style:font-style-complex="normal"/>
    </style:style>
    <style:style style:name="T1027" style:family="text">
      <style:text-properties fo:color="#009900" fo:font-style="normal" officeooo:rsid="01a13f19" style:font-style-asian="normal" style:font-style-complex="normal"/>
    </style:style>
    <style:style style:name="T1028" style:family="text">
      <style:text-properties fo:color="#009900" fo:font-style="normal" officeooo:rsid="008d815f" style:font-style-asian="normal" style:font-style-complex="normal"/>
    </style:style>
    <style:style style:name="T1029" style:family="text">
      <style:text-properties fo:color="#009900" fo:font-style="normal" officeooo:rsid="00ba82ac" style:font-style-asian="normal" style:font-style-complex="normal"/>
    </style:style>
    <style:style style:name="T1030" style:family="text">
      <style:text-properties fo:color="#009900" fo:font-style="normal" officeooo:rsid="0096e400" style:font-style-asian="normal" style:font-style-complex="normal"/>
    </style:style>
    <style:style style:name="T1031" style:family="text">
      <style:text-properties fo:color="#009900" fo:font-style="normal" officeooo:rsid="0097d07c" style:font-style-asian="normal" style:font-style-complex="normal"/>
    </style:style>
    <style:style style:name="T1032" style:family="text">
      <style:text-properties fo:color="#009900" fo:font-style="normal" officeooo:rsid="00986263" style:font-style-asian="normal" style:font-style-complex="normal"/>
    </style:style>
    <style:style style:name="T1033" style:family="text">
      <style:text-properties fo:color="#009900" fo:font-style="normal" officeooo:rsid="03313c8d" style:font-style-asian="normal" style:font-style-complex="normal"/>
    </style:style>
    <style:style style:name="T1034" style:family="text">
      <style:text-properties fo:color="#009900" fo:font-style="normal" officeooo:rsid="0332a05b" style:font-style-asian="normal" style:font-style-complex="normal"/>
    </style:style>
    <style:style style:name="T1035" style:family="text">
      <style:text-properties fo:color="#009900" fo:font-style="normal" officeooo:rsid="015542ef" style:font-style-asian="normal" style:font-style-complex="normal"/>
    </style:style>
    <style:style style:name="T1036" style:family="text">
      <style:text-properties fo:color="#009900" fo:font-style="normal" officeooo:rsid="0157af8c" style:font-style-asian="normal" style:font-style-complex="normal"/>
    </style:style>
    <style:style style:name="T1037" style:family="text">
      <style:text-properties fo:color="#009900" fo:font-style="normal" officeooo:rsid="0157dd30" style:font-style-asian="normal" style:font-style-complex="normal"/>
    </style:style>
    <style:style style:name="T1038" style:family="text">
      <style:text-properties fo:color="#009900" fo:font-style="normal" officeooo:rsid="02282413" style:font-style-asian="normal" style:font-style-complex="normal"/>
    </style:style>
    <style:style style:name="T1039" style:family="text">
      <style:text-properties fo:color="#009900" fo:font-style="normal" officeooo:rsid="01573f42" style:font-style-asian="normal" style:font-style-complex="normal"/>
    </style:style>
    <style:style style:name="T1040" style:family="text">
      <style:text-properties fo:color="#009900" fo:font-style="normal" officeooo:rsid="01c1d276" style:font-style-asian="normal" style:font-style-complex="normal"/>
    </style:style>
    <style:style style:name="T1041" style:family="text">
      <style:text-properties fo:color="#009900" fo:font-style="normal" officeooo:rsid="01b7ca2a" style:font-style-asian="normal" style:font-style-complex="normal"/>
    </style:style>
    <style:style style:name="T1042" style:family="text">
      <style:text-properties fo:color="#009900" fo:font-style="normal" officeooo:rsid="0216bdd7" style:font-style-asian="normal" style:font-style-complex="normal"/>
    </style:style>
    <style:style style:name="T1043" style:family="text">
      <style:text-properties fo:color="#009900" fo:font-style="normal" officeooo:rsid="0116cacd" style:font-style-asian="normal" style:font-style-complex="normal"/>
    </style:style>
    <style:style style:name="T1044" style:family="text">
      <style:text-properties fo:color="#009900" fo:font-style="normal" officeooo:rsid="03e7cbf4" style:font-style-asian="normal" style:font-style-complex="normal"/>
    </style:style>
    <style:style style:name="T1045" style:family="text">
      <style:text-properties fo:color="#009900" fo:font-style="normal" fo:font-weight="bold" style:font-style-asian="normal" style:font-weight-asian="bold" style:font-style-complex="normal" style:font-weight-complex="bold"/>
    </style:style>
    <style:style style:name="T1046" style:family="text">
      <style:text-properties fo:color="#009900" fo:font-style="normal" fo:font-weight="bold" officeooo:rsid="01fe46ff" style:font-style-asian="normal" style:font-weight-asian="bold" style:font-style-complex="normal" style:font-weight-complex="bold"/>
    </style:style>
    <style:style style:name="T1047" style:family="text">
      <style:text-properties fo:color="#009900" fo:font-style="normal" fo:font-weight="bold" officeooo:rsid="01ff1400" style:font-style-asian="normal" style:font-weight-asian="bold" style:font-style-complex="normal" style:font-weight-complex="bold"/>
    </style:style>
    <style:style style:name="T1048" style:family="text">
      <style:text-properties fo:color="#009900" fo:font-style="normal" fo:font-weight="bold" officeooo:rsid="02001c92" style:font-style-asian="normal" style:font-weight-asian="bold" style:font-style-complex="normal" style:font-weight-complex="bold"/>
    </style:style>
    <style:style style:name="T1049" style:family="text">
      <style:text-properties fo:color="#009900" fo:font-style="normal" fo:font-weight="bold" officeooo:rsid="0096e400" style:font-style-asian="normal" style:font-weight-asian="bold" style:font-style-complex="normal" style:font-weight-complex="bold"/>
    </style:style>
    <style:style style:name="T1050" style:family="text">
      <style:text-properties fo:color="#009900" fo:font-style="normal" fo:font-weight="bold" officeooo:rsid="0097d07c" style:font-style-asian="normal" style:font-weight-asian="bold" style:font-style-complex="normal" style:font-weight-complex="bold"/>
    </style:style>
    <style:style style:name="T1051" style:family="text">
      <style:text-properties fo:color="#009900" fo:font-style="normal" fo:font-weight="bold" officeooo:rsid="00986263" style:font-style-asian="normal" style:font-weight-asian="bold" style:font-style-complex="normal" style:font-weight-complex="bold"/>
    </style:style>
    <style:style style:name="T1052" style:family="text">
      <style:text-properties fo:color="#009900" fo:font-style="normal" fo:font-weight="bold" officeooo:rsid="00b6117c" style:font-style-asian="normal" style:font-weight-asian="bold" style:font-style-complex="normal" style:font-weight-complex="bold"/>
    </style:style>
    <style:style style:name="T1053" style:family="text">
      <style:text-properties fo:color="#009900" fo:font-style="normal" fo:font-weight="bold" officeooo:rsid="009add0c" style:font-style-asian="normal" style:font-weight-asian="bold" style:font-style-complex="normal" style:font-weight-complex="bold"/>
    </style:style>
    <style:style style:name="T1054" style:family="text">
      <style:text-properties fo:color="#009900" fo:font-style="normal" fo:font-weight="bold" officeooo:rsid="0366270c" style:font-style-asian="normal" style:font-weight-asian="bold" style:font-style-complex="normal" style:font-weight-complex="bold"/>
    </style:style>
    <style:style style:name="T1055" style:family="text">
      <style:text-properties fo:color="#009900" fo:font-style="normal" fo:font-weight="bold" officeooo:rsid="01573f42" style:font-style-asian="normal" style:font-weight-asian="bold" style:font-style-complex="normal" style:font-weight-complex="bold"/>
    </style:style>
    <style:style style:name="T1056" style:family="text">
      <style:text-properties fo:color="#009900" fo:font-style="normal" fo:font-weight="bold" officeooo:rsid="016de572" style:font-style-asian="normal" style:font-weight-asian="bold" style:font-style-complex="normal" style:font-weight-complex="bold"/>
    </style:style>
    <style:style style:name="T1057" style:family="text">
      <style:text-properties fo:color="#009900" fo:font-style="normal" fo:font-weight="bold" officeooo:rsid="016fe1c9" style:font-style-asian="normal" style:font-weight-asian="bold" style:font-style-complex="normal" style:font-weight-complex="bold"/>
    </style:style>
    <style:style style:name="T1058" style:family="text">
      <style:text-properties fo:color="#009900" fo:font-style="normal" fo:font-weight="bold" officeooo:rsid="02124341" style:font-style-asian="normal" style:font-weight-asian="bold" style:font-style-complex="normal" style:font-weight-complex="bold"/>
    </style:style>
    <style:style style:name="T1059" style:family="text">
      <style:text-properties fo:color="#009900" fo:font-style="normal" fo:font-weight="bold" officeooo:rsid="03740d9b" style:font-style-asian="normal" style:font-weight-asian="bold" style:font-style-complex="normal" style:font-weight-complex="bold"/>
    </style:style>
    <style:style style:name="T1060" style:family="text">
      <style:text-properties fo:color="#009900" fo:font-style="normal" fo:font-weight="bold" officeooo:rsid="0174cc68" style:font-style-asian="normal" style:font-weight-asian="bold" style:font-style-complex="normal" style:font-weight-complex="bold"/>
    </style:style>
    <style:style style:name="T1061" style:family="text">
      <style:text-properties fo:color="#009900" fo:font-style="normal" fo:font-weight="bold" officeooo:rsid="0175af5a" style:font-style-asian="normal" style:font-weight-asian="bold" style:font-style-complex="normal" style:font-weight-complex="bold"/>
    </style:style>
    <style:style style:name="T1062" style:family="text">
      <style:text-properties fo:color="#009900" fo:font-style="normal" fo:font-weight="bold" officeooo:rsid="01eb8b1e" style:font-style-asian="normal" style:font-weight-asian="bold" style:font-style-complex="normal" style:font-weight-complex="bold"/>
    </style:style>
    <style:style style:name="T1063" style:family="text">
      <style:text-properties fo:color="#009900" fo:font-style="normal" fo:font-weight="bold" officeooo:rsid="02707d53" style:font-style-asian="normal" style:font-weight-asian="bold" style:font-style-complex="normal" style:font-weight-complex="bold"/>
    </style:style>
    <style:style style:name="T1064" style:family="text">
      <style:text-properties fo:color="#009900" fo:font-style="normal" fo:font-weight="bold" officeooo:rsid="01ed4d14" style:font-style-asian="normal" style:font-weight-asian="bold" style:font-style-complex="normal" style:font-weight-complex="bold"/>
    </style:style>
    <style:style style:name="T1065" style:family="text">
      <style:text-properties fo:color="#009900" fo:font-style="normal" fo:font-weight="bold" officeooo:rsid="01e12f0b" style:font-style-asian="normal" style:font-weight-asian="bold" style:font-style-complex="normal" style:font-weight-complex="bold"/>
    </style:style>
    <style:style style:name="T1066" style:family="text">
      <style:text-properties fo:color="#009900" fo:font-style="normal" fo:font-weight="bold" officeooo:rsid="01dbf1c0" style:font-style-asian="normal" style:font-weight-asian="bold" style:font-style-complex="normal" style:font-weight-complex="bold"/>
    </style:style>
    <style:style style:name="T1067" style:family="text">
      <style:text-properties fo:color="#009900" fo:font-style="normal" fo:font-weight="bold" officeooo:rsid="039fac9b" style:font-style-asian="normal" style:font-weight-asian="bold" style:font-style-complex="normal" style:font-weight-complex="bold"/>
    </style:style>
    <style:style style:name="T1068" style:family="text">
      <style:text-properties fo:color="#009900" fo:font-style="normal" fo:font-weight="bold" officeooo:rsid="01f1ad77" style:font-style-asian="normal" style:font-weight-asian="bold" style:font-style-complex="normal" style:font-weight-complex="bold"/>
    </style:style>
    <style:style style:name="T1069" style:family="text">
      <style:text-properties fo:color="#009900" fo:font-style="normal" fo:font-weight="bold" officeooo:rsid="01f26f88" style:font-style-asian="normal" style:font-weight-asian="bold" style:font-style-complex="normal" style:font-weight-complex="bold"/>
    </style:style>
    <style:style style:name="T1070" style:family="text">
      <style:text-properties fo:color="#009900" fo:font-style="normal" fo:font-weight="bold" officeooo:rsid="03a37b62" style:font-style-asian="normal" style:font-weight-asian="bold" style:font-style-complex="normal" style:font-weight-complex="bold"/>
    </style:style>
    <style:style style:name="T1071" style:family="text">
      <style:text-properties fo:color="#009900" fo:font-style="normal" fo:font-weight="bold" officeooo:rsid="03a41510" style:font-style-asian="normal" style:font-weight-asian="bold" style:font-style-complex="normal" style:font-weight-complex="bold"/>
    </style:style>
    <style:style style:name="T1072" style:family="text">
      <style:text-properties fo:color="#009900" fo:font-style="normal" fo:font-weight="bold" officeooo:rsid="03a5d78d" style:font-style-asian="normal" style:font-weight-asian="bold" style:font-style-complex="normal" style:font-weight-complex="bold"/>
    </style:style>
    <style:style style:name="T1073" style:family="text">
      <style:text-properties fo:color="#009900" fo:font-style="normal" fo:font-weight="bold" officeooo:rsid="03a6ae02" style:font-style-asian="normal" style:font-weight-asian="bold" style:font-style-complex="normal" style:font-weight-complex="bold"/>
    </style:style>
    <style:style style:name="T1074" style:family="text">
      <style:text-properties fo:color="#009900" fo:font-style="normal" fo:font-weight="bold" officeooo:rsid="03a9b0ba" style:font-style-asian="normal" style:font-weight-asian="bold" style:font-style-complex="normal" style:font-weight-complex="bold"/>
    </style:style>
    <style:style style:name="T1075" style:family="text">
      <style:text-properties fo:color="#009900" fo:font-style="normal" fo:font-weight="bold" officeooo:rsid="03b31c36" style:font-style-asian="normal" style:font-weight-asian="bold" style:font-style-complex="normal" style:font-weight-complex="bold"/>
    </style:style>
    <style:style style:name="T1076" style:family="text">
      <style:text-properties fo:color="#009900" fo:font-style="normal" fo:font-weight="bold" officeooo:rsid="03d977ee" style:font-style-asian="normal" style:font-weight-asian="bold" style:font-style-complex="normal" style:font-weight-complex="bold"/>
    </style:style>
    <style:style style:name="T1077" style:family="text">
      <style:text-properties fo:color="#009900" fo:font-style="normal" fo:font-weight="bold" officeooo:rsid="0167ddf1" style:font-style-asian="normal" style:font-weight-asian="bold" style:font-style-complex="normal" style:font-weight-complex="bold"/>
    </style:style>
    <style:style style:name="T1078" style:family="text">
      <style:text-properties fo:color="#009900" fo:font-style="normal" fo:font-weight="bold" officeooo:rsid="016b639a" style:font-style-asian="normal" style:font-weight-asian="bold" style:font-style-complex="normal" style:font-weight-complex="bold"/>
    </style:style>
    <style:style style:name="T1079" style:family="text">
      <style:text-properties fo:color="#009900" fo:font-style="normal" fo:font-weight="bold" officeooo:rsid="0213053c" style:font-style-asian="normal" style:font-weight-asian="bold" style:font-style-complex="normal" style:font-weight-complex="bold"/>
    </style:style>
    <style:style style:name="T1080" style:family="text">
      <style:text-properties fo:color="#009900" fo:font-style="normal" fo:font-weight="bold" officeooo:rsid="0216bdd7" style:font-style-asian="normal" style:font-weight-asian="bold" style:font-style-complex="normal" style:font-weight-complex="bold"/>
    </style:style>
    <style:style style:name="T1081" style:family="text">
      <style:text-properties fo:color="#009900" fo:font-style="normal" fo:font-weight="bold" officeooo:rsid="0216d150" style:font-style-asian="normal" style:font-weight-asian="bold" style:font-style-complex="normal" style:font-weight-complex="bold"/>
    </style:style>
    <style:style style:name="T1082" style:family="text">
      <style:text-properties fo:color="#009900" fo:font-style="normal" fo:font-weight="bold" officeooo:rsid="021d2670" style:font-style-asian="normal" style:font-weight-asian="bold" style:font-style-complex="normal" style:font-weight-complex="bold"/>
    </style:style>
    <style:style style:name="T1083" style:family="text">
      <style:text-properties fo:color="#009900" fo:font-style="normal" fo:font-weight="bold" officeooo:rsid="01689791" style:font-style-asian="normal" style:font-weight-asian="bold" style:font-style-complex="normal" style:font-weight-complex="bold"/>
    </style:style>
    <style:style style:name="T1084" style:family="text">
      <style:text-properties fo:color="#009900" fo:font-style="normal" fo:font-weight="bold" officeooo:rsid="01b96afb" style:font-style-asian="normal" style:font-weight-asian="bold" style:font-style-complex="normal" style:font-weight-complex="bold"/>
    </style:style>
    <style:style style:name="T1085" style:family="text">
      <style:text-properties fo:color="#009900" fo:font-style="normal" fo:font-weight="bold" officeooo:rsid="01c14b0e" style:font-style-asian="normal" style:font-weight-asian="bold" style:font-style-complex="normal" style:font-weight-complex="bold"/>
    </style:style>
    <style:style style:name="T1086" style:family="text">
      <style:text-properties fo:color="#009900" fo:font-style="normal" fo:font-weight="bold" officeooo:rsid="01b7ca2a" style:font-style-asian="normal" style:font-weight-asian="bold" style:font-style-complex="normal" style:font-weight-complex="bold"/>
    </style:style>
    <style:style style:name="T1087" style:family="text">
      <style:text-properties fo:color="#009900" fo:font-style="normal" fo:font-weight="bold" officeooo:rsid="01bf89d1" style:font-style-asian="normal" style:font-weight-asian="bold" style:font-style-complex="normal" style:font-weight-complex="bold"/>
    </style:style>
    <style:style style:name="T1088" style:family="text">
      <style:text-properties fo:color="#009900" fo:font-style="normal" fo:font-weight="bold" officeooo:rsid="01b997eb" style:font-style-asian="normal" style:font-weight-asian="bold" style:font-style-complex="normal" style:font-weight-complex="bold"/>
    </style:style>
    <style:style style:name="T1089" style:family="text">
      <style:text-properties fo:color="#009900" fo:font-style="normal" fo:font-weight="bold" officeooo:rsid="0074ae37" style:font-style-asian="normal" style:font-weight-asian="bold" style:font-style-complex="normal" style:font-weight-complex="bold"/>
    </style:style>
    <style:style style:name="T1090" style:family="text">
      <style:text-properties fo:color="#009900" fo:font-style="normal" fo:font-weight="bold" officeooo:rsid="0078736f" style:font-style-asian="normal" style:font-weight-asian="bold" style:font-style-complex="normal" style:font-weight-complex="bold"/>
    </style:style>
    <style:style style:name="T1091" style:family="text">
      <style:text-properties fo:color="#009900" fo:font-style="normal" fo:font-weight="bold" officeooo:rsid="0071b9b8" style:font-style-asian="normal" style:font-weight-asian="bold" style:font-style-complex="normal" style:font-weight-complex="bold"/>
    </style:style>
    <style:style style:name="T1092" style:family="text">
      <style:text-properties fo:color="#009900" fo:font-style="normal" fo:font-weight="bold" officeooo:rsid="007b2fb9" style:font-style-asian="normal" style:font-weight-asian="bold" style:font-style-complex="normal" style:font-weight-complex="bold"/>
    </style:style>
    <style:style style:name="T1093" style:family="text">
      <style:text-properties fo:color="#009900" fo:font-style="normal" fo:font-weight="bold" officeooo:rsid="02463f95" style:font-style-asian="normal" style:font-weight-asian="bold" style:font-style-complex="normal" style:font-weight-complex="bold"/>
    </style:style>
    <style:style style:name="T1094" style:family="text">
      <style:text-properties fo:color="#009900" fo:font-style="normal" fo:font-weight="bold" officeooo:rsid="0068e667" style:font-style-asian="normal" style:font-weight-asian="bold" style:font-style-complex="normal" style:font-weight-complex="bold"/>
    </style:style>
    <style:style style:name="T1095" style:family="text">
      <style:text-properties fo:color="#009900" fo:font-style="normal" fo:font-weight="bold" officeooo:rsid="00aa6fad" style:font-style-asian="normal" style:font-weight-asian="bold" style:font-style-complex="normal" style:font-weight-complex="bold"/>
    </style:style>
    <style:style style:name="T1096" style:family="text">
      <style:text-properties fo:color="#009900" fo:font-style="normal" fo:font-weight="bold" officeooo:rsid="02d3bd99" style:font-style-asian="normal" style:font-weight-asian="bold" style:font-style-complex="normal" style:font-weight-complex="bold"/>
    </style:style>
    <style:style style:name="T1097" style:family="text">
      <style:text-properties fo:color="#009900" fo:font-style="normal" fo:font-weight="bold" officeooo:rsid="032ff8c8" style:font-style-asian="normal" style:font-weight-asian="bold" style:font-style-complex="normal" style:font-weight-complex="bold"/>
    </style:style>
    <style:style style:name="T1098" style:family="text">
      <style:text-properties fo:color="#009900" fo:font-style="normal" fo:font-weight="bold" officeooo:rsid="03313c8d" style:font-style-asian="normal" style:font-weight-asian="bold" style:font-style-complex="normal" style:font-weight-complex="bold"/>
    </style:style>
    <style:style style:name="T1099" style:family="text">
      <style:text-properties fo:color="#009900" fo:font-style="normal" fo:font-weight="bold" officeooo:rsid="01a13f19" style:font-style-asian="normal" style:font-weight-asian="bold" style:font-style-complex="normal" style:font-weight-complex="bold"/>
    </style:style>
    <style:style style:name="T1100" style:family="text">
      <style:text-properties fo:color="#009900" fo:font-style="normal" fo:font-weight="bold" officeooo:rsid="03e7cbf4" style:font-style-asian="normal" style:font-weight-asian="bold" style:font-style-complex="normal" style:font-weight-complex="bold"/>
    </style:style>
    <style:style style:name="T1101" style:family="text">
      <style:text-properties fo:color="#009900" fo:font-style="normal" fo:font-weight="bold" officeooo:rsid="008ce6f8" style:font-style-asian="normal" style:font-weight-asian="bold" style:font-style-complex="normal" style:font-weight-complex="bold"/>
    </style:style>
    <style:style style:name="T1102" style:family="text">
      <style:text-properties fo:color="#009900" fo:font-style="normal" fo:font-weight="bold" officeooo:rsid="008d49e0" style:font-style-asian="normal" style:font-weight-asian="bold" style:font-style-complex="normal" style:font-weight-complex="bold"/>
    </style:style>
    <style:style style:name="T1103" style:family="text">
      <style:text-properties fo:color="#009900" fo:font-style="normal" fo:font-weight="bold" officeooo:rsid="008d815f" style:font-style-asian="normal" style:font-weight-asian="bold" style:font-style-complex="normal" style:font-weight-complex="bold"/>
    </style:style>
    <style:style style:name="T1104" style:family="text">
      <style:text-properties fo:color="#009900" fo:font-style="normal" fo:font-weight="bold" officeooo:rsid="0094fa0f" style:font-style-asian="normal" style:font-weight-asian="bold" style:font-style-complex="normal" style:font-weight-complex="bold"/>
    </style:style>
    <style:style style:name="T1105" style:family="text">
      <style:text-properties fo:color="#009900" fo:font-style="normal" fo:font-weight="bold" officeooo:rsid="03e95f20" style:font-style-asian="normal" style:font-weight-asian="bold" style:font-style-complex="normal" style:font-weight-complex="bold"/>
    </style:style>
    <style:style style:name="T1106" style:family="text">
      <style:text-properties fo:color="#009900" fo:font-style="normal" fo:font-weight="bold" officeooo:rsid="0204696f" style:font-style-asian="normal" style:font-weight-asian="bold" style:font-style-complex="normal" style:font-weight-complex="bold"/>
    </style:style>
    <style:style style:name="T1107" style:family="text">
      <style:text-properties fo:color="#009900" fo:font-style="normal" fo:font-weight="bold" officeooo:rsid="01ff930f" style:font-style-asian="normal" style:font-weight-asian="bold" style:font-style-complex="normal" style:font-weight-complex="bold"/>
    </style:style>
    <style:style style:name="T1108" style:family="text">
      <style:text-properties fo:color="#009900" fo:font-style="normal" fo:font-weight="bold" officeooo:rsid="020b74ed" style:font-style-asian="normal" style:font-weight-asian="bold" style:font-style-complex="normal" style:font-weight-complex="bold"/>
    </style:style>
    <style:style style:name="T1109" style:family="text">
      <style:text-properties fo:color="#009900" fo:font-style="normal" fo:font-weight="bold" officeooo:rsid="020c9432" style:font-style-asian="normal" style:font-weight-asian="bold" style:font-style-complex="normal" style:font-weight-complex="bold"/>
    </style:style>
    <style:style style:name="T1110"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111"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112" style:family="text">
      <style:text-properties fo:color="#009900" fo:font-style="normal" style:text-underline-style="none" fo:font-weight="bold" style:font-style-asian="normal" style:font-weight-asian="bold" style:font-style-complex="normal" style:font-weight-complex="bold"/>
    </style:style>
    <style:style style:name="T1113" style:family="text">
      <style:text-properties fo:color="#009900" fo:font-style="normal" style:text-underline-style="none" fo:font-weight="bold" officeooo:rsid="018f84a1" style:font-style-asian="normal" style:font-weight-asian="bold" style:font-style-complex="normal" style:font-weight-complex="bold"/>
    </style:style>
    <style:style style:name="T1114" style:family="text">
      <style:text-properties fo:color="#009900" fo:font-style="normal" officeooo:rsid="01c1d276" fo:background-color="#dddddd" loext:char-shading-value="0" style:font-style-asian="normal" style:font-style-complex="normal"/>
    </style:style>
    <style:style style:name="T1115" style:family="text">
      <style:text-properties fo:color="#009900" fo:font-style="normal" officeooo:rsid="00b9feb1" fo:background-color="#dddddd" loext:char-shading-value="0" style:font-style-asian="normal" style:font-style-complex="normal"/>
    </style:style>
    <style:style style:name="T1116" style:family="text">
      <style:text-properties fo:color="#009900" fo:font-style="normal" officeooo:rsid="01c00e45" fo:background-color="#dddddd" loext:char-shading-value="0" style:font-style-asian="normal" style:font-style-complex="normal"/>
    </style:style>
    <style:style style:name="T1117" style:family="text">
      <style:text-properties fo:color="#009900" fo:font-style="normal" officeooo:rsid="00ba82ac" fo:background-color="#dddddd" loext:char-shading-value="0" style:font-style-asian="normal" style:font-style-complex="normal"/>
    </style:style>
    <style:style style:name="T1118" style:family="text">
      <style:text-properties fo:color="#009900" fo:font-style="normal" officeooo:rsid="03e7cbf4" fo:background-color="#dddddd" loext:char-shading-value="0" style:font-style-asian="normal" style:font-style-complex="normal"/>
    </style:style>
    <style:style style:name="T1119" style:family="text">
      <style:text-properties fo:color="#009900" fo:font-style="normal" officeooo:rsid="01a13f19" fo:background-color="#dddddd" loext:char-shading-value="0" style:font-style-asian="normal" style:font-style-complex="normal"/>
    </style:style>
    <style:style style:name="T1120" style:family="text">
      <style:text-properties fo:color="#009900" fo:font-style="normal" officeooo:rsid="02114701" fo:background-color="#dddddd" loext:char-shading-value="0" style:font-style-asian="normal" style:font-style-complex="normal"/>
    </style:style>
    <style:style style:name="T1121" style:family="text">
      <style:text-properties fo:color="#009900" fo:font-style="italic" fo:font-weight="normal" style:font-style-asian="italic" style:font-weight-asian="normal" style:font-style-complex="italic" style:font-weight-complex="normal"/>
    </style:style>
    <style:style style:name="T1122" style:family="text">
      <style:text-properties fo:color="#009900" fo:font-style="italic" fo:font-weight="normal" officeooo:rsid="014a63a5" style:font-style-asian="italic" style:font-weight-asian="normal" style:font-style-complex="italic" style:font-weight-complex="normal"/>
    </style:style>
    <style:style style:name="T1123" style:family="text">
      <style:text-properties fo:color="#009900" fo:font-style="italic" fo:font-weight="normal" officeooo:rsid="029ba440" style:font-style-asian="italic" style:font-weight-asian="normal" style:font-style-complex="italic" style:font-weight-complex="normal"/>
    </style:style>
    <style:style style:name="T1124" style:family="text">
      <style:text-properties fo:color="#009900" fo:font-style="italic" officeooo:rsid="00a668d6" style:font-style-asian="italic" style:font-style-complex="italic"/>
    </style:style>
    <style:style style:name="T1125" style:family="text">
      <style:text-properties fo:color="#009900" fo:font-style="italic" fo:font-weight="bold" style:font-style-asian="italic" style:font-weight-asian="bold" style:font-style-complex="italic" style:font-weight-complex="bold"/>
    </style:style>
    <style:style style:name="T1126" style:family="text">
      <style:text-properties fo:color="#009900" fo:font-style="italic" fo:font-weight="bold" officeooo:rsid="00a668d6" style:font-style-asian="italic" style:font-weight-asian="bold" style:font-style-complex="italic" style:font-weight-complex="bold"/>
    </style:style>
    <style:style style:name="T1127" style:family="text">
      <style:text-properties fo:color="#009900" fo:font-style="italic" fo:font-weight="bold" officeooo:rsid="0174cc68" style:font-style-asian="italic" style:font-weight-asian="bold" style:font-style-complex="italic" style:font-weight-complex="bold"/>
    </style:style>
    <style:style style:name="T1128" style:family="text">
      <style:text-properties fo:color="#009900" fo:font-style="italic" fo:font-weight="bold" officeooo:rsid="0175af5a" style:font-style-asian="italic" style:font-weight-asian="bold" style:font-style-complex="italic" style:font-weight-complex="bold"/>
    </style:style>
    <style:style style:name="T1129" style:family="text">
      <style:text-properties fo:color="#009900" fo:font-style="italic" fo:font-weight="bold" officeooo:rsid="005c77d9" style:font-style-asian="italic" style:font-weight-asian="bold" style:font-style-complex="italic" style:font-weight-complex="bold"/>
    </style:style>
    <style:style style:name="T1130" style:family="text">
      <style:text-properties fo:color="#009900" fo:font-style="italic" fo:font-weight="bold" officeooo:rsid="038947ee" style:font-style-asian="italic" style:font-weight-asian="bold" style:font-style-complex="italic" style:font-weight-complex="bold"/>
    </style:style>
    <style:style style:name="T1131" style:family="text">
      <style:text-properties fo:color="#009900" fo:font-style="italic" fo:font-weight="bold" officeooo:rsid="031299a0" style:font-style-asian="italic" style:font-weight-asian="bold" style:font-style-complex="italic" style:font-weight-complex="bold"/>
    </style:style>
    <style:style style:name="T1132" style:family="text">
      <style:text-properties fo:color="#009900" fo:font-style="italic" fo:font-weight="bold" officeooo:rsid="00c6d5bf" style:font-style-asian="italic" style:font-weight-asian="bold" style:font-style-complex="italic" style:font-weight-complex="bold"/>
    </style:style>
    <style:style style:name="T1133" style:family="text">
      <style:text-properties fo:color="#009900" fo:font-style="italic" fo:font-weight="bold" officeooo:rsid="039c1796" style:font-style-asian="italic" style:font-weight-asian="bold" style:font-style-complex="italic" style:font-weight-complex="bold"/>
    </style:style>
    <style:style style:name="T1134" style:family="text">
      <style:text-properties fo:color="#009900" fo:font-style="italic" fo:font-weight="bold" officeooo:rsid="039fac9b" style:font-style-asian="italic" style:font-weight-asian="bold" style:font-style-complex="italic" style:font-weight-complex="bold"/>
    </style:style>
    <style:style style:name="T1135" style:family="text">
      <style:text-properties fo:color="#009900" fo:font-style="italic" fo:font-weight="bold" officeooo:rsid="02124341" style:font-style-asian="italic" style:font-weight-asian="bold" style:font-style-complex="italic" style:font-weight-complex="bold"/>
    </style:style>
    <style:style style:name="T1136" style:family="text">
      <style:text-properties fo:color="#009900" fo:font-style="italic" fo:font-weight="bold" officeooo:rsid="02001c92" style:font-style-asian="italic" style:font-weight-asian="bold" style:font-style-complex="italic" style:font-weight-complex="bold"/>
    </style:style>
    <style:style style:name="T1137" style:family="text">
      <style:text-properties fo:color="#009900" fo:font-style="italic" fo:font-weight="bold" officeooo:rsid="01ff930f" style:font-style-asian="italic" style:font-weight-asian="bold" style:font-style-complex="italic" style:font-weight-complex="bold"/>
    </style:style>
    <style:style style:name="T1138"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139"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140"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141"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142" style:family="text">
      <style:text-properties fo:color="#009900" fo:font-style="italic" style:text-underline-style="none" fo:font-weight="bold" officeooo:rsid="02264b57" style:font-style-asian="italic" style:font-weight-asian="bold" style:font-style-complex="italic" style:font-weight-complex="bold"/>
    </style:style>
    <style:style style:name="T1143"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144"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145" style:family="text">
      <style:text-properties fo:color="#009900" style:text-line-through-style="solid" style:text-line-through-type="single" fo:font-weight="normal" officeooo:rsid="029ba440" style:font-weight-asian="normal" style:font-weight-complex="normal"/>
    </style:style>
    <style:style style:name="T1146"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147"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148" style:family="text">
      <style:text-properties fo:color="#009900" style:text-line-through-style="solid" style:text-line-through-type="single" fo:font-style="italic" officeooo:rsid="00986263" style:font-style-asian="italic" style:font-style-complex="italic"/>
    </style:style>
    <style:style style:name="T1149" style:family="text">
      <style:text-properties fo:color="#009900" officeooo:rsid="00857c25"/>
    </style:style>
    <style:style style:name="T1150" style:family="text">
      <style:text-properties fo:color="#009900" officeooo:rsid="00a668d6"/>
    </style:style>
    <style:style style:name="T1151" style:family="text">
      <style:text-properties fo:color="#009900" style:text-underline-style="none"/>
    </style:style>
    <style:style style:name="T1152" style:family="text">
      <style:text-properties fo:color="#009900" style:text-underline-style="none" officeooo:rsid="02264b57"/>
    </style:style>
    <style:style style:name="T1153" style:family="text">
      <style:text-properties fo:color="#009900" style:text-underline-style="none" officeooo:rsid="0151b235"/>
    </style:style>
    <style:style style:name="T1154" style:family="text">
      <style:text-properties fo:color="#009900" style:text-underline-style="none" fo:font-weight="normal" officeooo:rsid="02264b57" style:font-weight-asian="normal" style:font-weight-complex="normal"/>
    </style:style>
    <style:style style:name="T1155" style:family="text">
      <style:text-properties fo:color="#009900" style:text-underline-style="none" fo:font-weight="normal" officeooo:rsid="0151b235" style:font-weight-asian="normal" style:font-weight-complex="normal"/>
    </style:style>
    <style:style style:name="T1156" style:family="text">
      <style:text-properties fo:color="#009900" style:text-underline-style="none" fo:font-weight="bold" style:font-weight-asian="bold" style:font-weight-complex="bold"/>
    </style:style>
    <style:style style:name="T1157" style:family="text">
      <style:text-properties fo:color="#009900" style:text-underline-style="none" fo:font-weight="bold" officeooo:rsid="02264b57" style:font-weight-asian="bold" style:font-weight-complex="bold"/>
    </style:style>
    <style:style style:name="T1158" style:family="text">
      <style:text-properties fo:color="#009900" style:text-underline-style="none" fo:font-weight="bold" officeooo:rsid="03dfbee7" style:font-weight-asian="bold" style:font-weight-complex="bold"/>
    </style:style>
    <style:style style:name="T1159" style:family="text">
      <style:text-properties fo:color="#009900" officeooo:rsid="00c125c3"/>
    </style:style>
    <style:style style:name="T1160" style:family="text">
      <style:text-properties fo:color="#009900" officeooo:rsid="00540843"/>
    </style:style>
    <style:style style:name="T1161" style:family="text">
      <style:text-properties fo:color="#009900" officeooo:rsid="00800b4a"/>
    </style:style>
    <style:style style:name="T1162" style:family="text">
      <style:text-properties fo:color="#009900" officeooo:rsid="0386e87f"/>
    </style:style>
    <style:style style:name="T1163" style:family="text">
      <style:text-properties fo:color="#009900" officeooo:rsid="005c77d9"/>
    </style:style>
    <style:style style:name="T1164" style:family="text">
      <style:text-properties fo:color="#009900" officeooo:rsid="011fa1e4"/>
    </style:style>
    <style:style style:name="T1165" style:family="text">
      <style:text-properties fo:color="#009900" officeooo:rsid="013d08f8"/>
    </style:style>
    <style:style style:name="T1166" style:family="text">
      <style:text-properties fo:color="#009900" officeooo:rsid="03876691"/>
    </style:style>
    <style:style style:name="T1167" style:family="text">
      <style:text-properties fo:background-color="#ffffff" loext:char-shading-value="0"/>
    </style:style>
    <style:style style:name="T1168" style:family="text">
      <style:text-properties officeooo:rsid="0395e933"/>
    </style:style>
    <style:style style:name="T1169" style:family="text">
      <style:text-properties officeooo:rsid="03999250" fo:background-color="#ffcc00" loext:char-shading-value="0"/>
    </style:style>
    <style:style style:name="T1170" style:family="text">
      <style:text-properties officeooo:rsid="03a72c49"/>
    </style:style>
    <style:style style:name="T1171" style:family="text">
      <style:text-properties officeooo:rsid="03aad437"/>
    </style:style>
    <style:style style:name="T1172" style:family="text">
      <style:text-properties officeooo:rsid="00edd850"/>
    </style:style>
    <style:style style:name="T1173" style:family="text">
      <style:text-properties officeooo:rsid="03aeea45"/>
    </style:style>
    <style:style style:name="T1174" style:family="text">
      <style:text-properties officeooo:rsid="03b09b3a"/>
    </style:style>
    <style:style style:name="T1175" style:family="text">
      <style:text-properties officeooo:rsid="03b13294"/>
    </style:style>
    <style:style style:name="T1176" style:family="text">
      <style:text-properties officeooo:rsid="03b31c36"/>
    </style:style>
    <style:style style:name="T1177" style:family="text">
      <style:text-properties fo:color="#000000" fo:background-color="#ffff00" loext:char-shading-value="0"/>
    </style:style>
    <style:style style:name="T1178" style:family="text">
      <style:text-properties fo:color="#000000" officeooo:rsid="03b31c36" fo:background-color="#ffff00" loext:char-shading-value="0"/>
    </style:style>
    <style:style style:name="T1179" style:family="text">
      <style:text-properties fo:color="#000000" fo:font-style="normal" officeooo:rsid="030ae869" fo:background-color="#ffff00" loext:char-shading-value="0" style:font-style-asian="normal" style:font-style-complex="normal"/>
    </style:style>
    <style:style style:name="T1180"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181" style:family="text">
      <style:text-properties fo:color="#000000" style:font-name="FreeMono" fo:font-size="9pt" fo:font-style="normal" officeooo:rsid="022ef884" fo:background-color="#ffff00" loext:char-shading-value="0" style:font-size-asian="9pt" style:font-style-asian="normal" style:font-size-complex="9pt" style:font-style-complex="normal"/>
    </style:style>
    <style:style style:name="T1182" style:family="text">
      <style:text-properties fo:background-color="#00ccff" loext:char-shading-value="0"/>
    </style:style>
    <style:style style:name="T1183" style:family="text">
      <style:text-properties officeooo:rsid="02ff0a86"/>
    </style:style>
    <style:style style:name="T1184" style:family="text">
      <style:text-properties officeooo:rsid="03cb40b8"/>
    </style:style>
    <style:style style:name="T1185" style:family="text">
      <style:text-properties officeooo:rsid="03cf15cb"/>
    </style:style>
    <style:style style:name="T1186" style:family="text">
      <style:text-properties fo:color="#808080" fo:font-style="italic" officeooo:rsid="03f320fe" style:font-style-asian="italic" style:font-style-complex="italic"/>
    </style:style>
    <style:style style:name="T1187" style:family="text">
      <style:text-properties fo:color="#808080" style:font-name="Liberation Serif" fo:font-size="10pt" fo:font-style="italic" officeooo:rsid="03f320fe" style:font-size-asian="10pt" style:font-style-asian="italic" style:font-size-complex="10pt" style:font-style-complex="italic"/>
    </style:style>
    <style:style style:name="T1188" style:family="text">
      <style:text-properties fo:color="#808080" style:font-name="Liberation Serif" officeooo:rsid="03f320fe"/>
    </style:style>
    <style:style style:name="T1189" style:family="text">
      <style:text-properties fo:color="#808080" fo:font-style="normal" officeooo:rsid="03f320fe" style:font-style-asian="normal" style:font-style-complex="normal"/>
    </style:style>
    <style:style style:name="T1190" style:family="text">
      <style:text-properties fo:color="#808080" officeooo:rsid="03f320fe"/>
    </style:style>
    <style:style style:name="T1191" style:family="text">
      <style:text-properties fo:color="#808080" officeooo:rsid="03f48ebb"/>
    </style:style>
    <style:style style:name="T1192" style:family="text">
      <style:text-properties officeooo:rsid="03f84253"/>
    </style:style>
    <style:style style:name="T1193" style:family="text">
      <style:text-properties officeooo:rsid="000a96af"/>
    </style:style>
    <style:style style:name="T1194" style:family="text">
      <style:text-properties officeooo:rsid="04054d32"/>
    </style:style>
    <style:style style:name="T1195" style:family="text">
      <style:text-properties officeooo:rsid="040770b0"/>
    </style:style>
    <style:style style:name="T1196" style:family="text">
      <style:text-properties officeooo:rsid="0408e75b"/>
    </style:style>
    <style:style style:name="T1197" style:family="text">
      <style:text-properties officeooo:rsid="040aa695"/>
    </style:style>
    <style:style style:name="T1198" style:family="text">
      <style:text-properties officeooo:rsid="040ac713"/>
    </style:style>
    <style:style style:name="T1199" style:family="text">
      <style:text-properties officeooo:rsid="040d6a3c"/>
    </style:style>
    <style:style style:name="T1200" style:family="text">
      <style:text-properties officeooo:rsid="040e198b"/>
    </style:style>
    <style:style style:name="T1201" style:family="text">
      <style:text-properties officeooo:rsid="040f68eb"/>
    </style:style>
    <style:style style:name="T1202" style:family="text">
      <style:text-properties officeooo:rsid="0410b990"/>
    </style:style>
    <style:style style:name="T1203" style:family="text">
      <style:text-properties officeooo:rsid="04136367"/>
    </style:style>
    <style:style style:name="T1204" style:family="text">
      <style:text-properties officeooo:rsid="04143a91"/>
    </style:style>
    <style:style style:name="T1205" style:family="text">
      <style:text-properties officeooo:rsid="041591b4"/>
    </style:style>
    <style:style style:name="T1206" style:family="text">
      <style:text-properties officeooo:rsid="041a668c"/>
    </style:style>
    <style:style style:name="T1207" style:family="text">
      <style:text-properties officeooo:rsid="041b8ad6"/>
    </style:style>
    <style:style style:name="T1208" style:family="text">
      <style:text-properties officeooo:rsid="041e730d"/>
    </style:style>
    <style:style style:name="T1209" style:family="text">
      <style:text-properties officeooo:rsid="0420bcf2"/>
    </style:style>
    <style:style style:name="T1210" style:family="text">
      <style:text-properties officeooo:rsid="0423c17f"/>
    </style:style>
    <style:style style:name="T1211" style:family="text">
      <style:text-properties style:font-name="Liberation Serif" fo:font-size="40pt" fo:font-style="italic" officeooo:rsid="02a2e511" style:font-size-asian="40pt" style:font-style-asian="italic" style:font-size-complex="40pt" style:font-style-complex="italic"/>
    </style:style>
    <style:style style:name="T1212" style:family="text">
      <style:text-properties fo:color="#6666ff" officeooo:rsid="0022878e"/>
    </style:style>
    <style:style style:name="T1213" style:family="text">
      <style:text-properties fo:color="#6666ff" fo:font-weight="bold" officeooo:rsid="0022878e" style:font-weight-asian="bold" style:font-weight-complex="bold"/>
    </style:style>
    <style:style style:name="T1214" style:family="text">
      <style:text-properties fo:font-size="16pt" officeooo:rsid="000a6551" style:font-size-asian="16pt" style:font-size-complex="16pt"/>
    </style:style>
    <style:style style:name="T1215" style:family="text">
      <style:text-properties fo:font-size="16pt" fo:font-style="italic" officeooo:rsid="02a2e511" style:font-size-asian="16pt" style:font-style-asian="italic" style:font-size-complex="16pt" style:font-style-complex="italic"/>
    </style:style>
    <style:style style:name="T1216"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217"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218" style:family="text">
      <style:text-properties fo:font-size="16pt" fo:font-weight="normal" officeooo:rsid="000a6551" style:font-size-asian="16pt" style:font-weight-asian="normal" style:font-size-complex="16pt" style:font-weight-complex="normal"/>
    </style:style>
    <style:style style:name="T1219" style:family="text">
      <style:text-properties fo:font-size="11pt" fo:font-style="italic" officeooo:rsid="02a2e511" style:font-size-asian="11pt" style:font-style-asian="italic" style:font-size-complex="11pt" style:font-style-complex="italic"/>
    </style:style>
    <style:style style:name="T1220" style:family="text">
      <style:text-properties officeooo:rsid="0425e532"/>
    </style:style>
    <style:style style:name="T1221" style:family="text">
      <style:text-properties officeooo:rsid="0016e613"/>
    </style:style>
    <style:style style:name="T1222" style:family="text">
      <style:text-properties style:font-name="FreeMono" fo:font-size="9pt" fo:font-weight="bold" fo:background-color="#eeeeee" loext:char-shading-value="0" style:font-size-asian="9pt" style:font-weight-asian="bold" style:font-size-complex="9pt" style:font-weight-complex="bold"/>
    </style:style>
    <style:style style:name="T1223" style:family="text">
      <style:text-properties style:font-name="FreeMono" fo:font-size="9pt" fo:font-weight="bold" officeooo:rsid="023c9ed7" fo:background-color="#eeeeee" loext:char-shading-value="0" style:font-size-asian="9pt" style:font-weight-asian="bold" style:font-size-complex="9pt" style:font-weight-complex="bold"/>
    </style:style>
    <style:style style:name="T1224" style:family="text">
      <style:text-properties style:font-name="FreeMono" fo:font-size="9pt" fo:font-weight="bold" officeooo:rsid="0317b948" fo:background-color="#eeeeee" loext:char-shading-value="0" style:font-size-asian="9pt" style:font-weight-asian="bold" style:font-size-complex="9pt" style:font-weight-complex="bold"/>
    </style:style>
    <style:style style:name="T1225" style:family="text">
      <style:text-properties style:font-name="FreeMono" fo:font-size="9pt" fo:font-weight="bold" officeooo:rsid="0316a158" fo:background-color="#eeeeee" loext:char-shading-value="0" style:font-size-asian="9pt" style:font-weight-asian="bold" style:font-size-complex="9pt" style:font-weight-complex="bold"/>
    </style:style>
    <style:style style:name="T1226" style:family="text">
      <style:text-properties style:font-name="FreeMono" fo:font-size="9pt" fo:font-weight="bold" officeooo:rsid="0054dbaa" fo:background-color="#eeeeee" loext:char-shading-value="0" style:font-size-asian="9pt" style:font-weight-asian="bold" style:font-size-complex="9pt" style:font-weight-complex="bold"/>
    </style:style>
    <style:style style:name="T1227" style:family="text">
      <style:text-properties style:font-name="FreeMono" fo:font-size="9pt" fo:font-weight="bold" officeooo:rsid="046ef363" fo:background-color="#eeeeee" loext:char-shading-value="0" style:font-size-asian="9pt" style:font-weight-asian="bold" style:font-size-complex="9pt" style:font-weight-complex="bold"/>
    </style:style>
    <style:style style:name="T1228" style:family="text">
      <style:text-properties style:font-name="FreeMono"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1229" style:family="text">
      <style:text-properties style:font-name="FreeMono"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1230" style:family="text">
      <style:text-properties style:font-name="FreeMono"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1231" style:family="text">
      <style:text-properties style:font-name="FreeMono"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1232" style:family="text">
      <style:text-properties style:font-name="FreeMono"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1233" style:family="text">
      <style:text-properties style:font-name="FreeMono"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1234" style:family="text">
      <style:text-properties style:font-name="FreeMono"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1235" style:family="text">
      <style:text-properties style:font-name="FreeMono"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1236" style:family="text">
      <style:text-properties style:font-name="FreeMono"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1237" style:family="text">
      <style:text-properties style:font-name="FreeMono"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1238" style:family="text">
      <style:text-properties style:font-name="FreeMono"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1239" style:family="text">
      <style:text-properties style:font-name="FreeMono"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1240" style:family="text">
      <style:text-properties style:font-name="FreeMono"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1241" style:family="text">
      <style:text-properties style:font-name="FreeMono"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1242" style:family="text">
      <style:text-properties style:font-name="FreeMono"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1243" style:family="text">
      <style:text-properties style:font-name="FreeMono"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1244" style:family="text">
      <style:text-properties style:font-name="FreeMono"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1245" style:family="text">
      <style:text-properties style:font-name="FreeMono"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1246" style:family="text">
      <style:text-properties style:font-name="FreeMono"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1247" style:family="text">
      <style:text-properties style:font-name="FreeMono"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1248" style:family="text">
      <style:text-properties style:font-name="FreeMono"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1249" style:family="text">
      <style:text-properties style:font-name="FreeMono"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1250" style:family="text">
      <style:text-properties style:font-name="FreeMono"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1251" style:family="text">
      <style:text-properties style:font-name="FreeMono"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1252" style:family="text">
      <style:text-properties style:font-name="FreeMono"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1253" style:family="text">
      <style:text-properties style:font-name="FreeMono"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1254" style:family="text">
      <style:text-properties style:font-name="FreeMono"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1255" style:family="text">
      <style:text-properties style:font-name="FreeMono"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1256" style:family="text">
      <style:text-properties style:font-name="FreeMono"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1257" style:family="text">
      <style:text-properties style:font-name="FreeMono"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1258" style:family="text">
      <style:text-properties style:font-name="FreeMono"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1259" style:family="text">
      <style:text-properties style:font-name="FreeMono"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1260" style:family="text">
      <style:text-properties style:font-name="FreeMono"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1261" style:family="text">
      <style:text-properties style:font-name="FreeMono"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1262" style:family="text">
      <style:text-properties style:font-name="FreeMono"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1263" style:family="text">
      <style:text-properties style:font-name="FreeMono"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1264" style:family="text">
      <style:text-properties style:font-name="FreeMono"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1265" style:family="text">
      <style:text-properties style:font-name="FreeMono"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1266" style:family="text">
      <style:text-properties style:font-name="FreeMono"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1267" style:family="text">
      <style:text-properties style:font-name="FreeMono"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1268" style:family="text">
      <style:text-properties style:font-name="FreeMono"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1269" style:family="text">
      <style:text-properties style:font-name="FreeMono"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1270" style:family="text">
      <style:text-properties style:font-name="FreeMono"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1271" style:family="text">
      <style:text-properties style:font-name="FreeMono" fo:font-size="9pt" fo:font-style="normal" fo:font-weight="bold" style:font-size-asian="9pt" style:font-style-asian="normal" style:font-weight-asian="bold" style:font-size-complex="9pt" style:font-style-complex="normal" style:font-weight-complex="bold"/>
    </style:style>
    <style:style style:name="T1272" style:family="text">
      <style:text-properties style:font-name="FreeMono" fo:font-size="9pt" fo:font-style="normal" fo:font-weight="bold" officeooo:rsid="02d0ce3c" style:font-size-asian="9pt" style:font-style-asian="normal" style:font-weight-asian="bold" style:font-size-complex="9pt" style:font-style-complex="normal" style:font-weight-complex="bold"/>
    </style:style>
    <style:style style:name="T1273" style:family="text">
      <style:text-properties style:font-name="FreeMono" fo:font-size="9pt" fo:font-style="normal" fo:font-weight="bold" officeooo:rsid="02dc4eb0" style:font-size-asian="9pt" style:font-style-asian="normal" style:font-weight-asian="bold" style:font-size-complex="9pt" style:font-style-complex="normal" style:font-weight-complex="bold"/>
    </style:style>
    <style:style style:name="T1274" style:family="text">
      <style:text-properties style:font-name="FreeMono" fo:font-size="9pt" fo:font-style="normal" fo:font-weight="bold" officeooo:rsid="029ac14d" style:font-size-asian="9pt" style:font-style-asian="normal" style:font-weight-asian="bold" style:font-size-complex="9pt" style:font-style-complex="normal" style:font-weight-complex="bold"/>
    </style:style>
    <style:style style:name="T1275" style:family="text">
      <style:text-properties style:font-name="FreeMono"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1276" style:family="text">
      <style:text-properties style:font-name="FreeMono"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1277" style:family="text">
      <style:text-properties style:font-name="FreeMono"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1278" style:family="text">
      <style:text-properties style:font-name="FreeMono"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1279" style:family="text">
      <style:text-properties style:font-name="FreeMono"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1280" style:family="text">
      <style:text-properties style:font-name="FreeMono" fo:font-size="9pt" fo:font-style="normal" style:font-size-asian="9pt" style:font-style-asian="normal" style:font-size-complex="9pt" style:font-style-complex="normal"/>
    </style:style>
    <style:style style:name="T1281" style:family="text">
      <style:text-properties style:font-name="FreeMono" fo:font-size="9pt" fo:font-style="normal" officeooo:rsid="02d70b49" style:font-size-asian="9pt" style:font-style-asian="normal" style:font-size-complex="9pt" style:font-style-complex="normal"/>
    </style:style>
    <style:style style:name="T1282" style:family="text">
      <style:text-properties style:font-name="FreeMono" fo:font-size="9pt" fo:font-style="normal" fo:background-color="#eeeeee" loext:char-shading-value="0" style:font-size-asian="9pt" style:font-style-asian="normal" style:font-size-complex="9pt" style:font-style-complex="normal"/>
    </style:style>
    <style:style style:name="T1283" style:family="text">
      <style:text-properties style:font-name="FreeMono" fo:font-size="9pt" fo:font-style="normal" officeooo:rsid="02d70b49" fo:background-color="#eeeeee" loext:char-shading-value="0" style:font-size-asian="9pt" style:font-style-asian="normal" style:font-size-complex="9pt" style:font-style-complex="normal"/>
    </style:style>
    <style:style style:name="T1284" style:family="text">
      <style:text-properties style:font-name="FreeMono"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1285" style:family="text">
      <style:text-properties style:font-name="FreeMono"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1286" style:family="text">
      <style:text-properties style:font-name="FreeMono"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1287" style:family="text">
      <style:text-properties style:font-name="FreeMono"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1288" style:family="text">
      <style:text-properties style:font-name="FreeMono" fo:font-style="normal" fo:font-weight="bold" style:font-style-asian="normal" style:font-weight-asian="bold" style:font-style-complex="normal" style:font-weight-complex="bold"/>
    </style:style>
    <style:style style:name="T1289" style:family="text">
      <style:text-properties style:font-name="FreeMono" fo:font-style="normal" fo:font-weight="bold" officeooo:rsid="02d0ce3c" style:font-style-asian="normal" style:font-weight-asian="bold" style:font-style-complex="normal" style:font-weight-complex="bold"/>
    </style:style>
    <style:style style:name="T1290" style:family="text">
      <style:text-properties style:font-name="FreeMono" fo:font-style="normal" fo:font-weight="bold" officeooo:rsid="02dc4eb0" style:font-style-asian="normal" style:font-weight-asian="bold" style:font-style-complex="normal" style:font-weight-complex="bold"/>
    </style:style>
    <style:style style:name="T1291" style:family="text">
      <style:text-properties style:font-name="FreeMono" fo:font-style="normal" fo:font-weight="bold" officeooo:rsid="029ac14d" style:font-style-asian="normal" style:font-weight-asian="bold" style:font-style-complex="normal" style:font-weight-complex="bold"/>
    </style:style>
    <style:style style:name="T1292" style:family="text">
      <style:text-properties style:font-name="FreeMono" fo:font-style="normal" style:font-style-asian="normal" style:font-style-complex="normal"/>
    </style:style>
    <style:style style:name="T1293" style:family="text">
      <style:text-properties style:font-name="FreeMono" fo:font-style="normal" officeooo:rsid="02d70b49" style:font-style-asian="normal" style:font-style-complex="normal"/>
    </style:style>
    <style:style style:name="T1294" style:family="text">
      <style:text-properties officeooo:rsid="04325013"/>
    </style:style>
    <style:style style:name="T1295" style:family="text">
      <style:text-properties officeooo:rsid="04504b47"/>
    </style:style>
    <style:style style:name="T1296" style:family="text">
      <style:text-properties fo:background-color="#dddddd" loext:char-shading-value="0"/>
    </style:style>
    <style:style style:name="T1297" style:family="text">
      <style:text-properties officeooo:rsid="0350f249" fo:background-color="#dddddd" loext:char-shading-value="0"/>
    </style:style>
    <style:style style:name="T1298" style:family="text">
      <style:text-properties officeooo:rsid="0462c0b8"/>
    </style:style>
    <style:style style:name="T1299" style:family="text">
      <style:text-properties officeooo:rsid="046ef363"/>
    </style:style>
    <style:style style:name="T1300" style:family="text">
      <style:text-properties officeooo:rsid="04743e3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69">For my <text:span text:style-name="T181">Lord and Savior</text:span>, <text:span text:style-name="T842">Jesus Christ</text:span>.<text:line-break/>And for my own son, Alex.</text:p>
      <text:p text:style-name="P6"/>
      <text:p text:style-name="P11"/>
      <text:p text:style-name="P11"/>
      <text:p text:style-name="P11"/>
      <text:p text:style-name="P11"/>
      <text:p text:style-name="P12"><text:span text:style-name="Book_20_Title"><text:span text:style-name="T1211">RDC &amp;<text:line-break/>CAlive</text:span></text:span></text:p>
      <text:p text:style-name="P14"><text:line-break/><text:line-break/><text:span text:style-name="T1217">Rapid <text:s/>Development <text:s/>Compiler</text:span><text:span text:style-name="T1214"><text:line-break/></text:span><text:span text:style-name="T1218">-- </text:span><text:span text:style-name="T1216">and --</text:span><text:span text:style-name="T1214"><text:line-break/></text:span><text:span text:style-name="T1215">CAlive Programming Language</text:span></text:p>
      <text:p text:style-name="P10"/>
      <text:p text:style-name="P10"><text:line-break/></text:p>
      <text:p text:style-name="P10"/>
      <text:p text:style-name="P10"/>
      <text:p text:style-name="P10"/>
      <text:p text:style-name="P273"><text:span text:style-name="T844"><text:line-break/></text:span><text:span text:style-name="T1219">by </text:span><text:span text:style-name="T958">Rick C. Hodgin</text:span><text:span text:style-name="T1219"><text:line-break/>of </text:span><text:span text:style-name="T958">Liberty Software Foundation</text:span></text:p>
      <text:p text:style-name="P6"/>
      <text:p text:style-name="P9"/>
      <text:h text:style-name="P237" text:outline-level="1"/>
      <text:p text:style-name="P9"/>
      <text:p text:style-name="P9"/>
      <text:p text:style-name="P9"/>
      <text:p text:style-name="P9"/>
      <text:p text:style-name="P9"/>
      <text:p text:style-name="P9"/>
      <text:p text:style-name="P15"><text:span text:style-name="T188">P</text:span><text:span text:style-name="T1">ublic </text:span><text:span text:style-name="T188">B</text:span><text:span text:style-name="T1">enefit </text:span><text:span text:style-name="T188">L</text:span><text:span text:style-name="T1">icense</text:span> -- <text:span text:style-name="T108">Oct.09.2014</text:span><text:span text:style-name="T1210"><text:line-break/></text:span>by <text:span text:style-name="T242">Lib</text:span><text:span text:style-name="T742">erty </text:span><text:span text:style-name="T242">S</text:span><text:span text:style-name="T742">oftware </text:span><text:span text:style-name="T242">F</text:span><text:span text:style-name="T742">oundation</text:span></text:p>
      <text:p text:style-name="P15"><text:span text:style-name="T742"><text:line-break/><text:line-break/></text:span><text:a xlink:type="simple" xlink:href="http://www.libsf.org/licenses" text:style-name="Internet_20_link" text:visited-style-name="Visited_20_Internet_20_Link"><text:span text:style-name="T1212">http://www.libsf.org/</text:span></text:a><text:a xlink:type="simple" xlink:href="http://www.libsf.org/licenses" text:style-name="Internet_20_link" text:visited-style-name="Visited_20_Internet_20_Link"><text:span text:style-name="T1213">licenses</text:span></text:a><text:span text:style-name="T742"><text:line-break/></text:span></text:p>
      <text:p text:style-name="Copyright"/>
      <text:p text:style-name="Copyright"/>
      <text:p text:style-name="Copyright"><text:span text:style-name="T1">This document is released into </text:span><text:span text:style-name="T24">the </text:span><text:span text:style-name="T955">Public Domain</text:span><text:span text:style-name="T1">… </text:span><text:span text:style-name="T178">with a </text:span><text:span text:style-name="T957">caveat</text:span><text:span text:style-name="T1">:</text:span></text:p>
      <text:p text:style-name="P290"><text:line-break/><text:line-break/></text:p>
      <text:p text:style-name="P308"><text:span text:style-name="T188">S</text:span><text:span text:style-name="T181">elf-accountability to God</text:span> … that you keep th<text:span text:style-name="T1210">is</text:span></text:p>
      <text:p text:style-name="P309">content open so that others will receive <text:span text:style-name="T845">it</text:span></text:p>
      <text:p text:style-name="P309">from you <text:span text:style-name="T742">in </text:span>the <text:span text:style-name="T742">s</text:span>ame <text:span text:style-name="T742">manner </text:span>… <text:span text:style-name="T843">in love</text:span>.</text:p>
      <text:p text:style-name="Copyright"><text:line-break/><text:line-break/><text:line-break/></text:p>
      <text:p text:style-name="Copyright"><text:line-break/>First Edition: <text:span text:style-name="T173">Oct.13.2015</text:span><text:span text:style-name="T254"><text:line-break/></text:span><text:span text:style-name="T2">Printed in </text:span><text:span text:style-name="T62">Phoenix, AZ -- </text:span><text:span text:style-name="T2">United States of America</text:span><text:line-break/>ISBN: <text:s/><text:span text:style-name="T173">No ISBN for This Document</text:span></text:p>
      <text:h text:style-name="P238" text:outline-level="1"/>
      <text:p text:style-name="Copyright"/>
      <text:p text:style-name="P301"><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305"><text:a xlink:type="simple" xlink:href="#__RefHeading__21_1056490440" text:style-name="Index_20_Link" text:visited-style-name="Index_20_Link">Table of Contents<text:tab/>4</text:a></text:p>
          <text:p text:style-name="P305"><text:a xlink:type="simple" xlink:href="#__RefHeading___Toc393885066" text:style-name="Index_20_Link" text:visited-style-name="Index_20_Link">Preface<text:tab/>7</text:a></text:p>
          <text:p text:style-name="P307"><text:a xlink:type="simple" xlink:href="#__RefHeading__191_1056490440" text:style-name="Index_20_Link" text:visited-style-name="Index_20_Link">Overall design<text:tab/>7</text:a></text:p>
          <text:p text:style-name="P307"><text:a xlink:type="simple" xlink:href="#__RefHeading__193_1056490440" text:style-name="Index_20_Link" text:visited-style-name="Index_20_Link">Sourcelight<text:tab/>8</text:a></text:p>
          <text:p text:style-name="P307"><text:a xlink:type="simple" xlink:href="#__RefHeading__195_1056490440" text:style-name="Index_20_Link" text:visited-style-name="Index_20_Link">Front-end<text:tab/>8</text:a></text:p>
          <text:p text:style-name="P307"><text:a xlink:type="simple" xlink:href="#__RefHeading__197_1056490440" text:style-name="Index_20_Link" text:visited-style-name="Index_20_Link">Compiler<text:tab/>8</text:a></text:p>
          <text:p text:style-name="P307"><text:a xlink:type="simple" xlink:href="#__RefHeading__727_1056490440" text:style-name="Index_20_Link" text:visited-style-name="Index_20_Link">Generator<text:tab/>9</text:a></text:p>
          <text:p text:style-name="P307"><text:a xlink:type="simple" xlink:href="#__RefHeading__201_1056490440" text:style-name="Index_20_Link" text:visited-style-name="Index_20_Link">Assembler<text:tab/>10</text:a></text:p>
          <text:p text:style-name="P307"><text:a xlink:type="simple" xlink:href="#__RefHeading__729_1056490440" text:style-name="Index_20_Link" text:visited-style-name="Index_20_Link">Linker<text:tab/>10</text:a></text:p>
          <text:p text:style-name="P307"><text:a xlink:type="simple" xlink:href="#__RefHeading__205_1056490440" text:style-name="Index_20_Link" text:visited-style-name="Index_20_Link">LiveCode<text:tab/>10</text:a></text:p>
          <text:p text:style-name="P305"><text:a xlink:type="simple" xlink:href="#__RefHeading___Toc393885067" text:style-name="Index_20_Link" text:visited-style-name="Index_20_Link">Philosophy<text:tab/>13</text:a></text:p>
          <text:p text:style-name="P307"><text:a xlink:type="simple" xlink:href="#__RefHeading__2755_118560278" text:style-name="Index_20_Link" text:visited-style-name="Index_20_Link">LibSF<text:tab/>13</text:a></text:p>
          <text:p text:style-name="P310"><text:a xlink:type="simple" xlink:href="#__RefHeading__10017_1415873427" text:style-name="Index_20_Link" text:visited-style-name="Index_20_Link">In Application<text:tab/>14</text:a></text:p>
          <text:p text:style-name="P310"><text:a xlink:type="simple" xlink:href="#__RefHeading__10019_1415873427" text:style-name="Index_20_Link" text:visited-style-name="Index_20_Link">In Focus<text:tab/>15</text:a></text:p>
          <text:p text:style-name="P310"><text:a xlink:type="simple" xlink:href="#__RefHeading__2737_118560278" text:style-name="Index_20_Link" text:visited-style-name="Index_20_Link">RDC and CAlive<text:tab/>15</text:a></text:p>
          <text:p text:style-name="P310"><text:a xlink:type="simple" xlink:href="#__RefHeading__10021_1415873427" text:style-name="Index_20_Link" text:visited-style-name="Index_20_Link">Invitation<text:tab/>15</text:a></text:p>
          <text:p text:style-name="P305"><text:a xlink:type="simple" xlink:href="#__RefHeading___Toc393885068" text:style-name="Index_20_Link" text:visited-style-name="Index_20_Link">CAlive<text:tab/>18</text:a></text:p>
          <text:p text:style-name="P307"><text:a xlink:type="simple" xlink:href="#__RefHeading___Toc393885069" text:style-name="Index_20_Link" text:visited-style-name="Index_20_Link">CAlive<text:tab/>18</text:a></text:p>
          <text:p text:style-name="P310"><text:a xlink:type="simple" xlink:href="#__RefHeading__2006_118560278" text:style-name="Index_20_Link" text:visited-style-name="Index_20_Link">C and C++ developers<text:tab/>18</text:a></text:p>
          <text:p text:style-name="P307"><text:a xlink:type="simple" xlink:href="#__RefHeading__2739_118560278" text:style-name="Index_20_Link" text:visited-style-name="Index_20_Link">Engage, Unengage, and Binary<text:tab/>19</text:a></text:p>
          <text:p text:style-name="P307"><text:a xlink:type="simple" xlink:href="#__RefHeading__10023_1415873427" text:style-name="Index_20_Link" text:visited-style-name="Index_20_Link">Member Access with . or -&gt;<text:tab/>19</text:a></text:p>
          <text:p text:style-name="P307"><text:a xlink:type="simple" xlink:href="#__RefHeading__2741_118560278" text:style-name="Index_20_Link" text:visited-style-name="Index_20_Link">LiveCode<text:tab/>19</text:a></text:p>
          <text:p text:style-name="P307"><text:a xlink:type="simple" xlink:href="#__RefHeading__2660_343834233" text:style-name="Index_20_Link" text:visited-style-name="Index_20_Link">Program Inquirys<text:tab/>20</text:a></text:p>
          <text:p text:style-name="P307"><text:a xlink:type="simple" xlink:href="#__RefHeading__10229_251287257" text:style-name="Index_20_Link" text:visited-style-name="Index_20_Link">livecode_precompile() and livecode_update()<text:tab/>20</text:a></text:p>
          <text:p text:style-name="P307"><text:a xlink:type="simple" xlink:href="#__RefHeading__10025_1415873427" text:style-name="Index_20_Link" text:visited-style-name="Index_20_Link">livecode_inquiry()<text:tab/>22</text:a></text:p>
          <text:p text:style-name="P307"><text:a xlink:type="simple" xlink:href="#__RefHeading__2654_343834233" text:style-name="Index_20_Link" text:visited-style-name="Index_20_Link">Code Groupings<text:tab/>22</text:a></text:p>
          <text:p text:style-name="P307"><text:a xlink:type="simple" xlink:href="#__RefHeading__4299_889146227" text:style-name="Index_20_Link" text:visited-style-name="Index_20_Link">N| Line Renumbering<text:tab/>24</text:a></text:p>
          <text:p text:style-name="P307"><text:a xlink:type="simple" xlink:href="#__RefHeading__4301_889146227" text:style-name="Index_20_Link" text:visited-style-name="Index_20_Link">Double {{ and }}<text:tab/>25</text:a></text:p>
          <text:p text:style-name="P307"><text:a xlink:type="simple" xlink:href="#__RefHeading__4303_889146227" text:style-name="Index_20_Link" text:visited-style-name="Index_20_Link">Multi-line #define Macros<text:tab/>25</text:a></text:p>
          <text:p text:style-name="P307"><text:a xlink:type="simple" xlink:href="#__RefHeading__2662_343834233" text:style-name="Index_20_Link" text:visited-style-name="Index_20_Link">Fundamental Data Types<text:tab/>26</text:a></text:p>
          <text:p text:style-name="P310"><text:a xlink:type="simple" xlink:href="#__RefHeading__4305_889146227" text:style-name="Index_20_Link" text:visited-style-name="Index_20_Link">Overrides<text:tab/>26</text:a></text:p>
          <text:p text:style-name="P310"><text:a xlink:type="simple" xlink:href="#__RefHeading__2664_343834233" text:style-name="Index_20_Link" text:visited-style-name="Index_20_Link">Endianness<text:tab/>27</text:a></text:p>
          <text:p text:style-name="P307"><text:a xlink:type="simple" xlink:href="#__RefHeading__2666_343834233" text:style-name="Index_20_Link" text:visited-style-name="Index_20_Link">New Types<text:tab/>27</text:a></text:p>
          <text:p text:style-name="P310"><text:a xlink:type="simple" xlink:href="#__RefHeading__2668_343834233" text:style-name="Index_20_Link" text:visited-style-name="Index_20_Link">Auto-sizing<text:tab/>28</text:a></text:p>
          <text:p text:style-name="P307"><text:a xlink:type="simple" xlink:href="#__RefHeading__2670_343834233" text:style-name="Index_20_Link" text:visited-style-name="Index_20_Link">Built-in Extensions<text:tab/>28</text:a></text:p>
          <text:p text:style-name="P311"><text:a xlink:type="simple" xlink:href="#__RefHeading__6446_1459851776" text:style-name="Index_20_Link" text:visited-style-name="Index_20_Link">Built-in Struct and Class Types<text:tab/>28</text:a></text:p>
          <text:p text:style-name="P311"><text:a xlink:type="simple" xlink:href="#__RefHeading__6448_1459851776" text:style-name="Index_20_Link" text:visited-style-name="Index_20_Link">Keywords<text:tab/>29</text:a></text:p>
          <text:p text:style-name="P307"><text:a xlink:type="simple" xlink:href="#__RefHeading__6450_1459851776" text:style-name="Index_20_Link" text:visited-style-name="Index_20_Link">Compile-time Functions and Constants<text:tab/>29</text:a></text:p>
          <text:p text:style-name="P307"><text:a xlink:type="simple" xlink:href="#__RefHeading__6452_1459851776" text:style-name="Index_20_Link" text:visited-style-name="Index_20_Link">Casks<text:tab/>30</text:a></text:p>
          <text:p text:style-name="P311"><text:soft-page-break/><text:a xlink:type="simple" xlink:href="#__RefHeading__6454_1459851776" text:style-name="Index_20_Link" text:visited-style-name="Index_20_Link">Sides and Slots<text:tab/>30</text:a></text:p>
          <text:p text:style-name="P311"><text:a xlink:type="simple" xlink:href="#__RefHeading__6456_1459851776" text:style-name="Index_20_Link" text:visited-style-name="Index_20_Link">Specialized Roles<text:tab/>31</text:a></text:p>
          <text:p text:style-name="P311"><text:a xlink:type="simple" xlink:href="#__RefHeading__6458_1459851776" text:style-name="Index_20_Link" text:visited-style-name="Index_20_Link">~|utility|~<text:tab/>31</text:a></text:p>
          <text:p text:style-name="P311"><text:a xlink:type="simple" xlink:href="#__RefHeading__6460_1459851776" text:style-name="Index_20_Link" text:visited-style-name="Index_20_Link">&lt;|logic|&gt;<text:tab/>32</text:a></text:p>
          <text:p text:style-name="P311"><text:a xlink:type="simple" xlink:href="#__RefHeading__6462_1459851776" text:style-name="Index_20_Link" text:visited-style-name="Index_20_Link">(|Reference|)<text:tab/>32</text:a></text:p>
          <text:p text:style-name="P311"><text:a xlink:type="simple" xlink:href="#__RefHeading__6464_1459851776" text:style-name="Index_20_Link" text:visited-style-name="Index_20_Link">[|Definition|]<text:tab/>33</text:a></text:p>
          <text:p text:style-name="P311"><text:a xlink:type="simple" xlink:href="#__RefHeading__6929_1667753502" text:style-name="Index_20_Link" text:visited-style-name="Index_20_Link">\|Code|/<text:tab/>35</text:a></text:p>
          <text:p text:style-name="P311"><text:a xlink:type="simple" xlink:href="#__RefHeading__10027_1415873427" text:style-name="Index_20_Link" text:visited-style-name="Index_20_Link">/|Auto|\<text:tab/>35</text:a></text:p>
          <text:p text:style-name="P310"><text:a xlink:type="simple" xlink:href="#__RefHeading__6466_1459851776" text:style-name="Index_20_Link" text:visited-style-name="Index_20_Link">Drop-ins<text:tab/>35</text:a></text:p>
          <text:p text:style-name="P307"><text:a xlink:type="simple" xlink:href="#__RefHeading__6468_1459851776" text:style-name="Index_20_Link" text:visited-style-name="Index_20_Link">#Pragmas<text:tab/>36</text:a></text:p>
          <text:p text:style-name="P307"><text:a xlink:type="simple" xlink:href="#__RefHeading__2672_343834233" text:style-name="Index_20_Link" text:visited-style-name="Index_20_Link">Structs<text:tab/>37</text:a></text:p>
          <text:p text:style-name="P310"><text:a xlink:type="simple" xlink:href="#__RefHeading__4307_889146227" text:style-name="Index_20_Link" text:visited-style-name="Index_20_Link">Renaming Members<text:tab/>38</text:a></text:p>
          <text:p text:style-name="P307"><text:a xlink:type="simple" xlink:href="#__RefHeading__2674_343834233" text:style-name="Index_20_Link" text:visited-style-name="Index_20_Link">Classes<text:tab/>39</text:a></text:p>
          <text:p text:style-name="P307"><text:a xlink:type="simple" xlink:href="#__RefHeading__7749_739758564" text:style-name="Index_20_Link" text:visited-style-name="Index_20_Link">Angels<text:tab/>40</text:a></text:p>
          <text:p text:style-name="P307"><text:a xlink:type="simple" xlink:href="#__RefHeading__4459_889146227" text:style-name="Index_20_Link" text:visited-style-name="Index_20_Link">Structs Are Public Classes<text:tab/>42</text:a></text:p>
          <text:p text:style-name="P307"><text:a xlink:type="simple" xlink:href="#__RefHeading__10029_1415873427" text:style-name="Index_20_Link" text:visited-style-name="Index_20_Link">Conveyable Member References<text:tab/>42</text:a></text:p>
          <text:p text:style-name="P307"><text:a xlink:type="simple" xlink:href="#__RefHeading__6470_1459851776" text:style-name="Index_20_Link" text:visited-style-name="Index_20_Link">Volatile, Static, Extern, Successive, and Literal<text:tab/>43</text:a></text:p>
          <text:p text:style-name="P307"><text:a xlink:type="simple" xlink:href="#__RefHeading__6472_1459851776" text:style-name="Index_20_Link" text:visited-style-name="Index_20_Link">Markers and Unwindtos<text:tab/>44</text:a></text:p>
          <text:p text:style-name="P307"><text:a xlink:type="simple" xlink:href="#__RefHeading__2676_343834233" text:style-name="Index_20_Link" text:visited-style-name="Index_20_Link">Auto-Resolves<text:tab/>45</text:a></text:p>
          <text:p text:style-name="P307"><text:a xlink:type="simple" xlink:href="#__RefHeading__2678_343834233" text:style-name="Index_20_Link" text:visited-style-name="Index_20_Link">Process Control<text:tab/>46</text:a></text:p>
          <text:p text:style-name="P307"><text:a xlink:type="simple" xlink:href="#__RefHeading__2680_343834233" text:style-name="Index_20_Link" text:visited-style-name="Index_20_Link">Thread control<text:tab/>46</text:a></text:p>
          <text:p text:style-name="P307"><text:a xlink:type="simple" xlink:href="#__RefHeading__6474_1459851776" text:style-name="Index_20_Link" text:visited-style-name="Index_20_Link">Purposes and Ports<text:tab/>47</text:a></text:p>
          <text:p text:style-name="P310"><text:a xlink:type="simple" xlink:href="#__RefHeading__6476_1459851776" text:style-name="Index_20_Link" text:visited-style-name="Index_20_Link">Purposes<text:tab/>48</text:a></text:p>
          <text:p text:style-name="P311"><text:a xlink:type="simple" xlink:href="#__RefHeading__6478_1459851776" text:style-name="Index_20_Link" text:visited-style-name="Index_20_Link">Function Overloading<text:tab/>49</text:a></text:p>
          <text:p text:style-name="P310"><text:a xlink:type="simple" xlink:href="#__RefHeading__6480_1459851776" text:style-name="Index_20_Link" text:visited-style-name="Index_20_Link">Ports<text:tab/>49</text:a></text:p>
          <text:p text:style-name="P307"><text:a xlink:type="simple" xlink:href="#__RefHeading__6482_1459851776" text:style-name="Index_20_Link" text:visited-style-name="Index_20_Link">Adhocs<text:tab/>50</text:a></text:p>
          <text:p text:style-name="P307"><text:a xlink:type="simple" xlink:href="#__RefHeading__4311_889146227" text:style-name="Index_20_Link" text:visited-style-name="Index_20_Link">Flowofs<text:tab/>51</text:a></text:p>
          <text:p text:style-name="P307"><text:a xlink:type="simple" xlink:href="#__RefHeading__4313_889146227" text:style-name="Index_20_Link" text:visited-style-name="Index_20_Link">Flow Blocks<text:tab/>54</text:a></text:p>
          <text:p text:style-name="P307"><text:a xlink:type="simple" xlink:href="#__RefHeading__6484_1459851776" text:style-name="Index_20_Link" text:visited-style-name="Index_20_Link">Side Coding<text:tab/>58</text:a></text:p>
        </text:index-body>
      </text:table-of-content>
      <text:p text:style-name="Paragraph"/>
      <text:p text:style-name="P8"/>
      <text:p text:style-name="P7"><text:bookmark-start text:name="__RefHeading___Toc393885066"/>Preface<text:bookmark-end text:name="__RefHeading___Toc393885066"/></text:p>
      <text:p text:style-name="P136">This book describes two separate (but related) entities: <text:s/><text:span text:style-name="T65">RDC</text:span><text:span text:style-name="T501"> and </text:span><text:span text:style-name="T65">CAlive</text:span><text:span text:style-name="T501">.</text:span></text:p>
      <text:p text:style-name="P137"><text:span text:style-name="T102">RDC</text:span><text:span text:style-name="T1193"> is a comprehensive compiler framework and architecture designed to be extensible beyond a single programming language. <text:s/>It allows new languages to be created which use the </text:span><text:span text:style-name="T44">RDC</text:span><text:span text:style-name="T482"> framework to conduct their compilation</text:span><text:span text:style-name="T1193">.</text:span></text:p>
      <text:p text:style-name="P137"><text:span text:style-name="T65">CAlive</text:span><text:span text:style-name="T503"> </text:span><text:span text:style-name="T501">is a C-like programming </text:span><text:span text:style-name="T503">language </text:span><text:span text:style-name="T501">providing </text:span><text:span text:style-name="T1193">support for the basic </text:span><text:span text:style-name="T42">class</text:span><text:span text:style-name="T1193">, </text:span><text:span text:style-name="T41">exception</text:span><text:span text:style-name="T747"> handling, </text:span>and <text:span text:style-name="T747">several new features introduced in this book.</text:span></text:p>
      <text:p text:style-name="P171"/>
      <text:p text:style-name="P134"><text:span text:style-name="T1220">This book's dual nature </text:span>may result in some confusion <text:span text:style-name="T337">at first</text:span>, however, it can be thought of this way:</text:p>
      <text:p text:style-name="P151"><text:span text:style-name="T118">RDC </text:span><text:span text:style-name="T2">is </text:span><text:span text:style-name="T64">the </text:span><text:span text:style-name="T118">compiler architecture</text:span><text:span text:style-name="T2"> </text:span><text:span text:style-name="T64">designed </text:span><text:span text:style-name="T3">to be LibSF's </text:span><text:span text:style-name="T112">workhorse </text:span><text:span text:style-name="T113">compiler</text:span><text:span text:style-name="T3"> </text:span><text:span text:style-name="T43">for </text:span><text:span text:style-name="T64">the full </text:span><text:span text:style-name="T43">range of software languages</text:span><text:span text:style-name="T44">.</text:span><text:span text:style-name="T3"> <text:s/>It was </text:span><text:span text:style-name="T43">designed to support </text:span><text:span text:style-name="T110">CAlive</text:span><text:span text:style-name="T43">, </text:span><text:span text:style-name="T110">VXB</text:span><text:span text:style-name="T43">, and </text:span><text:span text:style-name="T110">LASM</text:span><text:span text:style-name="T43">, </text:span><text:span text:style-name="T44">three very different languages with very different </text:span><text:span text:style-name="T63">syntax and </text:span><text:span text:style-name="T44">compilation needs</text:span><text:span text:style-name="T43">.</text:span></text:p>
      <text:p text:style-name="P313"><text:span text:style-name="T109">Note:</text:span><text:span text:style-name="T167"><text:tab/></text:span><text:span text:style-name="T110">VXB</text:span><text:span text:style-name="T168"> </text:span><text:span text:style-name="T169">is an XBASE language used in LibSF's </text:span><text:span text:style-name="T168">Visual FreePro, Jr.<text:line-break/></text:span><text:span text:style-name="T111">LAS</text:span><text:span text:style-name="T110">M</text:span><text:span text:style-name="T168"> </text:span><text:span text:style-name="T169">is </text:span><text:span text:style-name="T168">LibSF's assembler </text:span><text:span text:style-name="T169">(</text:span><text:span text:style-name="T167">for </text:span><text:span text:style-name="T169">x86, ARM, and, Lord willing, 386-x40</text:span><text:span text:style-name="T167">).</text:span></text:p>
      <text:p text:style-name="P299"/>
      <text:h text:style-name="P239" text:outline-level="1"><text:bookmark-start text:name="__RefHeading__191_1056490440"/>Overall design<text:bookmark-end text:name="__RefHeading__191_1056490440"/></text:h>
      <text:p text:style-name="P133">The <text:span text:style-name="T2">RDC</text:span> compiler <text:span text:style-name="T1194">architecture </text:span>is comprised of <text:span text:style-name="T1194">several steps and multiple sub-components. <text:s/>Each sub-component is designed to allow for multi-language support within the common framework</text:span>:</text:p>
      <text:list xml:id="list520532548170513502" text:style-name="L1">
        <text:list-item>
          <text:p text:style-name="P295"><text:span text:style-name="T182">Source</text:span><text:span text:style-name="T183">L</text:span><text:span text:style-name="T182">ight</text:span><text:span text:style-name="T338"><text:tab/>– <text:s/></text:span><text:span text:style-name="T4">An external </text:span><text:span text:style-name="T45">tool for language syntax </text:span><text:span text:style-name="T4">design</text:span></text:p>
        </text:list-item>
        <text:list-item>
          <text:p text:style-name="P296"><text:span text:style-name="T181">Front-end</text:span><text:tab/>– <text:s/><text:span text:style-name="T4">Translat</text:span><text:span text:style-name="T46">es</text:span><text:span text:style-name="T4"> text into high level operations</text:span></text:p>
        </text:list-item>
        <text:list-item>
          <text:p text:style-name="P297"><text:span text:style-name="T181">Compiler</text:span><text:tab/>– <text:s/><text:span text:style-name="T2">Translat</text:span><text:span text:style-name="T46">es</text:span><text:span text:style-name="T2"> high level operations into steps</text:span></text:p>
        </text:list-item>
        <text:list-item>
          <text:p text:style-name="P297"><text:span text:style-name="T181">Generator</text:span><text:tab/>– <text:s/><text:span text:style-name="T2">Translat</text:span><text:span text:style-name="T46">es</text:span><text:span text:style-name="T2"> steps into assembly code</text:span></text:p>
        </text:list-item>
        <text:list-item>
          <text:p text:style-name="P297"><text:span text:style-name="T181">Assembler</text:span><text:tab/>– <text:s/><text:span text:style-name="T2">Translat</text:span><text:span text:style-name="T46">es</text:span><text:span text:style-name="T2"> assembly code into binary code</text:span></text:p>
        </text:list-item>
        <text:list-item>
          <text:p text:style-name="P297"><text:span text:style-name="T181">Linker</text:span><text:tab/>– <text:s/><text:span text:style-name="T2">Translat</text:span><text:span text:style-name="T46">es</text:span><text:span text:style-name="T2"> binary code into OS </text:span><text:span text:style-name="T46">programs</text:span></text:p>
        </text:list-item>
        <text:list-item>
          <text:p text:style-name="P298"><text:span text:style-name="T648">LiveCode</text:span><text:span text:style-name="T501"><text:tab/>– <text:s/></text:span><text:span text:style-name="T165">The ABI used, a</text:span><text:span text:style-name="T118">llows </text:span><text:span text:style-name="T165">for </text:span><text:span text:style-name="T118">on-the-fly edit</text:span><text:span text:style-name="T165">ing</text:span><text:span text:style-name="T118"> during runtime</text:span></text:p>
        </text:list-item>
      </text:list>
      <text:h text:style-name="P240"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39">make adding new languages and compiler extensions easy. <text:s/>The primary tool is called: <text:s/></text:span><text:span text:style-name="T66">SourceLight</text:span><text:span text:style-name="T339">.</text:span></text:p>
      <text:p text:style-name="Paragraph"><text:span text:style-name="T2">SourceLight</text:span> is a two-part system. <text:s/><text:span text:style-name="T1195">T</text:span>he first <text:span text:style-name="T1195">part is a designer which </text:span>allows command, function, flow, <text:span text:style-name="T1195">and operator </text:span>definitions to <text:span text:style-name="T1195">be </text:span>created <text:span text:style-name="T1195">in a GUI, then compiled into a </text:span>database <text:span text:style-name="T1195">which is used by the </text:span><text:span text:style-name="T47">RDC</text:span><text:span text:style-name="T483"> program to parse and proces the language. <text:s/></text:span><text:span text:style-name="T2">SourceLight</text:span><text:span text:style-name="T343"> </text:span><text:span text:style-name="T483">has a built-in </text:span><text:span text:style-name="T343">compiler </text:span><text:span text:style-name="T483">which </text:span>generate<text:span text:style-name="T1195">s</text:span> (1) source code suitable for use in the compiler<text:span text:style-name="T340">'s</text:span> <text:span text:style-name="T256">f</text:span><text:span text:style-name="T255">ront-end </text:span><text:span text:style-name="T256">module </text:span><text:span text:style-name="T324">as a compilable plugin DLL</text:span>, and (2) <text:span text:style-name="T1195">it also generates </text:span>a database suitable for allowing <text:span text:style-name="T2">SourceLight</text:span>-aware editor<text:span text:style-name="T340">s</text:span> to provide syntax-assist features <text:span text:style-name="T341">to developers while </text:span>editing source code, <text:span text:style-name="T1195">including known token lookups.</text:span></text:p>
      <text:h text:style-name="P241" text:outline-level="1"><text:bookmark-start text:name="__RefHeading__195_1056490440"/>Front-end<text:bookmark-end text:name="__RefHeading__195_1056490440"/></text:h>
      <text:p text:style-name="P138">The <text:span text:style-name="T2">front-end</text:span> <text:span text:style-name="T342">is the tool which takes raw text file inputs, and the </text:span><text:span text:style-name="T48">SourceLight</text:span><text:span text:style-name="T484"> database, and</text:span><text:span text:style-name="T342"> parses the text files through instructions in the database in stages to generate an internal structure used by the the next step.</text:span></text:p>
      <text:p text:style-name="P139"><text:span text:style-name="T1196">The </text:span><text:span text:style-name="T48">front-end</text:span><text:span text:style-name="T484"> </text:span><text:span text:style-name="T1196">supports a wide array of tools which support the full range of compiler abilities available in </text:span><text:span text:style-name="T48">RDC</text:span><text:span text:style-name="T484">, including the ability to call custom DLL modules at any time. <text:s/>A</text:span><text:span text:style-name="T1196">s every programming language is different, the translation steps between raw source code and a form suitable for processing in the </text:span><text:span text:style-name="T48">compiler</text:span><text:span text:style-name="T1196"> module mandates that the </text:span><text:span text:style-name="T48">RDC</text:span><text:span text:style-name="T1196"> compiler design be extremely flexible, with the necessary fundamental abilities seen in programming languages exposed through a common API.</text:span></text:p>
      <text:p text:style-name="P139"><text:span text:style-name="T1196">This flexible relationship in the front-end processing, use of a </text:span><text:span text:style-name="T48">SourceLight</text:span><text:span text:style-name="T484"> database to process the raw text files, is</text:span><text:span text:style-name="T1196"> one of </text:span><text:span text:style-name="T48">RDC</text:span><text:span text:style-name="T1196">'s greatest assets. <text:s/>It is what gives the </text:span><text:span text:style-name="T48">RDC</text:span><text:span text:style-name="T484"> framework its flexibility.</text:span></text:p>
      <text:h text:style-name="P242" text:outline-level="1"><text:bookmark-start text:name="__RefHeading__197_1056490440"/>Compiler<text:bookmark-end text:name="__RefHeading__197_1056490440"/></text:h>
      <text:p text:style-name="P140">The <text:span text:style-name="T2">compiler</text:span> module receives a pre-defined structure <text:span text:style-name="T1197">generated by the </text:span><text:span text:style-name="T49">front-end</text:span><text:span text:style-name="T485">.</text:span> <text:s/><text:span text:style-name="T1197">It </text:span>begins looking at the actual high level steps <text:span text:style-name="T1197">encoded at that point, and then </text:span>translat<text:span text:style-name="T1197">es</text:span> them into a sequence of fundamental steps to carry out the workload.</text:p>
      <text:p text:style-name="P235"><text:span text:style-name="T238">Note:</text:span><text:span text:style-name="T1197"><text:tab/>Externally</text:span>, there is no user-visible distinction between the front-end module, and the compiler module, <text:span text:style-name="T1197">for both of t</text:span>hese are included in the same binary. <text:s/><text:span text:style-name="T1197">However, internally they are </text:span>two separate <text:span text:style-name="T1197">and distinct </text:span>modules.</text:p>
      <text:p text:style-name="P141"><text:span text:style-name="T50">SourceLight</text:span><text:span text:style-name="T486"> allows for some high-level plugin definition to be used at this point as well. <text:s/>For example, </text:span><text:span text:style-name="T1198">v</text:span>arious optimizations <text:span text:style-name="T1198">could </text:span>be applied at this stage. <text:s/><text:span text:style-name="T1198">However, </text:span>the purpose of the RDC is that it is a <text:span text:style-name="T172">rapid</text:span><text:span text:style-name="T2"> </text:span><text:soft-page-break/><text:span text:style-name="T2">development compiler</text:span>, so <text:span text:style-name="T1198">more </text:span>attention is paid to <text:span text:style-name="T1198">getting the source code changes quickly through the compiler and into the binary (which may be actively running, see </text:span><text:span text:style-name="T50">LiveCode</text:span><text:span text:style-name="T486">).</text:span></text:p>
      <text:p text:style-name="P175"><text:span text:style-name="T239">Note:</text:span><text:span text:style-name="T1198"><text:tab/>O</text:span>ver time <text:span text:style-name="T1198">more attention will be paid to </text:span>optimizations. <text:s/><text:span text:style-name="T1199">The </text:span>RDC compiler <text:span text:style-name="T1199">architecture is </text:span>robust and extensible <text:span text:style-name="T1198">enough to support full optimization</text:span>.</text:p>
      <text:h text:style-name="P243" text:outline-level="1"><text:bookmark-start text:name="__RefHeading__727_1056490440"/>Generator<text:bookmark-end text:name="__RefHeading__727_1056490440"/></text:h>
      <text:p text:style-name="Paragraph">The <text:span text:style-name="T2">generator</text:span> module is specific to a particular IS<text:span text:style-name="T739">A</text:span>. <text:s/>Support is currently <text:span text:style-name="T1200">targeted </text:span>for <text:span text:style-name="T1200">these </text:span>ISAs: <text:s/><text:span text:style-name="T65">32-bit</text:span><text:span text:style-name="T2"> x86 </text:span><text:span text:style-name="T51">and</text:span><text:span text:style-name="T2"> ARM, </text:span><text:span text:style-name="T65">64-bit</text:span><text:span text:style-name="T2"> x86 </text:span><text:span text:style-name="T51">and </text:span><text:span text:style-name="T2">ARM, </text:span><text:span text:style-name="T51">and </text:span><text:span text:style-name="T104">32-bit</text:span><text:span text:style-name="T166"> and </text:span><text:span text:style-name="T103">40-bit</text:span><text:span text:style-name="T2"> li386-x40.</text:span></text:p>
      <text:p text:style-name="P143"><text:span text:style-name="T343">The </text:span><text:span text:style-name="T2">generator</text:span><text:span text:style-name="T343"> </text:span><text:span text:style-name="T487">module'</text:span><text:span text:style-name="T343">s only job is to </text:span><text:span text:style-name="T487">take the fundamental steps created in the </text:span><text:span text:style-name="T52">compiler</text:span><text:span text:style-name="T487"> module, and </text:span><text:span text:style-name="T343">generate </text:span><text:span text:style-name="T487">the appropriate </text:span><text:span text:style-name="T343">assembly source code </text:span><text:span text:style-name="T488">output</text:span><text:span text:style-name="T343">. <text:s/></text:span><text:span text:style-name="T488">This creates a clean break in the compilation process from the previous modules to anything beyond.</text:span></text:p>
      <text:p text:style-name="P175"><text:span text:style-name="T240">Note:</text:span><text:span text:style-name="T1204"><text:tab/>While the translation in this module is usually very close to </text:span>a 1:1 <text:span text:style-name="T1201">ratio </text:span>between <text:span text:style-name="T1201">fundamental </text:span>steps and assembly <text:span text:style-name="T1204">source code mnemonics</text:span>, some optimizations may also take place at this level.</text:p>
      <text:p text:style-name="P142"><text:span text:style-name="T487">The </text:span><text:span text:style-name="T52">generator</text:span><text:span text:style-name="T487"> module </text:span><text:span text:style-name="T344">tags </text:span><text:span text:style-name="T487">the generated source code with annotations </text:span><text:span text:style-name="T344">indicating to the assembler which ISA or ISAs are being targeted </text:span><text:span text:style-name="T487">(</text:span><text:span text:style-name="T344">as </text:span><text:span text:style-name="T53">RDC</text:span><text:span text:style-name="T344"> can generate output to multiple ISAs </text:span><text:span text:style-name="T345">in a single compile</text:span><text:span text:style-name="T487">)</text:span><text:span text:style-name="T343">.</text:span></text:p>
      <text:p text:style-name="Paragraph">All assembly source code created by the generator module is <text:span text:style-name="T65">position independent</text:span> and can be migrated to any location in memory <text:span text:style-name="T1202">with only a few pointers needing updated when moved outside of a </text:span><text:span text:style-name="T54">LiveCode</text:span><text:span text:style-name="T489"> update</text:span>. <text:s/><text:span text:style-name="T1205">However, anything which contains data on the stack should only be updated using </text:span><text:span text:style-name="T54">LiveCode</text:span><text:span text:style-name="T1205">.</text:span></text:p>
      <text:p text:style-name="Quotations"><text:span text:style-name="T181">Note:</text:span><text:tab/>The generator module physically writes out <text:span text:style-name="T184">annotated </text:span><text:span text:style-name="T181">assembly source code</text:span>, <text:span text:style-name="T740">and </text:span>not binary code. <text:s/>This allows its text-based output to be passed to other tools which can analyze or <text:span text:style-name="T740">alter</text:span> the resulting source code before it goes into the assembler module <text:span text:style-name="T1203">as a separate step</text:span>.</text:p>
      <text:p text:style-name="Quotations"><text:span text:style-name="T181">Note:</text:span><text:tab/>This <text:span text:style-name="T740">multi-stage source code level </text:span>was done to allow LiveCode to track program flow from original source code <text:span text:style-name="T740">and its </text:span>high-level operations, down to <text:span text:style-name="T740">the corresponding </text:span>assembly source code, and finally down <text:span text:style-name="T740">in</text:span>to raw binary <text:span text:style-name="T740">code</text:span>. <text:s/>This allows debugging <text:span text:style-name="T740">to occur </text:span>at any of those levels, as well as LiveCode fixups <text:span text:style-name="T740">to be performed </text:span>at any of those levels.</text:p>
      <text:h text:style-name="P272" text:outline-level="1"><text:bookmark-start text:name="__RefHeading__201_1056490440"/><text:span text:style-name="T787">Assembler</text:span><text:bookmark-end text:name="__RefHeading__201_1056490440"/></text:h>
      <text:p text:style-name="P144"><text:soft-page-break/>The <text:span text:style-name="T2">assembler</text:span> <text:span text:style-name="T740">module is essentially another complete compiler, but one which accesses some different internal functionality to compute the binary output. <text:s/>It translates assembly source code into a binary object file suitable for later linking.</text:span></text:p>
      <text:p text:style-name="P144"><text:span text:style-name="T740">The generator stage also automatically provides </text:span><text:span text:style-name="T889">/</text:span><text:span text:style-name="T890">|auto|\</text:span><text:span text:style-name="T740"> markups which carry forward into the output program database, allowing the correlation of every high-level operation in source code to be visualizable down to the assembly level, providing full </text:span><text:span text:style-name="T55">horizontal debugging</text:span><text:span text:style-name="T740"> abilities.</text:span></text:p>
      <text:h text:style-name="Heading_20_1" text:outline-level="1"><text:bookmark-start text:name="__RefHeading__729_1056490440"/>Linker<text:bookmark-end text:name="__RefHeading__729_1056490440"/></text:h>
      <text:p text:style-name="P145">The <text:span text:style-name="T2">linker</text:span> <text:span text:style-name="T1206">module is also essentially another complete compiler, but one which also accesses some different internal functionality to receive the binary input, process it through to additional binary output.</text:span></text:p>
      <text:p text:style-name="P145"><text:span text:style-name="T1206">It allows one or more binary object files generated by the </text:span><text:span text:style-name="T56">assembler</text:span><text:span text:style-name="T1206"> module to be used, and creates an OS binary targeted for the specified OS and ABI.</text:span></text:p>
      <text:p text:style-name="P145"><text:span text:style-name="T1206">The </text:span><text:span text:style-name="T56">linker</text:span><text:span text:style-name="T1206"> module is capable of creating multiple binaries targeted at different operating systems from the same binary object file, as well as all required fixup code specific to the OS.</text:span></text:p>
      <text:h text:style-name="P272" text:outline-level="1"><text:bookmark-start text:name="__RefHeading__205_1056490440"/><text:span text:style-name="T1221">LiveCode</text:span><text:bookmark-end text:name="__RefHeading__205_1056490440"/></text:h>
      <text:p text:style-name="Paragraph"><text:span text:style-name="T2">LiveCode</text:span> <text:span text:style-name="T741">is the name given to the ABI (application binary interface) </text:span><text:span text:style-name="T57">RDC</text:span><text:span text:style-name="T741"> employs. <text:s/>It was created by LibSF and is designed to allow for rapid changes to a binary image running in memory. <text:s/>It provides full support to allow every aspect of the program to be edited on-the-fly while the program is running.</text:span></text:p>
      <text:p text:style-name="P93"><text:span text:style-name="T2">LiveCode</text:span> uses a BXML file (Binary XML) to hold the various modules which are present (depending on compiler settings):</text:p>
      <text:list xml:id="list1989563162471512690" text:style-name="L2">
        <text:list-header>
          <text:p text:style-name="P292"><text:span text:style-name="T771">o<text:tab/></text:span><text:span text:style-name="T2">Full original source code, or links to disk-based source code</text:span><text:line-break/><text:span text:style-name="T771">o<text:tab/></text:span><text:span text:style-name="T2">Generated assembler source code</text:span><text:line-break/><text:span text:style-name="T771">o<text:tab/></text:span><text:span text:style-name="T2">Machine code</text:span><text:line-break/><text:span text:style-name="T771">o<text:tab/></text:span>Compiler, <text:span text:style-name="T1207">and</text:span> <text:span text:style-name="T1207">Debugger</text:span> settings and environment<text:line-break/><text:span text:style-name="T771">o<text:tab/></text:span>Meta data<text:line-break/></text:p>
        </text:list-header>
      </text:list>
      <text:p text:style-name="P146"><text:span text:style-name="T2">LiveCode</text:span> introduce<text:span text:style-name="T1207">s</text:span> a new ability <text:span text:style-name="T1207">to the compilation process</text:span>: <text:s/><text:span text:style-name="T58">the </text:span><text:span text:style-name="T2">ability to run </text:span><text:span text:style-name="T65">errant code</text:span><text:span text:style-name="T2">.</text:span></text:p>
      <text:p text:style-name="P146">If source code is malformed, it <text:span text:style-name="T1207">does </text:span>not <text:span text:style-name="T1207">necessarily </text:span>prevent <text:span text:style-name="T1207">the </text:span><text:span text:style-name="T58">RDC</text:span><text:span text:style-name="T1207"> compiler from ultimately generating </text:span>a binary which will run. <text:s/>However, <text:span text:style-name="T1207">there are settings in the </text:span><text:span text:style-name="T58">SourceLight</text:span><text:span text:style-name="T490"> language definition which may do exactly that. <text:s/>But if those stoppers are not enabled, then </text:span><text:span text:style-name="T58">RDC</text:span><text:span text:style-name="T490"> can generate a binary that contains errant </text:span><text:soft-page-break/><text:span text:style-name="T490">code. <text:s/>This will result in the </text:span>execution of <text:span text:style-name="T1207">as much of the binary as is possible until the line with errant code is reached. <text:s/>At that point it will trigger a new </text:span><text:span text:style-name="T58">LiveCode</text:span><text:span text:style-name="T490"> feature, called an </text:span>an <text:span text:style-name="T106">i</text:span><text:span text:style-name="T65">nquiry</text:span><text:span text:style-name="T501">, </text:span><text:span text:style-name="T626">which allows the binary to be suspended into a debugger where live changes to the code can be made to correct the errant condition</text:span><text:span text:style-name="T501">.</text:span></text:p>
      <text:p text:style-name="Paragraph"/>
      <text:p text:style-name="P186"><text:span text:style-name="T186">Note:</text:span><text:span text:style-name="T257"><text:tab/></text:span><text:span text:style-name="T255">An </text:span><text:span text:style-name="T105">i</text:span><text:span text:style-name="T65">nquiry</text:span><text:span text:style-name="T255"> is a </text:span><text:span text:style-name="T325">new running program </text:span><text:span text:style-name="T255">state where </text:span><text:span text:style-name="T325">it </text:span><text:span text:style-name="T255">suspends to </text:span><text:span text:style-name="T325">a </text:span><text:span text:style-name="T255">debugger, allowing the source code or runtime environment to be corrected so the program can continue. <text:s/></text:span><text:span text:style-name="T325">If no resolution is possible, then the program can be unengaged. <text:s/>In addition, if no debugger is available, a special LiveCode function can be called which will handle the errant condition programmatically.</text:span></text:p>
      <text:p text:style-name="P186"><text:span text:style-name="T241">Note:</text:span><text:span text:style-name="T327"><text:tab/></text:span><text:span text:style-name="T255">Everything about RDC (</text:span><text:span text:style-name="T253">R</text:span><text:span text:style-name="T255">apid </text:span><text:span text:style-name="T253">D</text:span><text:span text:style-name="T255">evelopment </text:span><text:span text:style-name="T253">C</text:span><text:span text:style-name="T255">ompiler) is targeted at writing code faster, and being more productive </text:span><text:span text:style-name="T326">as a developer </text:span><text:span text:style-name="T255">during </text:span><text:span text:style-name="T326">the authoring and </text:span><text:span text:style-name="T255">debugging </text:span><text:span text:style-name="T326">experience</text:span><text:span text:style-name="T255">. <text:s/></text:span><text:span text:style-name="T326">Less attention is paid to the runtime execution speed as these are typically more than adequate on modern hardware.</text:span></text:p>
      <text:p text:style-name="P168"/>
      <text:p text:style-name="P302"><text:bookmark-start text:name="__RefHeading___Toc393885067"/>Philosophy<text:bookmark-end text:name="__RefHeading___Toc393885067"/></text:p>
      <text:h text:style-name="P244" text:outline-level="1"><text:bookmark-start text:name="__RefHeading__2755_118560278"/>LibSF<text:bookmark-end text:name="__RefHeading__2755_118560278"/></text:h>
      <text:p text:style-name="Paragraph"><text:span text:style-name="T743">The </text:span><text:span text:style-name="T59">Liberty Software Foundation</text:span><text:span text:style-name="T743"> maintains a fundamental philosophy, one which is derived from the relationship each of us shares here on this planet as comparable citizens, placed here by the wisdom and guidance of Jesus Christ</text:span>.</text:p>
      <text:p text:style-name="P131"><text:span text:style-name="T1208">We remember always that </text:span>He had a plan for us as a community of fellows, in service to Him <text:span text:style-name="T1208">(</text:span>and therefore to each other<text:span text:style-name="T1208">) when He placed us here</text:span>. <text:s/>As such, the <text:span text:style-name="T2">Liberty Sof</text:span><text:span text:style-name="T60">t</text:span><text:span text:style-name="T2">ware Foundation</text:span> philosophy is summed up generally <text:span text:style-name="T879">in </text:span>this brief saying:</text:p>
      <text:p text:style-name="P170"/>
      <text:p text:style-name="P234">In God's sight we've come together...</text:p>
      <text:p text:style-name="P233"><text:s text:c="2"/>We've come together to help each other...</text:p>
      <text:p text:style-name="P233"><text:s text:c="4"/>Let's grow this project up … together!</text:p>
      <text:p text:style-name="P233"><text:s text:c="6"/>In service and Love to the Lord, forever!</text:p>
      <text:p text:style-name="P170"/>
      <text:p text:style-name="P132">At all points in <text:span text:style-name="T744">creation</text:span>, Jesus <text:span text:style-name="T879">Christ orchestrated a magnificent, </text:span>harmon<text:span text:style-name="T879">ious, and</text:span> <text:span text:style-name="T744">inspiring creation of </text:span>awe and wonder. <text:s/><text:span text:style-name="T744">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31">Every sign <text:span text:style-name="T745">that </text:span>we have been given demonstrates, <text:span text:style-name="T745">with fullest clarity, </text:span>that we are part of a community of man <text:span text:style-name="T1209">here upon this planet, that our lives are integral pieces of the lives of those around us (both near and far). <text:s/>Not one of us is here by accident. <text:s/>And all of us are here with a purpose unto God, and unto one another.</text:span></text:p>
      <text:p text:style-name="P130">Those of us who author content for the <text:span text:style-name="T2">Liberty Software Foundation</text:span> recognize and acknowledge <text:span text:style-name="T1209">this relationship. <text:s/>We acknowledge </text:span>that it was God who first gave <text:span text:style-name="T1209">all of </text:span>us every unique and special ability and talent we possess, <text:span text:style-name="T880">that </text:span>the opportunities we've had for schooling, learning <text:span text:style-name="T1209">in general</text:span>, <text:span text:style-name="T746">and everything else associated with the arrival at our vocation and position in this world, that all of it came from Him.</text:span></text:p>
      <text:p text:style-name="P293"><text:soft-page-break/>Without God's guiding hand often pulling us along as we go, we would not be where we are today, nor would we be the people we are today. <text:s/><text:span text:style-name="T1209">Those of us at the </text:span><text:span text:style-name="T61">Liberty Software Foundation</text:span><text:span text:style-name="T1209"> bring this realization </text:span><text:span text:style-name="T107">front and center</text:span><text:span text:style-name="T1209">, desiring to </text:span><text:span text:style-name="T107">give back unto God</text:span><text:span text:style-name="T1209"> the </text:span><text:span text:style-name="T107">fullest fruits</text:span><text:span text:style-name="T1209"> of that which He </text:span><text:span text:style-name="T107">first gave us</text:span><text:span text:style-name="T1209">: <text:s/></text:span><text:span text:style-name="T2">everything </text:span><text:span text:style-name="T33">we possess</text:span><text:span text:style-name="T2">.</text:span></text:p>
      <text:h text:style-name="Heading_20_2" text:outline-level="2"><text:bookmark-start text:name="__RefHeading__10017_1415873427"/><text:span text:style-name="T881">In </text:span>Application<text:bookmark-end text:name="__RefHeading__10017_1415873427"/></text:h>
      <text:p text:style-name="P129">The Liberty Software Foundation content is all released into the Public Domain with a single caveat: <text:s/><text:span text:style-name="T65">that each person receiving it employ self-accountability unto God that the content will remain open</text:span><text:span text:style-name="T2">.</text:span></text:p>
      <text:p text:style-name="P129"><text:span text:style-name="T343">This is, after all, the model God gave mankind with regards to the Earth and everything in it. <text:s/>It was His intention that we receive His gift with gladness, and </text:span><text:span text:style-name="T456">also receive </text:span><text:span text:style-name="T343">His guidance for using that gift with gladness, and then employ </text:span><text:span text:style-name="T456">His gift of guidance upon </text:span><text:span text:style-name="T343">the gift </text:span><text:span text:style-name="T456">of the Earth and everything in it, enjoying it all </text:span><text:span text:style-name="T343">to </text:span><text:span text:style-name="T456">the </text:span><text:span text:style-name="T343">fullest capacity </text:span><text:span text:style-name="T456">(</text:span><text:span text:style-name="T343">as per His correct and desirable guidance and instruction</text:span><text:span text:style-name="T456">)</text:span><text:span text:style-name="T343">.</text:span></text:p>
      <text:p text:style-name="P129"><text:span text:style-name="T343">However, God is not the only entity at work in our lives. <text:s/>A prideful and arrogant enemy of God aro</text:span><text:span text:style-name="T456">se and approached </text:span><text:span text:style-name="T343">man, tempting him to seek guidance </text:span><text:span text:style-name="T456">from a source </text:span><text:span text:style-name="T343">apart from God. <text:s/></text:span><text:span text:style-name="T456">And </text:span><text:span text:style-name="T343">when this was accomplished, the world we see around us today was manifested.</text:span></text:p>
      <text:p text:style-name="P128"><text:span text:style-name="T343">The ways of this world </text:span><text:span text:style-name="T457">today </text:span><text:span text:style-name="T343">are not the way</text:span><text:span text:style-name="T457">s</text:span><text:span text:style-name="T343"> this world was intended to be </text:span><text:span text:style-name="T457">for man</text:span><text:span text:style-name="T343">. <text:s/>It is </text:span><text:span text:style-name="T457">this </text:span><text:span text:style-name="T343">way </text:span><text:span text:style-name="T457">today </text:span><text:span text:style-name="T343">because people </text:span><text:span text:style-name="T457">have </text:span><text:span text:style-name="T343">stopped listening to God, </text:span><text:span text:style-name="T457">following instead </text:span><text:span text:style-name="T343">after the enemy of God through his temptations </text:span><text:span text:style-name="T346">of </text:span><text:span text:style-name="T343">sin </text:span><text:span text:style-name="T457">upon our sinful nature</text:span><text:span text:style-name="T343">. <text:s/></text:span><text:span text:style-name="T346">Our bodies </text:span><text:span text:style-name="T457">exist </text:span><text:span text:style-name="T346">in a fallen state </text:span><text:span text:style-name="T457">(they age, get sick)</text:span><text:span text:style-name="T346">, and we are spiritually dead </text:span><text:span text:style-name="T457">(</text:span><text:span text:style-name="T346">unable to discern matters of the spirit</text:span><text:span text:style-name="T457">)</text:span><text:span text:style-name="T346">, yet we </text:span><text:span text:style-name="T457">are and </text:span><text:span text:style-name="T346">remain three-</text:span><text:span text:style-name="T457">part </text:span><text:span text:style-name="T346">beings </text:span><text:span text:style-name="T457">made up of distinct components</text:span><text:span text:style-name="T346">: <text:s/></text:span><text:span text:style-name="T5">soul, spirit, body.</text:span><text:span text:style-name="T346"> <text:s/></text:span><text:span text:style-name="T457">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2"><text:span text:style-name="T882">I</text:span>n this world <text:span text:style-name="T882">today, </text:span>it is only through the redemptive blood of Jesus Christ that any of us can come to faith <text:span text:style-name="T882">and be saved, to </text:span>come to Jesus Christ, ask forgiveness for our sins, <text:span text:style-name="T882">and literally </text:span>have those sins taken away from us bringing us again into a right standing with God <text:span text:style-name="T882">so </text:span>that we are then alive again spiritually, able to discern and comprehend the things of God <text:span text:style-name="T882">gain (the “born again” nature)</text:span>.</text:p>
      <text:p text:style-name="P32">And for those of us at the Liberty Software Foundation who have come to Jesus Christ and received the <text:span text:style-name="T882">re</text:span>birth, our attentions are now focu<text:span text:style-name="T882">s</text:span>ed back on that which God would've had us do from the beginning <text:span text:style-name="T882">(</text:span>had we not fallen into temptation, and <text:span text:style-name="T882">died because of </text:span>sin<text:span text:style-name="T882">)</text:span>.</text:p>
      <text:h text:style-name="Heading_20_2" text:outline-level="2"><text:bookmark-start text:name="__RefHeading__10019_1415873427"/>In Focus<text:bookmark-end text:name="__RefHeading__10019_1415873427"/></text:h>
      <text:p text:style-name="P127"><text:soft-page-break/><text:span text:style-name="T343">The Liberty Software Foundation employs a larger philosophy in everything that we do </text:span><text:span text:style-name="T347">than that which would apply to </text:span><text:span text:style-name="T348">the mere authoring of </text:span><text:span text:style-name="T458">some </text:span><text:span text:style-name="T347">digital content</text:span><text:span text:style-name="T343">. <text:s/></text:span><text:span text:style-name="T348">That philosophy ties back to what </text:span><text:span text:style-name="T343">is called the </text:span><text:span text:style-name="T65">Village Freedom Project</text:span><text:span text:style-name="T501">, and </text:span><text:span text:style-name="T502">it </text:span><text:span text:style-name="T501">is part of a philosophy whereby this very type of </text:span><text:span text:style-name="T502">assertive and affirmative </text:span><text:span text:style-name="T501">actio</text:span><text:span text:style-name="T502">n for God, purposed upon Him with the fullness of our lives, is given </text:span><text:span text:style-name="T596">by us </text:span><text:span text:style-name="T502">in all areas of our lives.</text:span></text:p>
      <text:p text:style-name="P126"><text:span text:style-name="T502">T</text:span><text:span text:style-name="T501">o put it simply: <text:s/></text:span><text:span text:style-name="T118">We are His prayerful servants in this world, living our lives for Him, and brining knowledge of Him to the people of this world in everything we do.</text:span></text:p>
      <text:h text:style-name="P284" text:outline-level="2"><text:bookmark-start text:name="__RefHeading__2737_118560278"/><text:span text:style-name="T1183">RDC and C</text:span>Alive<text:bookmark-end text:name="__RefHeading__2737_118560278"/></text:h>
      <text:p text:style-name="P124"><text:span text:style-name="T501">It is the general belief of those at LibSF that computers should aid people in their work. <text:s/></text:span><text:span text:style-name="T521">They should provide </text:span><text:span text:style-name="T501">features and tools which allow them to conduct their tasks more efficiently. <text:s/>There have been a lot of advancements in presentation </text:span><text:span text:style-name="T520">graphics </text:span><text:span text:style-name="T521">made </text:span><text:span text:style-name="T501">since the late 1990s and early 2000s. <text:s/></text:span><text:span text:style-name="T521">These have culminated into a host of </text:span><text:span text:style-name="T597">new, </text:span><text:span text:style-name="T521">nearly 3D user interfaces. <text:s/>These concepts </text:span><text:span text:style-name="T501">should be incorporated </text:span><text:span text:style-name="T597">not just into our screens, but </text:span><text:span text:style-name="T501">into the way people </text:span><text:span text:style-name="T520">think, work, </text:span><text:span text:style-name="T521">and plan</text:span><text:span text:style-name="T520"> </text:span><text:span text:style-name="T597">their </text:span><text:span text:style-name="T520">software and other computer-based products</text:span><text:span text:style-name="T501">.</text:span></text:p>
      <text:p text:style-name="P125"><text:span text:style-name="T118">RDC and </text:span><text:span text:style-name="T148">CAlive</text:span><text:span text:style-name="T598"> </text:span><text:span text:style-name="T501">were </text:span><text:span text:style-name="T598">designed from inception to </text:span><text:span text:style-name="T521">be part of an integrated environment. <text:s/></text:span><text:span text:style-name="T501">That system </text:span><text:span text:style-name="T521">is </text:span><text:span text:style-name="T598">expected </text:span><text:span text:style-name="T521">to be working in </text:span><text:span text:style-name="T501">direct </text:span><text:span text:style-name="T521">conjunction with a GUI </text:span><text:span text:style-name="T501">editor/ IDE, </text:span><text:span text:style-name="T521">and </text:span><text:span text:style-name="T501">an </text:span><text:span text:style-name="T598">always-present, always-on debugger.</text:span></text:p>
      <text:p text:style-name="P123"><text:span text:style-name="T501">The GUI </text:span><text:span text:style-name="T597">editor </text:span><text:span text:style-name="T501">provides </text:span><text:span text:style-name="T521">code facilities </text:span><text:span text:style-name="T501">which </text:span><text:span text:style-name="T521">operate in the background in real-time. <text:s/>These bring </text:span><text:span text:style-name="T501">source code </text:span><text:span text:style-name="T521">to life </text:span><text:span text:style-name="T501">using the features of </text:span><text:span text:style-name="T521">LibSF's </text:span><text:span text:style-name="T118">SourceLight</text:span><text:span text:style-name="T501">, </text:span><text:span text:style-name="T521">for example, </text:span><text:span text:style-name="T597">which is </text:span><text:span text:style-name="T501">the term given </text:span><text:span text:style-name="T521">to a set of features which explore </text:span><text:span text:style-name="T597">that which is </text:span><text:span text:style-name="T521">being</text:span><text:span text:style-name="T501"> developed </text:span><text:span text:style-name="T597">in source code</text:span><text:span text:style-name="T501">, showing references, usage</text:span><text:span text:style-name="T521">s</text:span><text:span text:style-name="T501">, </text:span><text:span text:style-name="T521">as well as full</text:span><text:span text:style-name="T501"> documentation for those things being </text:span><text:span text:style-name="T597">constructed</text:span><text:span text:style-name="T501">.</text:span></text:p>
      <text:p text:style-name="P122"><text:span text:style-name="T501">It is the ongoing hope of those at LibSF that these GUI features will only </text:span><text:span text:style-name="T522">expand and </text:span><text:span text:style-name="T501">increase over time. <text:s/></text:span><text:span text:style-name="T522">LibSF </text:span><text:span text:style-name="T597">seeks to </text:span><text:span text:style-name="T522">provide </text:span><text:span text:style-name="T501">a </text:span><text:span text:style-name="T522">robust </text:span><text:span text:style-name="T501">framework allow</text:span><text:span text:style-name="T522">ing</text:span><text:span text:style-name="T501"> easy, </text:span><text:span text:style-name="T522">custom, </text:span><text:span text:style-name="T501">add-on extensions </text:span><text:span text:style-name="T522">to be created and shared </text:span><text:span text:style-name="T501">by/</text:span><text:span text:style-name="T597">with</text:span><text:span text:style-name="T501"> other developers. <text:s/>Each extension </text:span><text:span text:style-name="T522">accesses and utilizes </text:span><text:span text:style-name="T597">the same </text:span><text:span text:style-name="T501">API </text:span><text:span text:style-name="T597">that core-</text:span><text:span text:style-name="T149">RDC</text:span><text:span text:style-name="T597"> and core-</text:span><text:span text:style-name="T149">CAlive</text:span><text:span text:style-name="T597"> utilize, giving </text:span><text:span text:style-name="T522">full insight in</text:span><text:span text:style-name="T501">to </text:span><text:span text:style-name="T522">all features and </text:span><text:span text:style-name="T501">abilities known to the </text:span><text:span text:style-name="T522">native</text:span><text:span text:style-name="T501"> </text:span><text:span text:style-name="T597">products</text:span><text:span text:style-name="T501">.</text:span></text:p>
      <text:h text:style-name="P285" text:outline-level="2"><text:bookmark-start text:name="__RefHeading__10021_1415873427"/>Invitation<text:bookmark-end text:name="__RefHeading__10021_1415873427"/></text:h>
      <text:p text:style-name="P38">We at the LibSF would like to invite you to come participate in writing software for Jesus Christ, and for our fellow man. <text:s/>To use the unique and special talents, abilities, interests, and fields of expertise, to serve the Lord in this way.</text:p>
      <text:p text:style-name="P38">Won't you come and join the community of man who reaches deep within themselves and offers up that which the Lord first gave us?</text:p>
      <text:p text:style-name="Paragraph"><text:soft-page-break/></text:p>
      <text:p text:style-name="P303"><text:bookmark-start text:name="__RefHeading___Toc393885068"/><text:span text:style-name="T750">CAlive</text:span><text:bookmark-end text:name="__RefHeading___Toc393885068"/></text:p>
      <text:h text:style-name="P245" text:outline-level="1"><text:bookmark-start text:name="__RefHeading___Toc393885069"/>The Language<text:bookmark-end text:name="__RefHeading___Toc393885069"/></text:h>
      <text:p text:style-name="P121"><text:span text:style-name="T120">CA</text:span><text:span text:style-name="T119">live</text:span><text:span text:style-name="T748"> wa</text:span>s <text:span text:style-name="T751">designed to create </text:span>an extended C-<text:span text:style-name="T751">like</text:span> programming language, <text:span text:style-name="T751">one</text:span> which adds <text:span text:style-name="T772">some modern programming features including </text:span>the class, exception handling, and <text:span text:style-name="T772">other </text:span>features <text:span text:style-name="T748">not found in C or C++</text:span>.</text:p>
      <text:p text:style-name="P120"><text:span text:style-name="T748">It was given the name </text:span><text:span text:style-name="T6">“</text:span><text:span text:style-name="T119">CAlive”</text:span><text:span text:style-name="T748"> because it was LibSF's hope to </text:span><text:span text:style-name="T504">bring new life to our old stand-by </text:span><text:span text:style-name="T506">workhorse... C.</text:span></text:p>
      <text:p text:style-name="P120"><text:span text:style-name="T126">CAlive</text:span><text:span text:style-name="T517"> </text:span><text:span text:style-name="T505">is pronounced as </text:span><text:span text:style-name="T649">“</text:span><text:span text:style-name="T67">sea alive,”</text:span><text:span text:style-name="T505"> </text:span><text:span text:style-name="T518">and is abbreviated to </text:span><text:span text:style-name="T505">the letters </text:span><text:span text:style-name="T67">CA</text:span><text:span text:style-name="T505"> for short </text:span><text:span text:style-name="T518">(as in C, C++, C#, CA)</text:span><text:span text:style-name="T505">. <text:s/></text:span><text:span text:style-name="T127">CAlive</text:span><text:span text:style-name="T518"> uses “.ca” by default for their file extension.</text:span></text:p>
      <text:p text:style-name="P169"/>
      <text:p text:style-name="P174"><text:span text:style-name="T506">From the </text:span><text:span text:style-name="T121">C perspective</text:span><text:span text:style-name="T506">:<text:tab/></text:span><text:span text:style-name="T507">I</text:span><text:span text:style-name="T506">t brings </text:span><text:span text:style-name="T504">some notably absent features </text:span><text:span text:style-name="T599">in</text:span><text:span text:style-name="T506">to the </text:span><text:span text:style-name="T599">core </text:span><text:span text:style-name="T507">language</text:span><text:span text:style-name="T506">, </text:span><text:span text:style-name="T507">jump-starting it with </text:span><text:span text:style-name="T599">a </text:span><text:span text:style-name="T507">simple implementation of well-proven features </text:span><text:span text:style-name="T599">that are, today, </text:span><text:span text:style-name="T507">in wide use </text:span><text:span text:style-name="T599">in many systems</text:span><text:span text:style-name="T504">.</text:span></text:p>
      <text:p text:style-name="P173"><text:span text:style-name="T506">From the </text:span><text:span text:style-name="T121">C++ perspective:</text:span><text:span text:style-name="T506"><text:tab/></text:span><text:span text:style-name="T507">I</text:span><text:span text:style-name="T506">t </text:span><text:span text:style-name="T504">distill</text:span><text:span text:style-name="T506">s</text:span><text:span text:style-name="T504"> </text:span><text:span text:style-name="T507">some of </text:span><text:span text:style-name="T599">the</text:span><text:span text:style-name="T507"> </text:span><text:span text:style-name="T504">best features </text:span><text:span text:style-name="T507">down to a few additions</text:span><text:span text:style-name="T504">, </text:span><text:span text:style-name="T507">jettisoning </text:span><text:span text:style-name="T504">the </text:span><text:span text:style-name="T599">excessive baggage </text:span><text:span text:style-name="T506">in favor of source code simplicity, </text:span><text:span text:style-name="T599">better </text:span><text:span text:style-name="T507">eyesight, </text:span><text:span text:style-name="T599">increased </text:span><text:span text:style-name="T507">sanity, </text:span><text:span text:style-name="T506">and ease of maintenance </text:span><text:span text:style-name="T599">and understanding</text:span><text:span text:style-name="T504">.</text:span></text:p>
      <text:p text:style-name="P172"><text:span text:style-name="T185">Bottom line:</text:span><text:span text:style-name="T749"><text:tab/>CAlive adds to C what C99 should've added.</text:span></text:p>
      <text:p text:style-name="P161"/>
      <text:h text:style-name="P286" text:outline-level="2"><text:bookmark-start text:name="__RefHeading__2006_118560278"/>C and C++ developers<text:bookmark-end text:name="__RefHeading__2006_118560278"/></text:h>
      <text:p text:style-name="P164"><text:span text:style-name="T752">I</text:span>f you <text:span text:style-name="T749">already </text:span>know <text:span text:style-name="T749">C or C++ and their shared general </text:span>syntax, then you already know 9<text:span text:style-name="T753">8</text:span>% of everything you need to know to program in <text:span text:style-name="T12">CAlive</text:span><text:span text:style-name="T750"> today. <text:s/>In fact, you don't need to use any of </text:span><text:span text:style-name="T12">CAlive's</text:span><text:span text:style-name="T750"> new features </text:span><text:soft-page-break/><text:span text:style-name="T750">at all. <text:s/>By using the </text:span><text:span text:style-name="T67">-c90</text:span><text:span text:style-name="T750"> or </text:span><text:span text:style-name="T67">-c99</text:span><text:span text:style-name="T750"> command line switches, most of your C code (and simple C++ code) will compile today without changes.</text:span></text:p>
      <text:p text:style-name="P163"><text:span text:style-name="T777">There are a few features of C, and many in C++, which are not supported in </text:span><text:span text:style-name="T12">CAlive.</text:span><text:span text:style-name="T750"> <text:s/>And some of </text:span><text:span text:style-name="T12">CAlive's</text:span><text:span text:style-name="T750">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46" text:outline-level="1"><text:bookmark-start text:name="__RefHeading__2739_118560278"/>Engage, Unengage, <text:span text:style-name="T757">and Binary</text:span><text:bookmark-end text:name="__RefHeading__2739_118560278"/></text:h>
      <text:p text:style-name="P119"><text:span text:style-name="T343">LibSF use</text:span><text:span text:style-name="T373">s</text:span><text:span text:style-name="T343"> the terms </text:span><text:span text:style-name="T174">engage</text:span><text:span text:style-name="T343"> and </text:span><text:span text:style-name="T174">unengage</text:span><text:span text:style-name="T343"> to describe starting </text:span><text:span text:style-name="T373">and stopping </text:span><text:span text:style-name="T343">something. <text:s/></text:span><text:span text:style-name="T386">A program, </text:span><text:span text:style-name="T459">proces, or thread</text:span><text:span text:style-name="T386"> is </text:span><text:span text:style-name="T34">engaged</text:span><text:span text:style-name="T386">, and </text:span><text:span text:style-name="T459">later</text:span><text:span text:style-name="T386"> </text:span><text:span text:style-name="T34">unengaged</text:span><text:span text:style-name="T386">, as part of its normal life cycle.</text:span></text:p>
      <text:p text:style-name="P119"><text:span text:style-name="T459">C</text:span><text:span text:style-name="T343">ompiled software </text:span><text:span text:style-name="T459">goes through cycles from </text:span><text:span text:style-name="T460">(1)</text:span><text:span text:style-name="T459"> </text:span><text:span text:style-name="T92">source code</text:span><text:span text:style-name="T600">, </text:span><text:span text:style-name="T601">(2)</text:span><text:span text:style-name="T600"> </text:span><text:span text:style-name="T92">intermediate code</text:span><text:span text:style-name="T600">, </text:span><text:span text:style-name="T601">(3)</text:span><text:span text:style-name="T600"> </text:span><text:span text:style-name="T93">assembly code</text:span><text:span text:style-name="T601">, (4)</text:span><text:span text:style-name="T600"> </text:span><text:span text:style-name="T92">object code</text:span><text:span text:style-name="T600">, which ultimately produce </text:span><text:span text:style-name="T343">a </text:span><text:span text:style-name="T460">(5)</text:span><text:span text:style-name="T343"> </text:span><text:span text:style-name="T65">binary</text:span><text:span text:style-name="T501"> </text:span><text:span text:style-name="T523">in its machine code form</text:span><text:span text:style-name="T600">.</text:span></text:p>
      <text:h text:style-name="P247" text:outline-level="1"><text:bookmark-start text:name="__RefHeading__10023_1415873427"/><text:span text:style-name="T459">M</text:span><text:span text:style-name="T343">ember Access </text:span><text:span text:style-name="T463">with </text:span><text:span text:style-name="T1179">.</text:span><text:span text:style-name="T463"> </text:span><text:span text:style-name="T479">or</text:span><text:span text:style-name="T463"> </text:span><text:span text:style-name="T730">-&gt;</text:span><text:bookmark-end text:name="__RefHeading__10023_1415873427"/></text:h>
      <text:p text:style-name="P294">CAlive<text:span text:style-name="T343"> has made the decision to merge the </text:span>dot <text:span text:style-name="T892">.</text:span><text:span text:style-name="T343"> and </text:span>pointer <text:span text:style-name="T892">-&gt;</text:span><text:span text:style-name="T343"> access to members. <text:s/>This means that use of either </text:span><text:span text:style-name="T892">parent.member</text:span><text:span text:style-name="T343"> or </text:span><text:span text:style-name="T892">parent-&gt;member</text:span><text:span text:style-name="T343"> will work in all cases, on all variables, and with equal weight and assessment. <text:s/>There is no difference in syntax if an object was declared locally, or is accessed through a pointer. <text:s/></text:span>CAlive<text:span text:style-name="T343"> auto-resolves this for the developer by context, removing another painful hurdle so often seen in C-like development.</text:span></text:p>
      <text:h text:style-name="P249" text:outline-level="1"><text:bookmark-start text:name="__RefHeading__2741_118560278"/>LiveCode<text:bookmark-end text:name="__RefHeading__2741_118560278"/></text:h>
      <text:p text:style-name="P118"><text:span text:style-name="T2">CAlive</text:span> uses a new <text:span text:style-name="T774">ABI (A</text:span>pplication <text:span text:style-name="T774">B</text:span>inary <text:span text:style-name="T774">I</text:span>nterface) called <text:span text:style-name="T65">LiveCode</text:span>. <text:s/><text:span text:style-name="T2">LiveCode</text:span> is a <text:span text:style-name="T883">full</text:span> <text:span text:style-name="T2">edit-and-continue</text:span> <text:span text:style-name="T778">(</text:span>or <text:span text:style-name="T2">fix-and-continue</text:span><text:span text:style-name="T778">)</text:span> ABI. <text:s/><text:span text:style-name="T774">I</text:span>t allows changes to be made to all code and data a<text:span text:style-name="T779">t both</text:span> <text:span text:style-name="T774">development time and runtime</text:span>.</text:p>
      <text:p text:style-name="P117"><text:span text:style-name="T774">Because of this ability, error conditions do not typically generate errors. <text:s/>Instead, they </text:span><text:span text:style-name="T387">signal </text:span><text:span text:style-name="T460">something called an </text:span><text:span text:style-name="T35">inquiry</text:span><text:span text:style-name="T460">. <text:s/></text:span><text:span text:style-name="T35">Inquirys</text:span><text:span text:style-name="T460"> are triggered to indicate </text:span><text:span text:style-name="T387">something unexpected </text:span><text:span text:style-name="T460">was </text:span><text:span text:style-name="T387">encountered. <text:s/></text:span><text:span text:style-name="T460">They </text:span><text:span text:style-name="T387">suspend </text:span><text:span text:style-name="T460">the program, and wait </text:span><text:span text:style-name="T387">for </text:span><text:span text:style-name="T460">a developer </text:span><text:span text:style-name="T387">fix </text:span><text:span text:style-name="T460">the condition s</text:span><text:span text:style-name="T387">o </text:span><text:span text:style-name="T460">the program </text:span><text:span text:style-name="T387">can continue.</text:span></text:p>
      <text:p text:style-name="P17"><text:span text:style-name="T2">LiveCode</text:span> <text:span text:style-name="T780">provides a full trace of every source code to </text:span>machine code, <text:span text:style-name="T884">including additional tags provided for by </text:span><text:span text:style-name="T36">side coding</text:span><text:span text:style-name="T884"> </text:span><text:span text:style-name="T859">\|code|/</text:span><text:span text:style-name="T884"> casks (explained later)</text:span>.</text:p>
      <text:p text:style-name="P185"><text:soft-page-break/><text:span text:style-name="T187">Note:</text:span><text:span text:style-name="T602"><text:tab/></text:span><text:span text:style-name="T780">There may be multiple levels of source code conversion, such as expanded macros, and pre- or post-processing by third party tools.</text:span></text:p>
      <text:p text:style-name="P185"><text:span text:style-name="T224">Note:</text:span><text:span text:style-name="T884"><text:tab/>All such levels of processing are included as well.</text:span></text:p>
      <text:p text:style-name="P31"><text:span text:style-name="T20">LiveCode's</text:span> step-by-step tracing allows a type of diff to be created at <text:span text:style-name="T780">various </text:span>level<text:span text:style-name="T780">s</text:span>, determining what <text:span text:style-name="T885">exactly </text:span>needs to be changed in the running <text:span text:style-name="T2">binary.</text:span><text:span text:style-name="T255"> <text:s/></text:span><text:span text:style-name="T307">And GUI editor refactoring features aid in that change by assigning new names to existing tokens, or by refactoring members from one location to another.</text:span></text:p>
      <text:h text:style-name="P250" text:outline-level="1"><text:bookmark-start text:name="__RefHeading__2660_343834233"/><text:span text:style-name="T912">Program </text:span>Inquiry<text:span text:style-name="T912">s</text:span><text:bookmark-end text:name="__RefHeading__2660_343834233"/></text:h>
      <text:p text:style-name="P116"><text:span text:style-name="T461">As previously mentioned, </text:span><text:span text:style-name="T14">CAlive </text:span><text:span text:style-name="T375">introduces </text:span><text:span text:style-name="T388">a runtime suspension </text:span><text:span text:style-name="T389">state </text:span><text:span text:style-name="T388">called an </text:span><text:span text:style-name="T72">inquiry</text:span><text:span text:style-name="T519">.</text:span></text:p>
      <text:p text:style-name="P116"><text:span text:style-name="T131">Inquirys</text:span><text:span text:style-name="T524"> are entered into as the result of an unhandled exception, or </text:span><text:span text:style-name="T603">b </text:span><text:span text:style-name="T524">use of the new </text:span><text:span text:style-name="T94">inquiry</text:span><text:span text:style-name="T696"> </text:span><text:span text:style-name="T94">keyword</text:span><text:span text:style-name="T524">. <text:s/></text:span><text:span text:style-name="T150">Inquirys</text:span><text:span text:style-name="T603"> </text:span><text:span text:style-name="T524">exist in lieu of </text:span><text:span text:style-name="T603">exceptions and </text:span><text:span text:style-name="T524">errors, and allow developer intervention to correct the errant state, and resume the running process, </text:span><text:span text:style-name="T603">without losing anything active in memory</text:span><text:span text:style-name="T524">.</text:span></text:p>
      <text:p text:style-name="P68"><text:span text:style-name="T308">I</text:span><text:span text:style-name="T255">nquirys</text:span><text:span text:style-name="T501"> can also be introduced directly by the compiler or linker when some pieces required to complete the </text:span><text:span text:style-name="T255">binary</text:span><text:span text:style-name="T501"> perfectly are not present. <text:s/>Rather than failing to create a </text:span><text:span text:style-name="T255">binary</text:span><text:span text:style-name="T501"> in such a case, </text:span><text:span text:style-name="T255">RDC and CAlive</text:span><text:span text:style-name="T501"> simply wrap the missing components in </text:span><text:span text:style-name="T255">inquiry</text:span><text:span text:style-name="T501"> signals, which allow the missing bits to be fixed when encountered.</text:span></text:p>
      <text:p text:style-name="P115"><text:span text:style-name="T524">Once an </text:span><text:span text:style-name="T131">inquiry</text:span><text:span text:style-name="T524"> is entered into, the </text:span><text:span text:style-name="T604">program is suspended and </text:span><text:span text:style-name="T524">developer is able to examine the running state and determine what needs to be corrected to allow the program to continue. <text:s/></text:span><text:span text:style-name="T604">Or, the developer may choose to </text:span><text:span text:style-name="T151">unengage</text:span><text:span text:style-name="T604"> </text:span><text:span text:style-name="T524">the program if the condition is </text:span><text:span text:style-name="T604">non-</text:span><text:span text:style-name="T524">recoverable.</text:span></text:p>
      <text:h text:style-name="P251" text:outline-level="1"><text:bookmark-start text:name="__RefHeading__10229_251287257"/><text:span text:style-name="T916">livecode</text:span><text:span text:style-name="T914">_</text:span><text:span text:style-name="T916">precompile</text:span><text:span text:style-name="T914">()</text:span> <text:span text:style-name="T1170">and </text:span><text:span text:style-name="T916">livecode_update()</text:span><text:bookmark-end text:name="__RefHeading__10229_251287257"/></text:h>
      <text:p text:style-name="P67">CAlive<text:span text:style-name="T343"> introduces the ability to control compilation by use of function</text:span><text:span text:style-name="T470">s</text:span><text:span text:style-name="T343"> that </text:span><text:span text:style-name="T470">are </text:span><text:span text:style-name="T471">compiled and </text:span><text:span text:style-name="T343">evaluated at compile-time. <text:s/></text:span><text:span text:style-name="T471">These are</text:span><text:span text:style-name="T343">: <text:s/></text:span><text:span text:style-name="T1237">livecode_precompile()</text:span><text:span text:style-name="T616">, and </text:span><text:span text:style-name="T1237">livecode_update()</text:span><text:span text:style-name="T616">.</text:span></text:p>
      <text:p text:style-name="P179"><text:span text:style-name="T1170">Note:</text:span><text:span text:style-name="T318"><text:tab/></text:span><text:span text:style-name="T1170">livecode_precompile()</text:span><text:span text:style-name="T318"> is called only on a full recompile. <text:s/>CAlive calls the </text:span><text:span text:style-name="T1170">livecode_update()</text:span><text:span text:style-name="T318"> with data for all livecode updates.</text:span></text:p>
      <text:p text:style-name="P66"><text:span text:style-name="T235">livecode</text:span><text:span text:style-name="T181">_precompile()</text:span><text:span text:style-name="T255"><text:line-break/></text:span><text:span text:style-name="T616">This function i</text:span><text:span text:style-name="T343">s used to allow </text:span><text:span text:style-name="T471">controllable </text:span><text:span text:style-name="T343">pre-compilation </text:span><text:span text:style-name="T471">edits and a full examination of all </text:span><text:span text:style-name="T343">source code, </text:span><text:span text:style-name="T471">#include </text:span><text:span text:style-name="T343">files, </text:span><text:span text:style-name="T471">macro expansions made in iteration, and more.</text:span></text:p>
      <text:p text:style-name="P66"><text:soft-page-break/><text:span text:style-name="T471">A</text:span><text:span text:style-name="T343">fter </text:span><text:span text:style-name="T471">each </text:span><text:span text:style-name="T343">main source file </text:span><text:span text:style-name="T471">has </text:span><text:span text:style-name="T343">been loaded, all their #include files have been loaded, and macros have been expanded, </text:span><text:span text:style-name="T471">if it was found,</text:span><text:span text:style-name="T343"> </text:span><text:span text:style-name="T1170">CAlive</text:span><text:span text:style-name="T471"> will compile and execute the </text:span><text:span text:style-name="T1237">livecode_precompile()</text:span><text:span text:style-name="T471"> code before compiling the rest of the source code</text:span><text:span text:style-name="T343">.</text:span></text:p>
      <text:p text:style-name="P232"><text:span text:style-name="T1045">// Code to handle custom compilation steps goes here<text:line-break/></text:span><text:span text:style-name="T501">bool </text:span><text:span text:style-name="T707">livecode</text:span><text:span text:style-name="T648">_</text:span><text:span text:style-name="T706">pre</text:span><text:span text:style-name="T648">compile</text:span><text:span text:style-name="T501">(</text:span><text:span text:style-name="T648">C</text:span><text:span text:style-name="T708">C</text:span><text:span text:style-name="T648">ompile</text:span><text:span text:style-name="T501">* </text:span><text:span text:style-name="T617">context</text:span><text:span text:style-name="T501">)<text:line-break/>{<text:line-break/> <text:s text:c="3"/></text:span><text:span text:style-name="T708">C</text:span><text:span text:style-name="T648">CompileLine</text:span><text:span text:style-name="T501">* </text:span><text:span text:style-name="T615">cl, </text:span><text:span text:style-name="T617">clNew</text:span><text:span text:style-name="T501">;<text:line-break/> <text:s text:c="3"/></text:span><text:span text:style-name="T708">CcompileFile</text:span><text:span text:style-name="T617">* cf;</text:span><text:span text:style-name="T501"><text:line-break/><text:line-break/><text:line-break/></text:span><text:span text:style-name="T1045"> <text:s text:c="3"/>// Compiler switches can be set </text:span><text:span text:style-name="T1071">or retrieved</text:span><text:span text:style-name="T1045"><text:line-break/></text:span><text:span text:style-name="T947"> <text:s text:c="3"/>c</text:span><text:span text:style-name="T950">ompile</text:span><text:span text:style-name="T947">-&gt;</text:span><text:span text:style-name="T940">switches.</text:span><text:span text:style-name="T943">set</text:span><text:span text:style-name="T950">(</text:span><text:span text:style-name="T947">name, value</text:span><text:span text:style-name="T950">)</text:span><text:span text:style-name="T947">;<text:line-break/> <text:s text:c="3"/></text:span><text:span text:style-name="T950">if (compile-&gt;</text:span><text:span text:style-name="T943">switches.get</text:span><text:span text:style-name="T950">(name).</text:span><text:span text:style-name="T952">equals(</text:span><text:span text:style-name="T950">value</text:span><text:span text:style-name="T952">)</text:span><text:span text:style-name="T950">)<text:line-break/></text:span><text:span text:style-name="T1071"> <text:s text:c="7"/>// Action here</text:span><text:span text:style-name="T947"><text:line-break/></text:span><text:span text:style-name="T1045"><text:line-break/><text:line-break/></text:span><text:span text:style-name="T1021">||||||||||</text:span><text:span text:style-name="T1073"><text:line-break/></text:span><text:span text:style-name="T1021">||||</text:span><text:span text:style-name="T1073"> </text:span><text:span text:style-name="T1071">Lists of files can be examined:</text:span><text:span text:style-name="T1016"><text:line-break/></text:span><text:span text:style-name="T1021">|||</text:span><text:span text:style-name="T1071"><text:line-break/></text:span><text:span text:style-name="T1021">|||</text:span><text:span text:style-name="T950"> <text:s/>for </text:span><text:span text:style-name="T952">(cf</text:span><text:span text:style-name="T950"> = compile-&gt;</text:span><text:span text:style-name="T943">f</text:span><text:span text:style-name="T944">ile.first</text:span><text:span text:style-name="T950">(); </text:span><text:span text:style-name="T952">cf; cf</text:span><text:span text:style-name="T950"> = </text:span><text:span text:style-name="T952">cf</text:span><text:span text:style-name="T950">-&gt;</text:span><text:span text:style-name="T943">next</text:span><text:span text:style-name="T950">()</text:span><text:span text:style-name="T952">)</text:span><text:span text:style-name="T950"><text:line-break/></text:span><text:span text:style-name="T1021">|||</text:span><text:span text:style-name="T950"> <text:s/>{<text:line-break/></text:span><text:span text:style-name="T1021">|||</text:span><text:span text:style-name="T1071"> <text:s text:c="5"/>// Obtain information on files here.<text:line-break/></text:span><text:span text:style-name="T1021">|||</text:span><text:span text:style-name="T1071"> <text:s text:c="5"/>// Find our their source code blocks<text:line-break/></text:span><text:span text:style-name="T1021">|||</text:span><text:span text:style-name="T1071"> <text:s text:c="5"/>// </text:span><text:span text:style-name="T1072">Load new files<text:line-break/></text:span><text:span text:style-name="T1021">|||</text:span><text:span text:style-name="T1072"> <text:s text:c="5"/>// Delete files completely</text:span><text:span text:style-name="T1071"><text:line-break/></text:span><text:span text:style-name="T1021">|||</text:span><text:span text:style-name="T1071"> <text:s text:c="5"/>// Swap out </text:span><text:span text:style-name="T1072">their </text:span><text:span text:style-name="T1071">code based on compiler environment settings<text:line-break/></text:span><text:span text:style-name="T1021">|||</text:span><text:span text:style-name="T1071"> <text:s text:c="5"/>// Et cetera<text:line-break/></text:span><text:span text:style-name="T1021">|||</text:span><text:span text:style-name="T950"> <text:s/>}<text:line-break/></text:span><text:span text:style-name="T1021">|||</text:span><text:span text:style-name="T950"><text:line-break/></text:span><text:span text:style-name="T1021">||||||</text:span><text:span text:style-name="T947"><text:line-break/></text:span><text:span text:style-name="T1045"><text:line-break/><text:line-break/></text:span><text:span text:style-name="T1021">||||||||||</text:span><text:span text:style-name="T1017"><text:line-break/></text:span><text:span text:style-name="T1021">||||</text:span><text:span text:style-name="T1045"> Source code lines can be traversed:</text:span><text:span text:style-name="T997"><text:line-break/></text:span><text:span text:style-name="T1021">|||</text:span><text:span text:style-name="T1045"><text:line-break/></text:span><text:span text:style-name="T1021">|||</text:span><text:span text:style-name="T947"> <text:s/>for </text:span><text:span text:style-name="T952">(</text:span><text:span text:style-name="T948">cl</text:span><text:span text:style-name="T947"> = </text:span><text:span text:style-name="T950">compile</text:span><text:span text:style-name="T947">-&gt;</text:span><text:span text:style-name="T944">sourceCode</text:span><text:span text:style-name="T942">.</text:span><text:span text:style-name="T944">first</text:span><text:span text:style-name="T949">(); </text:span><text:span text:style-name="T952">cl; </text:span><text:span text:style-name="T948">cl</text:span><text:span text:style-name="T947"> = </text:span><text:span text:style-name="T948">cl-&gt;</text:span><text:span text:style-name="T942">next</text:span><text:span text:style-name="T949">()</text:span><text:span text:style-name="T952">)</text:span><text:span text:style-name="T947"><text:line-break/></text:span><text:span text:style-name="T1021">|||</text:span><text:span text:style-name="T947"> <text:s/>{<text:line-break/></text:span><text:span text:style-name="T1021">|||</text:span><text:span text:style-name="T1045"> <text:s text:c="5"/>// Source code lines can be </text:span><text:span text:style-name="T1070">inserted:<text:line-break/></text:span><text:span text:style-name="T1021">|||</text:span><text:span text:style-name="T949"> <text:s text:c="5"/></text:span><text:span text:style-name="T952">clNew = </text:span><text:span text:style-name="T949">cl-&gt;</text:span><text:span text:style-name="T942">insert</text:span><text:span text:style-name="T949">(“// new source code line”, </text:span><text:span text:style-name="T1070">/*before?*/</text:span><text:span text:style-name="T949">false);<text:line-break/></text:span><text:span text:style-name="T1021">|||</text:span><text:span text:style-name="T949"><text:line-break/></text:span><text:span text:style-name="T1021">|||</text:span><text:span text:style-name="T1070"> <text:s text:c="4"/>// Marked “already compiled”<text:line-break/></text:span><text:span text:style-name="T1021">|||</text:span><text:span text:style-name="T949"> <text:s text:c="5"/>cl</text:span><text:span text:style-name="T952">New-&gt;</text:span><text:span text:style-name="T944">flags.set</text:span><text:span text:style-name="T952">(</text:span><text:span text:style-name="T956">completed</text:span><text:span text:style-name="T952">, true);</text:span><text:span text:style-name="T949"><text:line-break/></text:span><text:span text:style-name="T1021">|||</text:span><text:span text:style-name="T949"><text:line-break/></text:span><text:span text:style-name="T1021">|||</text:span><text:span text:style-name="T1070"> <text:s text:c="5"/>// Deleted:<text:line-break/></text:span><text:span text:style-name="T1021">|||</text:span><text:span text:style-name="T949"> <text:s text:c="5"/>cl = cl-&gt;</text:span><text:span text:style-name="T942">delete</text:span><text:span text:style-name="T949">();<text:line-break/></text:span><text:span text:style-name="T1021">|||</text:span><text:span text:style-name="T949"><text:line-break/></text:span><text:span text:style-name="T1021">|||</text:span><text:span text:style-name="T1070"> <text:s text:c="4"/>// Altered:<text:line-break/></text:span><text:span text:style-name="T1021">|||</text:span><text:span text:style-name="T949"> <text:s text:c="4"/>cl-&gt;</text:span><text:span text:style-name="T942">update</text:span><text:span text:style-name="T949">(“// new source code line content”);</text:span><text:span text:style-name="T947"><text:line-break/></text:span><text:span text:style-name="T1021">|||</text:span><text:span text:style-name="T949"><text:line-break/></text:span><text:span text:style-name="T1021">|||</text:span><text:span text:style-name="T1070"> <text:s text:c="4"/>// And generally examine and process </text:span><text:span text:style-name="T1074">as necessary</text:span><text:span text:style-name="T1070"><text:line-break/></text:span><text:span text:style-name="T1021">|||</text:span><text:span text:style-name="T951"> </text:span><text:span text:style-name="T947"><text:s/>}<text:line-break/></text:span><text:span text:style-name="T1021">|||</text:span><text:span text:style-name="T951"><text:line-break/></text:span><text:span text:style-name="T1021">||||||</text:span><text:span text:style-name="T951"><text:line-break/></text:span><text:span text:style-name="T947"><text:line-break/></text:span><text:span text:style-name="T501">}</text:span></text:p>
      <text:p text:style-name="P114"><text:span text:style-name="T501">The </text:span><text:span text:style-name="T892">livecode_</text:span><text:span text:style-name="T1236">precompile</text:span><text:span text:style-name="T892">()</text:span><text:span text:style-name="T501"> function </text:span><text:span text:style-name="T627">is called on </text:span><text:span text:style-name="T501">compilation steps during livecode updates. <text:s/></text:span></text:p>
      <text:h text:style-name="P252" text:outline-level="1"><text:bookmark-start text:name="__RefHeading__10025_1415873427"/><text:span text:style-name="T1171">livecode</text:span>_inquiry()<text:bookmark-end text:name="__RefHeading__10025_1415873427"/></text:h>
      <text:p text:style-name="P113"><text:soft-page-break/><text:span text:style-name="T605">The </text:span><text:span text:style-name="T153">inquiry</text:span><text:span text:style-name="T605"> </text:span><text:span text:style-name="T524">solution </text:span><text:span text:style-name="T605">in use by </text:span><text:span text:style-name="T152">RDC and CAlive</text:span><text:span text:style-name="T524"> is powerful </text:span><text:span text:style-name="T618">for live maintenance</text:span><text:span text:style-name="T524">, but it </text:span><text:span text:style-name="T605">does </text:span><text:span text:style-name="T524">require manual intervention by the developer. <text:s/></text:span><text:span text:style-name="T605">It is recognized that this type of immediate, hands-on attention </text:span><text:span text:style-name="T606">may </text:span><text:span text:style-name="T605">not always </text:span><text:span text:style-name="T606">be </text:span><text:span text:style-name="T605">possible. <text:s/>As such, a</text:span><text:span text:style-name="T525">n </text:span><text:span text:style-name="T524">automated </text:span><text:span text:style-name="T526">facility</text:span><text:span text:style-name="T525"> to handle </text:span><text:span text:style-name="T132">inquirys</text:span><text:span text:style-name="T525"> </text:span><text:span text:style-name="T524">is also provided </text:span><text:span text:style-name="T525">for in </text:span><text:span text:style-name="T606">the framework</text:span><text:span text:style-name="T525">.</text:span></text:p>
      <text:p text:style-name="P113"><text:span text:style-name="T607">The automated facility </text:span><text:span text:style-name="T526">is </text:span><text:span text:style-name="T618">available </text:span><text:span text:style-name="T524">to handle </text:span><text:span text:style-name="T525">conditions when a </text:span><text:span text:style-name="T526">debugger </text:span><text:span text:style-name="T618">and/or developer</text:span><text:span text:style-name="T526"> </text:span><text:span text:style-name="T525">is </text:span><text:span text:style-name="T524">not immediately available. <text:s/></text:span><text:span text:style-name="T607">It</text:span><text:span text:style-name="T618">'</text:span><text:span text:style-name="T607">s </text:span><text:span text:style-name="T524">handled through a new function called </text:span><text:span text:style-name="T1233">livecode</text:span><text:span text:style-name="T1235">_inquiry()</text:span><text:span text:style-name="T525">, which </text:span><text:span text:style-name="T607">exists as </text:span><text:span text:style-name="T525">a function </text:span><text:span text:style-name="T618">definition at some point in the file</text:span><text:span text:style-name="T525">. <text:s/></text:span><text:span text:style-name="T607">This function </text:span><text:span text:style-name="T618">can </text:span><text:span text:style-name="T526">only </text:span><text:span text:style-name="T618">be </text:span><text:span text:style-name="T607">called </text:span><text:span text:style-name="T526">by the OS, </text:span><text:span text:style-name="T618">and is called</text:span><text:span text:style-name="T526"> </text:span><text:span text:style-name="T525">whenever an </text:span><text:span text:style-name="T132">inquiry</text:span><text:span text:style-name="T525"> </text:span><text:span text:style-name="T526">is </text:span><text:span text:style-name="T525">encountered </text:span><text:span text:style-name="T526">and </text:span><text:span text:style-name="T525">a debugger </text:span><text:span text:style-name="T618">instance </text:span><text:span text:style-name="T525">is not </text:span><text:span text:style-name="T618">available</text:span><text:span text:style-name="T525">.</text:span></text:p>
      <text:p text:style-name="P112"><text:span text:style-name="T390">The </text:span><text:span text:style-name="T1233">livecode</text:span><text:span text:style-name="T1234">_inquiry()</text:span><text:span text:style-name="T390"> </text:span><text:span text:style-name="T375">function </text:span><text:span text:style-name="T390">is </text:span><text:span text:style-name="T462">given context information about the </text:span><text:span text:style-name="T37">inquiry</text:span><text:span text:style-name="T462">, </text:span><text:span text:style-name="T472">where it occurred, what type of </text:span><text:span text:style-name="T38">inquiry</text:span><text:span text:style-name="T472"> it was, etc., <text:s/>This allows </text:span><text:span text:style-name="T374">a </text:span><text:span text:style-name="T343">determinable actio</text:span><text:span text:style-name="T374">n </text:span><text:span text:style-name="T462">to be </text:span><text:span text:style-name="T38">taken</text:span><text:span text:style-name="T374">. <text:s/></text:span><text:span text:style-name="T472">It </text:span><text:span text:style-name="T375">may include a </text:span><text:span text:style-name="T14">memory dump</text:span><text:span text:style-name="T375">, some type of </text:span><text:span text:style-name="T14">user interaction</text:span><text:span text:style-name="T375">, </text:span><text:span text:style-name="T390">a transfer of control to </text:span><text:span text:style-name="T21">another function</text:span><text:span text:style-name="T390">, </text:span><text:span text:style-name="T375">or even reporting the </text:span><text:span text:style-name="T14">inquiry</text:span><text:span text:style-name="T375"> as a </text:span><text:span text:style-name="T390">legitimate</text:span><text:span text:style-name="T375"> error </text:span><text:span text:style-name="T472">condition, </text:span><text:span text:style-name="T462">and </text:span><text:span text:style-name="T472">subsequently</text:span><text:span text:style-name="T462"> </text:span><text:span text:style-name="T37">unengaging</text:span><text:span text:style-name="T462"> the program</text:span><text:span text:style-name="T375">.</text:span></text:p>
      <text:p text:style-name="P111"><text:span text:style-name="T375">H</text:span><text:span text:style-name="T343">ere's an example of the implementation of the </text:span><text:span text:style-name="T1233">livecode</text:span><text:span text:style-name="T892">_inquiry()</text:span><text:span text:style-name="T343"> function:</text:span></text:p>
      <text:p text:style-name="P231"><text:span text:style-name="T391">function </text:span><text:span text:style-name="T709">livecode</text:span><text:span text:style-name="T648">_inquiry</text:span><text:span text:style-name="T343"><text:line-break/></text:span><text:span text:style-name="T391">|params </text:span><text:span text:style-name="T442">livecode</text:span><text:span text:style-name="T343"> liveCode<text:line-break/>{<text:line-break/> <text:s text:c="3"/>switch (</text:span><text:span text:style-name="T392">liveCode.</text:span><text:span text:style-name="T343">inquiry.code)<text:line-break/> <text:s text:c="3"/>{<text:line-break/> <text:s text:c="7"/>case </text:span><text:span text:style-name="T648">_</text:span><text:span text:style-name="T669">INQUIRY_</text:span><text:span text:style-name="T654">DOUBLE</text:span><text:span text:style-name="T648">_</text:span><text:span text:style-name="T654">INQUIRY</text:span><text:span text:style-name="T343">:<text:line-break/></text:span><text:span text:style-name="T1025"> <text:s text:c="11"/>// </text:span><text:span text:style-name="T1043">An inquiry was encountered in main_inquiry()</text:span><text:span text:style-name="T1025"><text:line-break/></text:span><text:span text:style-name="T343"> <text:s text:c="11"/>break;<text:line-break/><text:line-break/> <text:s text:c="7"/>case </text:span><text:span text:style-name="T648">_INQUIRY_UNHANDLED_</text:span><text:span text:style-name="T654">INQUIRY</text:span><text:span text:style-name="T343">:<text:line-break/></text:span><text:span text:style-name="T1025"> <text:s text:c="11"/>// </text:span><text:span text:style-name="T1043">An unspecified inquiry was encountered</text:span><text:span text:style-name="T1025"><text:line-break/></text:span><text:span text:style-name="T343"> <text:s text:c="11"/>break;<text:line-break/><text:line-break/></text:span><text:span text:style-name="T1025"> <text:s text:c="7"/>// et cetera...<text:line-break/></text:span><text:span text:style-name="T343"> <text:s text:c="3"/>}<text:line-break/>}</text:span></text:p>
      <text:h text:style-name="P253" text:outline-level="1"><text:bookmark-start text:name="__RefHeading__2654_343834233"/><text:span text:style-name="T913">Code </text:span>Grouping<text:span text:style-name="T775">s</text:span><text:bookmark-end text:name="__RefHeading__2654_343834233"/></text:h>
      <text:p text:style-name="P110"><text:span text:style-name="T2">CAlive</text:span> introduces <text:span text:style-name="T118">groupin</text:span><text:span text:style-name="T128">g</text:span><text:span text:style-name="T129">s</text:span><text:span text:style-name="T773">. <text:s/></text:span><text:span text:style-name="T17">Groupings</text:span><text:span text:style-name="T378"> </text:span><text:span text:style-name="T472">allow for related information to be conveyed in a visible manner. <text:s/>They </text:span><text:span text:style-name="T378">are divided into two </text:span><text:span text:style-name="T472">general </text:span><text:span text:style-name="T378">types, </text:span><text:span text:style-name="T472">both of which </text:span><text:span text:style-name="T464">make use of the pipe sign </text:span><text:span text:style-name="T893">|</text:span><text:span text:style-name="T464"> character</text:span><text:span text:style-name="T378">:</text:span></text:p>
      <text:p text:style-name="P317"><text:span text:style-name="T472">H</text:span><text:span text:style-name="T384">eader </text:span><text:span text:style-name="T393">groupings</text:span><text:span text:style-name="T619"><text:line-break/></text:span><text:span text:style-name="T618">These are used in normal code blocks, and convey that, which in standard C syntax, would be something like an expression or parameters.</text:span></text:p>
      <text:p text:style-name="P315"><text:span text:style-name="T709">U</text:span><text:span text:style-name="T650">ser </text:span><text:span text:style-name="T710">groupings</text:span><text:span text:style-name="T393"><text:line-break/></text:span><text:span text:style-name="T472">These are used ad hoc as needed throughout the source file, and allow an obvious visual g</text:span><text:span text:style-name="T474">r</text:span><text:span text:style-name="T472">ouping of related content.</text:span></text:p>
      <text:p text:style-name="P109"><text:soft-page-break/><text:span text:style-name="T19">G</text:span><text:span text:style-name="T18">r</text:span><text:span text:style-name="T16">oupings</text:span><text:span text:style-name="T377"> </text:span><text:span text:style-name="T395">can </text:span><text:span text:style-name="T377">occur </text:span><text:span text:style-name="T394">only </text:span><text:span text:style-name="T381">as the first non-whitespace</text:span><text:span text:style-name="T382"> token</text:span><text:span text:style-name="T381"> </text:span><text:span text:style-name="T175">at the start of a </text:span><text:span text:style-name="T176">source code </text:span><text:span text:style-name="T175">line</text:span><text:span text:style-name="T377">.</text:span></text:p>
      <text:p text:style-name="P108"><text:span text:style-name="T650">Header </text:span><text:span text:style-name="T651">groupings</text:span><text:span text:style-name="T378"> are </text:span><text:span text:style-name="T383">introduced to </text:span><text:span text:style-name="T473">provide </text:span><text:span text:style-name="T378">a new way to define things like </text:span><text:span text:style-name="T1231">functions</text:span><text:span text:style-name="T378">, </text:span><text:span text:style-name="T1231">adhocs</text:span><text:span text:style-name="T378">, </text:span><text:span text:style-name="T1231">flowofs</text:span><text:span text:style-name="T378">,</text:span><text:span text:style-name="T473"> </text:span><text:span text:style-name="T894">do while { }</text:span><text:span text:style-name="T473"> blocks, </text:span><text:span text:style-name="T894">for { }</text:span><text:span text:style-name="T39"> </text:span><text:span text:style-name="T473">blocks,</text:span><text:span text:style-name="T378"> and </text:span><text:span text:style-name="T39">member functions</text:span><text:span text:style-name="T378"> in classes </text:span><text:span text:style-name="T473">and structs</text:span><text:span text:style-name="T378">.</text:span></text:p>
      <text:p text:style-name="P175"><text:span text:style-name="T237">Note:</text:span><text:span text:style-name="T319"><text:tab/></text:span><text:span text:style-name="T320">Header</text:span><text:span text:style-name="T321"> groupings </text:span><text:span text:style-name="T319">us</text:span><text:span text:style-name="T1172">e </text:span><text:span text:style-name="T236">one pipe sign character</text:span><text:span text:style-name="T321">, </text:span><text:span text:style-name="T322">and follow immediately after the definition line </text:span><text:span text:style-name="T319">before its opening </text:span><text:span text:style-name="T237">{</text:span><text:span text:style-name="T319"> character</text:span><text:span text:style-name="T1172">.</text:span></text:p>
      <text:p text:style-name="P107"><text:span text:style-name="T379">E</text:span><text:span text:style-name="T343">xample:</text:span></text:p>
      <text:p text:style-name="P230"><text:span text:style-name="T977">// </text:span><text:span text:style-name="T990">Single pipe-sign for </text:span><text:span text:style-name="T1131">header groupings</text:span><text:line-break/>function sample<text:line-break/><text:span text:style-name="T249">|</text:span><text:span text:style-name="T914">returns int r <text:s text:c="16"/>// Header grouping </text:span><text:span text:style-name="T915">(leading pipe sign)</text:span><text:span text:style-name="T914"><text:line-break/></text:span><text:span text:style-name="T249">|</text:span><text:span text:style-name="T914">params int a, int b <text:s text:c="10"/>// Header grouping </text:span><text:span text:style-name="T915">(leading pipe sign)</text:span><text:span text:style-name="T914"><text:line-break/></text:span>{<text:line-break/><text:span text:style-name="T973"> <text:s text:c="3"/>// Code goes here<text:line-break/></text:span>}</text:p>
      <text:p text:style-name="P106"><text:span text:style-name="T650">User </text:span><text:span text:style-name="T652">grouping</text:span><text:span text:style-name="T653">s</text:span><text:span text:style-name="T621">, </text:span><text:span text:style-name="T620">on the other hand,</text:span><text:span text:style-name="T376"> </text:span><text:span text:style-name="T380">are </text:span><text:span text:style-name="T384">inserted </text:span><text:span text:style-name="T473">anywhere </text:span><text:span text:style-name="T380">needed by the developer. <text:s/>They </text:span><text:span text:style-name="T464">are </text:span>interpreted <text:span text:style-name="T773">by the compiler </text:span>as either <text:span text:style-name="T65">whitespace</text:span><text:span text:style-name="T99">s</text:span> or <text:span text:style-name="T74">line </text:span><text:span text:style-name="T65">comment</text:span><text:span text:style-name="T99">s</text:span>, <text:span text:style-name="T773">depending on their token length:</text:span></text:p>
      <text:p text:style-name="P180"><text:span text:style-name="T73">Note:</text:span><text:span text:style-name="T22"><text:tab/></text:span><text:span text:style-name="T894">|||</text:span><text:span text:style-name="T39"> <text:s/></text:span><text:span text:style-name="T162">(3) </text:span><text:span text:style-name="T39">character sequences </text:span><text:span text:style-name="T13">are interpreted as </text:span><text:span text:style-name="T71">whitespace</text:span><text:span text:style-name="T73">s</text:span><text:span text:style-name="T27">.</text:span></text:p>
      <text:p text:style-name="P180"><text:span text:style-name="T73">Note:</text:span><text:span text:style-name="T22"><text:tab/></text:span><text:span text:style-name="T894">||||</text:span><text:span text:style-name="T39"> <text:s/>(4+) </text:span><text:span text:style-name="T154">character </text:span><text:span text:style-name="T15">sequences are interpreted as </text:span><text:span text:style-name="T80">l</text:span><text:span text:style-name="T71">ine comment</text:span><text:span text:style-name="T73">s</text:span><text:span text:style-name="T13">.</text:span></text:p>
      <text:p text:style-name="P105"><text:span text:style-name="T40">User groupings</text:span><text:span text:style-name="T1173"> was added not only to give a visible block cue which catches the eye quickly and easily, </text:span><text:span text:style-name="T385">but also </text:span><text:span text:style-name="T475">to </text:span><text:span text:style-name="T372">introduce </text:span><text:span text:style-name="T767">a new debugger feature called </text:span><text:span text:style-name="T95">group s</text:span><text:span text:style-name="T71">ingle step</text:span><text:span text:style-name="T130">. <text:s/></text:span><text:span text:style-name="T155">This </text:span><text:span text:style-name="T767">allows source code to be stepped over at the </text:span><text:span text:style-name="T40">user g</text:span><text:span text:style-name="T13">rou</text:span><text:span text:style-name="T23">ping</text:span><text:span text:style-name="T767"> level, and to collapse source code where in use, thereby leaving only the associated line comments visible in the source code, making it easier to see the big picture.</text:span></text:p>
      <text:p text:style-name="Paragraph">E<text:span text:style-name="T1174">xpanded e</text:span>xample:</text:p>
      <text:p text:style-name="P229">01: <text:s text:c="4"/><text:span text:style-name="T249">||||||||||</text:span><text:line-break/>02: <text:s text:c="4"/><text:span text:style-name="T249">|||</text:span><text:span text:style-name="T250">|</text:span><text:span text:style-name="T249"> Print five</text:span><text:line-break/>03: <text:s text:c="4"/><text:span text:style-name="T249">|</text:span><text:span text:style-name="T250">|</text:span><text:span text:style-name="T249">|</text:span><text:line-break/>04: <text:s text:c="4"/><text:span text:style-name="T249">|</text:span><text:span text:style-name="T250">|</text:span><text:span text:style-name="T249">|</text:span> <text:s/>int i;<text:line-break/>05: <text:s text:c="4"/><text:span text:style-name="T249">|</text:span><text:span text:style-name="T250">|</text:span><text:span text:style-name="T249">|</text:span> <text:s/>i = 5;<text:line-break/>06: <text:s text:c="4"/><text:span text:style-name="T249">|</text:span><text:span text:style-name="T250">|</text:span><text:span text:style-name="T249">|</text:span> <text:s/>printf(“%d\n”, i);<text:line-break/>07: <text:s text:c="4"/><text:span text:style-name="T249">|</text:span><text:span text:style-name="T250">|</text:span><text:span text:style-name="T249">|</text:span><text:line-break/>08: <text:s text:c="4"/><text:span text:style-name="T249">||||||</text:span></text:p>
      <text:p text:style-name="P104">In this example, lines <text:span text:style-name="T888">01</text:span>, <text:span text:style-name="T888">02</text:span>, and <text:span text:style-name="T888">08</text:span> are interpreted as <text:span text:style-name="T65">line comments</text:span>. <text:s/>Lines <text:span text:style-name="T888">03</text:span> <text:span text:style-name="T1174">thru</text:span> <text:span text:style-name="T888">07</text:span> are all interpreted as <text:span text:style-name="T65">whitespaces</text:span>.</text:p>
      <text:p text:style-name="P103"><text:soft-page-break/><text:span text:style-name="T1174">Collapsed e</text:span>xample<text:span text:style-name="T1175">s</text:span>:</text:p>
      <text:p text:style-name="P228"><text:span text:style-name="T977">// </text:span><text:span text:style-name="T989">Collapse display <text:s text:c="6"/>-- All line comments </text:span><text:span text:style-name="T992">in the block </text:span><text:span text:style-name="T989">are shown</text:span><text:span text:style-name="T977"><text:line-break/></text:span>01: <text:s text:c="4"/><text:span text:style-name="T249">||||||||||</text:span><text:line-break/>02: <text:span text:style-name="T189">[+]</text:span> <text:span text:style-name="T249">||</text:span><text:span text:style-name="T250">|</text:span><text:span text:style-name="T249">| Print five</text:span><text:line-break/>0<text:span text:style-name="T776">8</text:span>: <text:s text:c="4"/><text:span text:style-name="T249">||||||</text:span><text:span text:style-name="T255"><text:line-break/><text:line-break/><text:line-break/></text:span><text:span text:style-name="T977">// </text:span><text:span text:style-name="T992">Full c</text:span><text:span text:style-name="T989">ollapse display <text:s/>-- Only non-blank line comments are shown</text:span><text:span text:style-name="T309"><text:line-break/></text:span><text:span text:style-name="T255">02: </text:span><text:span text:style-name="T189">[+]</text:span><text:span text:style-name="T255"> </text:span><text:span text:style-name="T249">||</text:span><text:span text:style-name="T250">|</text:span><text:span text:style-name="T249">| Print five</text:span></text:p>
      <text:p text:style-name="P102">In <text:span text:style-name="T918">each </text:span>case, the <text:span text:style-name="T891">[+]</text:span><text:span text:style-name="T776"> indicates the code is collapsed, and can be expanded by clicking on it.</text:span></text:p>
      <text:h text:style-name="P254" text:outline-level="1"><text:bookmark-start text:name="__RefHeading__4299_889146227"/><text:span text:style-name="T1178">N|</text:span><text:span text:style-name="T1176"> </text:span>Line Renumbering<text:bookmark-end text:name="__RefHeading__4299_889146227"/></text:h>
      <text:p text:style-name="Paragraph"><text:span text:style-name="T2">CAlive</text:span><text:span text:style-name="T343"> introduces the ability to reorder lines for visual purposes. <text:s/>To do this, an</text:span><text:span text:style-name="T476">other</text:span><text:span text:style-name="T343"> </text:span><text:span text:style-name="T476">type </text:span><text:span text:style-name="T343">of grouping is employed, </text:span><text:span text:style-name="T476">one</text:span><text:span text:style-name="T343"> where the pipe sign is </text:span><text:span text:style-name="T476">prefixed with only </text:span><text:span text:style-name="T343">the </text:span><text:span text:style-name="T476">local </text:span><text:span text:style-name="T343">line number </text:span><text:span text:style-name="T476">order</text:span><text:span text:style-name="T343">.</text:span></text:p>
      <text:p text:style-name="P227"><text:span text:style-name="T1045">// Normal code:<text:line-break/></text:span><text:span text:style-name="T405">f</text:span><text:span text:style-name="T343">unction name<text:line-break/>|returns s32 r<text:line-break/>|params int a, int b<text:line-break/>{<text:line-break/> <text:s text:c="3"/>a = get_value();<text:line-break/> <text:s text:c="3"/>r = some_function(a, b);<text:line-break/> <text:s text:c="3"/>b = set_value(b);<text:line-break/></text:span><text:span text:style-name="T405">}</text:span><text:span text:style-name="T343"><text:line-break/><text:line-break/><text:line-break/></text:span><text:span text:style-name="T1045">// Reordered code.<text:line-break/></text:span><text:span text:style-name="T405">f</text:span><text:span text:style-name="T343">unction name<text:line-break/>|returns s32 r<text:line-break/>|params int a, int b<text:line-break/>{<text:line-break/> <text:s text:c="2"/></text:span><text:span text:style-name="T1045">// </text:span><text:span text:style-name="T1075">It's compiled &amp; engaged in the order 1,2,3, but shown in the 1,3,2<text:line-break/> <text:s text:c="2"/>// order in the GUI editor:</text:span><text:span text:style-name="T1045"><text:line-break/></text:span><text:span text:style-name="T343"> <text:s text:c="2"/></text:span><text:span text:style-name="T717">1|</text:span><text:span text:style-name="T343"> <text:s/>a = get_value();<text:line-break/> <text:s text:c="2"/></text:span><text:span text:style-name="T717">3|</text:span><text:span text:style-name="T343"> <text:s/>b = set_value(b);<text:line-break/> <text:s text:c="2"/></text:span><text:span text:style-name="T717">2|</text:span><text:span text:style-name="T343"> <text:s/>r = some_function(a, b);<text:line-break/>}</text:span></text:p>
      <text:p text:style-name="P65">Why would <text:span text:style-name="T1176">anyone do </text:span>this?<text:span text:style-name="T343"> <text:s/></text:span><text:span text:style-name="T465">Good question. :-)</text:span></text:p>
      <text:p text:style-name="P101"><text:span text:style-name="T343">There have been times in programming where I</text:span><text:span text:style-name="T465">'ve</text:span><text:span text:style-name="T343"> wanted to see the differences between two source code lines, </text:span><text:span text:style-name="T477">but b</text:span><text:span text:style-name="T343">ecause there was a line or two </text:span><text:span text:style-name="T465">of source code </text:span><text:span text:style-name="T343">between </text:span><text:span text:style-name="T465">them</text:span><text:span text:style-name="T343"> it made it difficult to do </text:span><text:span text:style-name="T477">a visual </text:span><text:span text:style-name="T343">compare </text:span><text:span text:style-name="T404">because the content </text:span><text:span text:style-name="T465">was interrupted by the intervening line </text:span><text:span text:style-name="T477">(or lines)</text:span><text:span text:style-name="T465">. <text:s/>This </text:span><text:span text:style-name="T404">resulted in a type of visual noise </text:span><text:span text:style-name="T465">which made </text:span><text:span text:style-name="T404">it difficult </text:span><text:span text:style-name="T477">to accomplish the task</text:span><text:span text:style-name="T343">.</text:span></text:p>
      <text:p text:style-name="P19">My solution at that time was to reorder the lines temporarily, perform the comparison, and then put them back, as by normal source code editing. <text:s/>However, each time I came back I had to repeat the steps. <text:s/>I <text:soft-page-break/>concluded that if there were a way to leave them that way, yet signify visually that they're out of order, it would make it easier to see the minor differences.</text:p>
      <text:p text:style-name="P101"><text:span text:style-name="T465">By </text:span><text:span text:style-name="T404">re-order</text:span><text:span text:style-name="T465">ing</text:span><text:span text:style-name="T404"> the lines, the eye automatically group</text:span><text:span text:style-name="T477">s</text:span><text:span text:style-name="T404"> things which are similar, making it easy to see th</text:span><text:span text:style-name="T477">ose</text:span><text:span text:style-name="T404"> </text:span><text:span text:style-name="T465">subtle </text:span><text:span text:style-name="T404">differences </text:span><text:span text:style-name="T477">without affecting compilation order or program flow</text:span><text:span text:style-name="T404">. <text:s/></text:span><text:span text:style-name="T477">T</text:span><text:span text:style-name="T404">he leading </text:span><text:span text:style-name="T898">N|</text:span><text:span text:style-name="T404"> characters indicate </text:span><text:span text:style-name="T477">visually that </text:span><text:span text:style-name="T404">they are out of order </text:span><text:span text:style-name="T465">in the GUI editor</text:span><text:span text:style-name="T404">.</text:span></text:p>
      <text:p text:style-name="P175"><text:span text:style-name="T225">Note:</text:span><text:span text:style-name="T919"><text:tab/>The GUI editor has built-in features which also re-order them into proper order visually when the feature is enabled.</text:span></text:p>
      <text:p text:style-name="P178">Note:<text:span text:style-name="T255"><text:tab/>Groupings can be of any length, but most be contiguous. <text:s/>This would include any comment lines that are within. <text:s/>They must all be </text:span><text:span text:style-name="T906">N|</text:span><text:span text:style-name="T255"> numbered.</text:span></text:p>
      <text:h text:style-name="P255" text:outline-level="1"><text:bookmark-start text:name="__RefHeading__4301_889146227"/>Double <text:span text:style-name="T1177">{{</text:span> and <text:span text:style-name="T1177">}}</text:span><text:bookmark-end text:name="__RefHeading__4301_889146227"/></text:h>
      <text:p text:style-name="P64">CAlive<text:span text:style-name="T343"> introduces </text:span><text:span text:style-name="T892">{{</text:span><text:span text:style-name="T343"> and </text:span><text:span text:style-name="T892">}}</text:span><text:span text:style-name="T343"> characters, referred to as </text:span><text:span text:style-name="T181">double left brace</text:span><text:span text:style-name="T343"> and </text:span><text:span text:style-name="T181">double right brace</text:span><text:span text:style-name="T343">.</text:span></text:p>
      <text:p text:style-name="P30">Their purpose is <text:span text:style-name="T920">directly related to their forerunners </text:span><text:span text:style-name="T1225">{</text:span><text:span text:style-name="T920"> and </text:span><text:span text:style-name="T1225">}</text:span><text:span text:style-name="T920">, and serve </text:span>to mark off block which may include improperly mated standard block characters, <text:span text:style-name="T888">{</text:span> and <text:span text:style-name="T888">}</text:span>.</text:p>
      <text:p text:style-name="P30">They can be used anywhere, but are typically used only in macro definitions and flowof blocks <text:span text:style-name="T2">(explained later)</text:span>.</text:p>
      <text:h text:style-name="P256" text:outline-level="1"><text:bookmark-start text:name="__RefHeading__4303_889146227"/>Multi-line <text:span text:style-name="T1182">#define</text:span> Macros<text:bookmark-end text:name="__RefHeading__4303_889146227"/></text:h>
      <text:p text:style-name="P63"><text:span text:style-name="T798">C</text:span><text:span text:style-name="T797">Alive</text:span><text:span text:style-name="T644"> introduces a simple way to define multi-line macros </text:span><text:span text:style-name="T646">through the use of the double left-brace {{ and double right-brace }} combinations:</text:span></text:p>
      <text:p text:style-name="P226"><text:span text:style-name="T1113">// </text:span><text:span text:style-name="T1112">Traditional macro definition<text:line-break/></text:span><text:span text:style-name="T646">#</text:span><text:span text:style-name="T644">define multiLineMacro </text:span><text:span text:style-name="T647">\</text:span><text:span text:style-name="T644"><text:line-break/> <text:s text:c="7"/>line1 </text:span><text:span text:style-name="T647">\</text:span><text:span text:style-name="T644"><text:line-break/> <text:s text:c="7"/>line2 </text:span><text:span text:style-name="T647">\</text:span><text:span text:style-name="T644"><text:line-break/> <text:s text:c="7"/>line3<text:line-break/><text:line-break/><text:line-break/></text:span><text:span text:style-name="T1112">// CAlive allows this syntax:<text:line-break/></text:span><text:span text:style-name="T644">#define multiLineMacro </text:span><text:span text:style-name="T647">{{</text:span><text:span text:style-name="T644"><text:line-break/> <text:s text:c="7"/>line1<text:line-break/> <text:s text:c="7"/>line2<text:line-break/> <text:s text:c="7"/>line3<text:line-break/></text:span><text:span text:style-name="T647">}}</text:span></text:p>
      <text:p text:style-name="P39">It is slightly longer, but <text:span text:style-name="T921">the content between </text:span><text:span text:style-name="T1224">{{</text:span><text:span text:style-name="T921"> and </text:span><text:span text:style-name="T1224">}}</text:span><text:span text:style-name="T921"> </text:span>is easier to read.</text:p>
      <text:p text:style-name="Quotations"><text:soft-page-break/><text:span text:style-name="T226">Note:</text:span><text:span text:style-name="T921"><text:tab/></text:span>By using the <text:span text:style-name="T181">double left-brace </text:span><text:span text:style-name="T892">{{</text:span> and <text:span text:style-name="T181">double right-brace </text:span><text:span text:style-name="T892">}}</text:span>, the ability exists in the multi-line macro definition to have unmatched <text:span text:style-name="T892">{</text:span> and <text:span text:style-name="T892">}</text:span> combinations.</text:p>
      <text:p text:style-name="P184">Note:<text:span text:style-name="T255"><text:tab/>The </text:span><text:span text:style-name="T914">{</text:span><text:span text:style-name="T255"> and </text:span><text:span text:style-name="T914">}</text:span><text:span text:style-name="T255"> characters can be escaped within the </text:span><text:span text:style-name="T914">{{...}}</text:span><text:span text:style-name="T255"> macro body using<text:line-break/></text:span><text:span text:style-name="T911">\{</text:span><text:span text:style-name="T255"> and </text:span><text:span text:style-name="T911">\{</text:span><text:span text:style-name="T118"> as needed. <text:s/>Embedded </text:span><text:span text:style-name="T179">{{</text:span><text:span text:style-name="T118"> and </text:span><text:span text:style-name="T179">}}</text:span><text:span text:style-name="T118"> characters can also be escaped using </text:span><text:span text:style-name="T911">\{\{</text:span><text:span text:style-name="T118"> and </text:span><text:span text:style-name="T911">\}\}</text:span><text:span text:style-name="T118"> as needed.</text:span></text:p>
      <text:h text:style-name="P259" text:outline-level="1"><text:bookmark-start text:name="__RefHeading__2662_343834233"/>F<text:span text:style-name="T784">undamental Data Types</text:span><text:bookmark-end text:name="__RefHeading__2662_343834233"/></text:h>
      <text:p text:style-name="Paragraph"><text:span text:style-name="T2">CAlive</text:span> supports standard C and C++ fundamental data types, including:</text:p>
      <text:p text:style-name="P224"><text:span text:style-name="T181">bool</text:span> <text:s text:c="31"/>--<text:span text:style-name="T935"> 8-bit boolean</text:span><text:line-break/><text:line-break/><text:span text:style-name="T227">int8_t, <text:s/>c</text:span><text:span text:style-name="T181">har</text:span> <text:s text:c="22"/><text:span text:style-name="T935">-- 8-bit signed</text:span><text:line-break/><text:span text:style-name="T227">int16_t, s</text:span><text:span text:style-name="T181">hort</text:span> <text:s text:c="21"/><text:span text:style-name="T935">-- 16-bit signed</text:span><text:line-break/><text:span text:style-name="T181">i</text:span><text:span text:style-name="T227">nt32_t, i</text:span><text:span text:style-name="T181">nt</text:span> <text:s text:c="23"/><text:span text:style-name="T935">-- </text:span><text:span text:style-name="T936">32-bit signed</text:span><text:line-break/><text:span text:style-name="T227">int64_t, l</text:span><text:span text:style-name="T181">ong</text:span> <text:s text:c="22"/><text:span text:style-name="T935">-- 64-bit signed</text:span><text:line-break/><text:span text:style-name="T227">long long</text:span> <text:s text:c="26"/><text:span text:style-name="T935">-- 64-bit signed</text:span><text:line-break/><text:line-break/><text:span text:style-name="T181">u</text:span><text:span text:style-name="T227">int8_t</text:span><text:span text:style-name="T205">, <text:s/></text:span><text:span text:style-name="T228">uchar, <text:s/></text:span><text:span text:style-name="T205">u</text:span><text:span text:style-name="T181">nsigned char</text:span> <text:s text:c="4"/><text:span text:style-name="T935">-- 8-bit unsigned</text:span><text:line-break/><text:span text:style-name="T181">u</text:span><text:span text:style-name="T227">int16_t</text:span><text:span text:style-name="T205">, </text:span><text:span text:style-name="T228">ushort, </text:span><text:span text:style-name="T205">u</text:span><text:span text:style-name="T181">nsigned short</text:span> <text:s text:c="3"/><text:span text:style-name="T935">-- 16-bit unsigned</text:span><text:line-break/><text:span text:style-name="T181">u</text:span><text:span text:style-name="T205">int</text:span><text:span text:style-name="T227">32_t</text:span><text:span text:style-name="T205">, </text:span><text:span text:style-name="T228">uint, <text:s text:c="2"/></text:span><text:span text:style-name="T205">u</text:span><text:span text:style-name="T181">nsigned int</text:span> <text:s text:c="5"/><text:span text:style-name="T935">-- 32-bit unsigned</text:span><text:line-break/><text:span text:style-name="T181">u</text:span><text:span text:style-name="T227">int64_t</text:span><text:span text:style-name="T205">, u</text:span><text:span text:style-name="T228">long, <text:s/></text:span><text:span text:style-name="T181">nsigned long</text:span> <text:s text:c="5"/><text:span text:style-name="T935">-- 64-bit unsigned</text:span><text:line-break/><text:span text:style-name="T205">u</text:span><text:span text:style-name="T203">nsigned long long</text:span><text:span text:style-name="T803"> <text:s text:c="17"/></text:span><text:span text:style-name="T937">-- 64-bit unsigned</text:span><text:line-break/><text:line-break/><text:span text:style-name="T181">float</text:span><text:span text:style-name="T255">, </text:span><text:span text:style-name="T204">real4</text:span> <text:s text:c="23"/><text:span text:style-name="T935">-- 32-bit floating point IEEE-754</text:span><text:line-break/><text:span text:style-name="T181">double</text:span><text:span text:style-name="T255">, </text:span><text:span text:style-name="T204">real8</text:span> <text:s text:c="22"/><text:span text:style-name="T935">-- 64-bit floating point IEEE-754</text:span><text:line-break/><text:span text:style-name="T181">long double</text:span><text:span text:style-name="T255">, </text:span><text:span text:style-name="T204">real10</text:span> <text:s text:c="16"/><text:span text:style-name="T935">-- 80-bit floating point IEEE-754</text:span></text:p>
      <text:h text:style-name="Heading_20_2" text:outline-level="2"><text:bookmark-start text:name="__RefHeading__4305_889146227"/>Overrides<text:bookmark-end text:name="__RefHeading__4305_889146227"/></text:h>
      <text:p text:style-name="P100"><text:span text:style-name="T2">CAlive</text:span> supports <text:span text:style-name="T755">standard </text:span>variable-level overrides including <text:span text:style-name="T65">volatile</text:span><text:span text:style-name="T2"> </text:span><text:span text:style-name="T446">(</text:span><text:span text:style-name="T448">also called </text:span><text:span text:style-name="T84">live</text:span><text:span text:style-name="T447"> </text:span><text:span text:style-name="T446">in </text:span><text:span text:style-name="T10">CAlive)</text:span><text:span text:style-name="T2">,</text:span> <text:span text:style-name="T65">const</text:span><text:span text:style-name="T343">, </text:span><text:span text:style-name="T85">extern</text:span><text:span text:style-name="T365">, </text:span><text:span text:style-name="T85">static</text:span><text:span text:style-name="T365">,</text:span><text:span text:style-name="T343"> </text:span><text:span text:style-name="T349">and </text:span><text:span text:style-name="T365">also </text:span><text:span text:style-name="T349">introduces </text:span><text:span text:style-name="T366">three</text:span><text:span text:style-name="T365"> </text:span><text:span text:style-name="T349">new </text:span><text:span text:style-name="T350">ones</text:span><text:span text:style-name="T349">:</text:span></text:p>
      <text:p text:style-name="Preformatted_20_Text"><text:span text:style-name="T211">ro<text:tab/></text:span><text:span text:style-name="T755">-- store in read-only memory<text:line-break/></text:span><text:span text:style-name="T211">rw<text:tab/></text:span><text:span text:style-name="T755">-- store in read-write memory (default), and<text:line-break/></text:span><text:span text:style-name="T212">rw</text:span><text:span text:style-name="T213">p<text:tab/></text:span><text:span text:style-name="T841">-- read-write protocol, store in read-write memory</text:span></text:p>
      <text:p text:style-name="Paragraph"><text:span text:style-name="T366">The </text:span><text:span text:style-name="T1230">rwp</text:span><text:span text:style-name="T8"> (r</text:span><text:span text:style-name="T7">ead-write protocol</text:span><text:span text:style-name="T8">)</text:span><text:span text:style-name="T350"> is an override </text:span><text:span text:style-name="T478">protecting against </text:span><text:span text:style-name="T350">data changes </text:span><text:span text:style-name="T366">unless the </text:span><text:span text:style-name="T896">(|</text:span><text:span text:style-name="T903">rwp</text:span><text:span text:style-name="T896">|)</text:span><text:span text:style-name="T7"> </text:span><text:span text:style-name="T350">cask is included </text:span><text:span text:style-name="T351">immediately before the write. <text:s/></text:span><text:span text:style-name="T366">If the </text:span><text:span text:style-name="T895">(|</text:span><text:span text:style-name="T902">rwp</text:span><text:span text:style-name="T904">|)</text:span><text:span text:style-name="T643"> cask is not included, </text:span><text:span text:style-name="T350">write accesses result in a </text:span><text:span text:style-name="T481">compilation error and if encountered in a runtime, an</text:span><text:span text:style-name="T350"> </text:span><text:span text:style-name="T7">inquiry</text:span><text:span text:style-name="T350">.</text:span></text:p>
      <text:p text:style-name="Quotations"><text:span text:style-name="T70">Note:</text:span><text:span text:style-name="T123"><text:tab/></text:span><text:span text:style-name="T125">R</text:span><text:span text:style-name="T124">ead</text:span><text:span text:style-name="T9"> accesses </text:span><text:span text:style-name="T11">on </text:span><text:span text:style-name="T101">rwp</text:span><text:span text:style-name="T11"> variables </text:span><text:span text:style-name="T9">are </text:span><text:span text:style-name="T100">always</text:span><text:span text:style-name="T124"> allowed</text:span><text:span text:style-name="T9">.</text:span></text:p>
      <text:p text:style-name="Paragraph"><text:soft-page-break/>Example:</text:p>
      <text:p text:style-name="P225"><text:span text:style-name="T181">ro </text:span><text:s/>int _COUNT = 5; <text:s text:c="2"/><text:span text:style-name="T973">// </text:span><text:span text:style-name="T986">R</text:span><text:span text:style-name="T977">ead-only</text:span><text:span text:style-name="T973"> memory, </text:span><text:span text:style-name="T1164">behaves like const</text:span><text:line-break/><text:span text:style-name="T181">rw </text:span><text:s/>int _LOOPS = 5; <text:s text:c="2"/><text:span text:style-name="T973">// </text:span><text:span text:style-name="T986">R</text:span><text:span text:style-name="T977">ead-write</text:span><text:span text:style-name="T973"> memory, </text:span><text:span text:style-name="T1165">standard access, default</text:span><text:line-break/><text:span text:style-name="T190">rwp</text:span><text:span text:style-name="T756"> int _ITERS = 0; <text:s text:c="2"/></text:span><text:span text:style-name="T1163">// </text:span><text:span text:style-name="T987">Read-write </text:span><text:span text:style-name="T988">protected</text:span><text:span text:style-name="T1163">, </text:span><text:span text:style-name="T931">only</text:span><text:span text:style-name="T953">1</text:span><text:span text:style-name="T1163"> </text:span><text:span text:style-name="T1166">written to </text:span><text:span text:style-name="T1163">when</text:span><text:span text:style-name="T756"><text:line-break/> <text:s text:c="21"/></text:span><text:span text:style-name="T1163">// </text:span><text:span text:style-name="T1166">immediately </text:span><text:span text:style-name="T1163">prefixed w</text:span><text:span text:style-name="T1166">ith a </text:span><text:span text:style-name="T945">(|rwp|)</text:span><text:span text:style-name="T1163"> cask.<text:line-break/><text:line-break/></text:span><text:span text:style-name="T756"><text:line-break/></text:span><text:span text:style-name="T1129">// </text:span><text:span text:style-name="T953">1</text:span><text:span text:style-name="T954">Note:</text:span><text:span text:style-name="T1129"> <text:s/>All compile-time initializations are honored, </text:span><text:span text:style-name="T1130">but changes<text:line-break/>// <text:s text:c="8"/>made to protected variables </text:span><text:span text:style-name="T1143">must</text:span><text:span text:style-name="T1130"> follow protocol</text:span><text:span text:style-name="T1129">.</text:span></text:p>
      <text:p text:style-name="Paragraph"/>
      <text:h text:style-name="Heading_20_2" text:outline-level="2"><text:bookmark-start text:name="__RefHeading__2664_343834233"/>Endian<text:span text:style-name="T782">ness</text:span><text:bookmark-end text:name="__RefHeading__2664_343834233"/></text:h>
      <text:p text:style-name="P99"><text:span text:style-name="T2">CAlive</text:span> data is stored in memory as <text:span text:style-name="T65">little endian</text:span><text:span text:style-name="T118"> </text:span><text:span text:style-name="T138">by default,</text:span><text:span text:style-name="T582"> </text:span><text:span text:style-name="T583">but can be overridden for </text:span><text:span text:style-name="T86">big endian</text:span>.</text:p>
      <text:p text:style-name="P99">To explicitly set the endian<text:span text:style-name="T781">ness</text:span> using the command-line, the switches <text:span text:style-name="T65">-be</text:span> for<text:span text:style-name="T255"> big endian </text:span><text:span text:style-name="T781">and</text:span> <text:span text:style-name="T65">-le</text:span> for <text:span text:style-name="T255">little endian </text:span><text:span text:style-name="T781">are provided</text:span>. <text:s/><text:span text:style-name="T781">In addition, e</text:span>very variable can also have its own explicit override which prefixes the variable. <text:s/>Use a prefix of <text:span text:style-name="T892">be</text:span> for big endian, or <text:span text:style-name="T892">le</text:span> for little endian <text:span text:style-name="T781">will override command line switches</text:span>.</text:p>
      <text:p text:style-name="P13">Example:</text:p>
      <text:p text:style-name="P223"><text:span text:style-name="T181">be</text:span> int ab; <text:s text:c="4"/><text:span text:style-name="T973">// ab </text:span><text:span text:style-name="T1162">will be</text:span><text:span text:style-name="T973"> stored </text:span><text:span text:style-name="T1161">in memory</text:span><text:span text:style-name="T973"> as </text:span><text:span text:style-name="T1125">big endian</text:span><text:line-break/><text:span text:style-name="T181">le</text:span> int al; <text:s text:c="4"/><text:span text:style-name="T973">// al </text:span><text:span text:style-name="T1162">will be </text:span><text:span text:style-name="T973">stored </text:span><text:span text:style-name="T1161">in memory </text:span><text:span text:style-name="T973">as </text:span><text:span text:style-name="T1125">little endian</text:span><text:line-break/><text:line-break/><text:span text:style-name="T973">// Note: <text:s/>All references are automatically converted </text:span><text:span text:style-name="T1159">as needed by the CPU</text:span><text:span text:style-name="T973"><text:line-break/>// <text:s text:c="7"/></text:span><text:span text:style-name="T1159">for </text:span><text:span text:style-name="T973">computation</text:span><text:span text:style-name="T1160">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54">using a general pattern of signed, unsigned, and floating point designators. <text:s/>These are the single digits </text:span><text:span text:style-name="T1226">s</text:span><text:span text:style-name="T754">, </text:span><text:span text:style-name="T1226">u</text:span><text:span text:style-name="T754">, and </text:span><text:span text:style-name="T1226">f</text:span><text:span text:style-name="T754">. <text:s/>In addition, there are new fundamental structure types which are added to make certain types of low-level software development less library dependent, and more capable out of the box. <text:s/>Note that you can still use any libraries you choose.</text:span></text:p>
      <text:p text:style-name="P222"><text:span text:style-name="T181">s8</text:span>, <text:span text:style-name="T181">u8</text:span> <text:s text:c="7"/>-- 8-bit signed and unsigned<text:line-break/><text:span text:style-name="T181">s16</text:span>,<text:span text:style-name="T181">u16</text:span> <text:s text:c="6"/>-- 16-bit signed and unsigned<text:line-break/><text:span text:style-name="T181">s32</text:span>,<text:span text:style-name="T181">u32</text:span> <text:s text:c="6"/>-- 32-bit signed and unsigned<text:line-break/><text:span text:style-name="T181">s64</text:span>,<text:span text:style-name="T181">u64</text:span> <text:s text:c="6"/>-- 64-bit signed and unsigned<text:line-break/><text:span text:style-name="T181">f32</text:span>,<text:span text:style-name="T181">f64</text:span>,<text:span text:style-name="T181">f80</text:span> <text:s text:c="2"/>-- 32-bit, 64-bit, and 80-bit floating point<text:line-break/><text:line-break/><text:span text:style-name="T206">mint</text:span><text:span text:style-name="T264"> <text:s text:c="9"/>-- Machine size integer (32-bit or 64-bit)<text:line-break/></text:span><text:span text:style-name="T206">muint</text:span><text:span text:style-name="T264"> <text:s text:c="8"/>-- Machine size unsigned integer (32-bit or 64-bit)</text:span></text:p>
      <text:p text:style-name="P16"><text:soft-page-break/></text:p>
      <text:h text:style-name="P287" text:outline-level="2"><text:bookmark-start text:name="__RefHeading__2668_343834233"/>Auto-<text:span text:style-name="T783">sizing</text:span><text:bookmark-end text:name="__RefHeading__2668_343834233"/></text:h>
      <text:p text:style-name="P98"><text:span text:style-name="T32">CAlive</text:span><text:span text:style-name="T444"> introduces the ability to have non-standard variables, which are </text:span><text:span text:style-name="T65">auto-sizing</text:span> <text:span text:style-name="T826">on use. <text:s/>These </text:span>auto-size to 32-bits (prefixed with <text:span text:style-name="T892">e</text:span>) or 64-bits (prefixed with <text:span text:style-name="T892">r</text:span>) <text:span text:style-name="T804">for use in computations. <text:s/></text:span><text:span text:style-name="T413">All auto-sizing data types will sign saturate upon storage back to their </text:span><text:span text:style-name="T444">native </text:span><text:span text:style-name="T413">form, and can </text:span><text:span text:style-name="T444">also </text:span><text:span text:style-name="T413">be used in conjunction with </text:span><text:span text:style-name="T469">endianness</text:span><text:span text:style-name="T413"> overrides:</text:span></text:p>
      <text:p text:style-name="P312"><text:span text:style-name="T192">Note:</text:span><text:span text:style-name="T804"><text:tab/>These </text:span><text:span text:style-name="T207">e</text:span><text:span text:style-name="T265"> and </text:span><text:span text:style-name="T207">r</text:span><text:span text:style-name="T265"> </text:span><text:span text:style-name="T266">prefixes</text:span><text:span text:style-name="T804"> are taken from the x86 prefixes used for </text:span><text:span text:style-name="T192">32-bit</text:span><text:span text:style-name="T804"> </text:span><text:span text:style-name="T1238">e--</text:span><text:span text:style-name="T804"> and 64-bit </text:span><text:span text:style-name="T1238">r--</text:span><text:span text:style-name="T804"> registers.</text:span></text:p>
      <text:p text:style-name="P221"><text:span text:style-name="T977">// </text:span><text:span text:style-name="T985">Expand to </text:span><text:span text:style-name="T930">32-bit</text:span><text:span text:style-name="T985"> </text:span><text:span text:style-name="T984">prefixed with “e”</text:span><text:span text:style-name="T977"><text:line-break/></text:span><text:span text:style-name="T181">es8</text:span>, <text:span text:style-name="T181">eu8</text:span> <text:s text:c="5"/>-- 8-bit signed and unsigned<text:line-break/><text:span text:style-name="T181">es16</text:span>,<text:span text:style-name="T181">eu16</text:span> <text:s text:c="4"/>-- 16-bit signed and unsigned<text:line-break/><text:span text:style-name="T181">es24</text:span>,<text:span text:style-name="T181">eu24</text:span> <text:s text:c="4"/>-- 24-bit signed and unsigned<text:span text:style-name="T758"><text:line-break/><text:line-break/><text:line-break/></text:span><text:span text:style-name="T983">// Expand to </text:span><text:span text:style-name="T929">64-bit</text:span><text:span text:style-name="T983"> </text:span><text:span text:style-name="T984">prefixed with “r”</text:span><text:span text:style-name="T983"><text:line-break/></text:span><text:span text:style-name="T193">rs8</text:span><text:span text:style-name="T758">, </text:span><text:span text:style-name="T193">ru8</text:span><text:span text:style-name="T758"> <text:s text:c="5"/>-- 8-bit signed and unsigned<text:line-break/></text:span><text:span text:style-name="T193">rs16</text:span><text:span text:style-name="T758">,</text:span><text:span text:style-name="T193">ru16</text:span><text:span text:style-name="T758"> <text:s text:c="4"/>-- 16-bit signed and unsigned<text:line-break/></text:span><text:span text:style-name="T193">rs24</text:span><text:span text:style-name="T758">,</text:span><text:span text:style-name="T193">ru24</text:span><text:span text:style-name="T758"> <text:s text:c="4"/>-- 24-bit signed and unsigned<text:line-break/></text:span><text:span text:style-name="T193">rs32</text:span><text:span text:style-name="T758">,</text:span><text:span text:style-name="T193">ru32</text:span><text:span text:style-name="T758"> <text:s text:c="4"/>-- 32-bit signed and unsigned<text:line-break/></text:span><text:span text:style-name="T193">rs40</text:span><text:span text:style-name="T758">,</text:span><text:span text:style-name="T193">ru40</text:span><text:span text:style-name="T758"> <text:s text:c="4"/>-- 40-bit signed and unsigned<text:line-break/></text:span><text:span text:style-name="T193">rs48</text:span><text:span text:style-name="T758">,</text:span><text:span text:style-name="T193">ru48</text:span><text:span text:style-name="T758"> <text:s text:c="4"/>-- 48-bit signed and unsigned<text:line-break/></text:span><text:span text:style-name="T193">rs56</text:span><text:span text:style-name="T758">,</text:span><text:span text:style-name="T193">ru56</text:span><text:span text:style-name="T758"> <text:s text:c="4"/>-- 56-bit signed and unsigned</text:span></text:p>
      <text:h text:style-name="Heading_20_1" text:outline-level="1"><text:bookmark-start text:name="__RefHeading__2670_343834233"/>Built-in <text:span text:style-name="T785">Extensions</text:span><text:bookmark-end text:name="__RefHeading__2670_343834233"/></text:h>
      <text:p text:style-name="Paragraph"><text:span text:style-name="T30">CAlive</text:span><text:span text:style-name="T820"> introduces several </text:span>built-in <text:span text:style-name="T820">extensions which can aid in native data processing without external library support.</text:span></text:p>
      <text:p text:style-name="P183">Note:<text:span text:style-name="T255"><text:tab/>These are </text:span>not part<text:span text:style-name="T255"> of a “CAlive Standard Library,” but are native language features </text:span><text:span text:style-name="T323">built-in to the compiler and language</text:span><text:span text:style-name="T255">. <text:s/></text:span><text:span text:style-name="T323">As such, t</text:span><text:span text:style-name="T255">hese can </text:span><text:span text:style-name="T323">also</text:span><text:span text:style-name="T255"> be incorporated </text:span><text:span text:style-name="T323">directly </text:span><text:span text:style-name="T255">into “standard library” code.</text:span></text:p>
      <text:h text:style-name="Heading_20_3" text:outline-level="3"><text:bookmark-start text:name="__RefHeading__6446_1459851776"/><text:span text:style-name="T1168">Built-in Struct and Class </text:span>Types<text:bookmark-end text:name="__RefHeading__6446_1459851776"/></text:h>
      <text:p text:style-name="P220"><text:span text:style-name="T977">// </text:span><text:span text:style-name="T991">The following are available in CAlive as fundamental types, but<text:line-break/>// internally they are publicly exposed struct or class definitions</text:span><text:span text:style-name="T977"><text:line-break/></text:span><text:span text:style-name="T181">var</text:span> <text:s text:c="10"/>-- <text:span text:style-name="T832">A weakly typed variable (determined </text:span>by <text:span text:style-name="T769">use and access)</text:span><text:line-break/><text:span text:style-name="T194">bi</text:span><text:span text:style-name="T768"> <text:s text:c="11"/>-- A big integer (arbitrary precision)<text:line-break/></text:span><text:span text:style-name="T194">bfp</text:span><text:span text:style-name="T768"> <text:s text:c="10"/>-- A big floating point (arbitrary precision)<text:line-break/></text:span><text:span text:style-name="T181">builder</text:span> <text:s text:c="6"/>-- An accumulato<text:span text:style-name="T770">r allocated in chunks as needed</text:span><text:line-break/><text:soft-page-break/><text:span text:style-name="T194">datum</text:span><text:span text:style-name="T768"> <text:s text:c="8"/>-- An allocated data block with length, and populated length<text:line-break/></text:span><text:span text:style-name="T194">date</text:span><text:span text:style-name="T768"> <text:s text:c="9"/>-- A date with year, month, day<text:line-break/></text:span><text:span text:style-name="T194">datetime</text:span><text:span text:style-name="T768"> <text:s text:c="5"/>-- A date plus hour, minute, second, millisecond<text:line-break/></text:span><text:span text:style-name="T194">process</text:span><text:span text:style-name="T768"> <text:s text:c="6"/>-- A process control variable<text:line-break/></text:span><text:span text:style-name="T194">thread</text:span><text:span text:style-name="T768"> <text:s text:c="7"/>-- A thread control variable<text:line-break/><text:line-break/></text:span><text:span text:style-name="T1132">// Note: <text:s/>Once Visual FreePro, Jr. is completed, </text:span><text:span text:style-name="T1133">four </text:span><text:span text:style-name="T1132">new type</text:span><text:span text:style-name="T1133">s</text:span><text:span text:style-name="T1132"> will also<text:line-break/>// <text:s text:c="7"/>be introduced: <text:s/></text:span><text:span text:style-name="T1138">database</text:span><text:span text:style-name="T1140">,</text:span><text:span text:style-name="T1141"> </text:span><text:span text:style-name="T1139">index</text:span><text:span text:style-name="T1141">, </text:span><text:span text:style-name="T1139">record</text:span><text:span text:style-name="T1141">, and </text:span><text:span text:style-name="T1139">field</text:span><text:span text:style-name="T1132">. <text:s/></text:span><text:span text:style-name="T1133">These will</text:span><text:span text:style-name="T1132"><text:line-break/>// <text:s text:c="7"/>allow </text:span><text:span text:style-name="T1133">full </text:span><text:span text:style-name="T1132">access to a dBASE-like database engine.</text:span></text:p>
      <text:h text:style-name="P274" text:outline-level="3"><text:bookmark-start text:name="__RefHeading__6448_1459851776"/>Keywords<text:bookmark-end text:name="__RefHeading__6448_1459851776"/></text:h>
      <text:p text:style-name="P219"><text:span text:style-name="T829">function</text:span><text:span text:style-name="T269"> <text:s text:c="6"/>-- </text:span><text:span text:style-name="T270">A function definition</text:span><text:span text:style-name="T829"><text:line-break/>adhoc</text:span><text:span text:style-name="T269"> <text:s text:c="9"/>-- </text:span><text:span text:style-name="T270">An ad hoc function </text:span><text:span text:style-name="T314">definition</text:span><text:span text:style-name="T270"><text:line-break/></text:span><text:span text:style-name="T829">flowof</text:span><text:span text:style-name="T269"> <text:s text:c="8"/>-- </text:span><text:span text:style-name="T270">A flowof </text:span><text:span text:style-name="T314">definition</text:span><text:span text:style-name="T270"><text:line-break/></text:span><text:span text:style-name="T831">inquiry</text:span><text:span text:style-name="T274"> <text:s text:c="7"/>-- Signal an explicit inquiry<text:line-break/></text:span><text:span text:style-name="T269"><text:line-break/></text:span><text:span text:style-name="T829">flow</text:span><text:span text:style-name="T269"> <text:s text:c="10"/>-- </text:span><text:span text:style-name="T270">A </text:span><text:span text:style-name="T156">flow </text:span><text:span text:style-name="T157">{ }</text:span><text:span text:style-name="T315"> </text:span><text:span text:style-name="T270">block </text:span><text:span text:style-name="T315">for flow control</text:span><text:span text:style-name="T270"><text:line-break/></text:span><text:span text:style-name="T829">flowof</text:span><text:span text:style-name="T269"> <text:s text:c="8"/>-- </text:span><text:span text:style-name="T270">A </text:span><text:span text:style-name="T156">flowof </text:span><text:span text:style-name="T157">{ }</text:span><text:span text:style-name="T270"> block<text:line-break/></text:span><text:span text:style-name="T834">flowin</text:span><text:span text:style-name="T277"> <text:s text:c="8"/>-- Restarts a </text:span><text:span text:style-name="T142">flow { }</text:span><text:span text:style-name="T277"> block at the top<text:line-break/></text:span><text:span text:style-name="T834">flowout</text:span><text:span text:style-name="T277"> <text:s text:c="7"/>-- Leaves a </text:span><text:span text:style-name="T142">flow { }</text:span><text:span text:style-name="T277"> block, </text:span><text:span text:style-name="T284">can also use break or exit</text:span><text:span text:style-name="T829"><text:line-break/>inquiry</text:span><text:span text:style-name="T274"> <text:s text:c="7"/>-- </text:span><text:span text:style-name="T316">An </text:span><text:span text:style-name="T158">inquiry { }</text:span><text:span text:style-name="T316"> block</text:span><text:span text:style-name="T274"><text:line-break/></text:span><text:span text:style-name="T269"><text:line-break/></text:span><text:span text:style-name="T829">purpose</text:span><text:span text:style-name="T269"> <text:s text:c="7"/>-- </text:span><text:span text:style-name="T270">An externally visible local function</text:span><text:span text:style-name="T269"><text:line-break/></text:span><text:span text:style-name="T829">port</text:span><text:span text:style-name="T269"> <text:s text:c="10"/>-- </text:span><text:span text:style-name="T270">An externally visible port of entry into a function<text:line-break/><text:line-break/></text:span><text:span text:style-name="T838">with</text:span><text:span text:style-name="T283"> <text:s text:c="10"/>-- A </text:span><text:span text:style-name="T157">with (x) { }</text:span><text:span text:style-name="T315"> </text:span><text:span text:style-name="T283">block to simplify source code</text:span><text:span text:style-name="T270"><text:line-break/></text:span><text:span text:style-name="T274"><text:line-break/></text:span><text:span text:style-name="T831">marker</text:span><text:span text:style-name="T274"> <text:s text:c="8"/>-- </text:span><text:span text:style-name="T1169">[|marker|name|]</text:span><text:span text:style-name="T316">, a target for </text:span><text:span text:style-name="T1169">[|unwindto|]</text:span><text:span text:style-name="T274"><text:line-break/></text:span><text:span text:style-name="T833">unwindto</text:span><text:span text:style-name="T276"> <text:s text:c="6"/>-- </text:span><text:span text:style-name="T278">Unwinds </text:span><text:span text:style-name="T276">back </text:span><text:span text:style-name="T279">up the stack </text:span><text:span text:style-name="T276">to a named </text:span><text:span text:style-name="T1169">[|marker|]</text:span><text:span text:style-name="T276"><text:line-break/></text:span><text:span text:style-name="T269"><text:line-break/></text:span><text:span text:style-name="T838">label</text:span><text:span text:style-name="T283"> <text:s text:c="9"/>-- A local label</text:span><text:span text:style-name="T270"><text:line-break/></text:span><text:span text:style-name="T835">goto</text:span><text:span text:style-name="T280"> <text:s text:c="10"/>-- Move</text:span><text:span text:style-name="T317">s</text:span><text:span text:style-name="T280"> to the named label<text:line-break/><text:line-break/></text:span><text:span text:style-name="T839">if</text:span><text:span text:style-name="T285"> <text:s text:c="12"/>-- A standard </text:span><text:span text:style-name="T144">if { }</text:span><text:span text:style-name="T285"> block </text:span><text:span text:style-name="T286">with early-out</text:span><text:span text:style-name="T285"><text:line-break/></text:span><text:span text:style-name="T839">else</text:span><text:span text:style-name="T285"> <text:s text:c="10"/>-- A standard </text:span><text:span text:style-name="T144">else { }</text:span><text:span text:style-name="T577"> block </text:span><text:span text:style-name="T578">for </text:span><text:span text:style-name="T145">if</text:span><text:span text:style-name="T578">, </text:span><text:span text:style-name="T145">lif</text:span><text:span text:style-name="T578">, and </text:span><text:span text:style-name="T145">fif</text:span><text:span text:style-name="T285"><text:line-break/></text:span><text:span text:style-name="T839">lif</text:span><text:span text:style-name="T285"> <text:s text:c="11"/>-- A line-if </text:span><text:span text:style-name="T286">with early-out</text:span><text:span text:style-name="T285"><text:line-break/></text:span><text:span text:style-name="T839">fif</text:span><text:span text:style-name="T285"> <text:s text:c="11"/>-- </text:span><text:span text:style-name="T286">A full-if which always tests every condition</text:span><text:span text:style-name="T285"><text:line-break/></text:span><text:span text:style-name="T838">do</text:span><text:span text:style-name="T283"> <text:s text:c="12"/>-- A standard loop, either </text:span><text:span text:style-name="T143">[d</text:span><text:span text:style-name="T140">o</text:span><text:span text:style-name="T143">]</text:span><text:span text:style-name="T140"> while { }</text:span><text:span text:style-name="T575">,</text:span><text:span text:style-name="T283"> or </text:span><text:span text:style-name="T140">do { } while<text:line-break/></text:span><text:span text:style-name="T445">for</text:span><text:span text:style-name="T576"> <text:s text:c="11"/>-- A standard </text:span><text:span text:style-name="T141">for { }</text:span><text:span text:style-name="T576"> loop<text:line-break/></text:span><text:span text:style-name="T836">break</text:span><text:span text:style-name="T281">, </text:span><text:span text:style-name="T836">exit</text:span><text:span text:style-name="T281"> <text:s text:c="3"/>-- Exits a block<text:line-break/></text:span><text:span text:style-name="T837">continue</text:span><text:span text:style-name="T282">, </text:span><text:span text:style-name="T837">loop</text:span><text:span text:style-name="T282"> -- Moves to next iteration in a standard flow control block</text:span><text:span text:style-name="T255"><text:line-break/></text:span><text:line-break/>self<text:span text:style-name="T255"> <text:s text:c="10"/>-- Refers to current function, </text:span><text:span text:style-name="T267">adhoc, or </text:span><text:span text:style-name="T255">member function<text:line-break/></text:span><text:span text:style-name="T827">this</text:span><text:span text:style-name="T267"> <text:s text:c="10"/>-- Refers to current object<text:line-break/></text:span><text:span text:style-name="T827">thisCode</text:span><text:span text:style-name="T267"> <text:s text:c="6"/>-- References </text:span><text:span text:style-name="T139">CAlive</text:span><text:span text:style-name="T267">-specific objects<text:line-break/><text:line-break/></text:span><text:span text:style-name="T828">only</text:span><text:span text:style-name="T268"> <text:s text:c="10"/>-- For purposes and ports, to override returns or params<text:line-break/></text:span><text:span text:style-name="T830">pause</text:span><text:span text:style-name="T271"> <text:s text:c="9"/>-- </text:span><text:span text:style-name="T272">Pauses a thread</text:span><text:span text:style-name="T271"><text:line-break/></text:span><text:span text:style-name="T830">resume</text:span><text:span text:style-name="T271"> <text:s text:c="8"/>-- </text:span><text:span text:style-name="T272">Resumes a thread</text:span><text:span text:style-name="T271"><text:line-break/></text:span><text:span text:style-name="T830">engage</text:span><text:span text:style-name="T271"> <text:s text:c="8"/>-- </text:span><text:span text:style-name="T272">Launches a new remote process</text:span><text:span text:style-name="T271"><text:line-break/></text:span><text:span text:style-name="T830">unengage</text:span><text:span text:style-name="T271"> <text:s text:c="6"/>-- </text:span><text:span text:style-name="T273">Closes and shuts down </text:span><text:span text:style-name="T272">a thread or remote process<text:line-break/></text:span><text:span text:style-name="T255"><text:line-break/></text:span><text:span text:style-name="T831">meta</text:span><text:span text:style-name="T274"> <text:s text:c="10"/>-- A meta relationship to a true result o</text:span><text:span text:style-name="T275">f</text:span><text:span text:style-name="T274"> </text:span><text:span text:style-name="T275">a </text:span><text:span text:style-name="T274">logic test<text:line-break/></text:span><text:span text:style-name="T831">mefa</text:span><text:span text:style-name="T274"> <text:s text:c="10"/>-- A meta relationship to a false result o</text:span><text:span text:style-name="T275">f</text:span><text:span text:style-name="T274"> </text:span><text:span text:style-name="T275">a </text:span><text:span text:style-name="T274">logic test<text:line-break/></text:span><text:span text:style-name="T831">meia</text:span><text:span text:style-name="T274"> <text:s text:c="10"/>-- A meta relationship to an inquiry<text:line-break/></text:span><text:span text:style-name="T831">mema</text:span><text:span text:style-name="T274"> <text:s text:c="10"/>-- A meta relationship to a return message</text:span></text:p>
      <text:h text:style-name="P260" text:outline-level="1"><text:bookmark-start text:name="__RefHeading__6450_1459851776"/>Compile-time Functions and Constants<text:bookmark-end text:name="__RefHeading__6450_1459851776"/></text:h>
      <text:p text:style-name="P62"><text:soft-page-break/>CAlive<text:span text:style-name="T343"> offers compile-time functions </text:span><text:span text:style-name="T421">to aid in documentation, conditional compilation, </text:span><text:span text:style-name="T422">and sizing</text:span><text:span text:style-name="T421">.</text:span></text:p>
      <text:p text:style-name="P218"><text:span text:style-name="T1063">// Variable inquiry<text:line-break/></text:span><text:span text:style-name="T694">s</text:span><text:span text:style-name="T648">izeof</text:span><text:span text:style-name="T501"> <text:s text:c="15"/>-- size in bytes<text:line-break/></text:span><text:span text:style-name="T648">countof</text:span><text:span text:style-name="T501"> <text:s text:c="14"/>-- count of units<text:line-break/></text:span><text:span text:style-name="T648">offsetof</text:span><text:span text:style-name="T501"> <text:s text:c="13"/>-- offset </text:span><text:span text:style-name="T573">within </text:span><text:span text:style-name="T501">its parent<text:line-break/></text:span><text:span text:style-name="T648">addressof</text:span><text:span text:style-name="T501"> <text:s text:c="12"/>-- address in memory<text:line-break/><text:line-break/><text:line-break/></text:span><text:span text:style-name="T1045">// </text:span><text:span text:style-name="T1063">Constant values</text:span><text:span text:style-name="T1045"><text:line-break/></text:span><text:span text:style-name="T682">tr</text:span><text:span text:style-name="T683">ue, </text:span><text:span text:style-name="T682">yes, on, </text:span><text:span text:style-name="T684">up</text:span><text:span text:style-name="T551"> <text:s text:c="4"/>-- </text:span><text:span text:style-name="T550">assign</text:span><text:span text:style-name="T573">s</text:span><text:span text:style-name="T550"> </text:span><text:span text:style-name="T551">-1 </text:span><text:span text:style-name="T550">to their target </text:span><text:span text:style-name="T552">(all bits set to 1)</text:span><text:span text:style-name="T550"><text:line-break/></text:span><text:span text:style-name="T683">false, </text:span><text:span text:style-name="T685">no, off, </text:span><text:span text:style-name="T684">down</text:span><text:span text:style-name="T552"> <text:s/>-- </text:span><text:span text:style-name="T550">assign</text:span><text:span text:style-name="T573">s</text:span><text:span text:style-name="T550"> <text:s/>0 to their target </text:span><text:span text:style-name="T552">(all bits set to 0)</text:span><text:span text:style-name="T550"><text:line-break/></text:span><text:span text:style-name="T686">null, </text:span><text:span text:style-name="T687">NULL</text:span><text:span text:style-name="T553"> <text:s text:c="11"/>-- constant value of 0, 0.0f, or 0.0</text:span><text:span text:style-name="T573">, </text:span><text:span text:style-name="T612">by context</text:span><text:span text:style-name="T553"><text:line-break/><text:line-break/><text:line-break/></text:span><text:span text:style-name="T1062">// </text:span><text:span text:style-name="T1063">Logic operators:</text:span><text:span text:style-name="T1062"><text:line-break/></text:span><text:span text:style-name="T688">and</text:span><text:span text:style-name="T554"> <text:s text:c="18"/>-- verbose form of the &amp;&amp; operator<text:line-break/></text:span><text:span text:style-name="T688">or</text:span><text:span text:style-name="T554"> <text:s text:c="19"/>-- verbose form of the || operator<text:line-break/><text:line-break/><text:line-break/></text:span><text:span text:style-name="T1064">// </text:span><text:span text:style-name="T1063">Bitwise operators:</text:span><text:span text:style-name="T1064"><text:line-break/></text:span><text:span text:style-name="T689">b</text:span><text:span text:style-name="T690">cmp</text:span><text:span text:style-name="T571"> <text:s text:c="17"/>-- verbose form of the bitwise ~ operator<text:line-break/></text:span><text:span text:style-name="T690">bnot, </text:span><text:span text:style-name="T689">b</text:span><text:span text:style-name="T690">flip</text:span><text:span text:style-name="T554"> <text:s text:c="10"/>-- verbose form of the </text:span><text:span text:style-name="T570">bitwise</text:span><text:span text:style-name="T554"> ! operator<text:line-break/></text:span><text:span text:style-name="T689">bx</text:span><text:span text:style-name="T688">or</text:span><text:span text:style-name="T554"> <text:s text:c="17"/>-- verbose form of the </text:span><text:span text:style-name="T570">bitwise</text:span><text:span text:style-name="T554"> ^ operator<text:line-break/></text:span><text:span text:style-name="T691">band</text:span><text:span text:style-name="T572"> <text:s text:c="17"/>-- verbose form of the bitwise &amp; operator</text:span><text:span text:style-name="T554"><text:line-break/></text:span><text:span text:style-name="T692">bor</text:span><text:span text:style-name="T570"> <text:s text:c="18"/>-- verbose form of the bitwise | operator</text:span><text:span text:style-name="T554"><text:line-break/></text:span><text:span text:style-name="T693">bs</text:span><text:span text:style-name="T688">hl</text:span><text:span text:style-name="T554"> <text:s text:c="17"/>-- verbose form of the </text:span><text:span text:style-name="T574">bitwise </text:span><text:span text:style-name="T554">&lt;&lt; operator<text:line-break/></text:span><text:span text:style-name="T693">bs</text:span><text:span text:style-name="T688">hr</text:span><text:span text:style-name="T554"> <text:s text:c="17"/>-- verbose form of the </text:span><text:span text:style-name="T574">bitwise </text:span><text:span text:style-name="T554">&gt;&gt; operator</text:span></text:p>
      <text:h text:style-name="P248" text:outline-level="1"><text:bookmark-start text:name="__RefHeading__6452_1459851776"/>Casks<text:bookmark-end text:name="__RefHeading__6452_1459851776"/></text:h>
      <text:p text:style-name="P72"><text:span text:style-name="T814">C</text:span>Alive<text:span text:style-name="T343"> introduces the </text:span><text:span text:style-name="T181">cask</text:span><text:span text:style-name="T343">. <text:s/></text:span>Casks<text:span text:style-name="T343"> are drop-ins that can be inserted anywhere in code in an otherwise syntactically correct expression.</text:span></text:p>
      <text:p text:style-name="P71"><text:span text:style-name="T423">The basic </text:span><text:span text:style-name="T815">c</text:span>ask<text:span text:style-name="T343"> </text:span><text:span text:style-name="T423">is made up of a matching left-side and right-side form, with the cask name in the middle. <text:s/>They </text:span><text:span text:style-name="T343">come in </text:span><text:span text:style-name="T491">six types: </text:span><text:span text:style-name="T343"><text:s/></text:span><text:span text:style-name="T1294">five </text:span><text:span text:style-name="T243">user </text:span><text:span text:style-name="T181">types</text:span>, <text:span text:style-name="T1184">and one </text:span><text:span text:style-name="T244">system type</text:span></text:p>
      <text:p text:style-name="P157"><text:span text:style-name="T856">~| utility |~</text:span><text:span text:style-name="T728"><text:tab/></text:span><text:span text:style-name="T637">for </text:span><text:span text:style-name="T636">arbitrary code </text:span><text:span text:style-name="T637">(</text:span><text:span text:style-name="T335">m</text:span><text:span text:style-name="T334">ulti-line</text:span><text:span text:style-name="T637"> support is given via </text:span><text:span text:style-name="T857">~|</text:span><text:span text:style-name="T1181">{ … }</text:span><text:span text:style-name="T857">|~</text:span><text:span text:style-name="T971"> </text:span><text:span text:style-name="T972">)</text:span><text:span text:style-name="T971">.</text:span><text:span text:style-name="T642"><text:line-break/></text:span><text:span text:style-name="T910">&lt;| logic |&gt;</text:span><text:span text:style-name="T727"><text:tab/></text:span><text:span text:style-name="T634">conditional logic test</text:span><text:span text:style-name="T640"> response</text:span><text:span text:style-name="T641"><text:line-break/></text:span><text:span text:style-name="T905">(| reference |)</text:span><text:span text:style-name="T343"><text:tab/></text:span><text:span text:style-name="T501">reference</text:span><text:span text:style-name="T622">s</text:span><text:span text:style-name="T501"> something which already exists<text:line-break/></text:span><text:span text:style-name="T909">[| definition |]</text:span><text:span text:style-name="T343"><text:tab/></text:span><text:span text:style-name="T501">define</text:span><text:span text:style-name="T622">s</text:span><text:span text:style-name="T501"> something, </text:span><text:span text:style-name="T611">or alters an existing/prior definition</text:span><text:span text:style-name="T501"><text:line-break/></text:span><text:span text:style-name="T855">\| code |/</text:span><text:span text:style-name="T566"><text:tab/>source code line delineat</text:span><text:span text:style-name="T622">ion</text:span><text:span text:style-name="T566"> </text:span><text:span text:style-name="T608">for </text:span><text:span text:style-name="T310">Side Coding</text:span><text:span text:style-name="T566"><text:line-break/></text:span><text:span text:style-name="T907">/</text:span><text:span text:style-name="T908">| auto |\</text:span><text:span text:style-name="T638"><text:tab/>auto-inserted by the compiler </text:span><text:span text:style-name="T333">(not used manually)</text:span></text:p>
      <text:p text:style-name="P167"><text:span text:style-name="T561">G</text:span><text:span text:style-name="T501">raphically the casks appear to be a solid unit in a GUI editor, </text:span><text:span text:style-name="T567">and always collapsed unless explicitly opened</text:span><text:span text:style-name="T501">. <text:s/>In text form they take on the form </text:span><text:span text:style-name="T562">shown </text:span><text:span text:style-name="T567">above</text:span><text:span text:style-name="T501">.</text:span></text:p>
      <text:h text:style-name="P275" text:outline-level="3"><text:bookmark-start text:name="__RefHeading__6454_1459851776"/>Sides <text:span text:style-name="T822">and Slots</text:span><text:bookmark-end text:name="__RefHeading__6454_1459851776"/></text:h>
      <text:p text:style-name="P37"><text:soft-page-break/>Casks naturally have a <text:span text:style-name="T65">left-side</text:span>, <text:span text:style-name="T65">middle</text:span>, and a <text:span text:style-name="T65">right-side</text:span> in their format. <text:s/><text:span text:style-name="T924">In the </text:span><text:span text:style-name="T887">(|reference|)</text:span><text:span text:style-name="T924"> cask used above, t</text:span>hese would <text:span text:style-name="T924">equate </text:span>to <text:span text:style-name="T245">(1)</text:span><text:span text:style-name="T1295"> </text:span>left-<text:span text:style-name="T822">side</text:span>: <text:span text:style-name="T888">(|</text:span>, <text:span text:style-name="T245">(2)</text:span><text:span text:style-name="T1295"> </text:span>middle: reference, and <text:span text:style-name="T245">(3)</text:span><text:span text:style-name="T1295"> </text:span>right-<text:span text:style-name="T822">side</text:span>: <text:span text:style-name="T888">|)</text:span>. <text:s/>However, that is only <text:span text:style-name="T822">part of their </text:span>physical construction.</text:p>
      <text:p text:style-name="P37"><text:span text:style-name="T822">Casks can also hold data in </text:span>two extra <text:span text:style-name="T2">slots</text:span> called the <text:span text:style-name="T65">left-slot</text:span>, and <text:span text:style-name="T65">right-slot</text:span>. <text:s/><text:span text:style-name="T823">This is in addition to the implicit </text:span><text:span text:style-name="T96">middle-slot</text:span><text:span text:style-name="T823">.</text:span></text:p>
      <text:p text:style-name="P36">To introduce data into each slot location, use two <text:span text:style-name="T888">||</text:span> <text:span text:style-name="T1295">near </text:span>the symbol <text:span text:style-name="T1295">on its side</text:span>, as in:</text:p>
      <text:p text:style-name="P160"><text:span text:style-name="T1296">(</text:span><text:span text:style-name="T914">||left </text:span><text:span text:style-name="T1296">| </text:span><text:span text:style-name="T1297">middle </text:span><text:span text:style-name="T1296">|)</text:span><text:tab/><text:tab/><text:tab/><text:tab/><text:tab/><text:span text:style-name="T1187">Note:</text:span><text:span text:style-name="T1186"><text:tab/>(</text:span><text:span text:style-name="T180">||</text:span><text:span text:style-name="T1186">..|...|)<text:line-break/></text:span> <text:s text:c="6"/><text:span text:style-name="T1296">(| </text:span><text:span text:style-name="T1297">middle </text:span><text:span text:style-name="T1296">|</text:span><text:span text:style-name="T914"> </text:span><text:span text:style-name="T917">r</text:span><text:span text:style-name="T914">ight||</text:span><text:span text:style-name="T1296">)</text:span><text:tab/><text:tab/><text:tab/><text:span text:style-name="T1187">Note:</text:span><text:span text:style-name="T1186"><text:tab/>(|...|..</text:span><text:span text:style-name="T180">||</text:span><text:span text:style-name="T1186">)<text:line-break/></text:span><text:span text:style-name="T1296">(</text:span><text:span text:style-name="T914">||left </text:span><text:span text:style-name="T1296">| </text:span><text:span text:style-name="T1297">middle</text:span><text:span text:style-name="T1296"> |</text:span><text:span text:style-name="T914"> </text:span><text:span text:style-name="T917">r</text:span><text:span text:style-name="T914">ight||</text:span><text:span text:style-name="T1296">)</text:span><text:tab/><text:tab/><text:tab/><text:span text:style-name="T1187">Note:</text:span><text:span text:style-name="T1186"><text:tab/>(</text:span><text:span text:style-name="T180">||</text:span><text:span text:style-name="T1186">..|..</text:span><text:span text:style-name="T180">||</text:span><text:span text:style-name="T1186">)</text:span></text:p>
      <text:p text:style-name="P166">This results in the various forms appearing like this <text:span text:style-name="T1192">(shown with the </text:span><text:span text:style-name="T114">left-</text:span><text:span text:style-name="T1192"> and </text:span><text:span text:style-name="T114">right-slots</text:span><text:span text:style-name="T1192"> highlighted)</text:span>:</text:p>
      <text:p text:style-name="P300"><text:span text:style-name="T846">~</text:span><text:span text:style-name="T848">|</text:span><text:span text:style-name="T849">| left </text:span><text:span text:style-name="T847">| <text:s/></text:span><text:span text:style-name="T846">utility <text:s text:c="2"/>|</text:span><text:span text:style-name="T849"> </text:span><text:span text:style-name="T850">r</text:span><text:span text:style-name="T849">ight ||</text:span><text:span text:style-name="T846">~</text:span><text:span text:style-name="T1189"><text:tab/><text:tab/><text:tab/></text:span><text:span text:style-name="T1188">Note:</text:span><text:span text:style-name="T1190"><text:tab/></text:span><text:span text:style-name="T860">~</text:span><text:span text:style-name="T862">||</text:span><text:span text:style-name="T861">..|..</text:span><text:span text:style-name="T862">|</text:span><text:span text:style-name="T863">|</text:span><text:span text:style-name="T860">~</text:span><text:span text:style-name="T1191"><text:line-break/></text:span><text:span text:style-name="T729">&lt;</text:span><text:span text:style-name="T733">|| left </text:span><text:span text:style-name="T729">| <text:s text:c="2"/>logic <text:s text:c="3"/>|</text:span><text:span text:style-name="T733"> </text:span><text:span text:style-name="T734">r</text:span><text:span text:style-name="T733">ight ||</text:span><text:span text:style-name="T729">&gt;</text:span><text:span text:style-name="T343"><text:tab/><text:tab/><text:tab/></text:span><text:span text:style-name="T1188">Note:</text:span><text:span text:style-name="T1190"><text:tab/></text:span><text:span text:style-name="T959">&lt;</text:span><text:span text:style-name="T961">||</text:span><text:span text:style-name="T960">..|..</text:span><text:span text:style-name="T961">|</text:span><text:span text:style-name="T962">|</text:span><text:span text:style-name="T959">&gt;</text:span><text:span text:style-name="T1191"><text:line-break/></text:span><text:span text:style-name="T732">(</text:span><text:span text:style-name="T735">|| left </text:span><text:span text:style-name="T732">| reference <text:s/>|</text:span><text:span text:style-name="T735"> </text:span><text:span text:style-name="T736">r</text:span><text:span text:style-name="T735">ight ||</text:span><text:span text:style-name="T732">)</text:span><text:span text:style-name="T343"><text:tab/><text:tab/><text:tab/></text:span><text:span text:style-name="T1188">Note:</text:span><text:span text:style-name="T1190"><text:tab/></text:span><text:span text:style-name="T963">(</text:span><text:span text:style-name="T965">||</text:span><text:span text:style-name="T964">..|..</text:span><text:span text:style-name="T965">|</text:span><text:span text:style-name="T966">|</text:span><text:span text:style-name="T964">)</text:span><text:span text:style-name="T1190"><text:line-break/></text:span><text:span text:style-name="T731">[</text:span><text:span text:style-name="T737">|| left </text:span><text:span text:style-name="T731">| definition |</text:span><text:span text:style-name="T738"> r</text:span><text:span text:style-name="T737">ight ||</text:span><text:span text:style-name="T731">]</text:span><text:span text:style-name="T343"><text:tab/><text:tab/><text:tab/></text:span><text:span text:style-name="T1188">Note:</text:span><text:span text:style-name="T1190"><text:tab/></text:span><text:span text:style-name="T967">[</text:span><text:span text:style-name="T969">||</text:span><text:span text:style-name="T968">..|..</text:span><text:span text:style-name="T969">|</text:span><text:span text:style-name="T970">|</text:span><text:span text:style-name="T967">]</text:span></text:p>
      <text:p text:style-name="P175"><text:span text:style-name="T248">Note:<text:tab/></text:span><text:span text:style-name="T866">\|code|/</text:span><text:span text:style-name="T262"> casks do not </text:span><text:span text:style-name="T263">have any meaning assigned to </text:span><text:span text:style-name="T329">their </text:span><text:span text:style-name="T328">left- or right-slots</text:span><text:span text:style-name="T262">, </text:span><text:span text:style-name="T329">however, if they did, the </text:span><text:span text:style-name="T263">general format </text:span><text:span text:style-name="T328">would be </text:span><text:span text:style-name="T263">the sam</text:span><text:span text:style-name="T328">e:<text:line-break/><text:line-break/><text:tab/><text:tab/></text:span><text:span text:style-name="T867">\</text:span><text:span text:style-name="T868">|| left </text:span><text:span text:style-name="T867">| code |</text:span><text:span text:style-name="T868"> right ||</text:span><text:span text:style-name="T867">/</text:span></text:p>
      <text:h text:style-name="P277" text:outline-level="3"><text:bookmark-start text:name="__RefHeading__6456_1459851776"/>Specializ<text:span text:style-name="T925">ed Roles</text:span><text:bookmark-end text:name="__RefHeading__6456_1459851776"/></text:h>
      <text:p text:style-name="P35"><text:span text:style-name="T825">All casks were not created equal. <text:s/>Each of them has a specialized role in </text:span><text:span text:style-name="T31">CAlive</text:span><text:span text:style-name="T825">, and each of them are integral and necessary within the scope of those roles.</text:span></text:p>
      <text:h text:style-name="P278" text:outline-level="3"><text:bookmark-start text:name="__RefHeading__6458_1459851776"/>~|utility|~<text:bookmark-end text:name="__RefHeading__6458_1459851776"/></text:h>
      <text:p text:style-name="P34"><text:span text:style-name="T865">~| utility |~</text:span><text:span text:style-name="T821"> casks were created to </text:span>allow an arbitrary injection of code at any location in the program. <text:s/><text:span text:style-name="T821">As such, it was recognized that they may need include multiple lines of code, causing their definition to exceed a single encapsulated </text:span><text:span text:style-name="T865">~| statement |~</text:span><text:span text:style-name="T821">.</text:span></text:p>
      <text:p text:style-name="P34"><text:span text:style-name="T821">Once populated, the </text:span><text:span text:style-name="T865">~| utility |~</text:span><text:span text:style-name="T821"> cask can be reduced to a short form with a developer-given name, which represents a visible placeholder for the more complex underlying expression. <text:s/>This frees up screen real-estate in the GUI editor, aids the eyes in arranging things, and eases the mind in gaining an </text:span><text:soft-page-break/><text:span text:style-name="T821">understanding of the algorithm (rather than being bogged down by the unwieldy mechanics of the algorithm).</text:span></text:p>
      <text:p text:style-name="P33">To create a <text:span text:style-name="T864">~| utility |~</text:span> cask <text:span text:style-name="T824">with multiple lines, use a </text:span><text:span text:style-name="T1223">{ }</text:span><text:span text:style-name="T824"> block:</text:span></text:p>
      <text:p text:style-name="P182">Note:<text:span text:style-name="T255"><text:tab/>Either </text:span>{<text:span text:style-name="T255">..</text:span>}<text:span text:style-name="T255"> or </text:span>{{<text:span text:style-name="T255">….</text:span>}}<text:span text:style-name="T255"> can be used and perform the identical operation, they just need to be mated.</text:span></text:p>
      <text:p text:style-name="P217"><text:span text:style-name="T977">// Code can be bunched together<text:line-break/></text:span><text:span text:style-name="T852">~|</text:span><text:span text:style-name="T927">{</text:span><text:span text:style-name="T932"> printf(“Entered\n”); second_thing(); third_thing(); /*Et </text:span><text:span text:style-name="T933">cetera</text:span><text:span text:style-name="T932">*/ </text:span><text:span text:style-name="T927">}</text:span><text:span text:style-name="T852">|~</text:span><text:line-break/><text:line-break/><text:line-break/><text:span text:style-name="T977">// Or code can be spaced out visually as any other block<text:line-break/></text:span><text:span text:style-name="T852">~|</text:span><text:span text:style-name="T927">{</text:span><text:span text:style-name="T928">{</text:span><text:span text:style-name="T852"><text:line-break/> </text:span><text:span text:style-name="T932"><text:line-break/></text:span><text:span text:style-name="T934"> </text:span><text:span text:style-name="T932"><text:s text:c="3"/></text:span><text:span text:style-name="T975">// </text:span><text:span text:style-name="T976">Based on the where we are, do one of two things:</text:span><text:span text:style-name="T932"><text:line-break/></text:span><text:span text:style-name="T934"> </text:span><text:span text:style-name="T932"><text:s text:c="3"/>if (some_test)<text:line-break/></text:span><text:span text:style-name="T934"> </text:span><text:span text:style-name="T932"><text:s text:c="3"/>{<text:line-break/></text:span><text:span text:style-name="T934"> </text:span><text:span text:style-name="T932"><text:s text:c="7"/></text:span><text:span text:style-name="T975">// Do something here</text:span><text:span text:style-name="T932"><text:line-break/></text:span><text:span text:style-name="T934"> </text:span><text:span text:style-name="T932"><text:s text:c="3"/>} else {<text:line-break/></text:span><text:span text:style-name="T934"> </text:span><text:span text:style-name="T932"><text:s text:c="7"/></text:span><text:span text:style-name="T975">// Something else here</text:span><text:span text:style-name="T932"><text:line-break/></text:span><text:span text:style-name="T934"> </text:span><text:span text:style-name="T932"><text:s text:c="3"/>}<text:line-break/></text:span><text:span text:style-name="T934"> </text:span><text:span text:style-name="T932"><text:line-break/></text:span><text:span text:style-name="T927">}</text:span><text:span text:style-name="T928">}</text:span><text:span text:style-name="T852">|~</text:span></text:p>
      <text:h text:style-name="P280" text:outline-level="3"><text:bookmark-start text:name="__RefHeading__6460_1459851776"/>&lt;|logic|&gt;<text:bookmark-end text:name="__RefHeading__6460_1459851776"/></text:h>
      <text:p text:style-name="P61"><text:span text:style-name="T897">&lt;|logic|&gt;</text:span><text:span text:style-name="T343"> casks were created to allow engagement on the result of conditional test. <text:s/>There are two default </text:span><text:span text:style-name="T897">&lt;|logic|&gt;</text:span><text:span text:style-name="T343"> casks provided:</text:span></text:p>
      <text:p text:style-name="P154"><text:span text:style-name="T897">&lt;| meta</text:span><text:span text:style-name="T1279"> </text:span><text:span text:style-name="T897">|&gt;</text:span><text:span text:style-name="T247"><text:tab/></text:span><text:span text:style-name="T869"><text:tab/></text:span>-- Called when the result of a logic test is true<text:line-break/><text:span text:style-name="T897">&lt;| mefa</text:span><text:span text:style-name="T1279"> </text:span><text:span text:style-name="T897">|&gt;</text:span><text:tab/>-- Called when the result of a logic test is false</text:p>
      <text:p text:style-name="P29">Custom logic tests treat the <text:span text:style-name="T886">&lt;|logic|&gt;</text:span> cask like the trinary operator ((condition) ? if_true : if_false). <text:s/>For the <text:span text:style-name="T886">&lt;|logic|&gt;</text:span> cask use this syntax:</text:p>
      <text:p text:style-name="P159">&lt;|| condition | if_true | if_false ||&gt;</text:p>
      <text:p text:style-name="P28">Each of the if_true or if_false slots can contain standard code to call or embedded casks.</text:p>
      <text:h text:style-name="P281" text:outline-level="3"><text:bookmark-start text:name="__RefHeading__6462_1459851776"/>(|Reference|)<text:bookmark-end text:name="__RefHeading__6462_1459851776"/></text:h>
      <text:p text:style-name="P165"><text:span text:style-name="T118">Reference casks</text:span><text:span text:style-name="T501"> are used to access something that already exists, and </text:span><text:span text:style-name="T118">adhoc</text:span><text:span text:style-name="T501"> or </text:span><text:span text:style-name="T118">function</text:span><text:span text:style-name="T501"> </text:span><text:span text:style-name="T568">for example.</text:span></text:p>
      <text:p text:style-name="P158"><text:span text:style-name="T564">To </text:span><text:span text:style-name="T82">receive</text:span><text:span text:style-name="T137"> </text:span><text:span text:style-name="T564">return values, insert them </text:span><text:span text:style-name="T568">in </text:span><text:span text:style-name="T564">the </text:span><text:span text:style-name="T82">left-</text:span><text:span text:style-name="T83">slot</text:span><text:span text:style-name="T564">.<text:line-break/>To </text:span><text:span text:style-name="T82">pass</text:span><text:span text:style-name="T137"> </text:span><text:span text:style-name="T564">parameters, insert them </text:span><text:span text:style-name="T568">in </text:span><text:span text:style-name="T564">the </text:span><text:span text:style-name="T82">right-</text:span><text:span text:style-name="T83">slot</text:span><text:span text:style-name="T564">.</text:span></text:p>
      <text:p text:style-name="P162"><text:soft-page-break/>For example:</text:p>
      <text:p text:style-name="P156"><text:span text:style-name="T905">(| myprint | ”Hello, world!” ||)</text:span><text:span text:style-name="T501"> passes the “Hellow, world!” parameter to myprint(). <text:s/>I</text:span><text:span text:style-name="T628">t</text:span><text:span text:style-name="T629">'</text:span><text:span text:style-name="T501">s essentially the same syntax as: <text:s/></text:span><text:span text:style-name="T906">myprint(“Hello, world!”);</text:span></text:p>
      <text:p text:style-name="P150"><text:span text:style-name="T905">(|| result | compute |)</text:span><text:span text:style-name="T501"> receives a return parameter from compute(). <text:s/>It</text:span><text:span text:style-name="T629">'</text:span><text:span text:style-name="T501">s essentially the same syntax as: <text:s/></text:span><text:span text:style-name="T906">result = compute();</text:span></text:p>
      <text:p text:style-name="P149"><text:span text:style-name="T905">(|| result | compute | a,b,c ||)</text:span><text:span text:style-name="T501"> sends parameters and receives a return parameter from compute(). <text:s/>It</text:span><text:span text:style-name="T629">'</text:span><text:span text:style-name="T501">s essentially the same as: <text:s/></text:span><text:span text:style-name="T906">result = compute(a,b,c);</text:span></text:p>
      <text:p text:style-name="P213"><text:span text:style-name="T343">function main<text:line-break/>| returns int r<text:line-break/>| params int argc, char* argv[]<text:line-break/>{<text:line-break/> <text:s text:c="3"/></text:span><text:span text:style-name="T428">int x </text:span><text:span text:style-name="T429">= 0</text:span><text:span text:style-name="T428">;<text:line-break/></text:span><text:span text:style-name="T343"><text:line-break/> <text:s text:c="3"/></text:span><text:span text:style-name="T427">adhoc myprint<text:line-break/> <text:s text:c="3"/>| params s8* </text:span><text:span text:style-name="T428">format, int value</text:span><text:span text:style-name="T427"><text:line-break/> <text:s text:c="3"/>{</text:span><text:span text:style-name="T343"><text:line-break/> <text:s text:c="7"/>printf(</text:span><text:span text:style-name="T443">format, value</text:span><text:span text:style-name="T343">);<text:line-break/> <text:s text:c="3"/></text:span><text:span text:style-name="T427">}<text:line-break/><text:line-break/><text:line-break/></text:span><text:span text:style-name="T711"> <text:s text:c="3"/></text:span><text:span text:style-name="T1108">// </text:span><text:span text:style-name="T1109">Stand-alone example:</text:span><text:span text:style-name="T711"><text:line-break/></text:span><text:span text:style-name="T427"> <text:s text:c="3"/></text:span><text:span text:style-name="T721">(|myprint|”%</text:span><text:span text:style-name="T722">d\n”, 5||</text:span><text:span text:style-name="T721">)</text:span><text:span text:style-name="T427"><text:line-break/> <text:s text:c="3"/>// </text:span><text:span text:style-name="T428">Displays: 5</text:span><text:span text:style-name="T427"><text:line-break/><text:line-break/><text:line-break/></text:span><text:span text:style-name="T711"> <text:s text:c="3"/></text:span><text:span text:style-name="T1108">// </text:span><text:span text:style-name="T1109">Used before and after an assignment:</text:span><text:span text:style-name="T712"><text:line-break/></text:span><text:span text:style-name="T428"> <text:s text:c="3"/></text:span><text:span text:style-name="T722">(|myprint|”Before: %d\n”, x||)</text:span><text:span text:style-name="T428"> <text:s/>x = 9 <text:s/></text:span><text:span text:style-name="T722">(|myprint|”After: %d\n”, x||)</text:span><text:span text:style-name="T635">;</text:span><text:span text:style-name="T343"><text:line-break/></text:span><text:span text:style-name="T1025"> <text:s text:c="3"/>// </text:span><text:span text:style-name="T1026">Displays: <text:s/>Before: 0<text:line-break/> <text:s text:c="3"/>// <text:s text:c="11"/>After: 9</text:span><text:span text:style-name="T1025"><text:line-break/></text:span><text:span text:style-name="T343">}</text:span></text:p>
      <text:h text:style-name="P282" text:outline-level="3"><text:bookmark-start text:name="__RefHeading__6464_1459851776"/>[|Definition|]<text:bookmark-end text:name="__RefHeading__6464_1459851776"/></text:h>
      <text:p text:style-name="P58"><text:span text:style-name="T899">[|definition|]</text:span><text:span text:style-name="T501"> casks were created to alter the way things are defined. <text:s/>They appear after the name of the thing they are modifying, and they convey </text:span><text:span text:style-name="T579">the change. <text:s/></text:span><text:span text:style-name="T1276">[</text:span><text:span text:style-name="T1277">|definition|]</text:span><text:span text:style-name="T580"> cask modifications come in </text:span><text:span text:style-name="T581">three</text:span><text:span text:style-name="T580"> forms:</text:span></text:p>
      <text:p text:style-name="P153"><text:span text:style-name="T209">Augment</text:span><text:span text:style-name="T289"><text:tab/>-- alters attributes of a named token and/or its type</text:span><text:span text:style-name="T208"><text:line-break/></text:span><text:span text:style-name="T209">D</text:span><text:span text:style-name="T208">efinition</text:span><text:tab/>-- alters the definition of a class, angel, or struct<text:line-break/><text:span text:style-name="T208">Us</text:span><text:span text:style-name="T210">ag</text:span><text:span text:style-name="T208">e</text:span><text:span text:style-name="T255"><text:tab/>-- alters a single instance use </text:span><text:span text:style-name="T290">of a </text:span><text:span text:style-name="T288">definition</text:span></text:p>
      <text:p text:style-name="P60"><text:span text:style-name="T181">Augment modifications</text:span><text:span text:style-name="T255"> </text:span><text:span text:style-name="T501">apply attributes which override the token name's existing attributes. <text:s/>These typically are used to alter things like its </text:span><text:span text:style-name="T255">const</text:span><text:span text:style-name="T501"> </text:span><text:span text:style-name="T584">or </text:span><text:span text:style-name="T291">read-only</text:span><text:span text:style-name="T584"> </text:span><text:span text:style-name="T501">nature, </text:span><text:span text:style-name="T584">whether or not it's </text:span><text:span text:style-name="T291">volatile</text:span><text:span text:style-name="T584"> in this context, etc</text:span><text:span text:style-name="T501">. <text:s/></text:span><text:span text:style-name="T585">These can be coded in the traditional way of course, but when they are modified using </text:span><text:span text:style-name="T1278">[|definition|]</text:span><text:span text:style-name="T585"> casks, they will appear visibly augmented in the GUI editor in their standard form, with the actual definitions not normally appearing unless a </text:span><text:span text:style-name="T292">reveal casks</text:span><text:span text:style-name="T585"> feature is enabled.</text:span></text:p>
      <text:p text:style-name="P216"><text:soft-page-break/><text:span text:style-name="T1045">// Broken out separately:</text:span><text:span text:style-name="T648"><text:line-break/></text:span><text:span text:style-name="T501">int value </text:span><text:span text:style-name="T724">[|const|]</text:span><text:span text:style-name="T501"> </text:span><text:span text:style-name="T724">[|volatile|]</text:span><text:span text:style-name="T501">;<text:line-break/><text:line-break/><text:line-break/></text:span><text:span text:style-name="T1045">// Or combined:</text:span><text:span text:style-name="T648"><text:line-break/></text:span><text:span text:style-name="T501">int value </text:span><text:span text:style-name="T724">[|const volatile|]</text:span><text:span text:style-name="T501">;<text:line-break/><text:line-break/><text:line-break/> <text:s text:c="4"/></text:span><text:span text:style-name="T1121">// In the </text:span><text:span text:style-name="T1125">GUI editor</text:span><text:span text:style-name="T1121">, a definition augment </text:span><text:span text:style-name="T1125">alters its appearance</text:span><text:span text:style-name="T1121">:</text:span><text:span text:style-name="T118"><text:line-break/></text:span><text:span text:style-name="T65"> <text:s text:c="7"/></text:span><text:span text:style-name="T116">[</text:span><text:span text:style-name="T117">|</text:span><text:span text:style-name="T116">int value</text:span><text:span text:style-name="T117">|</text:span><text:span text:style-name="T116">]</text:span><text:span text:style-name="T118">; <text:s text:c="2"/></text:span><text:span text:style-name="T1121">// Is shown blocked off and colorized</text:span></text:p>
      <text:p text:style-name="P59"><text:span text:style-name="T181">Definition modifications</text:span><text:span text:style-name="T501"> are used to alter the name of the token, or its type. <text:s/>Changing a token's name requires only that it be unique, but changing its type requires that it be </text:span><text:span text:style-name="T255">the same or lesser size.</text:span><text:span text:style-name="T501"> <text:s/></text:span><text:span text:style-name="T586">They use one of two syntaxes:</text:span></text:p>
      <text:p text:style-name="P155"><text:span text:style-name="T909">[| rename name to new_name |]</text:span><text:span text:style-name="T255"><text:tab/>-- renames a member</text:span><text:line-break/><text:span text:style-name="T909">[| retype name to new_type |]</text:span><text:span text:style-name="T255"><text:tab/>-- retypes a member</text:span></text:p>
      <text:p text:style-name="P175"><text:span text:style-name="T216">Note:</text:span><text:span text:style-name="T297"><text:tab/></text:span><text:span text:style-name="T255">When alternate definitions are applied, they occupy the </text:span>same space<text:span text:style-name="T255"> </text:span><text:span text:style-name="T297">in the structure </text:span><text:span text:style-name="T255">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15"><text:span text:style-name="T255">struct S</text:span><text:span text:style-name="T295">General</text:span><text:span text:style-name="T255"><text:line-break/>{<text:line-break/> <text:s text:c="3"/>void* <text:s/>p;<text:line-break/> <text:s text:c="3"/>int <text:s text:c="3"/>num;<text:line-break/>};<text:line-break/><text:line-break/></text:span><text:span text:style-name="T296">struct SCensus<text:line-break/>{<text:line-break/></text:span><text:span text:style-name="T293"> <text:s text:c="3"/></text:span><text:span text:style-name="T294">S</text:span><text:span text:style-name="T295">General</text:span><text:span text:style-name="T294">* </text:span><text:span text:style-name="T296">populace</text:span><text:span text:style-name="T294"> </text:span><text:span text:style-name="T251">[|</text:span><text:span text:style-name="T252">rename num to count|]</text:span><text:span text:style-name="T295"><text:line-break/> <text:s text:c="22"/></text:span><text:span text:style-name="T252">[|rename p to people|]</text:span><text:span text:style-name="T295"><text:line-break/> <text:s text:c="22"/></text:span><text:span text:style-name="T252">[|retype p to SPeople*|]</text:span><text:span text:style-name="T295">;</text:span><text:span text:style-name="T293"><text:line-break/></text:span><text:span text:style-name="T296">};<text:line-break/><text:line-break/>function my_function<text:line-break/>{<text:line-break/> <text:s text:c="3"/>SCensus* cen;<text:line-break/><text:line-break/></text:span><text:span text:style-name="T974"> <text:s text:c="3"/>// Members which </text:span><text:span text:style-name="T1123">ARE</text:span><text:span text:style-name="T974"> available:<text:line-break/> <text:s text:c="3"/>// <text:s text:c="4"/></text:span><text:span text:style-name="T978">cen-&gt;count;</text:span><text:span text:style-name="T974"><text:line-break/> <text:s text:c="3"/>// <text:s text:c="4"/></text:span><text:span text:style-name="T978">cen-&gt;people;</text:span><text:span text:style-name="T974"><text:line-break/><text:line-break/> <text:s text:c="3"/>// Members which </text:span><text:span text:style-name="T1123">ARE NOT</text:span><text:span text:style-name="T974"> available:<text:line-break/> <text:s text:c="3"/>// <text:s text:c="4"/></text:span><text:span text:style-name="T1144">cen-&gt;p;</text:span><text:span text:style-name="T974"><text:line-break/> <text:s text:c="3"/>// <text:s text:c="4"/></text:span><text:span text:style-name="T1145">cen-&gt;num;</text:span><text:span text:style-name="T974"><text:line-break/></text:span><text:span text:style-name="T296">}</text:span></text:p>
      <text:p text:style-name="P181"><text:span text:style-name="T215">N</text:span><text:span text:style-name="T181">ot</text:span><text:span text:style-name="T214">e:</text:span><text:span text:style-name="T295"><text:tab/>I</text:span><text:span text:style-name="T255">n this </text:span><text:span text:style-name="T295">case, the original member name is </text:span><text:span text:style-name="T214">always</text:span><text:span text:style-name="T295"> used to signify which member is being altered, which is why </text:span><text:span text:style-name="T1270">p</text:span><text:span text:style-name="T295"> is used after </text:span><text:span text:style-name="T332">the first </text:span><text:span text:style-name="T295">rename.</text:span></text:p>
      <text:p text:style-name="P59"><text:soft-page-break/><text:span text:style-name="T181">Usage modifications</text:span><text:span text:style-name="T501"> do not affect the actual definition of the thing being used, but only the one use in a particular case. <text:s/>This can come in handy when a member is defined as </text:span><text:span text:style-name="T892">void* p</text:span><text:span text:style-name="T501">, for example, and in context it is known that the </text:span><text:span text:style-name="T892">void*</text:span><text:span text:style-name="T501"> member won't be </text:span><text:span text:style-name="T892">void*</text:span><text:span text:style-name="T501">, but rather is of some other known form.</text:span></text:p>
      <text:p text:style-name="P214"><text:span text:style-name="T501">struct S</text:span><text:span text:style-name="T587">General</text:span><text:span text:style-name="T501"><text:line-break/>{<text:line-break/> <text:s text:c="3"/>void* <text:s/>p;<text:line-break/> <text:s text:c="3"/>int <text:s text:c="3"/>num;<text:line-break/>};<text:line-break/><text:line-break/></text:span><text:span text:style-name="T588">function my_function<text:line-break/>{<text:line-break/> <text:s text:c="3"/></text:span><text:span text:style-name="T586">S</text:span><text:span text:style-name="T587">General</text:span><text:span text:style-name="T586">* </text:span><text:span text:style-name="T587">gen</text:span><text:span text:style-name="T586"> </text:span><text:span text:style-name="T725">[|</text:span><text:span text:style-name="T726">rename num to count|]</text:span><text:span text:style-name="T587"><text:line-break/> <text:s text:c="17"/></text:span><text:span text:style-name="T726">[|rename p to people|]</text:span><text:span text:style-name="T587"><text:line-break/> <text:s text:c="17"/></text:span><text:span text:style-name="T726">[|retype p to SPeople*|]</text:span><text:span text:style-name="T587">;</text:span><text:span text:style-name="T588"><text:line-break/>}</text:span></text:p>
      <text:h text:style-name="P279" text:outline-level="3"><text:bookmark-start text:name="__RefHeading__6929_1667753502"/><text:span text:style-name="T840">\</text:span>|<text:span text:style-name="T232">Code</text:span>|/<text:bookmark-end text:name="__RefHeading__6929_1667753502"/></text:h>
      <text:p text:style-name="P57"><text:span text:style-name="T313">CAlive</text:span><text:span text:style-name="T610"> </text:span><text:span text:style-name="T579">introduced </text:span><text:span text:style-name="T854">\|code|/</text:span><text:span text:style-name="T610"> casks </text:span><text:span text:style-name="T579">for the purpose of </text:span><text:span text:style-name="T287">side coding</text:span><text:span text:style-name="T579">, a text file augment for enhancing source code explained later in this book.</text:span></text:p>
      <text:h text:style-name="P283" text:outline-level="3"><text:bookmark-start text:name="__RefHeading__10027_1415873427"/>/|Auto|\<text:bookmark-end text:name="__RefHeading__10027_1415873427"/></text:h>
      <text:p text:style-name="P70"><text:span text:style-name="T840">C</text:span>Alive<text:span text:style-name="T343"> will auto-insert </text:span><text:span text:style-name="T892">/|auto|\</text:span><text:span text:style-name="T343"> casks as needed to provide hints from the compiler about things which may be questionable, or if there was some ambiguity to convey the choice the compiler made.</text:span></text:p>
      <text:p text:style-name="P175"><text:span text:style-name="T233">Note:</text:span><text:tab/>This type of <text:span text:style-name="T923">immediate </text:span>feedback <text:span text:style-name="T923">from the compiler </text:span>allow<text:span text:style-name="T923">s </text:span>code to edited in-the-moment to fix an incorrect assumption made by the compiler <text:span text:style-name="T923">based on need.</text:span></text:p>
      <text:h text:style-name="P288" text:outline-level="2"><text:bookmark-start text:name="__RefHeading__6466_1459851776"/>Drop-ins<text:bookmark-end text:name="__RefHeading__6466_1459851776"/></text:h>
      <text:p text:style-name="P97"><text:span text:style-name="T562">C</text:span><text:span text:style-name="T501">asks can be dropped into code at any point. <text:s/>Based on their form they will have different </text:span><text:span text:style-name="T563">e</text:span><text:span text:style-name="T501">ffects on the binary that is produced, or they may have no affect at all.</text:span></text:p>
      <text:p text:style-name="P212"><text:span text:style-name="T1045">// Standard function using its syntax<text:line-break/></text:span><text:span text:style-name="T343">function main<text:line-break/>| returns int r<text:line-break/>| params int argc, char* argv[]<text:line-break/>{<text:line-break/> <text:s text:c="3"/>printf(“%d\n”, argc);<text:line-break/>}<text:line-break/><text:line-break/><text:line-break/></text:span><text:span text:style-name="T1045">// To apply a cask, insert </text:span><text:span text:style-name="T1046">it </text:span><text:span text:style-name="T1045">anywhere </text:span><text:span text:style-name="T1046">in code. <text:s/></text:span><text:span text:style-name="T1106">Note that in the<text:line-break/></text:span><text:soft-page-break/><text:span text:style-name="T1106">// examples below, the extra spacing is added to make it easier to<text:line-break/>// see. <text:s/>However, in real source code the spacing is not required.<text:line-break/></text:span><text:span text:style-name="T426"><text:line-break/></text:span><text:span text:style-name="T424"><text:line-break/></text:span><text:span text:style-name="T1046">// </text:span><text:span text:style-name="T1047">Example 1:<text:line-break/></text:span><text:span text:style-name="T343">function main<text:line-break/>| returns int r<text:line-break/>| params int argc, char* argv[]<text:line-break/>{<text:line-break/> <text:s text:c="3"/>printf(</text:span><text:span text:style-name="T723">(|cask|)</text:span><text:span text:style-name="T716"> </text:span><text:span text:style-name="T343">“%d\n”, argc);<text:line-break/>}<text:line-break/></text:span><text:span text:style-name="T1045">// </text:span><text:span text:style-name="T1107">In this case, the </text:span><text:span text:style-name="T1180">(|cask|)</text:span><text:span text:style-name="T1107"> is inserted before the </text:span><text:span text:style-name="T1137">“%d\n”</text:span><text:span text:style-name="T1107"> parameter</text:span><text:span text:style-name="T1045"><text:line-break/></text:span><text:span text:style-name="T343"><text:line-break/><text:line-break/></text:span><text:span text:style-name="T1046">// </text:span><text:span text:style-name="T1047">Example </text:span><text:span text:style-name="T1048">2</text:span><text:span text:style-name="T1047">:<text:line-break/></text:span><text:span text:style-name="T343">function main<text:line-break/>| returns int r<text:line-break/>| params int argc, char* argv[]<text:line-break/>{<text:line-break/> <text:s text:c="3"/>printf(“%d\n”, argc) </text:span><text:span text:style-name="T723">(|cask|)</text:span><text:span text:style-name="T343">;<text:line-break/>}<text:line-break/></text:span><text:span text:style-name="T1045">// </text:span><text:span text:style-name="T1107">In this case, the </text:span><text:span text:style-name="T1180">(|cask|)</text:span><text:span text:style-name="T1107"> is inserted after the entire function<text:line-break/></text:span><text:span text:style-name="T343"><text:line-break/><text:line-break/></text:span><text:span text:style-name="T1046">// </text:span><text:span text:style-name="T1047">Example </text:span><text:span text:style-name="T1048">3</text:span><text:span text:style-name="T1047">:<text:line-break/></text:span><text:span text:style-name="T343">function main<text:line-break/>| returns int r<text:line-break/>| params int argc, char* argv[]<text:line-break/>{<text:line-break/> <text:s text:c="3"/>printf(“%d\n”, argc </text:span><text:span text:style-name="T723">(|cask|)</text:span><text:span text:style-name="T343">);<text:line-break/>}<text:line-break/></text:span><text:span text:style-name="T1045">// </text:span><text:span text:style-name="T1107">In this case, the </text:span><text:span text:style-name="T1180">(|cask|)</text:span><text:span text:style-name="T1107"> is inserted after the </text:span><text:span text:style-name="T1136">argc</text:span><text:span text:style-name="T1048"> parameter</text:span></text:p>
      <text:p text:style-name="P96"><text:span text:style-name="T425">I</text:span><text:span text:style-name="T343">n each of these examples, the insertion of the cask did not alter the syntax of the expression. <text:s/>The cask is simply viewed as a drop-in inserted at that point in the instruction decoding.</text:span></text:p>
      <text:p text:style-name="P27">Based on where it's added, the results can be different. <text:s/>If, for example, casks are inserted before and after an assignment expression, the value that will be visible </text:p>
      <text:h text:style-name="P257" text:outline-level="1"><text:bookmark-start text:name="__RefHeading__6468_1459851776"/>#Pragmas<text:bookmark-end text:name="__RefHeading__6468_1459851776"/></text:h>
      <text:p text:style-name="P56"><text:span text:style-name="T259">C</text:span><text:span text:style-name="T255">Alive</text:span><text:span text:style-name="T501"> allows for various </text:span><text:span text:style-name="T892">#pragmas</text:span><text:span text:style-name="T501"> to aid in compilation.</text:span></text:p>
      <text:p text:style-name="P211"><text:span text:style-name="T1045">// </text:span><text:span text:style-name="T1067">Definitions and augments</text:span><text:span text:style-name="T1045"><text:line-break/></text:span><text:span text:style-name="T648">#align N</text:span><text:span text:style-name="T501"> <text:s text:c="12"/>-- aligns code/data </text:span><text:span text:style-name="T614">at </text:span><text:span text:style-name="T501">indicated byte size boundary<text:line-break/></text:span><text:span text:style-name="T697">#define X(...)</text:span><text:span text:style-name="T546"> <text:s text:c="6"/>-- </text:span><text:span text:style-name="T613">d</text:span><text:span text:style-name="T546">efines a macro<text:line-break/></text:span><text:span text:style-name="T697">#undefine X</text:span><text:span text:style-name="T546"> <text:s text:c="9"/>-- un-defines a macro, </text:span><text:span text:style-name="T159">also </text:span><text:span text:style-name="T97">#undef</text:span><text:span text:style-name="T546"><text:line-break/></text:span><text:span text:style-name="T698">#typedef</text:span><text:span text:style-name="T547"> <text:s text:c="12"/>-- aliases one type to another name<text:line-break/><text:line-break/><text:line-break/></text:span><text:span text:style-name="T1066">// </text:span><text:span text:style-name="T1067">For source-code defined debugger assistance</text:span><text:span text:style-name="T547"><text:line-break/></text:span><text:span text:style-name="T699">#hide</text:span><text:span text:style-name="T555"> <text:s text:c="15"/>-- indicates the following members should not be<text:line-break/> <text:s text:c="23"/>shown in the debugger<text:line-break/></text:span><text:span text:style-name="T699">#show</text:span><text:span text:style-name="T555"> <text:s text:c="15"/>-- indicates the following members should be shown<text:line-break/> <text:s text:c="23"/>in the debugger<text:line-break/></text:span><text:span text:style-name="T699">#order N</text:span><text:span text:style-name="T555"> <text:s text:c="12"/>-- assigns a </text:span><text:span text:style-name="T556">new order to the following member<text:line-break/></text:span><text:span text:style-name="T555"><text:line-break/></text:span><text:soft-page-break/><text:span text:style-name="T698">#optimize N [</text:span><text:span text:style-name="T705">en</text:span><text:span text:style-name="T698">force]</text:span><text:span text:style-name="T547">-- provides a hint to the compiler on what<text:line-break/> <text:s text:c="23"/>optimization level to use from this point forward.<text:line-break/> <text:s text:c="23"/>If </text:span><text:span text:style-name="T159">enf</text:span><text:span text:style-name="T160">orce</text:span><text:span text:style-name="T547"> is used, then it overrides any command<text:line-break/> <text:s text:c="23"/>line switches.<text:line-break/><text:line-break/><text:line-break/></text:span><text:span text:style-name="T1066">// </text:span><text:span text:style-name="T1067">Conditional compilation</text:span><text:span text:style-name="T1066"><text:line-break/></text:span><text:span text:style-name="T700">#if X</text:span><text:span text:style-name="T556"> <text:s text:c="15"/>-- a conditional compilation block test<text:line-break/></text:span><text:span text:style-name="T700">#else</text:span><text:span text:style-name="T556"> <text:s text:c="15"/>-- optional conditional compilation block<text:line-break/></text:span><text:span text:style-name="T700">#elseif, </text:span><text:span text:style-name="T705">#elif</text:span><text:span text:style-name="T556"> <text:s text:c="6"/>-- optional conditional compilation block test<text:line-break/></text:span><text:span text:style-name="T700">#endif</text:span><text:span text:style-name="T556"> <text:s text:c="14"/>-- termination for a conditional compilation block<text:line-break/><text:line-break/><text:line-break/></text:span><text:span text:style-name="T1068">// </text:span><text:span text:style-name="T1067">Compilation context blocks</text:span><text:span text:style-name="T1068"><text:line-break/></text:span><text:span text:style-name="T701">#push [X]</text:span><text:span text:style-name="T557"> <text:s text:c="11"/>-- pushes X (if specified) to the stack, or all<text:line-break/> <text:s text:c="23"/>#pragma settings<text:line-break/></text:span><text:span text:style-name="T701">#pop</text:span><text:span text:style-name="T557"> <text:s text:c="16"/>-- pops the most recent #push back off the #pragma<text:line-break/> <text:s text:c="23"/>stack<text:line-break/><text:line-break/><text:line-break/></text:span><text:span text:style-name="T1069">// </text:span><text:span text:style-name="T1067">Source-code controllable compilation</text:span><text:span text:style-name="T547"><text:line-break/></text:span><text:span text:style-name="T701">#text</text:span><text:span text:style-name="T557"> <text:s text:c="15"/>-- Displays text at compile time<text:line-break/></text:span><text:span text:style-name="T702">#warning [N] [text]</text:span><text:span text:style-name="T558"> <text:s/>-- </text:span><text:span text:style-name="T559">i</text:span><text:span text:style-name="T558">ssues a warning with optional number and text<text:line-break/></text:span><text:span text:style-name="T702">#erro</text:span><text:span text:style-name="T703">r [N] [text]</text:span><text:span text:style-name="T558"> <text:s text:c="3"/>-- </text:span><text:span text:style-name="T559">issues an error with optional number and text<text:line-break/></text:span><text:span text:style-name="T704">#stop [text]</text:span><text:span text:style-name="T560"> <text:s text:c="8"/>-- stops compilation with some optional text</text:span></text:p>
      <text:h text:style-name="P261" text:outline-level="1"><text:bookmark-start text:name="__RefHeading__2672_343834233"/><text:span text:style-name="T790">S</text:span>tructs<text:bookmark-end text:name="__RefHeading__2672_343834233"/></text:h>
      <text:p text:style-name="Paragraph"><text:span text:style-name="T2">CAlive</text:span> supports structures, and <text:span text:style-name="T759">adds several features to give more direct developer-time control over how the compiler processes structures, and how those members are displayed in a debugger.</text:span></text:p>
      <text:p text:style-name="P93">The general form<text:span text:style-name="T760">s</text:span> <text:span text:style-name="T760">are</text:span>:</text:p>
      <text:p text:style-name="Quotations"><text:span text:style-name="T69">Note:</text:span><text:span text:style-name="T541"><text:tab/></text:span><text:span text:style-name="T122">C</text:span><text:span text:style-name="T171">A</text:span><text:span text:style-name="T122">live</text:span><text:span text:style-name="T171">'s naming</text:span><text:span text:style-name="T122"> convention </text:span><text:span text:style-name="T171">is </text:span><text:span text:style-name="T122">to prefix struct </text:span><text:span text:style-name="T171">definitions </text:span><text:span text:style-name="T122">with </text:span><text:span text:style-name="T170">an</text:span><text:span text:style-name="T122"> </text:span><text:span text:style-name="T1240">S</text:span><text:span text:style-name="T122">.</text:span></text:p>
      <text:p text:style-name="P210">struct S<text:span text:style-name="T760">NormalStruct</text:span><text:line-break/>{<text:line-break/><text:span text:style-name="T977"> <text:s text:c="3"/>// Members go here<text:line-break/></text:span>};<text:line-break/><text:line-break/><text:span text:style-name="T760">struct SBitStruct<text:line-break/>{<text:line-break/></text:span><text:span text:style-name="T1149"> <text:s text:c="3"/>// Note: <text:s/>be and le overrides can be used here, or in variables,<text:line-break/> <text:s text:c="3"/>// <text:s text:c="7"/>classes, or structs, which use this struct.<text:line-break/></text:span><text:span text:style-name="T760"> <text:s text:c="3"/>s32 <text:s text:c="2"/>value1 <text:s text:c="2"/>: 5; <text:s text:c="3"/></text:span><text:span text:style-name="T996">// 5-bit variable</text:span><text:span text:style-name="T760"><text:line-break/> <text:s text:c="18"/>: 0; <text:s text:c="3"/></text:span><text:span text:style-name="T996">// Skip forward to next byte</text:span><text:span text:style-name="T760"><text:line-break/> <text:s text:c="3"/>s32 <text:s text:c="2"/>value2 <text:s text:c="2"/>: 3; <text:s text:c="3"/></text:span><text:span text:style-name="T996">// 3-bit variable</text:span><text:span text:style-name="T760"><text:line-break/> <text:s text:c="18"/>: 5; <text:s text:c="3"/></text:span><text:span text:style-name="T996">// Ignore these five bits</text:span><text:span text:style-name="T760"><text:line-break/>};</text:span></text:p>
      <text:p text:style-name="P95">Because <text:span text:style-name="T2">CAlive</text:span> supports the class, the struct can be thought of as a type of cla<text:span text:style-name="T1185">s</text:span>s with all its members public. <text:s/>In this way, structs can also have member functions, including constructors and destructors.</text:p>
      <text:p text:style-name="P94"><text:soft-page-break/>The keyword <text:span text:style-name="T892">hide</text:span><text:span text:style-name="T501"> </text:span><text:span text:style-name="T614">and </text:span><text:span text:style-name="T1239">#order</text:span><text:span text:style-name="T614"> pragma </text:span><text:span text:style-name="T501">can be used to </text:span><text:span text:style-name="T614">alter how </text:span><text:span text:style-name="T501">member show up in standard debugger displays. <text:s/></text:span><text:span text:style-name="T614">Use of </text:span><text:span text:style-name="T161">hide</text:span><text:span text:style-name="T614"> prevents a member from appearing by default. <text:s/></text:span><text:span text:style-name="T1239">#order</text:span><text:span text:style-name="T614"> is typically used to bump an item up to the top of member display lists while debugging that part of the program</text:span><text:span text:style-name="T501">:</text:span></text:p>
      <text:p text:style-name="P209"><text:span text:style-name="T501">struct SExample<text:line-break/>{<text:line-break/> <text:s text:c="3"/>s32 <text:s text:c="9"/>id;<text:line-break/></text:span><text:span text:style-name="T98">#order 1 <text:s text:c="15"/></text:span><text:span text:style-name="T1134">// Bump “data” up to show as first member</text:span><text:span text:style-name="T161"><text:line-break/> <text:s text:c="3"/></text:span><text:span text:style-name="T118">datum <text:s text:c="7"/>data;<text:line-break/></text:span><text:span text:style-name="T501"><text:line-break/> <text:s text:c="3"/></text:span><text:span text:style-name="T648">hide</text:span><text:span text:style-name="T501"> void* <text:s text:c="2"/>p; <text:s text:c="4"/></text:span><text:span text:style-name="T1045">// </text:span><text:span text:style-name="T1067">Hides “p” </text:span><text:span text:style-name="T1065">by default, </text:span><text:span text:style-name="T1067">now shown</text:span><text:span text:style-name="T1065"> in debugger</text:span><text:span text:style-name="T501"><text:line-break/>};</text:span></text:p>
      <text:p text:style-name="Quotations"><text:span text:style-name="T68">Note:<text:tab/></text:span><text:span text:style-name="T135">CAlive </text:span><text:span text:style-name="T68">does not require</text:span><text:span text:style-name="T135"> that the prefix “struct” </text:span><text:span text:style-name="T136">be used anywhere </text:span><text:span text:style-name="T135">except definition</text:span><text:span text:style-name="T136">s</text:span><text:span text:style-name="T135">. <text:s/></text:span><text:span text:style-name="T136">Once defined, the struct becomes its own type which can be used as needed.</text:span></text:p>
      <text:h text:style-name="P289" text:outline-level="2"><text:bookmark-start text:name="__RefHeading__4307_889146227"/>Renaming Members<text:bookmark-end text:name="__RefHeading__4307_889146227"/></text:h>
      <text:p text:style-name="Paragraph"><text:span text:style-name="T2">CAlive</text:span><text:span text:style-name="T343"> allows </text:span><text:span text:style-name="T414">for </text:span><text:span text:style-name="T415">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08"><text:span text:style-name="T343">struct SOriginal<text:line-break/>{<text:line-break/> <text:s text:c="3"/>void* <text:s/>p;<text:line-break/> <text:s text:c="3"/>void* <text:s/>p2;<text:line-break/>};<text:line-break/><text:line-break/><text:line-break/></text:span><text:span text:style-name="T1045">// Instance use renaming:<text:line-break/></text:span><text:span text:style-name="T343">SOriginal myStruct </text:span><text:span text:style-name="T648">rename</text:span><text:span text:style-name="T343"> p </text:span><text:span text:style-name="T648">to</text:span><text:span text:style-name="T343"> data;<text:line-break/><text:line-break/></text:span><text:span text:style-name="T1025">// Right now, myStruct.p <text:s text:c="5"/>-- would result in an error<text:line-break/>// <text:s text:c="11"/>myStruct.data <text:s text:c="2"/>-- would is the member's name<text:line-break/><text:line-break/></text:span><text:span text:style-name="T343"><text:line-break/></text:span><text:span text:style-name="T1045">// More than one rename:<text:line-break/></text:span><text:span text:style-name="T343">SOriginal myStruct<text:line-break/> <text:s text:c="3"/></text:span><text:span text:style-name="T648">rename</text:span><text:span text:style-name="T343"> p <text:s/></text:span><text:span text:style-name="T648">to</text:span><text:span text:style-name="T343"> data</text:span><text:span text:style-name="T648">,<text:line-break/> <text:s text:c="2"/></text:span><text:span text:style-name="T343"><text:s/></text:span><text:span text:style-name="T648">rename</text:span><text:span text:style-name="T343"> p2 </text:span><text:span text:style-name="T648">to</text:span><text:span text:style-name="T343"> data2;</text:span></text:p>
      <text:h text:style-name="P262" text:outline-level="1"><text:bookmark-start text:name="__RefHeading__2674_343834233"/><text:span text:style-name="T790">C</text:span>lasses<text:bookmark-end text:name="__RefHeading__2674_343834233"/></text:h>
      <text:p text:style-name="Paragraph"><text:span text:style-name="T2">CAlive</text:span> supports simple classes, including <text:span text:style-name="T65">constructors</text:span><text:span text:style-name="T343">, </text:span><text:span text:style-name="T75">destructors</text:span>, <text:span text:style-name="T65">operator overrides</text:span>, <text:span text:style-name="T76">default parameters</text:span><text:span text:style-name="T762">,</text:span> <text:span text:style-name="T65">public</text:span> and <text:span text:style-name="T65">private</text:span> members, <text:span text:style-name="T65">multiple inheritance</text:span>, <text:span text:style-name="T65">virtual methods</text:span>, <text:span text:style-name="T77">function overloading</text:span>, <text:soft-page-break/>and <text:span text:style-name="T766">a keyword </text:span>designator for <text:span text:style-name="T892">accessor</text:span> <text:span text:style-name="T761">functions</text:span> (<text:span text:style-name="T343">which </text:span><text:span text:style-name="T416">both </text:span><text:span text:style-name="T364">document</text:span><text:span text:style-name="T416">s</text:span><text:span text:style-name="T364"> </text:span><text:span text:style-name="T369">functionality</text:span><text:span text:style-name="T364">, and </text:span><text:span text:style-name="T343">simplif</text:span><text:span text:style-name="T416">ies</text:span><text:span text:style-name="T343"> syntax usage in expressions </text:span><text:span text:style-name="T416">concatenated expressions</text:span><text:span text:style-name="T363">)</text:span><text:span text:style-name="T343">.</text:span></text:p>
      <text:p text:style-name="P93"><text:span text:style-name="T343">Basic class form </text:span><text:span text:style-name="T368">(also supports bulk of C++ syntax)</text:span><text:span text:style-name="T343">:</text:span></text:p>
      <text:p text:style-name="P175"><text:span text:style-name="T220">Note:</text:span><text:span text:style-name="T301"><text:tab/>C</text:span><text:span text:style-name="T303">A</text:span><text:span text:style-name="T301">live</text:span><text:span text:style-name="T303">'s naming</text:span><text:span text:style-name="T301"> convention </text:span><text:span text:style-name="T303">is to </text:span><text:span text:style-name="T301">to prefix </text:span><text:span text:style-name="T302">class definitions </text:span><text:span text:style-name="T301">with </text:span><text:span text:style-name="T330">a</text:span><text:span text:style-name="T301"> </text:span><text:span text:style-name="T1241">C</text:span><text:span text:style-name="T301">.</text:span></text:p>
      <text:p text:style-name="P177">Note:<text:span text:style-name="T255"><text:tab/>CAlive </text:span>does not support<text:span text:style-name="T255"> protected members. <text:s/>The keyword protected can still be used, but it will be </text:span>interpreted as <text:span text:style-name="T906">public</text:span><text:span text:style-name="T255">.</text:span></text:p>
      <text:p text:style-name="P175"><text:span text:style-name="T219">Note:</text:span><text:tab/>CAlive <text:span text:style-name="T181">does not support</text:span> <text:span text:style-name="T892">const</text:span> <text:span text:style-name="T873">member functions</text:span>, <text:span text:style-name="T873">but only </text:span><text:span text:style-name="T1269">const</text:span><text:span text:style-name="T873"> data members and member function parameters</text:span>. <text:s/><text:span text:style-name="T873">CAlive classes can still have their members defined as const for backward compatibility. <text:s/>However, the statement </text:span><text:span text:style-name="T219">is ignored</text:span><text:span text:style-name="T873">.</text:span></text:p>
      <text:p text:style-name="P207"><text:span text:style-name="T648">class C</text:span><text:span text:style-name="T655">N</text:span><text:span text:style-name="T648">ame</text:span><text:span text:style-name="T353"><text:line-break/>|</text:span><text:span text:style-name="T659">extends</text:span><text:span text:style-name="T367"> </text:span><text:span text:style-name="T353">inherit1, inherit2<text:line-break/></text:span><text:span text:style-name="T356">|</text:span><text:span text:style-name="T659">extends</text:span><text:span text:style-name="T367"> </text:span><text:span text:style-name="T356">inherit3</text:span><text:span text:style-name="T353"><text:line-break/>|</text:span><text:span text:style-name="T655">rename</text:span><text:span text:style-name="T353"> memberName </text:span><text:span text:style-name="T655">to</text:span><text:span text:style-name="T353"> newMemberName<text:line-break/></text:span><text:span text:style-name="T354">|</text:span><text:span text:style-name="T658">rename</text:span><text:span text:style-name="T354"> </text:span><text:span text:style-name="T396">inherit2</text:span><text:span text:style-name="T367">.member</text:span><text:span text:style-name="T354">Name </text:span><text:span text:style-name="T658">to</text:span><text:span text:style-name="T354"> newMemberName</text:span><text:span text:style-name="T343"><text:line-break/>{<text:line-break/>public:<text:line-break/><text:line-break/> <text:s text:c="3"/></text:span><text:span text:style-name="T1115">||||||||||</text:span><text:span text:style-name="T370"><text:line-break/></text:span><text:span text:style-name="T343"> <text:s text:c="3"/></text:span><text:span text:style-name="T1119">|||</text:span><text:span text:style-name="T1120">|</text:span><text:span text:style-name="T1027"> </text:span><text:span text:style-name="T1099">Class functions</text:span><text:span text:style-name="T370"><text:line-break/></text:span><text:span text:style-name="T343"> <text:s text:c="3"/></text:span><text:span text:style-name="T1115">|||</text:span><text:span text:style-name="T343"><text:line-break/> <text:s text:c="3"/></text:span><text:span text:style-name="T1115">|||</text:span><text:span text:style-name="T370"> </text:span><text:span text:style-name="T343"><text:s/></text:span><text:span text:style-name="T355">function </text:span><text:span text:style-name="T343">C</text:span><text:span text:style-name="T355">N</text:span><text:span text:style-name="T343">ame<text:line-break/> <text:s text:c="3"/></text:span><text:span text:style-name="T1115">|||</text:span><text:span text:style-name="T370"> </text:span><text:span text:style-name="T343"><text:s/></text:span><text:span text:style-name="T354">|</text:span><text:span text:style-name="T658">init</text:span><text:span text:style-name="T354"> memberName</text:span><text:span text:style-name="T359">1</text:span><text:span text:style-name="T354"> to value<text:line-break/></text:span><text:span text:style-name="T343"> <text:s text:c="3"/></text:span><text:span text:style-name="T1115">|||</text:span><text:span text:style-name="T370"> </text:span><text:span text:style-name="T354"><text:s/>|</text:span><text:span text:style-name="T658">init</text:span><text:span text:style-name="T354"> memberName</text:span><text:span text:style-name="T359">2</text:span><text:span text:style-name="T354"> to value</text:span><text:span text:style-name="T343"><text:line-break/> <text:s text:c="3"/></text:span><text:span text:style-name="T1115">|||</text:span><text:span text:style-name="T370"> </text:span><text:span text:style-name="T343"><text:s/></text:span><text:span text:style-name="T354">{<text:line-break/></text:span><text:span text:style-name="T343"> <text:s text:c="3"/></text:span><text:span text:style-name="T1115">|||</text:span><text:span text:style-name="T370"> </text:span><text:span text:style-name="T354"><text:s text:c="5"/></text:span><text:span text:style-name="T1101">// </text:span><text:span text:style-name="T1102">Init code goes here</text:span><text:span text:style-name="T354"><text:line-break/></text:span><text:span text:style-name="T343"> <text:s text:c="3"/></text:span><text:span text:style-name="T1115">|||</text:span><text:span text:style-name="T370"> </text:span><text:span text:style-name="T354"><text:s/>}<text:line-break/></text:span><text:span text:style-name="T343"> <text:s text:c="3"/></text:span><text:span text:style-name="T1115">|||</text:span><text:span text:style-name="T354"><text:line-break/></text:span><text:span text:style-name="T343"> <text:s text:c="3"/></text:span><text:span text:style-name="T1115">|||</text:span><text:span text:style-name="T370"> </text:span><text:span text:style-name="T360"><text:s/></text:span><text:span text:style-name="T361">function ~CName;<text:line-break/></text:span><text:span text:style-name="T343"> <text:s text:c="3"/></text:span><text:span text:style-name="T1115">|||</text:span><text:span text:style-name="T361"><text:line-break/></text:span><text:span text:style-name="T343"> <text:s text:c="3"/></text:span><text:span text:style-name="T1115">||||||</text:span><text:span text:style-name="T370"><text:line-break/></text:span><text:span text:style-name="T361"><text:line-break/><text:line-break/></text:span><text:span text:style-name="T352">operator =<text:line-break/></text:span><text:span text:style-name="T357">|</text:span><text:span text:style-name="T657">returns</text:span><text:span text:style-name="T357"> </text:span><text:span text:style-name="T352">C</text:span><text:span text:style-name="T362">N</text:span><text:span text:style-name="T352">ame&amp; </text:span><text:span text:style-name="T362">r <text:s text:c="7"/></text:span><text:span text:style-name="T1104">// “r” </text:span><text:span text:style-name="T1100">used </text:span><text:span text:style-name="T1104">for </text:span><text:span text:style-name="T1100">[</text:span><text:span text:style-name="T1104">r</text:span><text:span text:style-name="T1100">]</text:span><text:span text:style-name="T1104">eturn</text:span><text:span text:style-name="T1105">s</text:span><text:span text:style-name="T1104">, </text:span><text:span text:style-name="T1100">can be anything</text:span><text:span text:style-name="T357"><text:line-break/>|</text:span><text:span text:style-name="T657">params</text:span><text:span text:style-name="T357"> </text:span><text:span text:style-name="T358">const </text:span><text:span text:style-name="T352">CName&amp; </text:span><text:span text:style-name="T362">p <text:s text:c="2"/></text:span><text:span text:style-name="T1104">// “p” </text:span><text:span text:style-name="T1100">used </text:span><text:span text:style-name="T1104">for </text:span><text:span text:style-name="T1100">[</text:span><text:span text:style-name="T1104">p</text:span><text:span text:style-name="T1100">]</text:span><text:span text:style-name="T1104">aram, </text:span><text:span text:style-name="T1100">can be anything</text:span><text:span text:style-name="T352"><text:line-break/></text:span><text:span text:style-name="T357">{<text:line-break/></text:span><text:span text:style-name="T1025"> <text:s text:c="3"/></text:span><text:span text:style-name="T1103">// Code goes here</text:span><text:span text:style-name="T1028"><text:line-break/></text:span><text:span text:style-name="T357">}</text:span><text:span text:style-name="T352"><text:line-break/><text:line-break/><text:line-break/></text:span><text:span text:style-name="T1117">||||||||||</text:span><text:span text:style-name="T1029"><text:line-break/></text:span><text:span text:style-name="T1118">||||</text:span><text:span text:style-name="T1044"> </text:span><text:span text:style-name="T1100">Accessors are used for shortened syntax</text:span><text:span text:style-name="T371"><text:line-break/></text:span><text:span text:style-name="T1117">|</text:span><text:span text:style-name="T1115">|</text:span><text:span text:style-name="T1117">|</text:span><text:span text:style-name="T352"><text:line-break/></text:span><text:span text:style-name="T1115">|||</text:span><text:span text:style-name="T343"> <text:s/></text:span><text:span text:style-name="T656">accessor</text:span><text:span text:style-name="T343"> s32 GetValue() <text:s text:c="3"/>{ return(m_value); }<text:line-break/></text:span><text:span text:style-name="T1115">|||</text:span><text:span text:style-name="T343"> <text:s/></text:span><text:span text:style-name="T656">accessor</text:span><text:span text:style-name="T343"> SetValue(s32 v) <text:s text:c="2"/>{ m_value = v; }<text:line-break/></text:span><text:span text:style-name="T1115">|||</text:span><text:span text:style-name="T343"><text:line-break/></text:span><text:span text:style-name="T1115">|||</text:span><text:span text:style-name="T1025"> <text:s/>//////////<text:line-break/></text:span><text:span text:style-name="T1115">|||</text:span><text:span text:style-name="T1032"> <text:s/>//<text:line-break/></text:span><text:span text:style-name="T1115">|||</text:span><text:span text:style-name="T1025"> <text:s/>// </text:span><text:span text:style-name="T1049">Allows syntax usage</text:span><text:span text:style-name="T1050">s</text:span><text:span text:style-name="T1049">:</text:span><text:span text:style-name="T1030"><text:line-break/></text:span><text:span text:style-name="T1115">|||</text:span><text:span text:style-name="T1030"> <text:s/>//<text:line-break/></text:span><text:span text:style-name="T1115">|||</text:span><text:span text:style-name="T1030"> <text:s/>// <text:s text:c="3"/></text:span><text:span text:style-name="T1031">s32 <text:s text:c="2"/>x;</text:span><text:span text:style-name="T1030"><text:line-break/></text:span><text:span text:style-name="T1115">|||</text:span><text:span text:style-name="T1030"> <text:s/>// <text:s text:c="3"/>CName cn;<text:line-break/></text:span><text:span text:style-name="T1115">|||</text:span><text:span text:style-name="T1030"> <text:s/>//<text:line-break/></text:span><text:span text:style-name="T1115">|||</text:span><text:span text:style-name="T1030"> <text:s/>// <text:s text:c="3"/>x = cn.GetValue; <text:s text:c="3"/>// </text:span><text:span text:style-name="T1032">rather than </text:span><text:span text:style-name="T1148">cn.GetValue();</text:span><text:span text:style-name="T1032"><text:line-break/></text:span><text:soft-page-break/><text:span text:style-name="T1115">|||</text:span><text:span text:style-name="T1032"> <text:s/>//<text:line-break/></text:span><text:span text:style-name="T1115">|||</text:span><text:span text:style-name="T1032"> <text:s/>//<text:line-break/></text:span><text:span text:style-name="T1115">|||</text:span><text:span text:style-name="T1032"> <text:s/>// </text:span><text:span text:style-name="T1051">If multiple </text:span><text:span text:style-name="T1052">accessors</text:span><text:span text:style-name="T1051"> existed </text:span><text:span text:style-name="T1053">through pointers</text:span><text:span text:style-name="T1051">:</text:span><text:span text:style-name="T1032"><text:line-break/></text:span><text:span text:style-name="T1115">|||</text:span><text:span text:style-name="T1032"> <text:s/>// <text:s text:c="3"/>x = cn.level1.level2.level3.GetValue;<text:line-break/></text:span><text:span text:style-name="T1115">|||</text:span><text:span text:style-name="T1032"> <text:s/>//<text:line-break/></text:span><text:span text:style-name="T1115">|||</text:span><text:span text:style-name="T1032"> <text:s/>//<text:line-break/></text:span><text:span text:style-name="T1115">|||</text:span><text:span text:style-name="T1032"> <text:s/>// </text:span><text:span text:style-name="T1051">Instead of </text:span><text:span text:style-name="T1054">repeated () requirements</text:span><text:span text:style-name="T1051">:</text:span><text:span text:style-name="T1032"><text:line-break/></text:span><text:span text:style-name="T1115">|||</text:span><text:span text:style-name="T1032"> <text:s/>// <text:s text:c="3"/></text:span><text:span text:style-name="T1146">x = cn.level1</text:span><text:span text:style-name="T1147">()</text:span><text:span text:style-name="T1146">.level2</text:span><text:span text:style-name="T1147">()</text:span><text:span text:style-name="T1146">.level3</text:span><text:span text:style-name="T1147">()</text:span><text:span text:style-name="T1146">.getValue();</text:span><text:span text:style-name="T1030"><text:line-break/></text:span><text:span text:style-name="T1115">|||</text:span><text:span text:style-name="T1032"> <text:s/>//<text:line-break/></text:span><text:span text:style-name="T1115">|||</text:span><text:span text:style-name="T1025"> <text:s/>//////<text:line-break/></text:span><text:span text:style-name="T1115">|||</text:span><text:span text:style-name="T370"><text:line-break/></text:span><text:span text:style-name="T1117">||||||</text:span><text:span text:style-name="T343"><text:line-break/><text:line-break/><text:line-break/></text:span><text:span text:style-name="T352">private:<text:line-break/></text:span><text:span text:style-name="T343"> <text:s text:c="3"/></text:span><text:span text:style-name="T352">s32 iSetValue2(s32 iv)<text:line-break/> <text:s text:c="3"/></text:span><text:span text:style-name="T454">| returns s32 r</text:span><text:span text:style-name="T352"><text:line-break/> <text:s text:c="3"/></text:span><text:span text:style-name="T454">{</text:span><text:span text:style-name="T352"><text:line-break/> <text:s text:c="7"/></text:span><text:span text:style-name="T454">r = m_value;<text:line-break/> <text:s text:c="7"/></text:span><text:span text:style-name="T352">m_value = iv * 2;<text:line-break/> <text:s text:c="3"/>}</text:span><text:span text:style-name="T343"><text:line-break/><text:line-break/>private:<text:line-break/> <text:s text:c="3"/>s32 m_value;<text:line-break/>};</text:span></text:p>
      <text:p text:style-name="Paragraph"/>
      <text:h text:style-name="P263" text:outline-level="1"><text:bookmark-start text:name="__RefHeading__7749_739758564"/>Angels<text:bookmark-end text:name="__RefHeading__7749_739758564"/></text:h>
      <text:p text:style-name="P55">CAlive<text:span text:style-name="T343"> supports a special type of class called an </text:span><text:span text:style-name="T892">angel</text:span><text:span text:style-name="T343">. <text:s/></text:span><text:span text:style-name="T498">The </text:span><text:span text:style-name="T1268">a</text:span><text:span text:style-name="T892">ngel</text:span><text:span text:style-name="T343"> </text:span><text:span text:style-name="T498">is</text:span><text:span text:style-name="T343"> identical to </text:span><text:span text:style-name="T498">a </text:span><text:span text:style-name="T343">class in every way, except that they are explicitly designed for one-shot us</text:span><text:span text:style-name="T498">age. <text:s/>They are </text:span><text:span text:style-name="T343">automatically constructed, used, and deconstructed by </text:span>CAlive<text:span text:style-name="T343"> without </text:span><text:span text:style-name="T498">the </text:span><text:span text:style-name="T343">mechanics </text:span><text:span text:style-name="T498">of those operations </text:span><text:span text:style-name="T343">being </text:span><text:span text:style-name="T498">seen / </text:span><text:span text:style-name="T343">required by the </text:span><text:span text:style-name="T498">developer</text:span><text:span text:style-name="T343">.</text:span></text:p>
      <text:p text:style-name="P92">Angels<text:span text:style-name="T343"> also </text:span><text:span text:style-name="T181">anonymous </text:span><text:span text:style-name="T218">reuse</text:span><text:span text:style-name="T146"> as needed.</text:span></text:p>
      <text:p text:style-name="P92"><text:span text:style-name="T594">Two forms of </text:span><text:span text:style-name="T633">an</text:span><text:span text:style-name="T594"> </text:span><text:span text:style-name="T1242">angel</text:span><text:span text:style-name="T594"> can be created:</text:span></text:p>
      <text:p text:style-name="P318">angel classes<text:span text:style-name="T255"><text:line-break/>Where a class-like object is defined using the keyword </text:span><text:span text:style-name="T906">angel</text:span><text:span text:style-name="T255"> in place of </text:span><text:span text:style-name="T906">class</text:span><text:span text:style-name="T255">. <text:s/>This allows the </text:span><text:span text:style-name="T300">class </text:span><text:span text:style-name="T255">definition to automatically be used as an angel </text:span><text:span text:style-name="T300">when encountered. <text:s/>The only exception is when instances </text:span><text:span text:style-name="T255">are explicitly created </text:span><text:span text:style-name="T300">using </text:span><text:span text:style-name="T255">the </text:span><text:span text:style-name="T906">new</text:span><text:span text:style-name="T255"> or </text:span><text:span text:style-name="T906">lnew</text:span><text:span text:style-name="T255"> keyword</text:span><text:span text:style-name="T300">s</text:span><text:span text:style-name="T255">, in which case they will </text:span><text:span text:style-name="T300">be created </text:span><text:span text:style-name="T255">as classes</text:span><text:span text:style-name="T300">, following all class rules for construction and deconstruction</text:span><text:span text:style-name="T255">.<text:line-break/><text:line-break/></text:span>angel overrides<text:span text:style-name="T255"><text:line-break/>Angel overrides allow a regular class to also be used as an angel </text:span><text:span text:style-name="T300">by prefixing a reference with the keyword </text:span><text:span text:style-name="T1283">angel</text:span><text:span text:style-name="T255">.</text:span></text:p>
      <text:p text:style-name="P206"><text:soft-page-break/><text:span text:style-name="T1045">// Explicit angel definition:<text:line-break/></text:span><text:span text:style-name="T501">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48"> <text:s text:c="3"/>ANote n;<text:line-break/></text:span><text:span text:style-name="T501"><text:line-break/> <text:s text:c="3"/>printf(“%\d, %\d\n”, </text:span><text:span text:style-name="T648">n(“Hi!”).d</text:span><text:span text:style-name="T501">,<text:line-break/> <text:s text:c="24"/></text:span><text:span text:style-name="T648">n(“John”).d</text:span><text:span text:style-name="T501">);<text:line-break/>}</text:span></text:p>
      <text:p text:style-name="P91"><text:span text:style-name="T501">In this case, the </text:span><text:span text:style-name="T892">angel ANote</text:span><text:span text:style-name="T501"> with the name </text:span><text:span text:style-name="T892">n</text:span><text:span text:style-name="T501"> was used twice in one expression. <text:s/>The accessor </text:span><text:span text:style-name="T892">d</text:span><text:span text:style-name="T501"> was used to access the datum for the </text:span><text:span text:style-name="T892">printf()</text:span><text:span text:style-name="T501"> statement</text:span><text:span text:style-name="T591">'s needs</text:span><text:span text:style-name="T501">.</text:span></text:p>
      <text:p text:style-name="P91"><text:span text:style-name="T592">If it </text:span><text:span text:style-name="T501">had been a regular class definition instead of an angel class definition</text:span><text:span text:style-name="T592">, </text:span><text:span text:style-name="T501">the syntax changes only slightly:</text:span></text:p>
      <text:p text:style-name="P206"><text:span text:style-name="T1045">// Explicit angel definition:<text:line-break/></text:span><text:span text:style-name="T501">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48"> <text:s text:c="3"/>angel</text:span><text:span text:style-name="T501"> CNote n;</text:span><text:span text:style-name="T648"><text:line-break/></text:span><text:span text:style-name="T501"><text:line-break/> <text:s text:c="3"/>printf(“%\d, %\d\n”, n(“Hi!”).d,<text:line-break/> <text:s text:c="24"/>n(“John”).d);<text:line-break/>}</text:span></text:p>
      <text:p text:style-name="P91"><text:span text:style-name="T501">In this case, prefixing the </text:span><text:span text:style-name="T1286">CNote </text:span><text:span text:style-name="T1287">n;</text:span><text:span text:style-name="T593"> </text:span><text:span text:style-name="T595">definition </text:span><text:span text:style-name="T501">with the keyword </text:span><text:span text:style-name="T892">angel</text:span><text:span text:style-name="T501"> allows </text:span><text:span text:style-name="T593">that </text:span><text:span text:style-name="T501">regular class </text:span><text:span text:style-name="T595">instance </text:span><text:span text:style-name="T501">to be used as an angel class </text:span><text:span text:style-name="T595">through </text:span><text:span text:style-name="T593">the token name: <text:s/></text:span><text:span text:style-name="T1266">n</text:span></text:p>
      <text:p text:style-name="P90"><text:span text:style-name="T501">Multiple angels can be created </text:span><text:span text:style-name="T595">as needed, each </text:span><text:span text:style-name="T501">with different names. <text:s/></text:span><text:span text:style-name="T595">Names should be used as </text:span><text:span text:style-name="T501">a mechanism to document usage </text:span><text:span text:style-name="T595">appropriately, such as using the same </text:span><text:span text:style-name="T1267">angel</text:span><text:span text:style-name="T595"> capable of storing a message in the contexts of: <text:s/></text:span><text:span text:style-name="T91">note</text:span><text:span text:style-name="T595">, </text:span><text:span text:style-name="T91">warning</text:span><text:span text:style-name="T595">, and </text:span><text:span text:style-name="T91">error</text:span><text:span text:style-name="T595">. <text:s/>In these cases, use in individual statements conveys more information than simply using something like the name: <text:s/></text:span><text:span text:style-name="T1267">n</text:span></text:p>
      <text:h text:style-name="Heading_20_1" text:outline-level="1"><text:bookmark-start text:name="__RefHeading__4459_889146227"/><text:soft-page-break/>Struct<text:span text:style-name="T871">s Are Public Classes</text:span><text:bookmark-end text:name="__RefHeading__4459_889146227"/></text:h>
      <text:p text:style-name="P54">CAlive<text:span text:style-name="T343"> allows everything which exists in </text:span><text:span text:style-name="T892">class</text:span><text:span text:style-name="T343"> </text:span><text:span text:style-name="T452">or </text:span><text:span text:style-name="T1242">angel</text:span><text:span text:style-name="T452"> definitions </text:span><text:span text:style-name="T343">to also </text:span><text:span text:style-name="T452">also exist </text:span><text:span text:style-name="T343">in </text:span>struct<text:span text:style-name="T343"> </text:span><text:span text:style-name="T452">definitions</text:span><text:span text:style-name="T343">. </text:span><text:span text:style-name="T452">The only difference </text:span><text:span text:style-name="T455">is that </text:span><text:span text:style-name="T452">in </text:span><text:span text:style-name="T871">struct</text:span><text:span text:style-name="T452"> </text:span><text:span text:style-name="T455">definitions</text:span><text:span text:style-name="T871">,</text:span><text:span text:style-name="T452"> </text:span><text:span text:style-name="T343">everything </text:span><text:span text:style-name="T452">is </text:span><text:span text:style-name="T501">always </text:span><text:span text:style-name="T181">public</text:span><text:span text:style-name="T501">.</text:span></text:p>
      <text:p text:style-name="P175"><text:span text:style-name="T221">Note:</text:span><text:span text:style-name="T304"><text:tab/>Struct m</text:span><text:span text:style-name="T874">embers cannot be overridden to include be private members. <text:s/>They are </text:span><text:span text:style-name="T221">always and only public</text:span><text:span text:style-name="T874">.</text:span></text:p>
      <text:h text:style-name="P264" text:outline-level="1"><text:bookmark-start text:name="__RefHeading__10029_1415873427"/><text:span text:style-name="T922">Conveyable </text:span>Member References<text:bookmark-end text:name="__RefHeading__10029_1415873427"/></text:h>
      <text:p text:style-name="P53">CAlive<text:span text:style-name="T343"> introduces the concept of </text:span><text:span text:style-name="T231">conveyable m</text:span><text:span text:style-name="T181">ember references</text:span><text:span text:style-name="T343">.</text:span></text:p>
      <text:p text:style-name="P53"><text:span text:style-name="T922">Conveyable member references</text:span><text:span text:style-name="T343"> are used when you know the member reference within a </text:span>class<text:span text:style-name="T343">, </text:span>struct<text:span text:style-name="T343">, or </text:span>angel<text:span text:style-name="T343">, but you don't yet have the physical object or pointer to which the member will apply, </text:span><text:span text:style-name="T466">so you are unable to obtain the direct </text:span><text:span text:style-name="T468">reference or </text:span><text:span text:style-name="T466">address</text:span><text:span text:style-name="T343">.</text:span></text:p>
      <text:p text:style-name="P52"><text:span text:style-name="T343">The </text:span><text:span text:style-name="T466">definition </text:span><text:span text:style-name="T343">syntax is similar to </text:span><text:span text:style-name="T466">that of </text:span><text:span text:style-name="T343">pointers, but </text:span><text:span text:style-name="T468">uses the</text:span><text:span text:style-name="T343"> </text:span><text:span text:style-name="T892">?</text:span><text:span text:style-name="T343"> </text:span>question mark<text:span text:style-name="T343"> </text:span><text:span text:style-name="T468">in lieu of the </text:span><text:span text:style-name="T1243">*</text:span><text:span text:style-name="T609"> </text:span><text:span text:style-name="T331">asterisk</text:span><text:span text:style-name="T343">.</text:span></text:p>
      <text:p text:style-name="P26">For example:</text:p>
      <text:p text:style-name="P205"><text:span text:style-name="T343">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045">// Create a </text:span><text:span text:style-name="T1097">conveyable </text:span><text:span text:style-name="T1045">member reference</text:span><text:span text:style-name="T648"><text:line-break/></text:span><text:span text:style-name="T717">SContainer? t;</text:span><text:span text:style-name="T343"><text:line-break/><text:line-break/><text:line-break/></text:span><text:span text:style-name="T1045">// Assign </text:span><text:span text:style-name="T1098">it </text:span><text:span text:style-name="T1097">the d5 member</text:span><text:span text:style-name="T648"><text:line-break/></text:span><text:span text:style-name="T717">t = d5;</text:span><text:span text:style-name="T343"><text:line-break/><text:line-break/><text:line-break/></text:span><text:span text:style-name="T1045">// Create a new structure </text:span><text:span text:style-name="T1098">instance</text:span><text:span text:style-name="T648"><text:line-break/></text:span><text:span text:style-name="T343">SContainer* c = new Scontainer;<text:line-break/></text:span><text:span text:style-name="T467">if (c)<text:line-break/>{<text:line-break/> <text:s text:c="3"/></text:span><text:span text:style-name="T1033">// </text:span><text:span text:style-name="T1034">Populate by member reference</text:span><text:span text:style-name="T343"><text:line-break/> <text:s text:c="3"/></text:span><text:span text:style-name="T717">c-&gt;?t</text:span><text:span text:style-name="T634"> <text:s/>= NULL; <text:s text:c="3"/></text:span><text:span text:style-name="T1018">// </text:span><text:span text:style-name="T1110">W</text:span><text:span text:style-name="T1111">ith </text:span><text:span text:style-name="T1019">auto </text:span><text:span text:style-name="T1020">type checking</text:span><text:span text:style-name="T648"><text:line-break/></text:span><text:span text:style-name="T343"> <text:s text:c="3"/></text:span><text:span text:style-name="T717">c-&gt;??t</text:span><text:span text:style-name="T634"> = NULL; <text:s text:c="3"/></text:span><text:span text:style-name="T1018">// </text:span><text:span text:style-name="T1110">B</text:span><text:span text:style-name="T1111">ypass </text:span><text:span text:style-name="T1019">auto-</text:span><text:span text:style-name="T1018">type checking </text:span><text:span text:style-name="T1019">for speedup</text:span><text:span text:style-name="T634"><text:line-break/></text:span><text:span text:style-name="T639">}</text:span></text:p>
      <text:p text:style-name="P175"><text:soft-page-break/><text:span text:style-name="T229">Note:</text:span><text:span text:style-name="T311"><text:tab/>T</text:span><text:span text:style-name="T255">ype checking can also be globally </text:span><text:span text:style-name="T312">enabled or </text:span><text:span text:style-name="T255">disabled using the command line switch</text:span><text:span text:style-name="T312">es </text:span><text:span text:style-name="T230">-member-ref-safe</text:span><text:span text:style-name="T312">, and</text:span><text:span text:style-name="T255"> </text:span><text:span text:style-name="T181">-member-ref-fast</text:span><text:span text:style-name="T255">.</text:span></text:p>
      <text:h text:style-name="P265" text:outline-level="1"><text:bookmark-start text:name="__RefHeading__6470_1459851776"/>Volatile, <text:span text:style-name="T874">Static, Extern, </text:span>Successive, and Literal<text:bookmark-end text:name="__RefHeading__6470_1459851776"/></text:h>
      <text:p text:style-name="P51">CAlive<text:span text:style-name="T343"> gives the developer some explicit control over optimizations. <text:s/>These include the traditional </text:span><text:span text:style-name="T181">volatile</text:span><text:span text:style-name="T501"> override, </text:span><text:span text:style-name="T548">which can also be called </text:span><text:span text:style-name="T200">live</text:span><text:span text:style-name="T548"> in </text:span><text:span text:style-name="T260">CAlive</text:span><text:span text:style-name="T501">, </text:span><text:span text:style-name="T549">and </text:span><text:span text:style-name="T201">static</text:span><text:span text:style-name="T549"> and </text:span><text:span text:style-name="T201">extern</text:span><text:span text:style-name="T549">,</text:span><text:span text:style-name="T501"> </text:span><text:span text:style-name="T548">along with </text:span><text:span text:style-name="T501">two new ones: </text:span><text:span text:style-name="T343"><text:s/></text:span><text:span text:style-name="T181">successive</text:span><text:span text:style-name="T501"> and </text:span><text:span text:style-name="T181">literal</text:span><text:span text:style-name="T501"> overrides.</text:span></text:p>
      <text:p text:style-name="P152"><text:span text:style-name="T892">volatile</text:span><text:span text:style-name="T501"> </text:span><text:span text:style-name="T548">or </text:span><text:span text:style-name="T1244">live</text:span><text:span text:style-name="T548"> </text:span><text:span text:style-name="T501">override specifies that the data can change at any time, and should be re-read from memory continually during use.</text:span></text:p>
      <text:p text:style-name="P148"><text:span text:style-name="T906">static</text:span><text:span text:style-name="T501"> forces the variable to become a singleton.</text:span></text:p>
      <text:p text:style-name="P148"><text:span text:style-name="T906">extern</text:span><text:span text:style-name="T501"> tells the compiler the variable will be defined or initialized in an external module that will be linked in later. <text:s/></text:span><text:span text:style-name="T813">Note:</text:span><text:span text:style-name="T261"> <text:s/>Full definitions with initializers can be declared extern while still be used locally for determining all references.</text:span></text:p>
      <text:p text:style-name="P147"><text:span text:style-name="T888">successive</text:span> override specifies that anything within the { .. } block needs to be in successive order as indicated. <text:s/>This causes all data within to be byte aligned, <text:span text:style-name="T807">with zero padding provided</text:span>.</text:p>
      <text:p text:style-name="P147"><text:span text:style-name="T888">literal</text:span> override specifies that anything within the { .. } block needs to be taken as it is, and cannot be altered in any form for optimizations.</text:p>
      <text:p text:style-name="Quotations"><text:span text:style-name="T197">Note:</text:span><text:span text:style-name="T809"><text:tab/></text:span>The <text:span text:style-name="T2">CAlive</text:span> compiler allows for <text:span text:style-name="T808">command line switches</text:span> <text:span text:style-name="T65">-volatile</text:span>, <text:span text:style-name="T65">-successive</text:span>, and <text:span text:style-name="T65">-literal</text:span> to be used.</text:p>
      <text:p text:style-name="P204">struct S<text:span text:style-name="T812">E</text:span>xample<text:line-break/>{<text:line-break/> <text:s text:c="3"/><text:span text:style-name="T199">volatile</text:span><text:span text:style-name="T811"> <text:s/></text:span>s32 <text:s text:c="4"/>type;<text:line-break/> <text:s text:c="13"/>datum <text:s text:c="2"/>data;<text:line-break/> <text:line-break/> <text:s text:c="3"/><text:span text:style-name="T198">literal</text:span><text:span text:style-name="T258"> <text:s text:c="10"/></text:span><text:span text:style-name="T993">// </text:span><text:span text:style-name="T994">Prevent </text:span><text:span text:style-name="T995">altering any type to any other type</text:span><text:span text:style-name="T198"><text:line-break/> <text:s text:c="3"/></text:span><text:span text:style-name="T258">{</text:span><text:line-break/> <text:s text:c="7"/><text:span text:style-name="T181">successive</text:span><text:span text:style-name="T255"> <text:s text:c="3"/></text:span><text:span text:style-name="T977">// </text:span><text:span text:style-name="T994">Prevent padding</text:span><text:span text:style-name="T181"><text:line-break/> <text:s text:c="7"/></text:span>{<text:line-break/> <text:s text:c="11"/>u16 <text:s text:c="3"/>fileId;<text:line-break/> <text:s text:c="11"/>u8 <text:s text:c="4"/>blockCount;<text:line-break/> <text:s text:c="7"/>}<text:line-break/> <text:s text:c="3"/><text:span text:style-name="T810">}</text:span><text:line-break/>};</text:p>
      <text:h text:style-name="P266" text:outline-level="1"><text:bookmark-start text:name="__RefHeading__6472_1459851776"/><text:soft-page-break/>Marker<text:span text:style-name="T875">s</text:span> <text:span text:style-name="T876">and Unwindtos</text:span><text:bookmark-end text:name="__RefHeading__6472_1459851776"/></text:h>
      <text:p text:style-name="P50">CAlive<text:span text:style-name="T343"> introduces </text:span><text:span text:style-name="T453">a special definition cask called a</text:span><text:span text:style-name="T343"> </text:span><text:span text:style-name="T900">[| m</text:span><text:span text:style-name="T899">arker </text:span><text:span text:style-name="T900">|]</text:span><text:span text:style-name="T343">.</text:span></text:p>
      <text:p text:style-name="P50"><text:span text:style-name="T900">[| marker |]</text:span><text:span text:style-name="T453"> casks</text:span><text:span text:style-name="T343"> </text:span><text:span text:style-name="T453">are u</text:span><text:span text:style-name="T343">sed to create an anchor-point in source code </text:span><text:span text:style-name="T453">which </text:span><text:span text:style-name="T343">allow a multi-called function descent </text:span><text:span text:style-name="T453">in normal program flow </text:span><text:span text:style-name="T343">to </text:span><text:span text:style-name="T453">politely unwind and </text:span><text:span text:style-name="T343">return to </text:span><text:span text:style-name="T453">the </text:span><text:span text:style-name="T343">named location, </text:span><text:span text:style-name="T453">which is</text:span><text:span text:style-name="T343"> higher up on the call stack.</text:span></text:p>
      <text:p text:style-name="P49"><text:span text:style-name="T453">To return a a previously defined </text:span><text:span text:style-name="T900">[| marker |]</text:span><text:span text:style-name="T453">, </text:span><text:span text:style-name="T343">use the </text:span><text:span text:style-name="T900">[| u</text:span><text:span text:style-name="T901">nwind</text:span><text:span text:style-name="T899">to </text:span><text:span text:style-name="T900">| name ||]</text:span><text:span text:style-name="T181"> </text:span><text:span text:style-name="T501">c</text:span><text:span text:style-name="T589">ask</text:span><text:span text:style-name="T501">:</text:span></text:p>
      <text:p text:style-name="P203"><text:span text:style-name="T501">function main<text:line-break/>| params int argc, char* argv[]<text:line-break/>{<text:line-break/> <text:s text:c="3"/>int i = 0;<text:line-break/><text:line-break/> <text:s text:c="3"/></text:span><text:span text:style-name="T724">[|marker|top||]</text:span><text:span text:style-name="T501"><text:line-break/><text:line-break/></text:span><text:span text:style-name="T1045"> <text:s text:c="3"/>// </text:span><text:span text:style-name="T1096">Exit after 40 iterations</text:span><text:span text:style-name="T1045"><text:line-break/></text:span><text:span text:style-name="T501"> <text:s text:c="3"/>if (</text:span><text:span text:style-name="T590">++</text:span><text:span text:style-name="T501">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24">[|unwindto|top||]</text:span><text:span text:style-name="T501"><text:line-break/>}</text:span></text:p>
      <text:h text:style-name="P261" text:outline-level="1"><text:bookmark-start text:name="__RefHeading__2676_343834233"/>Auto-Resolve<text:span text:style-name="T877">s</text:span><text:bookmark-end text:name="__RefHeading__2676_343834233"/></text:h>
      <text:p text:style-name="Paragraph"><text:span text:style-name="T2">CAlive</text:span> introduces a feature to aid in structure and class member <text:span text:style-name="T764">access, </text:span>called <text:span text:style-name="T2">auto-resolve</text:span>. <text:s/><text:span text:style-name="T763">Its syntax is two dots either </text:span><text:span text:style-name="T87">within</text:span><text:span text:style-name="T25">,</text:span><text:span text:style-name="T763"> or </text:span><text:span text:style-name="T87">trailing</text:span><text:span text:style-name="T25">,</text:span><text:span text:style-name="T763"> a parent object.</text:span></text:p>
      <text:p text:style-name="P322"><text:span text:style-name="T222">W</text:span><text:span text:style-name="T181">ithin</text:span><text:span text:style-name="T255"><text:line-break/></text:span><text:span text:style-name="T305">T</text:span>he compiler will traverse child members to find the matching name <text:span text:style-name="T789">at the outer-most edge of all children</text:span>.</text:p>
      <text:p text:style-name="P323"><text:span text:style-name="T222">T</text:span><text:span text:style-name="T181">railing</text:span><text:span text:style-name="T255"><text:line-break/></text:span><text:span text:style-name="T305">The compiler </text:span>will attempt to auto-resolve the type based on usage. <text:s/>If it finds a single <text:soft-page-break/>matching member of that type, it will use it. <text:s/>If multiple types are found, <text:span text:style-name="T789">then it must </text:span>report an ambiguity error and request <text:span text:style-name="T789">that an </text:span>explicit member name be used.</text:p>
      <text:p text:style-name="P89"><text:span text:style-name="T878">Example of a </text:span><text:span text:style-name="T115">within</text:span><text:span text:style-name="T878"> usage:</text:span></text:p>
      <text:p text:style-name="P202"><text:span text:style-name="T764">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979">// Standard access is given as:<text:line-break/></text:span><text:span text:style-name="T764">ms.</text:span><text:span text:style-name="T234">level1.level2</text:span><text:span text:style-name="T764">.i = 5;<text:line-break/>ms.</text:span><text:span text:style-name="T234">level1.level2</text:span><text:span text:style-name="T764">.f = 5.0f;<text:line-break/><text:line-break/><text:line-break/></text:span><text:span text:style-name="T980">// </text:span><text:span text:style-name="T981">With </text:span><text:span text:style-name="T980">auto-resolves, access </text:span><text:span text:style-name="T981">skips the middle links</text:span><text:span text:style-name="T980">:<text:line-break/></text:span><text:span text:style-name="T223">ms..i = 5;<text:line-break/>ms..f = 5.0f;<text:line-break/></text:span><text:span text:style-name="T878"><text:line-break/></text:span><text:span text:style-name="T306">printf(“%d, %f\n”, </text:span><text:span text:style-name="T223">ms..i</text:span><text:span text:style-name="T306">, </text:span><text:span text:style-name="T223">ms..f</text:span><text:span text:style-name="T306">);<text:line-break/></text:span><text:span text:style-name="T765"><text:line-break/></text:span><text:span text:style-name="T1124">// </text:span><text:span text:style-name="T1126">Same as:</text:span><text:span text:style-name="T1124"> <text:s/>printf(“%d, %f\n”, ms.level1.level2.i, ms.level1.level2.f);</text:span></text:p>
      <text:p text:style-name="P88">Example <text:span text:style-name="T878">of a </text:span><text:span text:style-name="T115">trailing</text:span><text:span text:style-name="T878"> usage</text:span>:</text:p>
      <text:p text:style-name="P201">struct SAbc<text:line-break/>{<text:line-break/> <text:s text:c="3"/>int <text:s text:c="2"/>i <text:span text:style-name="T788">= 5</text:span>;<text:line-break/> <text:s text:c="3"/>float f <text:span text:style-name="T788">= 5.0f</text:span>;<text:line-break/>};<text:line-break/><text:line-break/><text:span text:style-name="T765">SAbc abc; <text:s text:c="7"/></text:span><text:span text:style-name="T1150">// Auto-initializes to: <text:s/></text:span><text:span text:style-name="T1126">i=5, f=5.0f;</text:span><text:span text:style-name="T765"><text:line-break/><text:line-break/><text:line-break/></text:span><text:span text:style-name="T982">// Trailing references auto-populate within the parent</text:span><text:span text:style-name="T1150"><text:line-break/></text:span><text:span text:style-name="T191">abc..</text:span><text:span text:style-name="T765"> = 2; <text:s text:c="6"/>// Will populate into i<text:line-break/></text:span><text:span text:style-name="T191">abc..</text:span><text:span text:style-name="T765"> = 1.0f; <text:s text:c="3"/>// Will populate into f<text:line-break/><text:line-break/><text:line-break/>printf(“%d, %f\n”, </text:span><text:span text:style-name="T191">abc..</text:span><text:span text:style-name="T765">, </text:span><text:span text:style-name="T191">abc..</text:span><text:span text:style-name="T765">);<text:line-break/><text:line-break/></text:span><text:span text:style-name="T1124">// </text:span><text:span text:style-name="T1126">Same as:</text:span><text:span text:style-name="T1124"> <text:s/>printf(“%d, %f\n”, abc.i, abc.f);</text:span></text:p>
      <text:p text:style-name="P87"><text:soft-page-break/>In this case, the only possible direct population values for <text:span text:style-name="T888">2</text:span> and <text:span text:style-name="T892">1.0f</text:span> are the members <text:span text:style-name="T892">i</text:span><text:span text:style-name="T501">, and </text:span><text:span text:style-name="T892">f</text:span><text:span text:style-name="T501">, respectively. <text:s/>Were here other members which could also be populated naturally using those values, </text:span><text:span text:style-name="T118">CAlive</text:span><text:span text:style-name="T501"> would report an ambiguity error and require the full usage.</text:span></text:p>
      <text:p text:style-name="P87"><text:span text:style-name="T501">In cases where the only ambiguity may be something like a </text:span><text:span text:style-name="T118">short</text:span><text:span text:style-name="T501"> and an </text:span><text:span text:style-name="T118">int</text:span><text:span text:style-name="T501"> reference both being able to receive the value </text:span><text:span text:style-name="T892">2</text:span><text:span text:style-name="T501">, then casting the value directly to </text:span><text:span text:style-name="T892">(short)2</text:span><text:span text:style-name="T501"> or </text:span><text:span text:style-name="T892">(int)2</text:span><text:span text:style-name="T501">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18">CAlive</text:span><text:span text:style-name="T501"> introduces direct process control </text:span><text:span text:style-name="T508">through a new type called </text:span><text:span text:style-name="T1245">process</text:span><text:span text:style-name="T508">. <text:s/>Two new keywords provide direct </text:span><text:span text:style-name="T501">support: <text:s/></text:span><text:span text:style-name="T1245">engage</text:span><text:span text:style-name="T508">, and </text:span><text:span text:style-name="T1245">unengage</text:span><text:span text:style-name="T508">, </text:span><text:span text:style-name="T509">along with m</text:span><text:span text:style-name="T508">essage parsing:</text:span></text:p>
      <text:p text:style-name="P200"><text:span text:style-name="T648">process</text:span><text:span text:style-name="T501"> externalApp; <text:s text:c="2"/></text:span><text:span text:style-name="T1045">// Initialized to null process</text:span><text:span text:style-name="T501"><text:line-break/><text:line-break/></text:span><text:span text:style-name="T648">engage</text:span><text:span text:style-name="T501"> <text:s text:c="5"/>externalApp<text:line-break/> <text:s text:c="3"/></text:span><text:span text:style-name="T648">as</text:span><text:span text:style-name="T501"> <text:s text:c="5"/>“myOtherApp.bin”<text:line-break/> <text:s text:c="3"/></text:span><text:span text:style-name="T648">handler </text:span><text:span text:style-name="T510">msg</text:span><text:span text:style-name="T501">Handler;<text:line-break/><text:line-break/></text:span><text:span text:style-name="T648">unengage</text:span><text:span text:style-name="T501"> externalApp <text:line-break/> <text:s text:c="3"/></text:span><text:span text:style-name="T695">with</text:span><text:span text:style-name="T509"> nExitCode</text:span><text:span text:style-name="T501">;<text:line-break/><text:line-break/></text:span><text:span text:style-name="T509">if (externalApp)</text:span><text:span text:style-name="T501"><text:line-break/> <text:s text:c="3"/></text:span><text:span text:style-name="T648">send</text:span><text:span text:style-name="T501"> externalApp n</text:span><text:span text:style-name="T509">1</text:span><text:span text:style-name="T501">, </text:span><text:span text:style-name="T509">n2,</text:span><text:span text:style-name="T501"> data;<text:line-break/><text:line-break/><text:line-break/></text:span><text:span text:style-name="T1045">// </text:span><text:span text:style-name="T1094">Handler prototype </text:span><text:span text:style-name="T1095">for incoming messages</text:span><text:span text:style-name="T1045"><text:line-break/></text:span><text:span text:style-name="T501">void </text:span><text:span text:style-name="T648">m</text:span><text:span text:style-name="T660">sg</text:span><text:span text:style-name="T648">Handler</text:span><text:span text:style-name="T501">(process p, s32 n</text:span><text:span text:style-name="T509">1</text:span><text:span text:style-name="T501">, </text:span><text:span text:style-name="T509">s32 n2,</text:span><text:span text:style-name="T501"> void* data);</text:span></text:p>
      <text:h text:style-name="P267" text:outline-level="1"><text:bookmark-start text:name="__RefHeading__2680_343834233"/><text:span text:style-name="T786">T</text:span>hread control<text:bookmark-end text:name="__RefHeading__2680_343834233"/></text:h>
      <text:p text:style-name="Paragraph"><text:span text:style-name="T2">CAlive</text:span> introduces direct thread control through a new type called <text:span text:style-name="T892">thread</text:span><text:span text:style-name="T501">. <text:s/>Threads are launched using the </text:span><text:span text:style-name="T892">in</text:span><text:span text:style-name="T501"> keyword, with multiple simultaneous thread launches using the </text:span><text:span text:style-name="T892">andin</text:span><text:span text:style-name="T501"> keyword.</text:span></text:p>
      <text:p text:style-name="Paragraph">Example:</text:p>
      <text:p text:style-name="P199"><text:span text:style-name="T501">thread t1, t2;<text:line-break/><text:line-break/></text:span><text:span text:style-name="T648">in t1</text:span><text:span text:style-name="T501"> {<text:line-break/></text:span><text:span text:style-name="T1045"> <text:s text:c="3"/>// Code to execute in thread 1 goes here<text:line-break/></text:span><text:span text:style-name="T997"> <text:s text:c="3"/>// This can be a dispatch to a function, or it can be<text:line-break/> <text:s text:c="3"/>// arbitrary code<text:line-break/><text:line-break/> <text:s text:c="3"/></text:span><text:span text:style-name="T998">// To leave a thread </text:span><text:span text:style-name="T999">manually</text:span><text:span text:style-name="T998">, issue the out command.</text:span><text:span text:style-name="T997"><text:line-break/></text:span><text:span text:style-name="T501"> <text:s text:c="3"/></text:span><text:span text:style-name="T514">if (!data_is_ready)</text:span><text:span text:style-name="T501"><text:line-break/> <text:s text:c="7"/></text:span><text:span text:style-name="T663">out </text:span><text:span text:style-name="T664">with</text:span><text:span text:style-name="T514"> nExitCode</text:span><text:span text:style-name="T513">;</text:span><text:span text:style-name="T501"><text:line-break/><text:line-break/></text:span><text:span text:style-name="T997"> <text:s text:c="3"/>// </text:span><text:span text:style-name="T999">When control reaches the closing }, it will </text:span><text:span text:style-name="T1000">issue</text:span><text:span text:style-name="T999"><text:line-break/></text:span><text:soft-page-break/><text:span text:style-name="T997"> <text:s text:c="3"/></text:span><text:span text:style-name="T999">// </text:span><text:span text:style-name="T1000">an </text:span><text:span text:style-name="T1122">out</text:span><text:span text:style-name="T1000"> </text:span><text:span text:style-name="T999">automatically, with an exit code of 0.<text:line-break/></text:span><text:span text:style-name="T997"> <text:s text:c="3"/></text:span><text:span text:style-name="T999">// </text:span><text:span text:style-name="T1000">Or, you can explicitly exit with or without an<text:line-break/></text:span><text:span text:style-name="T997"> <text:s text:c="3"/></text:span><text:span text:style-name="T1000">// exit code. <text:s/>If one is not specified, it uses 0.<text:line-break/></text:span><text:span text:style-name="T501"> <text:s text:c="3"/></text:span><text:span text:style-name="T665">out</text:span><text:span text:style-name="T527">;</text:span><text:span text:style-name="T515"><text:line-break/></text:span><text:span text:style-name="T501"><text:line-break/>} </text:span><text:span text:style-name="T648">andin t2</text:span><text:span text:style-name="T501"> {<text:line-break/></text:span><text:span text:style-name="T1045"> <text:s text:c="3"/>// Code to execute in thread 2 goes here<text:line-break/></text:span><text:span text:style-name="T501"><text:line-break/>} </text:span><text:span text:style-name="T681">inquiry name</text:span><text:span text:style-name="T569"> {<text:line-break/></text:span><text:span text:style-name="T1045"> <text:s text:c="3"/></text:span><text:span text:style-name="T1093">// If a thread failed to start, this code is signaled<text:line-break/></text:span><text:span text:style-name="T569">}</text:span><text:span text:style-name="T501"><text:line-break/><text:line-break/><text:line-break/></text:span><text:span text:style-name="T997">//////////<text:line-break/>// </text:span><text:span text:style-name="T1045">Re-join when threads t1 and t2 complete,</text:span><text:span text:style-name="T997"><text:line-break/>// </text:span><text:span text:style-name="T1092">Auto-timeout in 2000 milliseconds</text:span><text:span text:style-name="T1001"><text:line-break/>//////</text:span><text:span text:style-name="T997"><text:line-break/></text:span><text:span text:style-name="T501"> <text:s text:c="3"/></text:span><text:span text:style-name="T660">join</text:span><text:span text:style-name="T510"> t1, t2 </text:span><text:span text:style-name="T660">timeout</text:span><text:span text:style-name="T510"> 2000 </text:span><text:span text:style-name="T660">handler</text:span><text:span text:style-name="T510"> timeoutHandler(...);<text:line-break/><text:line-break/><text:line-break/></text:span><text:span text:style-name="T1002">//////////<text:line-break/>// </text:span><text:span text:style-name="T1089">Control </text:span><text:span text:style-name="T1090">threads </text:span><text:span text:style-name="T1089">manually</text:span><text:span text:style-name="T1003"><text:line-break/>//////<text:line-break/></text:span><text:span text:style-name="T501"> <text:s text:c="3"/></text:span><text:span text:style-name="T661">pause</text:span><text:span text:style-name="T512"> t1; <text:s text:c="21"/></text:span><text:span text:style-name="T1003">// </text:span><text:span text:style-name="T1004">Unconditional pause</text:span><text:span text:style-name="T512"><text:line-break/></text:span><text:span text:style-name="T501"> <text:s text:c="3"/></text:span><text:span text:style-name="T661">resume</text:span><text:span text:style-name="T512"> t1; <text:s text:c="20"/></text:span><text:span text:style-name="T1003">// </text:span><text:span text:style-name="T1005">Unconditional resume</text:span><text:span text:style-name="T512"><text:line-break/></text:span><text:span text:style-name="T501"> <text:s text:c="3"/></text:span><text:span text:style-name="T661">pause</text:span><text:span text:style-name="T512"> t1 </text:span><text:span text:style-name="T662">until</text:span><text:span text:style-name="T516"> sSemaphore</text:span><text:span text:style-name="T512">; <text:s text:c="4"/></text:span><text:span text:style-name="T1003">// </text:span><text:span text:style-name="T1004">Pause </text:span><text:span text:style-name="T1006">to </text:span><text:span text:style-name="T1004">sSemaphore change</text:span><text:span text:style-name="T512"><text:line-break/></text:span><text:span text:style-name="T501"> <text:s text:c="3"/></text:span><text:span text:style-name="T661">unengage</text:span><text:span text:style-name="T512"> t1 </text:span><text:span text:style-name="T663">with</text:span><text:span text:style-name="T513"> nExitCode</text:span><text:span text:style-name="T512">;</text:span><text:span text:style-name="T510"><text:line-break/><text:line-break/><text:line-break/></text:span><text:span text:style-name="T1002">//////////<text:line-break/>// </text:span><text:span text:style-name="T1091">Handler prototype</text:span><text:span text:style-name="T1002"><text:line-break/>//////<text:line-break/></text:span><text:span text:style-name="T501"> <text:s text:c="3"/></text:span><text:span text:style-name="T510">void </text:span><text:span text:style-name="T660">timeoutHandler</text:span><text:span text:style-name="T511">(thread t, s32 milliseconds, ...);</text:span></text:p>
      <text:h text:style-name="P268" text:outline-level="1"><text:bookmark-start text:name="__RefHeading__6474_1459851776"/>Purposes and Ports<text:bookmark-end text:name="__RefHeading__6474_1459851776"/></text:h>
      <text:p text:style-name="P83"><text:span text:style-name="T2">CAlive</text:span> introduces the concept of <text:span text:style-name="T1298">the</text:span> <text:span text:style-name="T1246">purpose</text:span><text:span text:style-name="T28"> </text:span><text:span text:style-name="T438">and</text:span> <text:span text:style-name="T892">port</text:span>.</text:p>
      <text:p text:style-name="P83"><text:span text:style-name="T819">These features were added to give additional documentation and encapsulation to </text:span><text:span text:style-name="T29">CAlive</text:span><text:span text:style-name="T819"> developers at the function level.</text:span></text:p>
      <text:p text:style-name="P319"><text:span text:style-name="T81">Purposes<text:line-break/></text:span><text:span text:style-name="T449">Pr</text:span><text:span text:style-name="T439">ovide</text:span><text:span text:style-name="T451">s</text:span><text:span text:style-name="T439"> an externally visible encapsulation of </text:span><text:span text:style-name="T450">sub-abilities </text:span><text:span text:style-name="T439">which are </text:span><text:span text:style-name="T450">exposed relative </text:span><text:span text:style-name="T439">to the main function. <text:s/>An example might be </text:span><text:span text:style-name="T450">a </text:span><text:span text:style-name="T439">documentation of the function contained directly within the function </text:span><text:span text:style-name="T450">which handles the normal compute. <text:s/></text:span><text:span text:style-name="T451">An example might be a </text:span><text:span text:style-name="T90">function.help()</text:span><text:span text:style-name="T451"> purpose.</text:span></text:p>
      <text:p text:style-name="P314"><text:span text:style-name="T81">Ports</text:span><text:span text:style-name="T439"><text:line-break/></text:span><text:span text:style-name="T449">P</text:span><text:span text:style-name="T439">rovide</text:span><text:span text:style-name="T451">s</text:span><text:span text:style-name="T439"> an externally visible </text:span><text:span text:style-name="T451">port or </text:span><text:span text:style-name="T439">destination </text:span><text:span text:style-name="T451">where </text:span><text:span text:style-name="T439">processing </text:span><text:span text:style-name="T451">should begin. <text:s/>Once completed, program flow naturally enters </text:span><text:span text:style-name="T439">a common code </text:span><text:span text:style-name="T451">base </text:span><text:span text:style-name="T439">shared by all ports. <text:s/>An example might be the ability to </text:span><text:span text:style-name="T81">add</text:span><text:span text:style-name="T439">, </text:span><text:span text:style-name="T81">edit</text:span><text:span text:style-name="T439">, or </text:span><text:span text:style-name="T81">delete</text:span><text:span text:style-name="T439">, from within the same function. <text:s/></text:span><text:span text:style-name="T451">These would use </text:span><text:span text:style-name="T439">the </text:span><text:span text:style-name="T81">function.add()</text:span><text:span text:style-name="T439">, </text:span><text:span text:style-name="T81">function.edit()</text:span><text:span text:style-name="T439">, and </text:span><text:span text:style-name="T81">function.delete()</text:span><text:span text:style-name="T439"> </text:span><text:span text:style-name="T451">port </text:span><text:span text:style-name="T439">names in code, which then translate to </text:span><text:span text:style-name="T29">port { }</text:span><text:span text:style-name="T439"> </text:span><text:span text:style-name="T451">blocks </text:span><text:span text:style-name="T439">within the function itself.</text:span></text:p>
      <text:h text:style-name="Heading_20_2" text:outline-level="2"><text:bookmark-start text:name="__RefHeading__6476_1459851776"/><text:soft-page-break/>Purposes<text:bookmark-end text:name="__RefHeading__6476_1459851776"/></text:h>
      <text:p text:style-name="P83"><text:span text:style-name="T65">Purposes</text:span><text:span text:style-name="T343"> were added </text:span><text:span text:style-name="T397">explicitly </text:span><text:span text:style-name="T343">to </text:span><text:span text:style-name="T439">aid </text:span><text:span text:style-name="T343">in documentation and encapsulation </text:span><text:span text:style-name="T439">of their very nature</text:span><text:span text:style-name="T343">. <text:s/></text:span><text:span text:style-name="T398">It allows a single function to be created, and to expose purposes externally which are related, but offer different abilities based on context </text:span><text:span text:style-name="T439">and need</text:span><text:span text:style-name="T398">.</text:span></text:p>
      <text:p text:style-name="P84"><text:span text:style-name="T81">Purposes</text:span><text:span text:style-name="T439">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1263">self.other_purpose();</text:span><text:span text:style-name="T439"> for example.</text:span><text:span text:style-name="T398"><text:line-break/><text:line-break/>The original intent was for self-documenting code </text:span><text:span text:style-name="T402">where the function is defined, and then within its own definition help information </text:span><text:span text:style-name="T440">could be added. <text:s/>This would encourage the developer to update the help section fro any changes made to the function. :-)</text:span></text:p>
      <text:p text:style-name="P84"><text:span text:style-name="T402">Here we see an example showing a retrieval of </text:span><text:span text:style-name="T440">help </text:span><text:span text:style-name="T402">text, </text:span><text:span text:style-name="T440">in one case, but also the ability to format that text for the </text:span><text:span text:style-name="T402">GUI help in </text:span><text:span text:style-name="T1264">SObject</text:span><text:span text:style-name="T402"> structures</text:span><text:span text:style-name="T398">.</text:span></text:p>
      <text:p text:style-name="P84"><text:span text:style-name="T440">We also see use of the keyword </text:span><text:span text:style-name="T1265">only</text:span><text:span text:style-name="T440">, which overrides the function's stated </text:span><text:span text:style-name="T1265">returns</text:span><text:span text:style-name="T440"> or </text:span><text:span text:style-name="T1265">params</text:span><text:span text:style-name="T440">, indicating those of the purpose are to be used in their place. <text:s/>Without use of the keyword </text:span><text:span text:style-name="T1265">only</text:span><text:span text:style-name="T440">, parameters are added to those defined in the function, allowing for standard information to be defined in the function, and purpose-specific information to be defined in each </text:span><text:span text:style-name="T1265">purpose</text:span><text:span text:style-name="T440">.</text:span></text:p>
      <text:p text:style-name="P198"><text:span text:style-name="T398">f</text:span><text:span text:style-name="T343">unction </text:span><text:span text:style-name="T399">process<text:line-break/>|returns s32 r<text:line-break/>|</text:span><text:span text:style-name="T400">params s32 a</text:span><text:span text:style-name="T399"><text:line-break/>{<text:line-break/><text:line-break/> <text:s text:c="3"/></text:span><text:span text:style-name="T666">purpose help_</text:span><text:span text:style-name="T667">text</text:span><text:span text:style-name="T399"><text:line-break/> <text:s text:c="3"/></text:span><text:span text:style-name="T400">|params </text:span><text:span text:style-name="T441">datum </text:span><text:span text:style-name="T401">helpText</text:span><text:span text:style-name="T399"><text:line-break/> <text:s text:c="3"/>{<text:line-break/></text:span><text:span text:style-name="T1035"> <text:s text:c="7"/>// </text:span><text:span text:style-name="T1036">The function process.help_</text:span><text:span text:style-name="T1037">text</text:span><text:span text:style-name="T1036">() requires two parameters:<text:line-break/> <text:s text:c="7"/>// <text:s text:c="4"/>a <text:s text:c="8"/>-- defined in process</text:span><text:span text:style-name="T1038">() above</text:span><text:span text:style-name="T1036"><text:line-break/> <text:s text:c="7"/>// <text:s text:c="4"/>helpText <text:s/>-- defined here</text:span><text:span text:style-name="T1035"><text:line-break/></text:span><text:span text:style-name="T399"> <text:s text:c="3"/>}<text:line-break/><text:line-break/><text:line-break/> <text:s text:c="3"/></text:span><text:span text:style-name="T668">purpose help_</text:span><text:span text:style-name="T667">gui</text:span><text:span text:style-name="T402"><text:line-break/> <text:s text:c="3"/>|</text:span><text:span text:style-name="T667">only</text:span><text:span text:style-name="T402"> params S</text:span><text:span text:style-name="T441">O</text:span><text:span text:style-name="T402">bject** guiObjects, s32** tnCount<text:line-break/> <text:s text:c="3"/>{<text:line-break/></text:span><text:span text:style-name="T1037"> <text:s text:c="7"/>// The function process.help_gui() requires two parameters:<text:line-break/></text:span><text:span text:style-name="T1036"> <text:s text:c="7"/>// <text:s text:c="4"/></text:span><text:span text:style-name="T1037">guiObjects </text:span><text:span text:style-name="T1036"><text:s/>-- defined here</text:span><text:span text:style-name="T1035"><text:line-break/></text:span><text:span text:style-name="T1036"> <text:s text:c="7"/>// <text:s text:c="4"/></text:span><text:span text:style-name="T1037">tnCount </text:span><text:span text:style-name="T1036"><text:s text:c="4"/>-- defined here<text:line-break/> <text:s text:c="7"/>//<text:line-break/> <text:s text:c="7"/>// </text:span><text:span text:style-name="T1037">Note: <text:s/>This purpose still shares the returns value because<text:line-break/> <text:s text:c="7"/>// <text:s text:c="7"/>because it wasn't overridden with an “only” keyword.</text:span><text:span text:style-name="T1035"><text:line-break/></text:span><text:span text:style-name="T402"> <text:s text:c="3"/>}</text:span><text:span text:style-name="T399"><text:line-break/><text:line-break/><text:line-break/></text:span><text:span text:style-name="T1035"> <text:s text:c="3"/></text:span><text:span text:style-name="T1039">// </text:span><text:span text:style-name="T1055">Native code</text:span><text:span text:style-name="T1039"> </text:span><text:span text:style-name="T1037">for process() </text:span><text:span text:style-name="T1007">goes here</text:span><text:span text:style-name="T1039"><text:line-break/></text:span><text:span text:style-name="T399">}</text:span></text:p>
      <text:p text:style-name="P86"><text:soft-page-break/><text:span text:style-name="T399">I</text:span><text:span text:style-name="T343">n this example, calls to </text:span><text:span text:style-name="T892">process.help_text()</text:span><text:span text:style-name="T2">,</text:span><text:span text:style-name="T343"> and </text:span><text:span text:style-name="T892">process.help_gui()</text:span><text:span text:style-name="T343"> would call the </text:span><text:span text:style-name="T2">purpose</text:span><text:span text:style-name="T343"> code, rather than the native </text:span><text:span text:style-name="T892">process()</text:span><text:span text:style-name="T343"> code for the function.</text:span></text:p>
      <text:p text:style-name="P86"><text:span text:style-name="T403">The</text:span><text:span text:style-name="T343"> </text:span><text:span text:style-name="T1262">p</text:span><text:span text:style-name="T892">urpose</text:span><text:span text:style-name="T343"> definitions can be used for </text:span><text:span text:style-name="T644">any program need</text:span><text:span text:style-name="T343">, and essentially introduce a </text:span><text:span text:style-name="T644">layer of encapsulation to source code</text:span><text:span text:style-name="T343">, bringing within a single function related functions.</text:span></text:p>
      <text:h text:style-name="P276" text:outline-level="3"><text:bookmark-start text:name="__RefHeading__6478_1459851776"/>Function Overloading<text:bookmark-end text:name="__RefHeading__6478_1459851776"/></text:h>
      <text:p text:style-name="P85"><text:span text:style-name="T343">The </text:span><text:span text:style-name="T892">purpose</text:span><text:span text:style-name="T343"> also introduces the ability to use overloading through the </text:span><text:span text:style-name="T892">operator()</text:span><text:span text:style-name="T343">.</text:span></text:p>
      <text:p text:style-name="P197">function report_error<text:line-break/>{<text:line-break/> <text:s text:c="3"/>purpose <text:span text:style-name="T181">operator()</text:span><text:line-break/> <text:s text:c="3"/>| params int number<text:line-break/> <text:s text:c="3"/>{<text:line-break/><text:span text:style-name="T973"> <text:s text:c="7"/>// Reports an error based on number<text:line-break/> <text:s text:c="7"/>// Accessed using: <text:s/></text:span><text:span text:style-name="T1125">report_error(5);</text:span><text:line-break/> <text:s text:c="3"/>}<text:line-break/><text:line-break/> <text:s text:c="3"/>purpose <text:span text:style-name="T181">operator()</text:span><text:line-break/> <text:s text:c="3"/>|params datum general<text:line-break/> <text:s text:c="3"/>{<text:line-break/><text:span text:style-name="T973"> <text:s text:c="7"/>// Reports based on the error text information in general<text:line-break/> <text:s text:c="7"/>// Accessed using: <text:s/></text:span><text:span text:style-name="T1125">report_error(datum(“General failure”));</text:span><text:span text:style-name="T973"><text:line-break/></text:span> <text:s text:c="3"/>}<text:line-break/>}</text:p>
      <text:p text:style-name="P18"/>
      <text:h text:style-name="Heading_20_2" text:outline-level="2"><text:bookmark-start text:name="__RefHeading__6480_1459851776"/>Ports<text:bookmark-end text:name="__RefHeading__6480_1459851776"/></text:h>
      <text:p text:style-name="P83"><text:span text:style-name="T497">The </text:span><text:span text:style-name="T1260">p</text:span><text:span text:style-name="T892">ort</text:span><text:span text:style-name="T343"> </text:span><text:span text:style-name="T791">introduce the ability </text:span>to <text:span text:style-name="T791">directly </text:span>enter a <text:span text:style-name="T892">function</text:span> or <text:span text:style-name="T892">adhoc</text:span> at a point other than <text:span text:style-name="T791">its top source code line</text:span>. <text:s/><text:span text:style-name="T1300">This concept of the </text:span><text:span text:style-name="T1260">p</text:span><text:span text:style-name="T1261">ort</text:span><text:span text:style-name="T397"> </text:span>was originally created to be an optimization feature only, however it was <text:span text:style-name="T791">later </text:span>decided to expose the ability natively in source code <text:span text:style-name="T791">because it it is reasonable to expect that the information it keys upon will be known to the developer, and by using it some additional documentation abilities are afforded</text:span>.</text:p>
      <text:p text:style-name="P196"><text:span text:style-name="T792">function </text:span><text:span text:style-name="T800">process</text:span><text:span text:style-name="T792"><text:line-break/>|returns s32 r<text:line-break/>|params s32 a, s32 b<text:line-break/>{<text:line-break/></text:span><text:span text:style-name="T1156"> <text:s text:c="3"/>// </text:span><text:span text:style-name="T1157">Each port </text:span><text:span text:style-name="T1158">is </text:span><text:span text:style-name="T1157">exposed external </text:span><text:span text:style-name="T1158">to this function, being visible</text:span><text:span text:style-name="T1156"><text:line-break/></text:span><text:span text:style-name="T792"> <text:s text:c="3"/></text:span><text:span text:style-name="T793">port </text:span><text:span text:style-name="T794">add</text:span><text:span text:style-name="T799"> {</text:span><text:span text:style-name="T797"><text:line-break/></text:span><text:span text:style-name="T1151"> <text:s text:c="7"/>// </text:span><text:span text:style-name="T1153">Code for add operation goes here<text:line-break/> <text:s text:c="7"/>// </text:span><text:span text:style-name="T1152">Accessed as: <text:s/></text:span><text:span text:style-name="T1142">r = process.add(a, b);</text:span><text:span text:style-name="T1153"><text:line-break/></text:span><text:span text:style-name="T796"> <text:s text:c="3"/></text:span><text:span text:style-name="T801">}</text:span><text:span text:style-name="T792"><text:line-break/><text:line-break/> <text:s text:c="3"/></text:span><text:span text:style-name="T793">port </text:span><text:span text:style-name="T794">edit</text:span><text:span text:style-name="T799"> {</text:span><text:span text:style-name="T797"><text:line-break/></text:span><text:span text:style-name="T1151"> <text:s text:c="7"/>// </text:span><text:span text:style-name="T1153">Code for edit operation goes here</text:span><text:span text:style-name="T1151"><text:line-break/></text:span><text:span text:style-name="T1153"> <text:s text:c="7"/>// </text:span><text:span text:style-name="T1152">Accessed as: <text:s/></text:span><text:span text:style-name="T1142">r = process.edit(a, b);</text:span><text:span text:style-name="T1153"><text:line-break/></text:span><text:soft-page-break/><text:span text:style-name="T797"> <text:s text:c="3"/>}<text:line-break/><text:line-break/> <text:s text:c="3"/></text:span><text:span text:style-name="T794">noport </text:span><text:span text:style-name="T799">{<text:line-break/></text:span><text:span text:style-name="T1154"> <text:s text:c="7"/>// Code to enter when no port was specified<text:line-break/> <text:s text:c="7"/>// If noport is not specified, then it begins<text:line-break/> <text:s text:c="7"/>// at the common code block below<text:line-break/></text:span><text:span text:style-name="T1155"> <text:s text:c="7"/>// </text:span><text:span text:style-name="T1154">Accessed as: <text:s/></text:span><text:span text:style-name="T1142">r = process(a, b);</text:span><text:span text:style-name="T1155"><text:line-break/></text:span><text:span text:style-name="T799"> <text:s text:c="3"/>}<text:line-break/><text:line-break/></text:span><text:span text:style-name="T1157"> <text:s text:c="3"/>// Common code begins here<text:line-break/></text:span><text:span text:style-name="T792">}<text:line-break/><text:line-break/><text:line-break/>function main<text:line-break/>{<text:line-break/> <text:s text:c="3"/>s32 x;<text:line-break/><text:line-break/> <text:s text:c="3"/>x = </text:span><text:span text:style-name="T795">process.</text:span><text:span text:style-name="T794">add</text:span><text:span text:style-name="T792">(1, 2);<text:line-break/> <text:s text:c="3"/>x = </text:span><text:span text:style-name="T795">process.</text:span><text:span text:style-name="T794">edit</text:span><text:span text:style-name="T792">(3, 4);<text:line-break/></text:span>}</text:p>
      <text:h text:style-name="P269" text:outline-level="1"><text:bookmark-start text:name="__RefHeading__6482_1459851776"/>Adhocs<text:bookmark-end text:name="__RefHeading__6482_1459851776"/></text:h>
      <text:p text:style-name="P48">CAlive<text:span text:style-name="T343"> introduces </text:span><text:span text:style-name="T492">the</text:span><text:span text:style-name="T343"> </text:span><text:span text:style-name="T892">adhoc</text:span><text:span text:style-name="T343">. <text:s/></text:span>Adhoc<text:span text:style-name="T805">s</text:span> <text:span text:style-name="T805">operate the same as </text:span><text:span text:style-name="T343">functions, </text:span><text:span text:style-name="T419">and </text:span><text:span text:style-name="T343">can be dec</text:span><text:span text:style-name="T419">l</text:span><text:span text:style-name="T343">ared at any point </text:span><text:span text:style-name="T419">in source code. <text:s/>They can be </text:span><text:span text:style-name="T343">referenced by anything they're declared within. <text:s/>They do not affect normal flow control when they appear in the middle of other code, but are created to help document and simplify source code.</text:span></text:p>
      <text:p text:style-name="P175"><text:span text:style-name="T196">Note:</text:span><text:span text:style-name="T806"><text:tab/>Think of them as local functions, designed to provide documentation and use within a specific scope or context.</text:span></text:p>
      <text:p text:style-name="P195"><text:span text:style-name="T343">function sample<text:line-break/>| returns int r<text:line-break/>| params int a, int b<text:line-break/>{<text:line-break/></text:span><text:span text:style-name="T1025"> <text:s text:c="3"/></text:span><text:span text:style-name="T1114">|</text:span><text:span text:style-name="T1115">|</text:span><text:span text:style-name="T1114">|||||||||</text:span><text:span text:style-name="T1025"><text:line-break/> <text:s text:c="3"/></text:span><text:span text:style-name="T1022">|</text:span><text:span text:style-name="T1023">|</text:span><text:span text:style-name="T1022">||</text:span><text:span text:style-name="T1040"> </text:span><text:span text:style-name="T1087">Initialize</text:span><text:span text:style-name="T1025"><text:line-break/></text:span><text:span text:style-name="T1041"> <text:s text:c="3"/></text:span><text:span text:style-name="T1114">|</text:span><text:span text:style-name="T1115">|</text:span><text:span text:style-name="T1114">|</text:span><text:span text:style-name="T1041"><text:line-break/></text:span><text:span text:style-name="T343"> <text:s text:c="3"/></text:span><text:span text:style-name="T1114">|</text:span><text:span text:style-name="T1115">|</text:span><text:span text:style-name="T1114">|</text:span><text:span text:style-name="T420"> <text:s text:c="2"/></text:span><text:span text:style-name="T418">r = 0;<text:line-break/></text:span><text:span text:style-name="T1041"> <text:s text:c="3"/></text:span><text:span text:style-name="T1114">|</text:span><text:span text:style-name="T1115">|</text:span><text:span text:style-name="T1114">|</text:span><text:span text:style-name="T1041"><text:line-break/> <text:s text:c="3"/></text:span><text:span text:style-name="T1114">|</text:span><text:span text:style-name="T1115">|</text:span><text:span text:style-name="T1114">||||</text:span><text:span text:style-name="T1025"><text:line-break/></text:span><text:span text:style-name="T343"><text:line-break/><text:line-break/></text:span><text:span text:style-name="T1025"> <text:s text:c="3"/></text:span><text:span text:style-name="T1116">|</text:span><text:span text:style-name="T1115">|</text:span><text:span text:style-name="T1116">|||||||||</text:span><text:span text:style-name="T1025"><text:line-break/></text:span><text:span text:style-name="T997"> <text:s text:c="3"/></text:span><text:span text:style-name="T1024">|</text:span><text:span text:style-name="T1023">|</text:span><text:span text:style-name="T1024">||</text:span><text:span text:style-name="T1008"> </text:span><text:span text:style-name="T1088">Quick sum to determine range</text:span><text:span text:style-name="T1009"><text:line-break/> <text:s text:c="3"/></text:span><text:span text:style-name="T1024">|</text:span><text:span text:style-name="T1023">|</text:span><text:span text:style-name="T1024">|</text:span><text:span text:style-name="T997"><text:line-break/></text:span><text:span text:style-name="T501"> <text:s text:c="2"/></text:span><text:span text:style-name="T544"><text:s/></text:span><text:span text:style-name="T1024">|</text:span><text:span text:style-name="T1023">|</text:span><text:span text:style-name="T1024">|</text:span><text:span text:style-name="T545"> <text:s/></text:span><text:span text:style-name="T501"><text:s/></text:span><text:span text:style-name="T544"><text:s/></text:span><text:span text:style-name="T648">adhoc quicksum</text:span><text:span text:style-name="T501"><text:line-break/> <text:s text:c="2"/></text:span><text:span text:style-name="T544"><text:s/></text:span><text:span text:style-name="T1024">|</text:span><text:span text:style-name="T1023">|</text:span><text:span text:style-name="T1024">|</text:span><text:span text:style-name="T545"> <text:s/></text:span><text:span text:style-name="T501"><text:s/></text:span><text:span text:style-name="T544"><text:s/></text:span><text:span text:style-name="T501">| returns total<text:line-break/> <text:s text:c="2"/></text:span><text:span text:style-name="T544"><text:s/></text:span><text:span text:style-name="T1024">|</text:span><text:span text:style-name="T1023">|</text:span><text:span text:style-name="T1024">|</text:span><text:span text:style-name="T545"> <text:s/></text:span><text:span text:style-name="T501"><text:s/></text:span><text:span text:style-name="T544"><text:s/></text:span><text:span text:style-name="T501">| params int value1, value2<text:line-break/> <text:s text:c="2"/></text:span><text:span text:style-name="T544"><text:s/></text:span><text:span text:style-name="T1024">|</text:span><text:span text:style-name="T1023">|</text:span><text:span text:style-name="T1024">|</text:span><text:span text:style-name="T545"> <text:s/></text:span><text:span text:style-name="T501"><text:s/></text:span><text:span text:style-name="T544"><text:s/></text:span><text:span text:style-name="T501">{<text:line-break/> <text:s text:c="2"/></text:span><text:span text:style-name="T544"><text:s/></text:span><text:span text:style-name="T1024">|</text:span><text:span text:style-name="T1023">|</text:span><text:span text:style-name="T1024">|</text:span><text:span text:style-name="T545"> <text:s/></text:span><text:span text:style-name="T501"><text:s/></text:span><text:span text:style-name="T544"><text:s/></text:span><text:span text:style-name="T501"><text:s text:c="4"/>total = value1 + value;<text:line-break/> <text:s text:c="2"/></text:span><text:span text:style-name="T544"><text:s/></text:span><text:span text:style-name="T1024">|</text:span><text:span text:style-name="T1023">|</text:span><text:span text:style-name="T1024">|</text:span><text:span text:style-name="T545"> <text:s/></text:span><text:span text:style-name="T501"><text:s/></text:span><text:span text:style-name="T544"><text:s/></text:span><text:span text:style-name="T501">}<text:line-break/></text:span><text:span text:style-name="T997"> <text:s text:c="3"/></text:span><text:span text:style-name="T1024">|</text:span><text:span text:style-name="T1023">|</text:span><text:span text:style-name="T1024">|</text:span><text:span text:style-name="T997"><text:line-break/> <text:s text:c="3"/></text:span><text:span text:style-name="T1024">|</text:span><text:span text:style-name="T1023">|</text:span><text:span text:style-name="T1024">||||</text:span><text:span text:style-name="T997"><text:line-break/></text:span><text:span text:style-name="T501"><text:line-break/><text:line-break/></text:span><text:soft-page-break/><text:span text:style-name="T1045"> <text:s text:c="3"/>// </text:span><text:span text:style-name="T1087">Based on the total, process differently<text:line-break/></text:span><text:span text:style-name="T343"> <text:s text:c="3"/>if (</text:span><text:span text:style-name="T648">quicksum</text:span><text:span text:style-name="T343">(a, b) &gt; 50)<text:line-break/> <text:s text:c="3"/>{<text:line-break/></text:span><text:span text:style-name="T1045"> <text:s text:c="7"/>// </text:span><text:span text:style-name="T1084">Some </text:span><text:span text:style-name="T1045">larger values </text:span><text:span text:style-name="T1084">have sales tax</text:span><text:span text:style-name="T1045"><text:line-break/></text:span><text:span text:style-name="T343"> <text:s text:c="7"/></text:span><text:span text:style-name="T418">if (</text:span><text:span text:style-name="T674">quicksum</text:span><text:span text:style-name="T418">(a, b) &gt; 90)<text:line-break/> <text:s text:c="11"/>r += (int)((float)</text:span><text:span text:style-name="T674">quicksum</text:span><text:span text:style-name="T418">(a, b) * 0.05f);<text:line-break/><text:line-break/></text:span><text:span text:style-name="T1086"> <text:s text:c="7"/>// </text:span><text:span text:style-name="T1085">Additional larger value processing here<text:line-break/></text:span><text:span text:style-name="T343"><text:line-break/> <text:s text:c="3"/>} else {<text:line-break/></text:span><text:span text:style-name="T1045"> <text:s text:c="7"/>// </text:span><text:span text:style-name="T1084">S</text:span><text:span text:style-name="T1045">maller value </text:span><text:span text:style-name="T1084">have no sales tax<text:line-break/> <text:s text:c="7"/>// </text:span><text:span text:style-name="T1085">Smaller value processing here</text:span><text:span text:style-name="T1045"><text:line-break/></text:span><text:span text:style-name="T343"> <text:s text:c="3"/>}<text:line-break/>}</text:span></text:p>
      <text:h text:style-name="P270" text:outline-level="1"><text:bookmark-start text:name="__RefHeading__4311_889146227"/><text:span text:style-name="T403">F</text:span><text:span text:style-name="T343">lowof</text:span><text:span text:style-name="T408">s</text:span><text:bookmark-end text:name="__RefHeading__4311_889146227"/></text:h>
      <text:p text:style-name="P47">CAlive<text:span text:style-name="T343"> introduces the </text:span><text:span text:style-name="T892">flowof</text:span><text:span text:style-name="T343">. <text:s/></text:span>CAlive<text:span text:style-name="T343"> adds </text:span><text:span text:style-name="T493">the</text:span><text:span text:style-name="T343"> </text:span><text:span text:style-name="T892">flowof</text:span><text:span text:style-name="T343"> to help break out and self-document source code into more man</text:span><text:span text:style-name="T493">a</text:span><text:span text:style-name="T343">geable components.</text:span></text:p>
      <text:p text:style-name="P25">Consider this logic:</text:p>
      <text:p text:style-name="P190"><text:span text:style-name="T343">function process<text:line-break/>| returns int r<text:line-break/>| params int a, int b<text:line-break/>{<text:line-break/> <text:s text:c="3"/>if (a &gt;= 0)<text:line-break/> <text:s text:c="3"/>{<text:line-break/> <text:s text:c="7"/>if (a &lt;= 5)<text:line-break/> <text:s text:c="7"/>{<text:line-break/></text:span><text:span text:style-name="T1045"> <text:s text:c="11"/>// a is 0..5<text:line-break/> <text:s text:c="11"/>// </text:span><text:span text:style-name="T1083">Code goes here</text:span><text:span text:style-name="T1045"><text:line-break/></text:span><text:span text:style-name="T343"><text:line-break/> <text:s text:c="7"/>} else if (a &lt;= 10) {<text:line-break/></text:span><text:span text:style-name="T1045"> <text:s text:c="11"/>// a is 6..10<text:line-break/> <text:s text:c="11"/>// </text:span><text:span text:style-name="T1083">Code goes here</text:span><text:span text:style-name="T1045"><text:line-break/></text:span><text:span text:style-name="T343"><text:line-break/> <text:s text:c="7"/>} else {<text:line-break/></text:span><text:span text:style-name="T1045"> <text:s text:c="11"/>// a &gt; 10<text:line-break/> <text:s text:c="11"/>// </text:span><text:span text:style-name="T1083">Code goes here</text:span><text:span text:style-name="T1045"><text:line-break/></text:span><text:span text:style-name="T343"> <text:s text:c="7"/>}<text:line-break/><text:line-break/> <text:s text:c="3"/>} else {<text:line-break/></text:span><text:span text:style-name="T1045"> <text:s text:c="7"/>// a is negative<text:line-break/> <text:s text:c="7"/>// Report error<text:line-break/></text:span><text:span text:style-name="T343"> <text:s text:c="3"/>}<text:line-break/>}</text:span></text:p>
      <text:p text:style-name="P24">It's not particularly difficult to follow, but what if it could be broken out to be easier to see and understand without having to do any logic refactoring, just a little reordering?</text:p>
      <text:p text:style-name="P82"><text:span text:style-name="T343">Consider this example </text:span><text:span text:style-name="T436">broken out </text:span><text:span text:style-name="T343">using </text:span><text:span text:style-name="T494">the</text:span><text:span text:style-name="T343"> </text:span><text:span text:style-name="T892">flowof</text:span><text:span text:style-name="T343">:</text:span></text:p>
      <text:p text:style-name="P189"><text:soft-page-break/><text:span text:style-name="T1045">// </text:span><text:span text:style-name="T1076">Linear flowof block (no parameters, no return value)</text:span><text:span text:style-name="T343"><text:line-break/>function process<text:line-break/>| returns int r<text:line-break/>| params int a, int b<text:line-break/>{<text:line-break/> <text:s text:c="3"/>if (a &gt;= 0)<text:line-break/> <text:s text:c="3"/>{<text:line-break/> <text:s text:c="7"/>.</text:span><text:span text:style-name="T670">.low_risk;</text:span><text:span text:style-name="T528"> <text:s text:c="4"/></text:span><text:span text:style-name="T1045">// </text:span><text:span text:style-name="T1077">0..5 low-risk</text:span><text:span text:style-name="T406"><text:line-break/> <text:s text:c="7"/>.</text:span><text:span text:style-name="T670">.medium_risk;</text:span><text:span text:style-name="T528"> <text:s/></text:span><text:span text:style-name="T1077">// 6..10 medium risk</text:span><text:span text:style-name="T406"><text:line-break/> <text:s text:c="7"/>.</text:span><text:span text:style-name="T670">.high_risk;</text:span><text:span text:style-name="T528"> <text:s text:c="3"/></text:span><text:span text:style-name="T1077">// 11+ high risk</text:span><text:span text:style-name="T343"><text:line-break/><text:line-break/> <text:s text:c="3"/>} else {<text:line-break/></text:span><text:span text:style-name="T1045"> <text:s text:c="7"/>// a is negative<text:line-break/> <text:s text:c="7"/>// Report error<text:line-break/></text:span><text:span text:style-name="T343"> <text:s text:c="3"/>}<text:line-break/>}<text:line-break/><text:line-break/><text:line-break/></text:span><text:span text:style-name="T670">flowof process::low_risk</text:span><text:span text:style-name="T406"><text:line-break/></text:span><text:span text:style-name="T718">{</text:span><text:span text:style-name="T719">{</text:span><text:span text:style-name="T406"><text:line-break/></text:span><text:span text:style-name="T343"> <text:s text:c="3"/>if (a &lt;= 5)<text:line-break/> <text:s text:c="3"/>{<text:line-break/></text:span><text:span text:style-name="T1045"> <text:s text:c="7"/>// a is 0..5<text:line-break/> <text:s text:c="7"/>// </text:span><text:span text:style-name="T1078">Code goes here</text:span><text:span text:style-name="T1045"><text:line-break/></text:span><text:span text:style-name="T719">}</text:span><text:span text:style-name="T718">}</text:span><text:span text:style-name="T406"><text:line-break/><text:line-break/><text:line-break/></text:span><text:span text:style-name="T670">flowof process::medium_risk</text:span><text:span text:style-name="T406"><text:line-break/></text:span><text:span text:style-name="T719">{</text:span><text:span text:style-name="T718">{</text:span><text:span text:style-name="T343"><text:line-break/> <text:s text:c="3"/>} else if (a &lt;= 10) {<text:line-break/></text:span><text:span text:style-name="T1045"> <text:s text:c="7"/>// a is 6..10<text:line-break/> <text:s text:c="7"/>// </text:span><text:span text:style-name="T1078">Code goes here</text:span><text:span text:style-name="T1045"><text:line-break/></text:span><text:span text:style-name="T719">}</text:span><text:span text:style-name="T718">}</text:span><text:span text:style-name="T406"><text:line-break/><text:line-break/><text:line-break/></text:span><text:span text:style-name="T670">flowof process::high_risk</text:span><text:span text:style-name="T406"><text:line-break/></text:span><text:span text:style-name="T718">{</text:span><text:span text:style-name="T719">{</text:span><text:span text:style-name="T343"><text:line-break/> <text:s text:c="3"/>} else {<text:line-break/></text:span><text:span text:style-name="T1045"> <text:s text:c="7"/>// a &gt; 10<text:line-break/> <text:s text:c="7"/>// </text:span><text:span text:style-name="T1078">Code goes here</text:span><text:span text:style-name="T1045"><text:line-break/></text:span><text:span text:style-name="T343"> <text:s text:c="3"/>}<text:line-break/></text:span><text:span text:style-name="T719">}</text:span><text:span text:style-name="T718">}</text:span></text:p>
      <text:p text:style-name="P81"><text:span text:style-name="T343">In this example the code is longer vertically, but it gains </text:span><text:span text:style-name="T407">notable simplicity in understanding the </text:span><text:span text:style-name="T1247">process()</text:span><text:span text:style-name="T407"> function logic, and the </text:span><text:span text:style-name="T1247">flowof</text:span><text:span text:style-name="T407"> blocks below are able to move the highly indented code in the original code to a more manageable level.</text:span></text:p>
      <text:p text:style-name="P80"><text:span text:style-name="T343">All parameters, returns, and local variables are inherited. <text:s/>And, new ones can be added within the </text:span><text:span text:style-name="T1271">flowof</text:span><text:span text:style-name="T343"> as needed, visible only there. <text:s/></text:span><text:span text:style-name="T411">To reference the </text:span><text:span text:style-name="T1248">flowof</text:span><text:span text:style-name="T411"> in source code, precede the function name with an </text:span><text:span text:style-name="T26">auto-resolve</text:span><text:span text:style-name="T411"> to instruct the compiler on how to find it. <text:s/>In the alternative, use the full-form </text:span><text:span text:style-name="T495">style, as in: </text:span><text:span text:style-name="T411"><text:s/></text:span><text:span text:style-name="T1248">flowof.low_risk</text:span><text:span text:style-name="T411"> or </text:span><text:span text:style-name="T1248">process.low_risk</text:span><text:span text:style-name="T411">.</text:span></text:p>
      <text:p text:style-name="P40"><text:span text:style-name="T343">Each </text:span><text:span text:style-name="T892">flowof</text:span><text:span text:style-name="T343"> </text:span><text:span text:style-name="T412">definition </text:span><text:span text:style-name="T343">can take on one of two forms, </text:span><text:span text:style-name="T412">and all</text:span><text:span text:style-name="T343"> </text:span><text:span text:style-name="T892">flowof</text:span><text:span text:style-name="T343"> </text:span><text:span text:style-name="T495">blocks </text:span><text:span text:style-name="T343">can be used more than once </text:span><text:span text:style-name="T412">in source code</text:span><text:span text:style-name="T343">:</text:span></text:p>
      <text:p text:style-name="P320"><text:span text:style-name="T65">linear </text:span><text:span text:style-name="T79">flowof</text:span><text:span text:style-name="T623"><text:line-break/></text:span><text:span text:style-name="T624">Used for blocks containing incomplete flow blocks, syntax that would normally be incomplete in the form which appears in the </text:span><text:span text:style-name="T163">linear flowof</text:span><text:span text:style-name="T624"> block. <text:s/>The </text:span><text:span text:style-name="T163">linear flowof</text:span><text:span text:style-name="T624"> </text:span><text:soft-page-break/><text:span text:style-name="T624">bocks can only be referenced by name. <text:s/>They cannot receive parameters or return parameters. <text:s/>Their sole purpose is to take code that's not easily separated from a more complex algorithm, and allow separation in a structured manner.</text:span></text:p>
      <text:p text:style-name="P316"><text:span text:style-name="T65">function </text:span><text:span text:style-name="T79">flowof</text:span><text:span text:style-name="T623"><text:line-break/></text:span><text:span text:style-name="T625">These are encapsulated functions associated only with the </text:span><text:span text:style-name="T164">flow { }</text:span><text:span text:style-name="T625"> block.</text:span></text:p>
      <text:p text:style-name="P40"><text:span text:style-name="T343">A </text:span><text:span text:style-name="T65">linear </text:span><text:span text:style-name="T1251">flowof</text:span><text:span text:style-name="T501"> </text:span><text:span text:style-name="T343">is code that is inserted linearly, as though you reached in to the original source code </text:span><text:span text:style-name="T480">with your fingers</text:span><text:span text:style-name="T343">, </text:span><text:span text:style-name="T480">pinched and </text:span><text:span text:style-name="T343">extracted the portion you needed, and inserted it directly in</text:span><text:span text:style-name="T480">to</text:span><text:span text:style-name="T343"> the </text:span><text:span text:style-name="T892">flowof</text:span><text:span text:style-name="T343">. <text:s/>When program flow reaches the </text:span><text:span text:style-name="T892">flowof</text:span><text:span text:style-name="T343"> block, it will execute top-down the code that was extracted, and the debugger will enter into the </text:span><text:span text:style-name="T892">flowof</text:span><text:span text:style-name="T343"> block showing </text:span><text:span text:style-name="T480">the </text:span><text:span text:style-name="T343">pro</text:span><text:span text:style-name="T480">g</text:span><text:span text:style-name="T343">ram flow.</text:span></text:p>
      <text:p text:style-name="P176"><text:span text:style-name="T181">Note:</text:span><text:tab/>The previous <text:span text:style-name="T892">flowof</text:span> example demonstrated a <text:span text:style-name="T181">linear </text:span><text:span text:style-name="T892">flowof</text:span> block.</text:p>
      <text:p text:style-name="P79"><text:span text:style-name="T343">A </text:span><text:span text:style-name="T65">function </text:span><text:span text:style-name="T1251">flowof</text:span><text:span text:style-name="T501"> is one that can receive parameters and send back return values. <text:s/>This makes them useful in that they still inherit the original context from which they're called, </text:span><text:span text:style-name="T529">but can process variably within based on a parameter rather than a fixed local variable.</text:span></text:p>
      <text:p text:style-name="P194"><text:span text:style-name="T1056">// </text:span><text:span text:style-name="T1057">flowof function example<text:line-break/></text:span><text:span text:style-name="T531">function process<text:line-break/>| returns int r<text:line-break/>| params int a, int b<text:line-break/>{<text:line-break/> <text:s text:c="3"/></text:span><text:span text:style-name="T530">a = .</text:span><text:span text:style-name="T673">.</text:span><text:span text:style-name="T671">compute</text:span><text:span text:style-name="T530">(a * 5)</text:span><text:span text:style-name="T671">;</text:span><text:span text:style-name="T528"><text:line-break/> <text:s text:c="3"/></text:span><text:span text:style-name="T530">b = .</text:span><text:span text:style-name="T673">.</text:span><text:span text:style-name="T671">compute</text:span><text:span text:style-name="T530">(b * 3)</text:span><text:span text:style-name="T671">;<text:line-break/> <text:s text:c="3"/></text:span><text:span text:style-name="T530">r = .</text:span><text:span text:style-name="T673">.</text:span><text:span text:style-name="T671">total;</text:span><text:span text:style-name="T528"><text:line-break/></text:span><text:span text:style-name="T531">}<text:line-break/><text:line-break/><text:line-break/></text:span><text:span text:style-name="T670">flowof </text:span><text:span text:style-name="T528">process::</text:span><text:span text:style-name="T671">compute<text:line-break/>|returns int r<text:line-break/>|params int x</text:span><text:span text:style-name="T528"><text:line-break/>{<text:line-break/></text:span><text:span text:style-name="T1077"> <text:s text:c="3"/>// </text:span><text:span text:style-name="T1057">Process the input in some way<text:line-break/></text:span><text:span text:style-name="T530"> <text:s text:c="3"/>r = some_computation(x);</text:span><text:span text:style-name="T528"><text:line-break/>}<text:line-break/><text:line-break/><text:line-break/></text:span><text:span text:style-name="T670">flowof </text:span><text:span text:style-name="T528">process::</text:span><text:span text:style-name="T671">total<text:line-break/>|returns int r</text:span><text:span text:style-name="T528"><text:line-break/>{<text:line-break/></text:span><text:span text:style-name="T1077"> <text:s text:c="3"/>// </text:span><text:span text:style-name="T1057">a and b are inherited<text:line-break/></text:span><text:span text:style-name="T530"> <text:s text:c="3"/>r = a + b;</text:span><text:span text:style-name="T531"><text:line-break/></text:span><text:span text:style-name="T528">}</text:span></text:p>
      <text:p text:style-name="P78"><text:span text:style-name="T528">I</text:span><text:span text:style-name="T501">n this example, there are parameters involved with </text:span><text:span text:style-name="T631">each</text:span><text:span text:style-name="T501"> </text:span><text:span text:style-name="T892">flowof</text:span><text:span text:style-name="T118">,</text:span><text:span text:style-name="T501"> </text:span><text:span text:style-name="T892">compute</text:span><text:span text:style-name="T501"> and </text:span><text:span text:style-name="T892">total</text:span><text:span text:style-name="T501">. <text:s/>The </text:span><text:span text:style-name="T1253">flowof </text:span><text:span text:style-name="T892">ompute</text:span><text:span text:style-name="T501"> receives an input parameter, and has a return a value. <text:s/></text:span><text:span text:style-name="T532">And the </text:span><text:span text:style-name="T1253">flowof t</text:span><text:span text:style-name="T1252">otal</text:span><text:span text:style-name="T532"> does not receive any input parameters, but returns its own return parameter.</text:span></text:p>
      <text:p text:style-name="P175"><text:span text:style-name="T181">Note:</text:span><text:span text:style-name="T255"><text:tab/></text:span><text:span text:style-name="T298">T</text:span><text:span text:style-name="T255">he return</text:span><text:span text:style-name="T298">s</text:span><text:span text:style-name="T255"> parameter in </text:span><text:span text:style-name="T299">in both the compute and total are</text:span><text:span text:style-name="T255"> called </text:span><text:span text:style-name="T181">r</text:span><text:span text:style-name="T255">. <text:s/>This </text:span><text:span text:style-name="T299">local </text:span><text:soft-page-break/><text:span text:style-name="T1252">flowof</text:span><text:span text:style-name="T299"> </text:span><text:span text:style-name="T298">definition </text:span><text:span text:style-name="T255">overrides the scope of the return</text:span><text:span text:style-name="T299">s</text:span><text:span text:style-name="T255"> parameter in the </text:span><text:span text:style-name="T1253">function </text:span><text:span text:style-name="T892">process()</text:span><text:span text:style-name="T255">, </text:span><text:span text:style-name="T299">and demonstrates how </text:span><text:span text:style-name="T1252">flowof</text:span><text:span text:style-name="T299"> variables are scoped</text:span><text:span text:style-name="T255">.</text:span></text:p>
      <text:p text:style-name="P77"><text:span text:style-name="T501">The concept of the </text:span><text:span text:style-name="T892">flowof</text:span><text:span text:style-name="T501"> may seem very similar to that of a </text:span><text:span text:style-name="T892">function</text:span><text:span text:style-name="T501"> or </text:span><text:span text:style-name="T892">adhoc</text:span><text:span text:style-name="T501">. <text:s/>However, they differ in that </text:span><text:span text:style-name="T630">these</text:span><text:span text:style-name="T501"> </text:span><text:span text:style-name="T892">flowof</text:span><text:span text:style-name="T501"> </text:span><text:span text:style-name="T630">blocks </text:span><text:span text:style-name="T501">are defined outside of the function</text:span></text:p>
      <text:h text:style-name="P258" text:outline-level="1"><text:bookmark-start text:name="__RefHeading__4313_889146227"/>Flow Blocks<text:bookmark-end text:name="__RefHeading__4313_889146227"/></text:h>
      <text:p text:style-name="P46">CAlive<text:span text:style-name="T343"> introduces a new type of </text:span><text:span text:style-name="T409">flow control </text:span><text:span text:style-name="T343">block, </text:span><text:span text:style-name="T409">one</text:span><text:span text:style-name="T343"> which is </text:span><text:span text:style-name="T437">closely </text:span><text:span text:style-name="T343">related to the </text:span><text:span text:style-name="T892">flowof</text:span><text:span text:style-name="T343">, </text:span><text:span text:style-name="T496">from the previous section. <text:s/>It is</text:span><text:span text:style-name="T409"> called </text:span><text:span text:style-name="T1249">flow</text:span><text:span text:style-name="T802">.</text:span><text:span text:style-name="T409"> <text:s/></text:span><text:span text:style-name="T437">The </text:span><text:span text:style-name="T1250">flow</text:span><text:span text:style-name="T437"> block is actually a more comprehensive </text:span><text:span text:style-name="T496">and encapsulated form of the</text:span><text:span text:style-name="T437"> </text:span><text:span text:style-name="T1250">flowof</text:span><text:span text:style-name="T437">, </text:span><text:span text:style-name="T409">allow</text:span><text:span text:style-name="T437">ing</text:span><text:span text:style-name="T409"> </text:span><text:span text:style-name="T410">for </text:span><text:span text:style-name="T417">both </text:span><text:span text:style-name="T195">function </text:span><text:span text:style-name="T1259">flow</text:span><text:span text:style-name="T195"> control blocks</text:span><text:span text:style-name="T543">, and </text:span><text:span text:style-name="T195">linear </text:span><text:span text:style-name="T1259">flow</text:span><text:span text:style-name="T195"> control blocks</text:span><text:span text:style-name="T417"> </text:span><text:span text:style-name="T410">to be </text:span><text:span text:style-name="T417">created</text:span><text:span text:style-name="T410"> within.</text:span></text:p>
      <text:p text:style-name="P45"><text:span text:style-name="T410">T</text:span><text:span text:style-name="T343">he general format of the </text:span><text:span text:style-name="T892">flow</text:span><text:span text:style-name="T343"> block is </text:span><text:span text:style-name="T433">as follows:</text:span></text:p>
      <text:p text:style-name="Quotations"><text:span text:style-name="T202">Note:</text:span><text:span text:style-name="T817"> <text:s/>Flow block names are </text:span><text:span text:style-name="T246">[o</text:span><text:span text:style-name="T202">ptional</text:span><text:span text:style-name="T246">]</text:span><text:span text:style-name="T817">, but convey relative context to operations.</text:span></text:p>
      <text:p text:style-name="P193"><text:span text:style-name="T676">f</text:span><text:span text:style-name="T648">low </text:span><text:span text:style-name="T65">[name</text:span><text:span text:style-name="T88">1</text:span><text:span text:style-name="T65">]</text:span><text:span text:style-name="T343"><text:line-break/>{<text:line-break/></text:span><text:span text:style-name="T1045"> <text:s text:c="3"/>// Local variable declarations are legal<text:line-break/></text:span><text:span text:style-name="T1025"><text:line-break/></text:span><text:span text:style-name="T1045"> <text:s text:c="3"/>// </text:span><text:span text:style-name="T1058">Nested flow blocks are legal<text:line-break/></text:span><text:span text:style-name="T430"> <text:s text:c="3"/></text:span><text:span text:style-name="T675">flow </text:span><text:span text:style-name="T89">[name2]</text:span><text:span text:style-name="T430"><text:line-break/> <text:s text:c="3"/>{<text:line-break/></text:span><text:span text:style-name="T1058"> <text:s text:c="7"/>// Nested </text:span><text:span text:style-name="T1135">flow { }</text:span><text:span text:style-name="T1058"> block code goes here<text:line-break/></text:span><text:span text:style-name="T430"> <text:s text:c="7"/></text:span><text:span text:style-name="T677">flowout</text:span><text:span text:style-name="T431">; <text:s text:c="7"/></text:span><text:span text:style-name="T1079">// Flows out of this flow</text:span><text:span text:style-name="T431"><text:line-break/> <text:s text:c="7"/></text:span><text:span text:style-name="T677">flowout name1</text:span><text:span text:style-name="T431">; <text:s/></text:span><text:span text:style-name="T1079">// Flows out of the parent flow</text:span><text:span text:style-name="T430"><text:line-break/> <text:s text:c="3"/>}</text:span><text:span text:style-name="T343"><text:line-break/><text:line-break/></text:span><text:span text:style-name="T1045"> <text:s text:c="3"/>// Normal flow control block goes here<text:line-break/></text:span><text:span text:style-name="T343"> <text:s text:c="3"/></text:span><text:span text:style-name="T648">flowin;</text:span><text:span text:style-name="T343"> <text:s text:c="2"/></text:span><text:span text:style-name="T1045">// Restarts the flow { } block from the top</text:span><text:span text:style-name="T343"><text:line-break/> <text:s text:c="3"/></text:span><text:span text:style-name="T648">flowout;</text:span><text:span text:style-name="T343"> <text:s/></text:span><text:span text:style-name="T1045">// Exits the flow { } block</text:span><text:span text:style-name="T343"><text:line-break/><text:line-break/></text:span><text:span text:style-name="T1045"> <text:s text:c="3"/>// When flow reaches the end, it naturally flows out<text:line-break/></text:span><text:span text:style-name="T343"><text:line-break/>} </text:span><text:span text:style-name="T648">always before</text:span><text:span text:style-name="T343"> {<text:line-break/></text:span><text:span text:style-name="T1045"> <text:s text:c="3"/>// Code runs before the flow { } block is entered<text:line-break/></text:span><text:span text:style-name="T343"><text:line-break/>} </text:span><text:span text:style-name="T648">always after</text:span><text:span text:style-name="T343"> {<text:line-break/></text:span><text:span text:style-name="T1045"> <text:s text:c="3"/>// Code runs as the flow { } block is exited<text:line-break/></text:span><text:span text:style-name="T343"><text:line-break/>} </text:span><text:span text:style-name="T648">flowof name</text:span><text:span text:style-name="T343"> {<text:line-break/></text:span><text:span text:style-name="T1045"> <text:s text:c="3"/>// A flowof substitution by name<text:line-break/></text:span><text:span text:style-name="T1025"><text:line-break/></text:span><text:span text:style-name="T343"><text:line-break/></text:span><text:span text:style-name="T1045">// </text:span><text:span text:style-name="T1058">Supports C-style declarations:</text:span><text:span text:style-name="T1045"><text:line-break/></text:span><text:span text:style-name="T343">} </text:span><text:span text:style-name="T648">return_</text:span><text:span text:style-name="T680">type</text:span><text:span text:style-name="T648"> name(input_parameters)</text:span><text:span text:style-name="T343"> {<text:line-break/> <text:s text:c="3"/>// An encapsulated function specific to this flow<text:line-break/><text:line-break/><text:line-break/></text:span><text:span text:style-name="T1045">// </text:span><text:span text:style-name="T1058">Supports Calive-style declarations:</text:span><text:span text:style-name="T1045"><text:line-break/></text:span><text:span text:style-name="T343">} </text:span><text:span text:style-name="T675">flowof </text:span><text:span text:style-name="T648">name<text:line-break/></text:span><text:span text:style-name="T501"> <text:s/></text:span><text:span text:style-name="T675">| returns </text:span><text:span text:style-name="T648">return_type<text:line-break/></text:span><text:soft-page-break/><text:span text:style-name="T501"> <text:s/></text:span><text:span text:style-name="T675">| params </text:span><text:span text:style-name="T648">input_parameters<text:line-break/></text:span><text:span text:style-name="T343">{<text:line-break/></text:span><text:span text:style-name="T1045"> <text:s text:c="3"/>// An encapsulated function specific to this flow<text:line-break/></text:span><text:span text:style-name="T1025"><text:line-break/><text:line-break/></text:span><text:span text:style-name="T1045">// </text:span><text:span text:style-name="T1059">Inquiry interception in code is possible</text:span><text:span text:style-name="T648"><text:line-break/></text:span><text:span text:style-name="T343">} </text:span><text:span text:style-name="T648">inquiry [name]</text:span><text:span text:style-name="T343"> { <text:s/></text:span><text:span text:style-name="T1045">// Handles any inquirys which arise</text:span><text:span text:style-name="T1025"><text:line-break/></text:span><text:span text:style-name="T343"> <text:s text:c="3"/></text:span><text:span text:style-name="T679">return</text:span><text:span text:style-name="T678">;</text:span><text:span text:style-name="T435"> <text:s text:c="8"/></text:span><text:span text:style-name="T1080">// </text:span><text:span text:style-name="T1081">Returns </text:span><text:span text:style-name="T1080">to the next line after the line </text:span><text:span text:style-name="T1081">which</text:span><text:span text:style-name="T435"><text:line-break/> <text:s text:c="19"/></text:span><text:span text:style-name="T1080">// caused the inquiry.</text:span><text:span text:style-name="T435"><text:line-break/><text:line-break/> <text:s text:c="3"/></text:span><text:span text:style-name="T678">retry;</text:span><text:span text:style-name="T435"> <text:s text:c="9"/></text:span><text:span text:style-name="T1080">// Return to the line which caused the inquiry</text:span><text:span text:style-name="T435"><text:line-break/> <text:s text:c="19"/></text:span><text:span text:style-name="T1080">// and retry it.</text:span><text:span text:style-name="T1042"><text:line-break/></text:span><text:span text:style-name="T946"><text:line-break/></text:span><text:span text:style-name="T939">[|</text:span><text:span text:style-name="T938">unwindto</text:span><text:span text:style-name="T939">|</text:span><text:span text:style-name="T938">name</text:span><text:span text:style-name="T939">||]</text:span><text:span text:style-name="T941">;</text:span><text:span text:style-name="T1012"> </text:span><text:span text:style-name="T1059">// Unwinds to the previous</text:span><text:span text:style-name="T1012"> </text:span><text:span text:style-name="T938">[|marker|name||]</text:span><text:span text:style-name="T435"><text:line-break/><text:line-break/> <text:s text:c="3"/></text:span><text:span text:style-name="T680">flowout;</text:span><text:span text:style-name="T565"> <text:s text:c="7"/></text:span><text:span text:style-name="T1082">// Flows out of the flow { } block</text:span><text:span text:style-name="T343"><text:line-break/>}</text:span></text:p>
      <text:p text:style-name="P44"><text:span text:style-name="T431">The </text:span><text:span text:style-name="T816">flow</text:span><text:span text:style-name="T431"> block names can be overloaded. <text:s/>Nested </text:span><text:span text:style-name="T1254">flow { }</text:span><text:span text:style-name="T431"> blocks are allowed:</text:span></text:p>
      <text:p text:style-name="P175"><text:span text:style-name="T217">Note:</text:span><text:span text:style-name="T870"><text:tab/>Unmatched </text:span><text:span text:style-name="T1255">{</text:span><text:span text:style-name="T870"> and </text:span><text:span text:style-name="T1255">}</text:span><text:span text:style-name="T870"> </text:span><text:span text:style-name="T1255">flow { }</text:span><text:span text:style-name="T870"> blocks can be created. <text:s/>In such a case use </text:span><text:span text:style-name="T1255">{{</text:span><text:span text:style-name="T870"> and </text:span><text:span text:style-name="T1255">}}</text:span><text:span text:style-name="T870"> for the start and end.</text:span></text:p>
      <text:p text:style-name="P192"><text:span text:style-name="T432">f</text:span><text:span text:style-name="T343">low<text:line-break/>{<text:line-break/> <text:s text:c="3"/>if_cond;<text:line-break/> <text:s text:c="3"/>else_cond;<text:line-break/><text:line-break/>} flowof if_cond </text:span><text:span text:style-name="T717">{{</text:span><text:span text:style-name="T501"><text:line-break/></text:span><text:span text:style-name="T343"> <text:s text:c="3"/>if (cond)<text:line-break/> <text:s text:c="3"/>{<text:line-break/></text:span><text:span text:style-name="T1045"> <text:s text:c="7"/>// Code for the if condition<text:line-break/></text:span><text:span text:style-name="T343"><text:line-break/></text:span><text:span text:style-name="T717">}}</text:span><text:span text:style-name="T343"> flowof else_cond </text:span><text:span text:style-name="T717">{{</text:span><text:span text:style-name="T343"><text:line-break/> <text:s text:c="3"/>} else {<text:line-break/></text:span><text:span text:style-name="T1045"> <text:s text:c="7"/>// else code goes here<text:line-break/></text:span><text:span text:style-name="T343"> <text:s text:c="3"/>}<text:line-break/></text:span><text:span text:style-name="T717">}}</text:span></text:p>
      <text:p text:style-name="P23">In this example, the <text:span text:style-name="T1227">flowof </text:span><text:span text:style-name="T888">if_cond</text:span> has only the <text:span text:style-name="T888">if (cond) {</text:span> portion of the code block. <text:s/>That is unmatched within the <text:span text:style-name="T1227">flowof </text:span><text:span text:style-name="T888">if_cond</text:span>. <text:s/>Likewise, the <text:span text:style-name="T1227">flowof </text:span><text:span text:style-name="T888">else_cond</text:span> has the <text:span text:style-name="T888">} else { … }</text:span> block which is unmatched within the <text:span text:style-name="T1227">flowof </text:span><text:span text:style-name="T888">else_cond</text:span>. <text:s/>These are legal thr<text:span text:style-name="T1299">ough</text:span> use of the <text:span text:style-name="T888">{{</text:span> and <text:span text:style-name="T888">}}</text:span> for the block markers.</text:p>
      <text:p text:style-name="P43"><text:span text:style-name="T434">For a practical example, c</text:span><text:span text:style-name="T343">onsider the previous example as it would be applied using </text:span><text:span text:style-name="T892">flow</text:span><text:span text:style-name="T343"> blocks instead of </text:span><text:span text:style-name="T892">flowof</text:span><text:span text:style-name="T343">:</text:span></text:p>
      <text:p text:style-name="P191"><text:span text:style-name="T1010">//////////<text:line-break/>// </text:span><text:span text:style-name="T1057">flow </text:span><text:span text:style-name="T1060">block </text:span><text:span text:style-name="T1057">example </text:span><text:span text:style-name="T1060">using </text:span><text:span text:style-name="T1061">a </text:span><text:span text:style-name="T1060">standard </text:span><text:span text:style-name="T1127">C-</text:span><text:span text:style-name="T1128">like</text:span><text:span text:style-name="T1127"> syntax</text:span><text:span text:style-name="T1013"><text:line-break/>//////</text:span><text:span text:style-name="T1011"><text:line-break/></text:span><text:span text:style-name="T530"> <text:s text:c="3"/></text:span><text:span text:style-name="T531">function process<text:line-break/></text:span><text:span text:style-name="T530"> <text:s text:c="3"/></text:span><text:span text:style-name="T531">| returns int r<text:line-break/></text:span><text:span text:style-name="T530"> <text:s text:c="3"/></text:span><text:span text:style-name="T531">| params int a, int b<text:line-break/></text:span><text:soft-page-break/><text:span text:style-name="T530"> <text:s text:c="3"/></text:span><text:span text:style-name="T531">{<text:line-break/></text:span><text:span text:style-name="T530"> <text:s text:c="3"/></text:span><text:span text:style-name="T531"><text:s text:c="4"/></text:span><text:span text:style-name="T533">flow<text:line-break/></text:span><text:span text:style-name="T530"> <text:s text:c="3"/></text:span><text:span text:style-name="T533"><text:s text:c="4"/>{<text:line-break/></text:span><text:span text:style-name="T530"> <text:s text:c="3"/></text:span><text:span text:style-name="T533"><text:s text:c="8"/>a = </text:span><text:span text:style-name="T672">compute</text:span><text:span text:style-name="T533">(a * 5);<text:line-break/></text:span><text:span text:style-name="T530"> <text:s text:c="3"/></text:span><text:span text:style-name="T533"><text:s text:c="8"/>b = </text:span><text:span text:style-name="T672">compute</text:span><text:span text:style-name="T533">(b * 3);<text:line-break/></text:span><text:span text:style-name="T530"> <text:s text:c="3"/></text:span><text:span text:style-name="T533"><text:s text:c="8"/>r = </text:span><text:span text:style-name="T672">total</text:span><text:span text:style-name="T533">;<text:line-break/><text:line-break/></text:span><text:span text:style-name="T530"> <text:s text:c="3"/></text:span><text:span text:style-name="T533"><text:s text:c="4"/>} int </text:span><text:span text:style-name="T672">compute</text:span><text:span text:style-name="T533">(int x) {<text:line-break/></text:span><text:span text:style-name="T1057"> <text:s text:c="3"/></text:span><text:span text:style-name="T1060"><text:s text:c="4"/></text:span><text:span text:style-name="T1077"><text:s text:c="4"/>// </text:span><text:span text:style-name="T1057">Process the input in some way<text:line-break/></text:span><text:span text:style-name="T530"> <text:s text:c="11"/></text:span><text:span text:style-name="T533">return(</text:span><text:span text:style-name="T530">some_computation(x)</text:span><text:span text:style-name="T533">)</text:span><text:span text:style-name="T530">;<text:line-break/><text:line-break/> <text:s text:c="7"/></text:span><text:span text:style-name="T533">} int </text:span><text:span text:style-name="T672">total</text:span><text:span text:style-name="T533">() {<text:line-break/></text:span><text:span text:style-name="T1057"> <text:s text:c="3"/></text:span><text:span text:style-name="T1060"><text:s text:c="4"/></text:span><text:span text:style-name="T1077"><text:s text:c="4"/>// </text:span><text:span text:style-name="T1057">a and b are inherited<text:line-break/></text:span><text:span text:style-name="T530"> <text:s text:c="11"/></text:span><text:span text:style-name="T535">return(</text:span><text:span text:style-name="T530">a + b</text:span><text:span text:style-name="T535">)</text:span><text:span text:style-name="T530">;</text:span><text:span text:style-name="T531"><text:line-break/></text:span><text:span text:style-name="T530"> <text:s text:c="3"/></text:span><text:span text:style-name="T533"><text:s text:c="4"/>}</text:span><text:span text:style-name="T528"><text:line-break/></text:span><text:span text:style-name="T530"> <text:s text:c="3"/></text:span><text:span text:style-name="T531">}<text:line-break/><text:line-break/><text:line-break/></text:span><text:span text:style-name="T1015">//////////<text:line-break/>// </text:span><text:span text:style-name="T1061">flow block example using </text:span><text:span text:style-name="T1128">CAlive syntax</text:span><text:span text:style-name="T1014"><text:line-break/>//////<text:line-break/></text:span><text:span text:style-name="T530"> <text:s text:c="3"/></text:span><text:span text:style-name="T531">function process<text:line-break/></text:span><text:span text:style-name="T530"> <text:s text:c="3"/></text:span><text:span text:style-name="T531">| returns int r<text:line-break/></text:span><text:span text:style-name="T530"> <text:s text:c="3"/></text:span><text:span text:style-name="T531">| params int a, int b<text:line-break/></text:span><text:span text:style-name="T530"> <text:s text:c="3"/></text:span><text:span text:style-name="T531">{<text:line-break/></text:span><text:span text:style-name="T530"> <text:s text:c="3"/></text:span><text:span text:style-name="T531"><text:s text:c="4"/></text:span><text:span text:style-name="T533">flow<text:line-break/></text:span><text:span text:style-name="T530"> <text:s text:c="3"/></text:span><text:span text:style-name="T533"><text:s text:c="4"/>{<text:line-break/></text:span><text:span text:style-name="T530"> <text:s text:c="3"/></text:span><text:span text:style-name="T533"><text:s text:c="8"/>a = </text:span><text:span text:style-name="T672">compute</text:span><text:span text:style-name="T533">(a * 5);<text:line-break/></text:span><text:span text:style-name="T530"> <text:s text:c="3"/></text:span><text:span text:style-name="T533"><text:s text:c="8"/>b = </text:span><text:span text:style-name="T672">compute</text:span><text:span text:style-name="T533">(b * 3);<text:line-break/></text:span><text:span text:style-name="T530"> <text:s text:c="3"/></text:span><text:span text:style-name="T533"><text:s text:c="8"/>r = </text:span><text:span text:style-name="T672">total</text:span><text:span text:style-name="T533">;<text:line-break/><text:line-break/></text:span><text:span text:style-name="T530"> <text:s text:c="3"/></text:span><text:span text:style-name="T533"><text:s text:c="4"/>}<text:line-break/><text:line-break/> <text:s text:c="7"/></text:span><text:span text:style-name="T538">flowof</text:span><text:span text:style-name="T533"> </text:span><text:span text:style-name="T672">compute</text:span><text:span text:style-name="T533"><text:line-break/> <text:s/></text:span><text:span text:style-name="T530"><text:s text:c="2"/></text:span><text:span text:style-name="T533"><text:s text:c="4"/></text:span><text:span text:style-name="T534">|returns int r<text:line-break/></text:span><text:span text:style-name="T530"> <text:s text:c="3"/></text:span><text:span text:style-name="T534"><text:s text:c="4"/>|params int x</text:span><text:span text:style-name="T533"><text:line-break/></text:span><text:span text:style-name="T530"> <text:s text:c="3"/></text:span><text:span text:style-name="T533"><text:s text:c="4"/>{<text:line-break/></text:span><text:span text:style-name="T1057"> <text:s text:c="3"/></text:span><text:span text:style-name="T1060"><text:s text:c="4"/></text:span><text:span text:style-name="T1077"><text:s text:c="4"/>// </text:span><text:span text:style-name="T1057">Process the input in some way<text:line-break/></text:span><text:span text:style-name="T530"> <text:s text:c="11"/></text:span><text:span text:style-name="T535">r = </text:span><text:span text:style-name="T530">some_computation(x);<text:line-break/><text:line-break/> <text:s text:c="7"/></text:span><text:span text:style-name="T533">}<text:line-break/><text:line-break/> <text:s text:c="7"/></text:span><text:span text:style-name="T538">flowof</text:span><text:span text:style-name="T533"> </text:span><text:span text:style-name="T672">total</text:span><text:span text:style-name="T533"><text:line-break/></text:span><text:span text:style-name="T530"> <text:s text:c="3"/></text:span><text:span text:style-name="T533"><text:s text:c="4"/></text:span><text:span text:style-name="T534">|returns int r<text:line-break/></text:span><text:span text:style-name="T530"> <text:s text:c="3"/></text:span><text:span text:style-name="T534"><text:s text:c="4"/></text:span><text:span text:style-name="T533">{<text:line-break/></text:span><text:span text:style-name="T1057"> <text:s text:c="3"/></text:span><text:span text:style-name="T1060"><text:s text:c="4"/></text:span><text:span text:style-name="T1077"><text:s text:c="4"/>// </text:span><text:span text:style-name="T1057">a and b are inherited<text:line-break/></text:span><text:span text:style-name="T530"> <text:s text:c="11"/>r = a + b;</text:span><text:span text:style-name="T531"><text:line-break/></text:span><text:span text:style-name="T530"> <text:s text:c="3"/></text:span><text:span text:style-name="T533"><text:s text:c="4"/>}</text:span><text:span text:style-name="T528"><text:line-break/></text:span><text:span text:style-name="T530"> <text:s text:c="3"/></text:span><text:span text:style-name="T531">}</text:span></text:p>
      <text:p text:style-name="P76"><text:span text:style-name="T531">I</text:span><text:span text:style-name="T501">n these examples, the </text:span><text:span text:style-name="T892">flow</text:span><text:span text:style-name="T501"> block </text:span><text:span text:style-name="T536">itself </text:span><text:span text:style-name="T501">encapsulates the logic </text:span><text:span text:style-name="T536">required to make it work </text:span><text:span text:style-name="T537">making the leading </text:span><text:span text:style-name="T133">auto-resolves</text:span><text:span text:style-name="T537"> no longer required, while also breaking </text:span><text:span text:style-name="T536">out the source code into manageable portions.</text:span></text:p>
      <text:p text:style-name="P76"><text:span text:style-name="T537">The </text:span><text:span text:style-name="T1256">flowof</text:span><text:span text:style-name="T537"> blocks </text:span><text:span text:style-name="T536">provide a self-documenting framework which would explain the algorithm more clearly in human words, while allowing the GUI editor the ability to re-assemble the source code into a top-down form without </text:span><text:span text:style-name="T1257">flowof</text:span><text:span text:style-name="T536"> blocks should it need to be inspected directly for logic.</text:span></text:p>
      <text:p text:style-name="P75"><text:span text:style-name="T536">N</text:span><text:span text:style-name="T501">ote also that standard </text:span><text:span text:style-name="T65">linear </text:span><text:span text:style-name="T1258">flow</text:span><text:span text:style-name="T78"> </text:span><text:span text:style-name="T65">blocks</text:span><text:span text:style-name="T501"> can also be created </text:span><text:span text:style-name="T542">to extract source code, documenting the extraction, without changing logic or </text:span><text:span text:style-name="T632">program </text:span><text:span text:style-name="T542">flow</text:span><text:span text:style-name="T501">:</text:span></text:p>
      <text:p text:style-name="P188"><text:soft-page-break/><text:span text:style-name="T501">function process<text:line-break/>| returns int r<text:line-break/>| params int a, int b<text:line-break/>{<text:line-break/> <text:s text:c="3"/></text:span><text:span text:style-name="T538">flow<text:line-break/> <text:s text:c="3"/>{</text:span><text:span text:style-name="T501"><text:line-break/> <text:s text:c="7"/>if (a &gt;= 0)<text:line-break/> <text:s text:c="7"/>{<text:line-break/> <text:s text:c="11"/></text:span><text:span text:style-name="T528">low_risk; <text:s text:c="4"/></text:span><text:span text:style-name="T1045">// </text:span><text:span text:style-name="T1077">0..5 low-risk</text:span><text:span text:style-name="T528"><text:line-break/></text:span><text:span text:style-name="T501"> <text:s text:c="3"/></text:span><text:span text:style-name="T528"><text:s text:c="8"/>medium_risk; <text:s/></text:span><text:span text:style-name="T1077">// 6..10 medium risk</text:span><text:span text:style-name="T528"><text:line-break/></text:span><text:span text:style-name="T501"> <text:s text:c="3"/></text:span><text:span text:style-name="T528"><text:s text:c="8"/>high_risk; <text:s text:c="3"/></text:span><text:span text:style-name="T1077">// 11+ high risk</text:span><text:span text:style-name="T501"><text:line-break/><text:line-break/> <text:s text:c="7"/>} else {<text:line-break/></text:span><text:span text:style-name="T1045"> <text:s text:c="11"/>// a is negative<text:line-break/> <text:s text:c="11"/>// Report error<text:line-break/></text:span><text:span text:style-name="T501"> <text:s text:c="7"/>}<text:line-break/><text:line-break/> <text:s text:c="3"/></text:span><text:span text:style-name="T539">}</text:span><text:span text:style-name="T538"> flow</text:span><text:span text:style-name="T539">of low_risk </text:span><text:span text:style-name="T720">{{</text:span><text:span text:style-name="T539"><text:line-break/></text:span><text:span text:style-name="T501"> <text:s text:c="7"/>if (a &lt;= 5)<text:line-break/> <text:s text:c="7"/>{<text:line-break/></text:span><text:span text:style-name="T1045"> <text:s text:c="11"/>// a is 0..5<text:line-break/> <text:s text:c="11"/>// </text:span><text:span text:style-name="T1078">Code goes here<text:line-break/></text:span><text:span text:style-name="T501"><text:line-break/></text:span><text:span text:style-name="T539"> <text:s text:c="3"/></text:span><text:span text:style-name="T720">}}</text:span><text:span text:style-name="T539"> flowof medium_risk </text:span><text:span text:style-name="T720">{{</text:span><text:span text:style-name="T539"><text:line-break/></text:span><text:span text:style-name="T501"> <text:s text:c="7"/>} else if (a &lt;= 10) {<text:line-break/></text:span><text:span text:style-name="T1045"> <text:s text:c="11"/>// a is 6..10<text:line-break/> <text:s text:c="11"/>// </text:span><text:span text:style-name="T1078">Code goes here<text:line-break/></text:span><text:span text:style-name="T501"><text:line-break/></text:span><text:span text:style-name="T539"> <text:s text:c="3"/></text:span><text:span text:style-name="T720">}}</text:span><text:span text:style-name="T539"> flowof high_risk </text:span><text:span text:style-name="T720">{{</text:span><text:span text:style-name="T539"><text:line-break/></text:span><text:span text:style-name="T501"> <text:s text:c="7"/>} else {<text:line-break/></text:span><text:span text:style-name="T1045"> <text:s text:c="11"/>// a &gt; 10<text:line-break/> <text:s text:c="11"/>// </text:span><text:span text:style-name="T1078">Code goes here</text:span><text:span text:style-name="T1045"><text:line-break/></text:span><text:span text:style-name="T501"> <text:s text:c="7"/>}<text:line-break/></text:span><text:span text:style-name="T539"> <text:s text:c="3"/></text:span><text:span text:style-name="T720">}}</text:span><text:span text:style-name="T501"><text:line-break/>}</text:span></text:p>
      <text:p text:style-name="P74"><text:span text:style-name="T540">Note that in this case the </text:span><text:span text:style-name="T134">auto-resolves</text:span><text:span text:style-name="T645"> are not required. <text:s/>However, because there are blocks of code which contain unmated </text:span><text:span text:style-name="T1285">{</text:span><text:span text:style-name="T645"> and </text:span><text:span text:style-name="T1285">}</text:span><text:span text:style-name="T645"> combinations, the use of the double left-brace </text:span><text:span text:style-name="T1285">{{</text:span><text:span text:style-name="T645"> and double right-brace </text:span><text:span text:style-name="T1285">}}</text:span><text:span text:style-name="T645"> are required.</text:span></text:p>
      <text:p text:style-name="P73"><text:span text:style-name="T645">A</text:span><text:span text:style-name="T644">nd again, using the GUI editor features, these </text:span><text:span text:style-name="T1284">flowof</text:span><text:span text:style-name="T644"> blocks can be rendered to be </text:span><text:span text:style-name="T177">inline</text:span><text:span text:style-name="T644">,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71" text:outline-level="1"><text:bookmark-start text:name="__RefHeading__6484_1459851776"/>Side Coding<text:bookmark-end text:name="__RefHeading__6484_1459851776"/></text:h>
      <text:p text:style-name="P42">CAlive<text:span text:style-name="T343"> will introduce a new mechanism for augmenting source code beyond basic program instructions. <text:s/>It allows additional pieces of information to be tagged onto each line using the </text:span><text:span text:style-name="T853">\|code|/</text:span><text:span text:style-name="T343"> cask. <text:s/>The word “code” is replaced with a unique identifier for the tag, which will appear as a horizontal pane in the source code window.</text:span></text:p>
      <text:p text:style-name="P22">Two standard forms of <text:span text:style-name="T858">\|code|/</text:span> casks are defined:</text:p>
      <text:p text:style-name="P321"><text:soft-page-break/><text:span text:style-name="T853">\|c|/</text:span><text:tab/>–- Comment<text:line-break/><text:span text:style-name="T853">\|sc|/</text:span><text:tab/>–- Source code</text:p>
      <text:p text:style-name="P21">Additional user-defined types are possible, such as <text:span text:style-name="T858">\|review notes|/</text:span>, <text:span text:style-name="T858">\|bug number|/</text:span>, or any other named type … <text:span text:style-name="T926">whatever is desirable for your needs</text:span>.</text:p>
      <text:p text:style-name="P41"><text:span text:style-name="T343">If </text:span>CAlive<text:span text:style-name="T343"> sees that a source code line begins with a </text:span><text:span text:style-name="T853">\|code|/</text:span><text:span text:style-name="T343"> cask, it will convey all of the \|code|/ cask identifiers through the compilation process, but will only process source code between </text:span><text:span text:style-name="T853">\|sc|/</text:span><text:span text:style-name="T343"> (if any) up to any other </text:span><text:span text:style-name="T853">\|code|/</text:span><text:span text:style-name="T343"> casks which appear on the line. <text:s/>This allows an unlimited number of </text:span><text:span text:style-name="T853">\|code|/</text:span><text:span text:style-name="T343"> casks to be introduced per line, yet without affecting the actual source code. <text:s/>And from withing the GUI editor the individual panes will be available for display and editing, with new panes being able to be added at any time.</text:span></text:p>
      <text:p text:style-name="P20">Consider this snippet of source code in a <text:span text:style-name="T65">myprog.ca</text:span> file:</text:p>
      <text:p text:style-name="Preformatted_20_Text"><text:span text:style-name="T851">\|c|/</text:span>Load file<text:span text:style-name="T851">\|sc|/</text:span><text:span text:style-name="T1167">numread = read_file(fh, length, &amp;ptr);</text:span><text:span text:style-name="T851">\|review|/</text:span>ptr init?<text:line-break/><text:span text:style-name="T1167">if (numread != length)</text:span><text:line-break/><text:span text:style-name="T1167">{</text:span><text:line-break/><text:span text:style-name="T851">\|sc|/</text:span><text:span text:style-name="T1167"> <text:s text:c="3"/>printf("Error reading %d\n", length);</text:span><text:span text:style-name="T851">\|review|/</text:span><text:span text:style-name="T818">no return?</text:span><text:line-break/><text:span text:style-name="T1167">}</text:span><text:line-break/><text:line-break/><text:span text:style-name="T851">\|c|/</text:span>Lowercase<text:span text:style-name="T851">\|sc|/</text:span><text:span text:style-name="T1167">for (i = 0; i &lt; length; i++)</text:span><text:line-break/><text:span text:style-name="T1167"> <text:s text:c="3"/>lowercase(&amp;ptr[i]);</text:span></text:p>
      <text:p text:style-name="P135">When viewed through the GUI editor, the source code yields three panes or columns, which are identified by their names. <text:s/>The end result of the above source file is a display which looks like this:</text:p>
      <text:p text:style-name="P187"><text:s text:c="4"/>Comments <text:span text:style-name="T1167"><text:s text:c="17"/></text:span><text:span text:style-name="T336">Source Code</text:span><text:span text:style-name="T1167"> <text:s text:c="18"/></text:span><text:s/>Review<text:line-break/><text:span text:style-name="T255">+------------</text:span><text:span text:style-name="T336">+---------------------------------------------+</text:span><text:span text:style-name="T255">------------+<text:line-break/>| Load file <text:s/></text:span><text:span text:style-name="T336">| <text:s/>numread = read_file(fh, length, &amp;ptr); <text:s text:c="4"/>|</text:span><text:span text:style-name="T255"> ptr init? <text:s/>|<text:line-break/>| <text:s text:c="11"/></text:span><text:span text:style-name="T336">| <text:s/>if (numread != length) <text:s text:c="20"/>|</text:span><text:span text:style-name="T255"> <text:s text:c="11"/>|<text:line-break/>| <text:s text:c="11"/></text:span><text:span text:style-name="T336">| <text:s/>{ <text:s text:c="41"/>|</text:span><text:span text:style-name="T255"> <text:s text:c="11"/>|<text:line-break/>| <text:s text:c="11"/></text:span><text:span text:style-name="T336">| <text:s text:c="5"/>printf("Error reading %d\n", length); <text:s/>|</text:span><text:span text:style-name="T255"> no return? |<text:line-break/>| <text:s text:c="11"/></text:span><text:span text:style-name="T336">| <text:s/>} <text:s text:c="41"/>|</text:span><text:span text:style-name="T255"> <text:s text:c="11"/>|<text:line-break/>| <text:s text:c="11"/></text:span><text:span text:style-name="T336">| <text:s text:c="44"/>|</text:span><text:span text:style-name="T255"> <text:s text:c="11"/>|<text:line-break/>| Lowercase <text:s/></text:span><text:span text:style-name="T336">| <text:s/>for (i = 0; i &lt; length; i++) <text:s text:c="14"/>|</text:span><text:span text:style-name="T255"> <text:s text:c="11"/>|<text:line-break/>| <text:s text:c="11"/></text:span><text:span text:style-name="T336">| <text:s text:c="5"/>lowercase(&amp;ptr[i]); <text:s text:c="19"/>|</text:span><text:span text:style-name="T255"> <text:s text:c="11"/>|<text:line-break/></text:span>+------------<text:span text:style-name="T1167">+---------------------------------------------+</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family-generic="modern" style:font-pitch="fixed"/>
    <style:font-face style:name="FreeMono1" svg:font-family="FreeMono" style:font-adornments="Bold Oblique" style:font-family-generic="modern" style:font-pitch="fixed"/>
    <style:font-face style:name="FreeMono2"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4"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1"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4"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1"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2"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3"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3"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3"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3"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2"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2"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57</text:page-number></text:p>
      </style:footer>
      <style:footer-left>
        <text:p text:style-name="MP2"><text:page-number text:select-page="current">56</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5T02:13:07.108654111</dc:date>
    <meta:editing-cycles>1110</meta:editing-cycles>
    <meta:editing-duration>P2172DT20H32M43S</meta:editing-duration>
    <meta:generator>LibreOffice/4.3.3.2$Linux_X86_64 LibreOffice_project/430m0$Build-2</meta:generator>
    <meta:document-statistic meta:table-count="0" meta:image-count="0" meta:object-count="0" meta:page-count="57" meta:paragraph-count="485" meta:word-count="13509" meta:character-count="85131" meta:non-whitespace-character-count="66765"/>
  </office:meta>
</office:document-meta>
</file>